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style:font-name="Courier New"/>
    </style:style>
    <style:style style:name="P8" style:family="paragraph" style:parent-style-name="Standard">
      <style:text-properties style:font-name="Courier New" fo:font-weight="normal" style:font-weight-asian="normal" style:font-weight-complex="normal"/>
    </style:style>
    <style:style style:name="P9" style:family="paragraph" style:parent-style-name="Standard">
      <style:text-properties style:font-name="Times New Roman"/>
    </style:style>
    <style:style style:name="P10" style:family="paragraph" style:parent-style-name="Standard">
      <style:text-properties style:font-name="Times New Roman" fo:font-weight="normal" style:font-weight-asian="normal" style:font-weight-complex="normal"/>
    </style:style>
    <style:style style:name="P11"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12" style:family="paragraph" style:parent-style-name="Standard">
      <style:paragraph-properties fo:break-before="page"/>
      <style:text-properties style:font-name="Courier New" fo:font-weight="normal" style:font-weight-asian="normal" style:font-weight-complex="normal"/>
    </style:style>
    <style:style style:name="P13"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Lab Report</text:p>
      <text:p text:style-name="P2"/>
      <text:p text:style-name="P6">ECPE 170 – Computer Systems and Networks – Fall 20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2">Erich Viebrock</text:span></text:p>
      <text:p text:style-name="Standard"/>
      <text:p text:style-name="Standard"><text:span text:style-name="T1">Lab Topic:</text:span><text:tab/>Network Socket Programming with Python<text:span text:style-name="T2"> <text:s text:c="2"/>(Lab #: 10)</text:span></text:p>
      <text:p text:style-name="Standard"/>
      <text:p text:style-name="Standard"/>
      <text:p text:style-name="P11">Lab</text:p>
      <text:p text:style-name="Standard"/>
      <text:p text:style-name="Horizontal_20_Line"/>
      <text:p text:style-name="Text_20_body"/>
      <text:p text:style-name="Standard"><text:span text:style-name="T1">Question #1: </text:span><text:tab/></text:p>
      <text:p text:style-name="P3">What is the line that starts with #! doing? Where in ECPE 170 have you seen this before?</text:p>
      <text:p text:style-name="P1">Answer:</text:p>
      <text:p text:style-name="P3">#! is used for indicating what interpretor is used for the file. The symbols “#!” are used before the name of the interpretor. I remember seeing this when writing a bash shell script a few labs back.</text:p>
      <text:p text:style-name="Standard"/>
      <text:p text:style-name="P1">Question #2:</text:p>
      <text:p text:style-name="P10">Document the HTTP request and the server response when you manually download the HTML file at http://ecs-network.serv.pacific.edu/ecpe-170/labs/ via Telnet.<text:line-break/>(By "document", you should provide the full <text:span text:style-name="T3">client request</text:span> and the full <text:span text:style-name="T3">server response</text:span>. The script utility can make this capture easy for you - see below.)</text:p>
      <text:p text:style-name="P1">Answer:</text:p>
      <text:p text:style-name="P8">erich@erich:~/bitbucket/2012_fall_ecpe170/lab10$ telnet ecs-network.serv.pacific.edu 80 </text:p>
      <text:p text:style-name="P8">Trying 138.9.110.104... </text:p>
      <text:p text:style-name="P8">Connected to ecs-network.serv.pacific.edu. </text:p>
      <text:p text:style-name="P8">Escape character is '^]'. </text:p>
      <text:p text:style-name="P8">GET /ecpe-170/labs/ HTTP/1.1 </text:p>
      <text:p text:style-name="P8">Host: ecs-network.serv.pacific.edu </text:p>
      <text:p text:style-name="P8">Connection: close </text:p>
      <text:p text:style-name="P8"/>
      <text:p text:style-name="P8">HTTP/1.1 200 OK </text:p>
      <text:p text:style-name="P8">Date: Thu, 29 Nov 2012 19:33:48 GMT </text:p>
      <text:p text:style-name="P8">Server: Zope/(2.13.16, python 2.6.5, linux2) ZServer/1.1 </text:p>
      <text:p text:style-name="P8">Content-Length: 22355 </text:p>
      <text:p text:style-name="P8">Expires: Sat, 01 Jan 2000 00:00:00 GMT </text:p>
      <text:p text:style-name="P8">Content-Type: text/html;charset=utf-8 </text:p>
      <text:p text:style-name="P8">X-Ua-Compatible: IE=edge,chrome=1 </text:p>
      <text:p text:style-name="P8">Content-Language: en </text:p>
      <text:p text:style-name="P8">Vary: Accept-Encoding </text:p>
      <text:p text:style-name="P8">Connection: close </text:p>
      <text:p text:style-name="P8"/>
      <text:p text:style-name="P8"/>
      <text:p text:style-name="P8">&lt;!DOCTYPE html&gt; </text:p>
      <text:p text:style-name="P8"/>
      <text:p text:style-name="P8">&lt;html xmlns="http://www.w3.org/1999/xhtml" lang="en"&gt; </text:p>
      <text:p text:style-name="P8"/>
      <text:p text:style-name="P8"><text:s text:c="4"/></text:p>
      <text:p text:style-name="P8"><text:s text:c="4"/></text:p>
      <text:p text:style-name="P8"><text:s text:c="4"/></text:p>
      <text:p text:style-name="P8"><text:s text:c="4"/></text:p>
      <text:p text:style-name="P8"><text:s text:c="4"/></text:p>
      <text:p text:style-name="P8"/>
      <text:p text:style-name="P8"/>
      <text:p text:style-name="P8"><text:soft-page-break/>&lt;head&gt; </text:p>
      <text:p text:style-name="P8"><text:s text:c="4"/>&lt;meta http-equiv="Content-Type" content="text/html; charset=utf-8" /&gt; </text:p>
      <text:p text:style-name="P8"/>
      <text:p text:style-name="P8"><text:s text:c="4"/></text:p>
      <text:p text:style-name="P8"><text:s text:c="8"/>&lt;base href="http://ecs-network.serv.pacific.edu/ecpe-170/labs/labs" /&gt;&lt;!--[if lt IE 7]&gt;&lt;/base&gt;&lt;![endif]--&gt; </text:p>
      <text:p text:style-name="P8"><text:s text:c="4"/></text:p>
      <text:p text:style-name="P8"/>
      <text:p text:style-name="P8"><text:s text:c="4"/></text:p>
      <text:p text:style-name="P8"><text:s text:c="8"/></text:p>
      <text:p text:style-name="P8">&lt;link rel="alternate" data-kss-base-url="kss-base-url" href="http://ecs-network.serv.pacific.edu/ecpe-170/labs/labs/" /&gt; </text:p>
      <text:p text:style-name="P8"/>
      <text:p text:style-name="P8"><text:s text:c="2"/></text:p>
      <text:p text:style-name="P8"><text:s text:c="4"/>&lt;link rel="stylesheet" type="text/css" href="http://ecs-network.serv.pacific.edu/portal_css/Sunburst%20Theme/base-cachekey-a5078174472749d160eef244b9acbd29.css" /&gt; </text:p>
      <text:p text:style-name="P8"><text:s text:c="4"/>&lt;link rel="stylesheet" type="text/css" media="all" href="http://ecs-network.serv.pacific.edu/portal_css/Sunburst%20Theme/ploneCustom-cachekey-36a1ebd0fe5abce097a0924560bbbf37.css" /&gt; </text:p>
      <text:p text:style-name="P8"/>
      <text:p text:style-name="P8"><text:s text:c="2"/></text:p>
      <text:p text:style-name="P8"><text:s text:c="4"/>&lt;link rel="stylesheet" data-rel="kinetic-stylesheet" type="text/kss" href="http://ecs-network.serv.pacific.edu/portal_kss/Sunburst%20Theme/resourcetinymce.ksstinymce-cachekey-c10eba47824bcab9e91261ae704b1c65.kss" /&gt; </text:p>
      <text:p text:style-name="P8"><text:s text:c="4"/>&lt;link rel="stylesheet" data-rel="kinetic-stylesheet" type="text/kss" href="http://ecs-network.serv.pacific.edu/portal_kss/Sunburst%20Theme/at-cachekey-076d5c6c4efb2e80fd813190e1fd23de.kss" /&gt; </text:p>
      <text:p text:style-name="P8"><text:s text:c="2"/></text:p>
      <text:p text:style-name="P8"><text:s text:c="4"/>&lt;script type="text/javascript" src="http://ecs-network.serv.pacific.edu/portal_javascripts/Sunburst%20Theme/resourceplone.app.jquery-cachekey-ab8b6437ff1c32f85d3e21e20b30b409.js"&gt;&lt;/script&gt; </text:p>
      <text:p text:style-name="P8"/>
      <text:p text:style-name="P8"/>
      <text:p text:style-name="P8">&lt;title&gt;Labs &amp;mdash; ECS Networking&lt;/title&gt; </text:p>
      <text:p text:style-name="P8"><text:s text:c="8"/></text:p>
      <text:p text:style-name="P8"/>
      <text:p text:style-name="P8"><text:s text:c="4"/>&lt;link rel="shortcut icon" type="image/x-icon" href="http://ecs-network.serv.pacific.edu/favicon.ico" /&gt; </text:p>
      <text:p text:style-name="P8"><text:s text:c="4"/>&lt;link rel="apple-touch-icon" href="http://ecs-network.serv.pacific.edu/touch_icon.png" /&gt; </text:p>
      <text:p text:style-name="P8"/>
      <text:p text:style-name="P8"/>
      <text:p text:style-name="P8"><text:soft-page-break/><text:s/></text:p>
      <text:p text:style-name="P8"/>
      <text:p text:style-name="P8"/>
      <text:p text:style-name="P8"/>
      <text:p text:style-name="P8"><text:s text:c="4"/>&lt;link rel="search" href="http://ecs-network.serv.pacific.edu/@@search" title="Search this site" /&gt; </text:p>
      <text:p text:style-name="P8"/>
      <text:p text:style-name="P8"/>
      <text:p text:style-name="P8"/>
      <text:p text:style-name="P8"><text:s text:c="8"/></text:p>
      <text:p text:style-name="P8"><text:s text:c="8"/></text:p>
      <text:p text:style-name="P8"><text:s text:c="8"/></text:p>
      <text:p text:style-name="P8"><text:s text:c="8"/></text:p>
      <text:p text:style-name="P8"><text:s text:c="8"/></text:p>
      <text:p text:style-name="P8"/>
      <text:p text:style-name="P8"><text:s text:c="8"/>&lt;meta name="viewport" content="width=device-width, initial-scale=0.6666, maximum-scale=1.0, minimum-scale=0.6666" /&gt; </text:p>
      <text:p text:style-name="P8"><text:s text:c="8"/>&lt;meta name="generator" content="Plone - http://plone.org" /&gt; </text:p>
      <text:p text:style-name="P8"><text:s text:c="4"/></text:p>
      <text:p text:style-name="P8">&lt;/head&gt; </text:p>
      <text:p text:style-name="P8"/>
      <text:p text:style-name="P8">&lt;body class="template-document_view portaltype-document site-networking section-ecpe-170 icons-on" dir="ltr"&gt; </text:p>
      <text:p text:style-name="P8"/>
      <text:p text:style-name="P8">&lt;div id="visual-portal-wrapper"&gt; </text:p>
      <text:p text:style-name="P8"/>
      <text:p text:style-name="P8"><text:s text:c="8"/>&lt;div id="portal-top" class="row"&gt; </text:p>
      <text:p text:style-name="P8">&lt;div class="cell width-full position-0"&gt; </text:p>
      <text:p text:style-name="P8"><text:s text:c="12"/>&lt;div id="portal-header"&gt; </text:p>
      <text:p text:style-name="P8"><text:s text:c="4"/>&lt;p class="hiddenStructure"&gt; </text:p>
      <text:p text:style-name="P8"><text:s text:c="2"/>&lt;a accesskey="2" href="http://ecs-network.serv.pacific.edu/ecpe-170/labs/#content"&gt;Skip to content.&lt;/a&gt; | </text:p>
      <text:p text:style-name="P8"/>
      <text:p text:style-name="P8"><text:s text:c="2"/>&lt;a accesskey="6" href="http://ecs-network.serv.pacific.edu/ecpe-170/labs/#portal-globalnav"&gt;Skip to navigation&lt;/a&gt; </text:p>
      <text:p text:style-name="P8">&lt;/p&gt; </text:p>
      <text:p text:style-name="P8"/>
      <text:p text:style-name="P8">&lt;div id="portal-personaltools-wrapper"&gt; </text:p>
      <text:p text:style-name="P8"/>
      <text:p text:style-name="P8">&lt;h5 class="hiddenStructure"&gt;Personal tools&lt;/h5&gt; </text:p>
      <text:p text:style-name="P8"/>
      <text:p text:style-name="P8"/>
      <text:p text:style-name="P8"/>
      <text:p text:style-name="P8">&lt;ul class="actionMenu deactivated" id="portal-personaltools"&gt; </text:p>
      <text:p text:style-name="P8"><text:s text:c="2"/>&lt;li id="anon-personalbar"&gt; </text:p>
      <text:p text:style-name="P8"><text:s text:c="4"/></text:p>
      <text:p text:style-name="P8"><text:s text:c="8"/>&lt;a href="http://ecs-network.serv.pacific.edu/login" id="personaltools-login"&gt;Log in&lt;/a&gt; </text:p>
      <text:p text:style-name="P8"><text:s text:c="4"/></text:p>
      <text:p text:style-name="P8"><text:soft-page-break/><text:s text:c="2"/>&lt;/li&gt; </text:p>
      <text:p text:style-name="P8">&lt;/ul&gt; </text:p>
      <text:p text:style-name="P8"/>
      <text:p text:style-name="P8">&lt;/div&gt; </text:p>
      <text:p text:style-name="P8"/>
      <text:p text:style-name="P8"/>
      <text:p text:style-name="P8"/>
      <text:p text:style-name="P8">&lt;div id="portal-searchbox"&gt; </text:p>
      <text:p text:style-name="P8"/>
      <text:p text:style-name="P8"><text:s text:c="4"/>&lt;form name="searchform" id="searchGadget_form" action="http://ecs-network.serv.pacific.edu/@@search"&gt; </text:p>
      <text:p text:style-name="P8"/>
      <text:p text:style-name="P8"><text:s text:c="8"/>&lt;div class="LSBox"&gt; </text:p>
      <text:p text:style-name="P8"><text:s text:c="8"/>&lt;label class="hiddenStructure" for="searchGadget"&gt;Search Site&lt;/label&gt; </text:p>
      <text:p text:style-name="P8"/>
      <text:p text:style-name="P8"><text:s text:c="8"/>&lt;input name="SearchableText" type="text" size="18" title="Search Site" placeholder="Search Site" accesskey="4" class="searchField" id="searchGadget" /&gt; </text:p>
      <text:p text:style-name="P8"/>
      <text:p text:style-name="P8"><text:s text:c="8"/>&lt;input class="searchButton" type="submit" value="Search" /&gt; </text:p>
      <text:p text:style-name="P8"/>
      <text:p text:style-name="P8"><text:s text:c="8"/>&lt;div class="searchSection"&gt; </text:p>
      <text:p text:style-name="P8"><text:s text:c="12"/>&lt;input id="searchbox_currentfolder_only" class="noborder" type="checkbox" name="path" value="/networking/ecpe-170/labs" /&gt; </text:p>
      <text:p text:style-name="P8"><text:s text:c="12"/>&lt;label for="searchbox_currentfolder_only" style="cursor: pointer"&gt; </text:p>
      <text:p text:style-name="P8"><text:s text:c="16"/>only in current section </text:p>
      <text:p text:style-name="P8"><text:s text:c="12"/>&lt;/label&gt; </text:p>
      <text:p text:style-name="P8"><text:s text:c="8"/>&lt;/div&gt; </text:p>
      <text:p text:style-name="P8"/>
      <text:p text:style-name="P8"><text:s text:c="8"/>&lt;div class="LSResult" id="LSResult" style=""&gt;&lt;div class="LSShadow" id="LSShadow"&gt;&lt;/div&gt;&lt;/div&gt; </text:p>
      <text:p text:style-name="P8"><text:s text:c="8"/>&lt;/div&gt; </text:p>
      <text:p text:style-name="P8"><text:s text:c="4"/>&lt;/form&gt; </text:p>
      <text:p text:style-name="P8"/>
      <text:p text:style-name="P8"><text:s text:c="4"/>&lt;div id="portal-advanced-search" class="hiddenStructure"&gt; </text:p>
      <text:p text:style-name="P8"><text:s text:c="8"/>&lt;a href="http://ecs-network.serv.pacific.edu/@@search" accesskey="5"&gt; </text:p>
      <text:p text:style-name="P8"><text:s text:c="12"/>Advanced Search&amp;hellip; </text:p>
      <text:p text:style-name="P8"><text:s text:c="8"/>&lt;/a&gt; </text:p>
      <text:p text:style-name="P8"><text:s text:c="4"/>&lt;/div&gt; </text:p>
      <text:p text:style-name="P8"/>
      <text:p text:style-name="P8">&lt;/div&gt; </text:p>
      <text:p text:style-name="P8"/>
      <text:p text:style-name="P8">&lt;a id="portal-logo" title="ECS Networking" accesskey="1" href="http://ecs-network.serv.pacific.edu"&gt; </text:p>
      <text:p text:style-name="P8"><text:s text:c="4"/>&lt;img src="http://ecs-network.serv.pacific.edu/logo.png" alt="ECS Networking" title="ECS Networking" height="56" width="192" /&gt;&lt;/a&gt; </text:p>
      <text:p text:style-name="P8"><text:soft-page-break/><text:s/></text:p>
      <text:p text:style-name="P8"/>
      <text:p text:style-name="P8"><text:s text:c="4"/>&lt;h5 class="hiddenStructure"&gt;Sections&lt;/h5&gt; </text:p>
      <text:p text:style-name="P8"/>
      <text:p text:style-name="P8"><text:s text:c="4"/>&lt;ul id="portal-globalnav"&gt;&lt;li id="portaltab-index_html" class="plain"&gt;&lt;a href="http://ecs-network.serv.pacific.edu" title=""&gt;Home&lt;/a&gt;&lt;/li&gt;&lt;li id="portaltab-ecpe-170" class="selected"&gt;&lt;a href="http://ecs-network.serv.pacific.edu/ecpe-170" title=""&gt;ECPE 170&lt;/a&gt;&lt;/li&gt;&lt;li id="portaltab-ecpe-177" class="plain"&gt;&lt;a href="http://ecs-network.serv.pacific.edu/ecpe-177" title=""&gt;ECPE 177&lt;/a&gt;&lt;/li&gt;&lt;li id="portaltab-past-courses" class="plain"&gt;&lt;a href="http://ecs-network.serv.pacific.edu/past-courses" title=""&gt;Past Courses&lt;/a&gt;&lt;/li&gt;&lt;li id="portaltab-research" class="plain"&gt;&lt;a href="http://ecs-network.serv.pacific.edu/research" title=""&gt;Research&lt;/a&gt;&lt;/li&gt;&lt;li id="portaltab-contact-info-1" class="plain"&gt;&lt;a href="http://ecs-network.serv.pacific.edu/contact-info-1" title=""&gt;Contact Info&lt;/a&gt;&lt;/li&gt;&lt;/ul&gt; </text:p>
      <text:p text:style-name="P8"/>
      <text:p text:style-name="P8">&lt;/div&gt; </text:p>
      <text:p text:style-name="P8"/>
      <text:p text:style-name="P8">&lt;/div&gt; </text:p>
      <text:p text:style-name="P8"><text:s text:c="8"/>&lt;/div&gt; </text:p>
      <text:p text:style-name="P8"><text:s text:c="4"/>&lt;div id="portal-columns" class="row"&gt; </text:p>
      <text:p text:style-name="P8"/>
      <text:p text:style-name="P8"><text:s text:c="8"/>&lt;div id="portal-column-content" class="cell width-3:4 position-1:4"&gt; </text:p>
      <text:p text:style-name="P8"/>
      <text:p text:style-name="P8"><text:s text:c="12"/>&lt;div id="viewlet-above-content"&gt;&lt;div id="portal-breadcrumbs"&gt; </text:p>
      <text:p text:style-name="P8"/>
      <text:p text:style-name="P8"><text:s text:c="4"/>&lt;span id="breadcrumbs-you-are-here"&gt;You </text:p>
      <text:p text:style-name="P8">are here:&lt;/span&gt; </text:p>
      <text:p text:style-name="P8"><text:s text:c="4"/>&lt;span id="breadcrumbs-home"&gt; </text:p>
      <text:p text:style-name="P8"><text:s text:c="8"/>&lt;a href="http://ecs-network.serv.pacific.edu"&gt;Home&lt;/a&gt; </text:p>
      <text:p text:style-name="P8"><text:s text:c="8"/>&lt;span class="breadcrumbSeparator"&gt; </text:p>
      <text:p text:style-name="P8"><text:s text:c="12"/>/ </text:p>
      <text:p text:style-name="P8"><text:s text:c="12"/></text:p>
      <text:p text:style-name="P8"><text:s text:c="8"/>&lt;/span&gt; </text:p>
      <text:p text:style-name="P8"><text:s text:c="4"/>&lt;/span&gt; </text:p>
      <text:p text:style-name="P8"><text:s text:c="4"/>&lt;span id="breadcrumbs-1" dir="ltr"&gt; </text:p>
      <text:p text:style-name="P8"><text:s text:c="8"/></text:p>
      <text:p text:style-name="P8"><text:s text:c="12"/>&lt;a href="http://ecs-network.serv.pacific.edu/ecpe-170"&gt;ECPE 170&lt;/a&gt; </text:p>
      <text:p text:style-name="P8"><text:s text:c="12"/>&lt;span class="breadcrumbSeparator"&gt; </text:p>
      <text:p text:style-name="P8"><text:s text:c="16"/>/ </text:p>
      <text:p text:style-name="P8"><text:s text:c="16"/></text:p>
      <text:p text:style-name="P8"><text:s text:c="12"/>&lt;/span&gt; </text:p>
      <text:p text:style-name="P8"><text:s text:c="12"/></text:p>
      <text:p text:style-name="P8"><text:s text:c="9"/></text:p>
      <text:p text:style-name="P8"><text:soft-page-break/><text:s text:c="4"/>&lt;/span&gt; </text:p>
      <text:p text:style-name="P8"><text:s text:c="4"/>&lt;span id="breadcrumbs-2" dir="ltr"&gt; </text:p>
      <text:p text:style-name="P8"><text:s text:c="8"/></text:p>
      <text:p text:style-name="P8"><text:s text:c="12"/></text:p>
      <text:p text:style-name="P8"><text:s text:c="12"/></text:p>
      <text:p text:style-name="P8"><text:s text:c="12"/>&lt;span id="breadcrumbs-current"&gt;Labs&lt;/span&gt; </text:p>
      <text:p text:style-name="P8"><text:s text:c="9"/></text:p>
      <text:p text:style-name="P8"><text:s text:c="4"/>&lt;/span&gt; </text:p>
      <text:p text:style-name="P8"/>
      <text:p text:style-name="P8">&lt;/div&gt; </text:p>
      <text:p text:style-name="P8">&lt;/div&gt; </text:p>
      <text:p text:style-name="P8"/>
      <text:p text:style-name="P8"><text:s text:c="12"/></text:p>
      <text:p text:style-name="P8"><text:s text:c="16"/>&lt;div class=""&gt; </text:p>
      <text:p text:style-name="P8"/>
      <text:p text:style-name="P8"><text:s text:c="20"/></text:p>
      <text:p text:style-name="P8"/>
      <text:p text:style-name="P8"><text:s text:c="20"/></text:p>
      <text:p text:style-name="P8"/>
      <text:p text:style-name="P8"><text:s text:c="4"/>&lt;dl class="portalMessage info" id="kssPortalMessage" style="display:none"&gt; </text:p>
      <text:p text:style-name="P8"><text:s text:c="8"/>&lt;dt&gt;Info&lt;/dt&gt; </text:p>
      <text:p text:style-name="P8"><text:s text:c="8"/>&lt;dd&gt;&lt;/dd&gt; </text:p>
      <text:p text:style-name="P8"><text:s text:c="4"/>&lt;/dl&gt; </text:p>
      <text:p text:style-name="P8"/>
      <text:p text:style-name="P8"/>
      <text:p text:style-name="P8"/>
      <text:p text:style-name="P8"><text:s text:c="20"/></text:p>
      <text:p text:style-name="P8"><text:s text:c="24"/>&lt;div id="content"&gt; </text:p>
      <text:p text:style-name="P8"/>
      <text:p text:style-name="P8"><text:s text:c="28"/></text:p>
      <text:p text:style-name="P8"/>
      <text:p text:style-name="P8"><text:s text:c="28"/></text:p>
      <text:p text:style-name="P8"/>
      <text:p text:style-name="P8"><text:s text:c="29"/>&lt;div id="viewlet-above-content-title"&gt;&lt;/div&gt; </text:p>
      <text:p text:style-name="P8"><text:s text:c="29"/></text:p>
      <text:p text:style-name="P8"><text:s text:c="33"/></text:p>
      <text:p text:style-name="P8"><text:s text:c="33"/></text:p>
      <text:p text:style-name="P8"><text:s text:c="12"/></text:p>
      <text:p text:style-name="P8"><text:s text:c="16"/>&lt;h1 id="parent-fieldname-title" class="documentFirstHeading"&gt; </text:p>
      <text:p text:style-name="P8"><text:s text:c="20"/>Labs </text:p>
      <text:p text:style-name="P8"><text:s text:c="16"/>&lt;/h1&gt; </text:p>
      <text:p text:style-name="P8"><text:s text:c="12"/></text:p>
      <text:p text:style-name="P8"><text:s text:c="12"/></text:p>
      <text:p text:style-name="P8"><text:s text:c="8"/></text:p>
      <text:p text:style-name="P8"><text:s text:c="29"/></text:p>
      <text:p text:style-name="P8"><text:s text:c="29"/>&lt;div id="viewlet-below-content-title"&gt; </text:p>
      <text:p text:style-name="P8"><text:soft-page-break/>&lt;/div&gt; </text:p>
      <text:p text:style-name="P8"/>
      <text:p text:style-name="P8"><text:s text:c="29"/></text:p>
      <text:p text:style-name="P8"><text:s text:c="33"/></text:p>
      <text:p text:style-name="P8"><text:s text:c="33"/></text:p>
      <text:p text:style-name="P8"><text:s text:c="12"/></text:p>
      <text:p text:style-name="P8"><text:s text:c="16"/></text:p>
      <text:p text:style-name="P8"><text:s text:c="12"/></text:p>
      <text:p text:style-name="P8"><text:s text:c="12"/></text:p>
      <text:p text:style-name="P8"><text:s text:c="8"/></text:p>
      <text:p text:style-name="P8"><text:s text:c="29"/></text:p>
      <text:p text:style-name="P8"/>
      <text:p text:style-name="P8"><text:s text:c="29"/>&lt;div id="viewlet-above-content-body"&gt; </text:p>
      <text:p text:style-name="P8"/>
      <text:p text:style-name="P8">&lt;/div&gt; </text:p>
      <text:p text:style-name="P8"><text:s text:c="29"/>&lt;div id="content-core"&gt; </text:p>
      <text:p text:style-name="P8"><text:s text:c="33"/></text:p>
      <text:p text:style-name="P8"><text:s text:c="4"/></text:p>
      <text:p text:style-name="P8"><text:s text:c="8"/></text:p>
      <text:p text:style-name="P8"><text:s text:c="8"/>&lt;div class="" id="parent-fieldname-text-38c70b03-7561-45c0-978f-51e4db5227a7"&gt; </text:p>
      <text:p text:style-name="P8"><text:s text:c="12"/>&lt;p&gt;This course will be organized around 10 in-class labs on varying topics.  Many labs also have "pre-lab" assignments &lt;i&gt;(i.e. homework)&lt;/i&gt; and/or "post-lab" assignments &lt;i&gt;(i.e. homework or projects)&lt;/i&gt;.&lt;/p&gt; </text:p>
      <text:p text:style-name="P8">&lt;p&gt;&lt;strong&gt;Lab Reports:&lt;/strong&gt;&lt;/p&gt; </text:p>
      <text:p text:style-name="P8">&lt;p&gt;&lt;strong&gt; &lt;/strong&gt;Each lab requires you to write a lab report that answers key questions as you work through the lab. These reports should follow the format of the &lt;a href="http://ecs-network.serv.pacific.edu/ecpe-170/labs/lab_report_template.odt" class="internal-link"&gt;&lt;strong&gt;OpenOffice template&lt;/strong&gt;&lt;/a&gt; provided here, with separate sections for pre-lab, lab, and post-lab questions. Answers to most lab questions can be short; a few sentences is generally sufficient.&lt;/p&gt; </text:p>
      <text:p text:style-name="P8">&lt;p&gt;&lt;strong&gt;Lab Submission:&lt;/strong&gt;&lt;/p&gt; </text:p>
      <text:p text:style-name="P8">&lt;p&gt;The first lab (and only the first lab!) will be submitted via the Sakai site. For all other labs, everything (programs source code, lab reports, etc...) must checked into the corresponding lab directory in version control and pushed to the online repository.&lt;/p&gt; </text:p>
      <text:p text:style-name="P8">&lt;p&gt;&lt;strong&gt;Lab Reports must be &lt;/strong&gt;&lt;strong&gt;submitted in &lt;/strong&gt;&lt;strong&gt;PDF format&lt;/strong&gt;, not as OpenOffice files (Choose File-&amp;gt;Export as PDF).&lt;/p&gt; </text:p>
      <text:p text:style-name="P8">&lt;ul&gt; </text:p>
      <text:p text:style-name="P8">&lt;ul&gt; </text:p>
      <text:p text:style-name="P8">&lt;/ul&gt; </text:p>
      <text:p text:style-name="P8">&lt;/ul&gt; </text:p>
      <text:p text:style-name="P8">&lt;p&gt;&lt;strong&gt;Deadlines:&lt;/strong&gt;&lt;/p&gt; </text:p>
      <text:p text:style-name="P8">&lt;p&gt;Pre-Lab checkpoints are due at the &lt;strong&gt;beginning of class&lt;/strong&gt; of the corresponding lab. A "checkpoint" is simply a <text:soft-page-break/>quick verification that the requested activity was complete. Detailed grading will be done when the full lab report is submitted.&lt;/p&gt; </text:p>
      <text:p text:style-name="P8">&lt;p&gt;The full Lab Report (which includes sub-sections for the Pre-Lab, Lab, and the Post-Lab as necessary) is due by 11:59:59pm on the dates listed in the table below.&lt;/p&gt; </text:p>
      <text:p text:style-name="P8">&lt;ul&gt; </text:p>
      <text:p text:style-name="P8">&lt;/ul&gt; </text:p>
      <text:p text:style-name="P8">&lt;p&gt;&lt;strong&gt;Grading:&lt;/strong&gt;&lt;/p&gt; </text:p>
      <text:p text:style-name="P8">&lt;p&gt;To account for the varying amount of work required, each pre-lab, lab, and post-lab is worth a different point amount, as listed in the table below.&lt;/p&gt; </text:p>
      <text:p text:style-name="P8">&lt;ul&gt; </text:p>
      <text:p text:style-name="P8">&lt;/ul&gt; </text:p>
      <text:p text:style-name="P8">&lt;p&gt; &lt;/p&gt; </text:p>
      <text:p text:style-name="P8">&lt;table class="grid listing"&gt; </text:p>
      <text:p text:style-name="P8">&lt;tbody&gt; </text:p>
      <text:p text:style-name="P8">&lt;tr&gt; </text:p>
      <text:p text:style-name="P8">&lt;th&gt;Lab #&lt;/th&gt;&lt;th&gt;Topic&lt;/th&gt;&lt;th&gt;Lab Date&lt;/th&gt;&lt;th&gt;Lab Report Due Date&lt;/th&gt;&lt;th&gt;Grading Rubric&lt;/th&gt;&lt;th&gt;Pre-Lab Points&lt;/th&gt;&lt;th&gt;Lab Points&lt;/th&gt;&lt;th&gt;Post-Lab Points&lt;/th&gt; </text:p>
      <text:p text:style-name="P8">&lt;/tr&gt; </text:p>
      <text:p text:style-name="P8">&lt;tr&gt; </text:p>
      <text:p text:style-name="P8">&lt;td&gt;&lt;strong&gt;1&lt;/strong&gt;&lt;/td&gt; </text:p>
      <text:p text:style-name="P8">&lt;td&gt;&lt;a href="http://ecs-network.serv.pacific.edu/ecpe-170/labs/lab-linux" class="internal-link"&gt;Linux Basics&lt;/a&gt;&lt;/td&gt; </text:p>
      <text:p text:style-name="P8">&lt;td&gt;Tue, Sept 4th&lt;/td&gt; </text:p>
      <text:p text:style-name="P8">&lt;td&gt;Tue, Sept 11th&lt;/td&gt; </text:p>
      <text:p text:style-name="P8">&lt;td style="text-align: center; "&gt;&lt;a href="http://ecs-network.serv.pacific.edu/ecpe-170/labs/grading-rubric-lab-1" class="internal-link"&gt;PDF&lt;/a&gt;&lt;/td&gt; </text:p>
      <text:p text:style-name="P8">&lt;td&gt;50&lt;/td&gt; </text:p>
      <text:p text:style-name="P8">&lt;td&gt;50&lt;/td&gt; </text:p>
      <text:p text:style-name="P8">&lt;td&gt;50&lt;/td&gt; </text:p>
      <text:p text:style-name="P8">&lt;/tr&gt; </text:p>
      <text:p text:style-name="P8">&lt;tr&gt; </text:p>
      <text:p text:style-name="P8">&lt;td&gt;&lt;strong&gt;2&lt;/strong&gt;&lt;/td&gt; </text:p>
      <text:p text:style-name="P8">&lt;td&gt;&lt;a href="http://ecs-network.serv.pacific.edu/ecpe-170/labs/lab-version-control" class="internal-link"&gt;Version Control&lt;/a&gt;&lt;/td&gt; </text:p>
      <text:p text:style-name="P8">&lt;td&gt;Thur, Sept 6th&lt;/td&gt; </text:p>
      <text:p text:style-name="P8">&lt;td&gt;Thur, Sept 13th&lt;/td&gt; </text:p>
      <text:p text:style-name="P8">&lt;td style="text-align: center; "&gt;&lt;a href="http://ecs-network.serv.pacific.edu/ecpe-170/labs/grading-rubric-lab-2" class="internal-link"&gt;PDF&lt;/a&gt;&lt;/td&gt; </text:p>
      <text:p text:style-name="P8">&lt;td&gt;20&lt;/td&gt; </text:p>
      <text:p text:style-name="P8">&lt;td&gt;50&lt;/td&gt; </text:p>
      <text:p text:style-name="P8">&lt;td&gt;0&lt;/td&gt; </text:p>
      <text:p text:style-name="P8">&lt;/tr&gt; </text:p>
      <text:p text:style-name="P8">&lt;tr&gt; </text:p>
      <text:p text:style-name="P8">&lt;td&gt;&lt;strong&gt;3&lt;/strong&gt;&lt;/td&gt; </text:p>
      <text:p text:style-name="P8"><text:soft-page-break/>&lt;td&gt;&lt;a href="http://ecs-network.serv.pacific.edu/ecpe-170/labs/lab-c-programming" class="internal-link"&gt;C Programming&lt;/a&gt;&lt;/td&gt; </text:p>
      <text:p text:style-name="P8">&lt;td&gt;Thur, Sept 13th&lt;/td&gt; </text:p>
      <text:p text:style-name="P8">&lt;td&gt;Sun, Sept 23rd&lt;/td&gt; </text:p>
      <text:p text:style-name="P8">&lt;td style="text-align: center; "&gt;&lt;a href="http://ecs-network.serv.pacific.edu/ecpe-170/labs/gradingrubriclab3.pdf" class="internal-link"&gt;PDF&lt;/a&gt;&lt;/td&gt; </text:p>
      <text:p text:style-name="P8">&lt;td&gt;0&lt;/td&gt; </text:p>
      <text:p text:style-name="P8">&lt;td&gt;100&lt;/td&gt; </text:p>
      <text:p text:style-name="P8">&lt;td&gt;150&lt;/td&gt; </text:p>
      <text:p text:style-name="P8">&lt;/tr&gt; </text:p>
      <text:p text:style-name="P8">&lt;tr&gt; </text:p>
      <text:p text:style-name="P8">&lt;td&gt;&lt;strong&gt;4&lt;/strong&gt;&lt;/td&gt; </text:p>
      <text:p text:style-name="P8">&lt;td&gt;&lt;a href="http://ecs-network.serv.pacific.edu/ecpe-170/labs/lab-perf-measurement" class="internal-link"&gt;Performance Measurement&lt;/a&gt;&lt;/td&gt; </text:p>
      <text:p text:style-name="P8">&lt;td&gt;Thur, Sept 20th&lt;/td&gt; </text:p>
      <text:p text:style-name="P8">&lt;td&gt;Sun, Sept 30th&lt;/td&gt; </text:p>
      <text:p text:style-name="P8">&lt;td style="text-align: center; "&gt;&lt;a href="http://ecs-network.serv.pacific.edu/ecpe-170/labs/gradingrubriclab4.pdf" class="internal-link"&gt;PDF&lt;/a&gt;&lt;/td&gt; </text:p>
      <text:p text:style-name="P8">&lt;td&gt;50&lt;/td&gt; </text:p>
      <text:p text:style-name="P8">&lt;td&gt;100&lt;/td&gt; </text:p>
      <text:p text:style-name="P8">&lt;td&gt;50&lt;/td&gt; </text:p>
      <text:p text:style-name="P8">&lt;/tr&gt; </text:p>
      <text:p text:style-name="P8">&lt;tr&gt; </text:p>
      <text:p text:style-name="P8">&lt;td&gt;&lt;strong&gt;5&lt;/strong&gt;&lt;/td&gt; </text:p>
      <text:p text:style-name="P8">&lt;td&gt;&lt;a href="http://ecs-network.serv.pacific.edu/ecpe-170/labs/lab-perf-optim" class="internal-link"&gt;Performance Optimization&lt;/a&gt;&lt;br /&gt;(Compilers and programmer techniques)&lt;/td&gt; </text:p>
      <text:p text:style-name="P8">&lt;td&gt;Thur, Sept 27th&lt;/td&gt; </text:p>
      <text:p text:style-name="P8">&lt;td&gt;Fri, Oct 12th&lt;/td&gt; </text:p>
      <text:p text:style-name="P8">&lt;td style="text-align: center; "&gt;&lt;a href="http://ecs-network.serv.pacific.edu/ecpe-170/labs/gradingrubriclab5.pdf" class="internal-link"&gt;PDF&lt;/a&gt;&lt;/td&gt; </text:p>
      <text:p text:style-name="P8">&lt;td&gt;20&lt;/td&gt; </text:p>
      <text:p text:style-name="P8">&lt;td&gt;125&lt;/td&gt; </text:p>
      <text:p text:style-name="P8">&lt;td&gt;125&lt;/td&gt; </text:p>
      <text:p text:style-name="P8">&lt;/tr&gt; </text:p>
      <text:p text:style-name="P8">&lt;tr&gt; </text:p>
      <text:p text:style-name="P8">&lt;td&gt;&lt;strong&gt;6&lt;/strong&gt;&lt;/td&gt; </text:p>
      <text:p text:style-name="P8">&lt;td&gt;&lt;a href="http://ecs-network.serv.pacific.edu/ecpe-170/labs/lab-perf-optim-memory" class="internal-link"&gt;Performance Optimization&lt;/a&gt;&lt;br /&gt;(Memory Hierarchy)&lt;/td&gt; </text:p>
      <text:p text:style-name="P8">&lt;td&gt;Tue, Oct 9th&lt;/td&gt; </text:p>
      <text:p text:style-name="P8">&lt;td&gt;Sun, Oct 28th&lt;/td&gt; </text:p>
      <text:p text:style-name="P8">&lt;td style="text-align: center; "&gt;&lt;a href="http://ecs-network.serv.pacific.edu/ecpe-170/labs/gradingrubriclab6.pdf" class="internal-link"&gt;PDF&lt;/a&gt;&lt;/td&gt; </text:p>
      <text:p text:style-name="P8"><text:soft-page-break/>&lt;td&gt;0&lt;/td&gt; </text:p>
      <text:p text:style-name="P8">&lt;td&gt;120&lt;/td&gt; </text:p>
      <text:p text:style-name="P8">&lt;td&gt;80&lt;/td&gt; </text:p>
      <text:p text:style-name="P8">&lt;/tr&gt; </text:p>
      <text:p text:style-name="P8">&lt;tr&gt; </text:p>
      <text:p text:style-name="P8">&lt;td&gt;&lt;strong&gt;7&lt;/strong&gt;&lt;/td&gt; </text:p>
      <text:p text:style-name="P8">&lt;td&gt;&lt;a href="http://ecs-network.serv.pacific.edu/ecpe-170/labs/lab-endianness" class="internal-link"&gt;Endianness&lt;/a&gt;&lt;/td&gt; </text:p>
      <text:p text:style-name="P8">&lt;td&gt;&lt;i&gt;Postponed&lt;/i&gt;&lt;/td&gt; </text:p>
      <text:p text:style-name="P8">&lt;td&gt;&lt;br /&gt;&lt;/td&gt; </text:p>
      <text:p text:style-name="P8">&lt;td&gt;&lt;/td&gt; </text:p>
      <text:p text:style-name="P8">&lt;td&gt;30&lt;/td&gt; </text:p>
      <text:p text:style-name="P8">&lt;td&gt;75&lt;/td&gt; </text:p>
      <text:p text:style-name="P8">&lt;td&gt;75&lt;/td&gt; </text:p>
      <text:p text:style-name="P8">&lt;/tr&gt; </text:p>
      <text:p text:style-name="P8">&lt;tr&gt; </text:p>
      <text:p text:style-name="P8">&lt;td&gt;&lt;strong&gt;8&lt;/strong&gt;&lt;/td&gt; </text:p>
      <text:p text:style-name="P8">&lt;td&gt;&lt;a href="http://ecs-network.serv.pacific.edu/ecpe-170/labs/lab-mips-basic" class="internal-link"&gt;MIPS Assembly Programming (Basic)&lt;/a&gt;&lt;/td&gt; </text:p>
      <text:p text:style-name="P8">&lt;td&gt;Tue, Oct 30th&lt;/td&gt; </text:p>
      <text:p text:style-name="P8">&lt;td&gt;Tue, Nov 6th&lt;/td&gt; </text:p>
      <text:p text:style-name="P8">&lt;td style="text-align: center; "&gt;&lt;a href="http://ecs-network.serv.pacific.edu/ecpe-170/labs/gradingrubriclab8" class="internal-link"&gt;PDF&lt;/a&gt;&lt;/td&gt; </text:p>
      <text:p text:style-name="P8">&lt;td&gt;0&lt;/td&gt; </text:p>
      <text:p text:style-name="P8">&lt;td&gt;150&lt;/td&gt; </text:p>
      <text:p text:style-name="P8">&lt;td&gt;0&lt;/td&gt; </text:p>
      <text:p text:style-name="P8">&lt;/tr&gt; </text:p>
      <text:p text:style-name="P8">&lt;tr&gt; </text:p>
      <text:p text:style-name="P8">&lt;td&gt;&lt;strong&gt;9&lt;/strong&gt;&lt;/td&gt; </text:p>
      <text:p text:style-name="P8">&lt;td&gt;&lt;a href="http://ecs-network.serv.pacific.edu/ecpe-170/labs/lab-mips-advanced" class="internal-link"&gt;MIPS Assembly Programming (Advanced)&lt;/a&gt;&lt;/td&gt; </text:p>
      <text:p text:style-name="P8">&lt;td&gt;Tue, Nov 6th&lt;/td&gt; </text:p>
      <text:p text:style-name="P8">&lt;td&gt;Tue, Nov 20th&lt;/td&gt; </text:p>
      <text:p text:style-name="P8">&lt;td style="text-align: center; "&gt;&lt;a href="http://ecs-network.serv.pacific.edu/ecpe-170/labs/gradingrubriclab9.pdf" class="internal-link"&gt;PDF&lt;/a&gt;&lt;/td&gt; </text:p>
      <text:p text:style-name="P8">&lt;td&gt;0&lt;/td&gt; </text:p>
      <text:p text:style-name="P8">&lt;td&gt;200&lt;/td&gt; </text:p>
      <text:p text:style-name="P8">&lt;td&gt;0&lt;/td&gt; </text:p>
      <text:p text:style-name="P8">&lt;/tr&gt; </text:p>
      <text:p text:style-name="P8">&lt;tr&gt; </text:p>
      <text:p text:style-name="P8">&lt;td&gt;&lt;strong&gt;10&lt;/strong&gt;&lt;/td&gt; </text:p>
      <text:p text:style-name="P8">&lt;td&gt;&lt;a href="http://ecs-network.serv.pacific.edu/ecpe-170/labs/lab_network" class="internal-link"&gt;Network Socket Programming with Python&lt;/a&gt;&lt;/td&gt; </text:p>
      <text:p text:style-name="P8">&lt;td&gt;Tue, Nov 27th&lt;/td&gt; </text:p>
      <text:p text:style-name="P8"><text:soft-page-break/>&lt;td&gt;Fri, Dec 7th&lt;/td&gt; </text:p>
      <text:p text:style-name="P8">&lt;td style="text-align: center; "&gt;&lt;a href="http://ecs-network.serv.pacific.edu/ecpe-170/labs/gradingrubriclab10.pdf" class="internal-link"&gt;PDF&lt;/a&gt;&lt;/td&gt; </text:p>
      <text:p text:style-name="P8">&lt;td&gt;0&lt;/td&gt; </text:p>
      <text:p text:style-name="P8">&lt;td&gt;125&lt;/td&gt; </text:p>
      <text:p text:style-name="P8">&lt;td&gt;0&lt;/td&gt; </text:p>
      <text:p text:style-name="P8">&lt;/tr&gt; </text:p>
      <text:p text:style-name="P8">&lt;/tbody&gt; </text:p>
      <text:p text:style-name="P8">&lt;/table&gt; </text:p>
      <text:p text:style-name="P8"><text:s text:c="12"/></text:p>
      <text:p text:style-name="P8"><text:s text:c="8"/>&lt;/div&gt; </text:p>
      <text:p text:style-name="P8"><text:s text:c="4"/></text:p>
      <text:p text:style-name="P8"><text:s text:c="4"/></text:p>
      <text:p text:style-name="P8"/>
      <text:p text:style-name="P8"><text:s text:c="29"/>&lt;/div&gt; </text:p>
      <text:p text:style-name="P8"><text:s text:c="29"/>&lt;div id="viewlet-below-content-body"&gt; </text:p>
      <text:p text:style-name="P8"/>
      <text:p text:style-name="P8"/>
      <text:p text:style-name="P8"/>
      <text:p text:style-name="P8"><text:s text:c="4"/>&lt;div class="visualClear"&gt;&lt;!-- --&gt;&lt;/div&gt; </text:p>
      <text:p text:style-name="P8"/>
      <text:p text:style-name="P8"><text:s text:c="4"/>&lt;div class="documentActions"&gt; </text:p>
      <text:p text:style-name="P8"><text:s text:c="8"/></text:p>
      <text:p text:style-name="P8"/>
      <text:p text:style-name="P8"><text:s text:c="8"/></text:p>
      <text:p text:style-name="P8"/>
      <text:p text:style-name="P8"><text:s text:c="4"/>&lt;/div&gt; </text:p>
      <text:p text:style-name="P8"/>
      <text:p text:style-name="P8">&lt;/div&gt; </text:p>
      <text:p text:style-name="P8"/>
      <text:p text:style-name="P8"><text:s text:c="28"/></text:p>
      <text:p text:style-name="P8"><text:s text:c="24"/>&lt;/div&gt; </text:p>
      <text:p text:style-name="P8"><text:s text:c="20"/></text:p>
      <text:p text:style-name="P8"/>
      <text:p text:style-name="P8"><text:s text:c="20"/></text:p>
      <text:p text:style-name="P8"><text:s text:c="16"/>&lt;/div&gt; </text:p>
      <text:p text:style-name="P8"><text:s text:c="12"/></text:p>
      <text:p text:style-name="P8"/>
      <text:p text:style-name="P8"><text:s text:c="12"/>&lt;div id="viewlet-below-content"&gt; </text:p>
      <text:p text:style-name="P8"/>
      <text:p text:style-name="P8"/>
      <text:p text:style-name="P8"/>
      <text:p text:style-name="P8"/>
      <text:p text:style-name="P8"/>
      <text:p text:style-name="P8">&lt;/div&gt; </text:p>
      <text:p text:style-name="P8"><text:s text:c="8"/>&lt;/div&gt; </text:p>
      <text:p text:style-name="P8"/>
      <text:p text:style-name="P8"><text:s text:c="8"/></text:p>
      <text:p text:style-name="P8"><text:soft-page-break/><text:s text:c="8"/>&lt;div id="portal-column-one" class="cell width-1:4 position-0"&gt; </text:p>
      <text:p text:style-name="P8"><text:s text:c="12"/></text:p>
      <text:p text:style-name="P8"><text:s text:c="16"/></text:p>
      <text:p text:style-name="P8">&lt;div id="portletwrapper-706c6f6e652e6c656674636f6c756d6e0a636f6e746578740a2f6e6574776f726b696e670a6e617669676174696f6e" class="portletWrapper kssattr-portlethash-706c6f6e652e6c656674636f6c756d6e0a636f6e746578740a2f6e6574776f726b696e670a6e617669676174696f6e"&gt; </text:p>
      <text:p text:style-name="P8">&lt;dl class="portlet portletNavigationTree"&gt; </text:p>
      <text:p text:style-name="P8"/>
      <text:p text:style-name="P8"><text:s text:c="4"/>&lt;dt class="portletHeader"&gt; </text:p>
      <text:p text:style-name="P8"><text:s text:c="8"/>&lt;span class="portletTopLeft"&gt;&lt;/span&gt; </text:p>
      <text:p text:style-name="P8"><text:s text:c="8"/>&lt;a href="http://ecs-network.serv.pacific.edu/ecpe-170/sitemap" class="tile"&gt;Contents&lt;/a&gt; </text:p>
      <text:p text:style-name="P8"><text:s text:c="8"/>&lt;span class="portletTopRight"&gt;&lt;/span&gt; </text:p>
      <text:p text:style-name="P8"><text:s text:c="4"/>&lt;/dt&gt; </text:p>
      <text:p text:style-name="P8"/>
      <text:p text:style-name="P8"><text:s text:c="4"/>&lt;dd class="portletItem lastItem"&gt; </text:p>
      <text:p text:style-name="P8"><text:s text:c="8"/>&lt;ul class="navTree navTreeLevel0"&gt; </text:p>
      <text:p text:style-name="P8"><text:s text:c="12"/></text:p>
      <text:p text:style-name="P8"><text:s text:c="12"/></text:p>
      <text:p text:style-name="P8"/>
      <text:p text:style-name="P8"/>
      <text:p text:style-name="P8"/>
      <text:p text:style-name="P8">&lt;li class="navTreeItem visualNoMarker section-syllabus"&gt; </text:p>
      <text:p text:style-name="P8"/>
      <text:p text:style-name="P8"><text:s text:c="4"/></text:p>
      <text:p text:style-name="P8"/>
      <text:p text:style-name="P8"/>
      <text:p text:style-name="P8"><text:s text:c="8"/>&lt;a href="http://ecs-network.serv.pacific.edu/ecpe-170/syllabus" class="state-published contenttype-document" title=""&gt; </text:p>
      <text:p text:style-name="P8"><text:s text:c="12"/></text:p>
      <text:p text:style-name="P8"><text:s text:c="12"/>&lt;span&gt;Syllabus&lt;/span&gt; </text:p>
      <text:p text:style-name="P8"><text:s text:c="8"/>&lt;/a&gt; </text:p>
      <text:p text:style-name="P8"/>
      <text:p text:style-name="P8"><text:s text:c="4"/>&lt;ul class="navTree navTreeLevel1"&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section-schedule"&gt; </text:p>
      <text:p text:style-name="P8"><text:soft-page-break/><text:s/></text:p>
      <text:p text:style-name="P8"><text:s text:c="4"/></text:p>
      <text:p text:style-name="P8"/>
      <text:p text:style-name="P8"/>
      <text:p text:style-name="P8"><text:s text:c="8"/>&lt;a href="http://ecs-network.serv.pacific.edu/ecpe-170/schedule" class="state-published contenttype-document" title=""&gt; </text:p>
      <text:p text:style-name="P8"><text:s text:c="12"/></text:p>
      <text:p text:style-name="P8"><text:s text:c="12"/>&lt;span&gt;Schedule&lt;/span&gt; </text:p>
      <text:p text:style-name="P8"><text:s text:c="8"/>&lt;/a&gt; </text:p>
      <text:p text:style-name="P8"/>
      <text:p text:style-name="P8"><text:s text:c="4"/>&lt;ul class="navTree navTreeLevel1"&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section-resources"&gt; </text:p>
      <text:p text:style-name="P8"/>
      <text:p text:style-name="P8"><text:s text:c="4"/></text:p>
      <text:p text:style-name="P8"/>
      <text:p text:style-name="P8"/>
      <text:p text:style-name="P8"><text:s text:c="8"/>&lt;a href="http://ecs-network.serv.pacific.edu/ecpe-170/resources" class="state-published contenttype-document" title=""&gt; </text:p>
      <text:p text:style-name="P8"><text:s text:c="12"/></text:p>
      <text:p text:style-name="P8"><text:s text:c="12"/>&lt;span&gt;Resources&lt;/span&gt; </text:p>
      <text:p text:style-name="P8"><text:s text:c="8"/>&lt;/a&gt; </text:p>
      <text:p text:style-name="P8"/>
      <text:p text:style-name="P8"><text:s text:c="4"/>&lt;ul class="navTree navTreeLevel1"&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navTreeCurrentNode navTreeFolderish section-labs"&gt; </text:p>
      <text:p text:style-name="P8"/>
      <text:p text:style-name="P8"><text:s text:c="4"/></text:p>
      <text:p text:style-name="P8"><text:soft-page-break/><text:s/></text:p>
      <text:p text:style-name="P8"/>
      <text:p text:style-name="P8"><text:s text:c="8"/>&lt;a href="http://ecs-network.serv.pacific.edu/ecpe-170/labs" class="state-published navTreeCurrentItem navTreeCurrentNode navTreeFolderish contenttype-folder" title=""&gt; </text:p>
      <text:p text:style-name="P8"><text:s text:c="12"/></text:p>
      <text:p text:style-name="P8"><text:s text:c="12"/>&lt;span&gt;Labs&lt;/span&gt; </text:p>
      <text:p text:style-name="P8"><text:s text:c="8"/>&lt;/a&gt; </text:p>
      <text:p text:style-name="P8"/>
      <text:p text:style-name="P8"><text:s text:c="4"/>&lt;ul class="navTree navTreeLevel1"&gt; </text:p>
      <text:p text:style-name="P8"><text:s text:c="8"/></text:p>
      <text:p text:style-name="P8"/>
      <text:p text:style-name="P8"/>
      <text:p text:style-name="P8"/>
      <text:p text:style-name="P8">&lt;li class="navTreeItem visualNoMarker section-lab-linux"&gt; </text:p>
      <text:p text:style-name="P8"/>
      <text:p text:style-name="P8"><text:s text:c="4"/></text:p>
      <text:p text:style-name="P8"/>
      <text:p text:style-name="P8"/>
      <text:p text:style-name="P8"><text:s text:c="8"/>&lt;a href="http://ecs-network.serv.pacific.edu/ecpe-170/labs/lab-linux" class="state-published contenttype-document" title=""&gt; </text:p>
      <text:p text:style-name="P8"><text:s text:c="12"/></text:p>
      <text:p text:style-name="P8"><text:s text:c="12"/>&lt;span&gt;Lab 1: Linux Basics&lt;/span&gt; </text:p>
      <text:p text:style-name="P8"><text:s text:c="8"/>&lt;/a&gt; </text:p>
      <text:p text:style-name="P8"/>
      <text:p text:style-name="P8"><text:s text:c="4"/>&lt;ul class="navTree navTreeLevel2"&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section-lab-version-control"&gt; </text:p>
      <text:p text:style-name="P8"/>
      <text:p text:style-name="P8"><text:s text:c="4"/></text:p>
      <text:p text:style-name="P8"/>
      <text:p text:style-name="P8"/>
      <text:p text:style-name="P8"><text:s text:c="8"/>&lt;a href="http://ecs-network.serv.pacific.edu/ecpe-170/labs/lab-version-control" class="state-published contenttype-document" title=""&gt; </text:p>
      <text:p text:style-name="P8"><text:s text:c="12"/></text:p>
      <text:p text:style-name="P8"><text:s text:c="12"/>&lt;span&gt;Lab 2: Version Control&lt;/span&gt; </text:p>
      <text:p text:style-name="P8"><text:s text:c="8"/>&lt;/a&gt; </text:p>
      <text:p text:style-name="P8"><text:soft-page-break/><text:s/></text:p>
      <text:p text:style-name="P8"><text:s text:c="4"/>&lt;ul class="navTree navTreeLevel2"&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section-lab-c-programming"&gt; </text:p>
      <text:p text:style-name="P8"/>
      <text:p text:style-name="P8"><text:s text:c="4"/></text:p>
      <text:p text:style-name="P8"/>
      <text:p text:style-name="P8"/>
      <text:p text:style-name="P8"><text:s text:c="8"/>&lt;a href="http://ecs-network.serv.pacific.edu/ecpe-170/labs/lab-c-programming" class="state-published contenttype-document" title=""&gt; </text:p>
      <text:p text:style-name="P8"><text:s text:c="12"/></text:p>
      <text:p text:style-name="P8"><text:s text:c="12"/>&lt;span&gt;Lab 3: C Programming (Language, Toolchain, and Makefiles)&lt;/span&gt; </text:p>
      <text:p text:style-name="P8"><text:s text:c="8"/>&lt;/a&gt; </text:p>
      <text:p text:style-name="P8"/>
      <text:p text:style-name="P8"><text:s text:c="4"/>&lt;ul class="navTree navTreeLevel2"&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section-lab-3-c-programming-post-lab"&gt; </text:p>
      <text:p text:style-name="P8"/>
      <text:p text:style-name="P8"><text:s text:c="4"/></text:p>
      <text:p text:style-name="P8"/>
      <text:p text:style-name="P8"/>
      <text:p text:style-name="P8"><text:s text:c="8"/>&lt;a href="http://ecs-network.serv.pacific.edu/ecpe-170/labs/lab-3-c-programming-post-lab" class="state-published contenttype-document" title=""&gt; </text:p>
      <text:p text:style-name="P8"><text:s text:c="12"/></text:p>
      <text:p text:style-name="P8"><text:s text:c="12"/>&lt;span&gt;Lab 3: C Programming Post-Lab&lt;/span&gt; </text:p>
      <text:p text:style-name="P8"><text:soft-page-break/><text:s text:c="8"/>&lt;/a&gt; </text:p>
      <text:p text:style-name="P8"/>
      <text:p text:style-name="P8"><text:s text:c="4"/>&lt;ul class="navTree navTreeLevel2"&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section-lab-perf-measurement"&gt; </text:p>
      <text:p text:style-name="P8"/>
      <text:p text:style-name="P8"><text:s text:c="4"/></text:p>
      <text:p text:style-name="P8"/>
      <text:p text:style-name="P8"/>
      <text:p text:style-name="P8"><text:s text:c="8"/>&lt;a href="http://ecs-network.serv.pacific.edu/ecpe-170/labs/lab-perf-measurement" class="state-published contenttype-document" title=""&gt; </text:p>
      <text:p text:style-name="P8"><text:s text:c="12"/></text:p>
      <text:p text:style-name="P8"><text:s text:c="12"/>&lt;span&gt;Lab 4: Performance Measurement&lt;/span&gt; </text:p>
      <text:p text:style-name="P8"><text:s text:c="8"/>&lt;/a&gt; </text:p>
      <text:p text:style-name="P8"/>
      <text:p text:style-name="P8"><text:s text:c="4"/>&lt;ul class="navTree navTreeLevel2"&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section-lab-perf-optim"&gt; </text:p>
      <text:p text:style-name="P8"/>
      <text:p text:style-name="P8"><text:s text:c="4"/></text:p>
      <text:p text:style-name="P8"/>
      <text:p text:style-name="P8"/>
      <text:p text:style-name="P8"><text:s text:c="8"/>&lt;a href="http://ecs-network.serv.pacific.edu/ecpe-170/labs/lab-perf-optim" class="state-published contenttype-document" title=""&gt; </text:p>
      <text:p text:style-name="P8"><text:s text:c="12"/></text:p>
      <text:p text:style-name="P8"><text:s text:c="12"/>&lt;span&gt;Lab 5: Performance Optimization&lt;/span&gt; </text:p>
      <text:p text:style-name="P8"><text:s text:c="8"/>&lt;/a&gt; </text:p>
      <text:p text:style-name="P8"><text:soft-page-break/><text:s/></text:p>
      <text:p text:style-name="P8"><text:s text:c="4"/>&lt;ul class="navTree navTreeLevel2"&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section-lab-perf-optim-memory"&gt; </text:p>
      <text:p text:style-name="P8"/>
      <text:p text:style-name="P8"><text:s text:c="4"/></text:p>
      <text:p text:style-name="P8"/>
      <text:p text:style-name="P8"/>
      <text:p text:style-name="P8"><text:s text:c="8"/>&lt;a href="http://ecs-network.serv.pacific.edu/ecpe-170/labs/lab-perf-optim-memory" class="state-published contenttype-document" title=""&gt; </text:p>
      <text:p text:style-name="P8"><text:s text:c="12"/></text:p>
      <text:p text:style-name="P8"><text:s text:c="12"/>&lt;span&gt;Lab 6: Performance Optimization (Memory Hierarchy)&lt;/span&gt; </text:p>
      <text:p text:style-name="P8"><text:s text:c="8"/>&lt;/a&gt; </text:p>
      <text:p text:style-name="P8"/>
      <text:p text:style-name="P8"><text:s text:c="4"/>&lt;ul class="navTree navTreeLevel2"&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section-lab-mips-basic"&gt; </text:p>
      <text:p text:style-name="P8"/>
      <text:p text:style-name="P8"><text:s text:c="4"/></text:p>
      <text:p text:style-name="P8"/>
      <text:p text:style-name="P8"/>
      <text:p text:style-name="P8"><text:s text:c="8"/>&lt;a href="http://ecs-network.serv.pacific.edu/ecpe-170/labs/lab-mips-basic" class="state-published contenttype-document" title=""&gt; </text:p>
      <text:p text:style-name="P8"><text:s text:c="12"/></text:p>
      <text:p text:style-name="P8"><text:s text:c="12"/>&lt;span&gt;Lab 8: MIPS Assembly Programming (Basic)&lt;/span&gt; </text:p>
      <text:p text:style-name="P8"><text:s text:c="8"/>&lt;/a&gt; </text:p>
      <text:p text:style-name="P8"><text:soft-page-break/><text:s/></text:p>
      <text:p text:style-name="P8"><text:s text:c="4"/>&lt;ul class="navTree navTreeLevel2"&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section-lab-mips-advanced"&gt; </text:p>
      <text:p text:style-name="P8"/>
      <text:p text:style-name="P8"><text:s text:c="4"/></text:p>
      <text:p text:style-name="P8"/>
      <text:p text:style-name="P8"/>
      <text:p text:style-name="P8"><text:s text:c="8"/>&lt;a href="http://ecs-network.serv.pacific.edu/ecpe-170/labs/lab-mips-advanced" class="state-published contenttype-document" title=""&gt; </text:p>
      <text:p text:style-name="P8"><text:s text:c="12"/></text:p>
      <text:p text:style-name="P8"><text:s text:c="12"/>&lt;span&gt;Lab 9: MIPS Assembly Programming (Advanced)&lt;/span&gt; </text:p>
      <text:p text:style-name="P8"><text:s text:c="8"/>&lt;/a&gt; </text:p>
      <text:p text:style-name="P8"/>
      <text:p text:style-name="P8"><text:s text:c="4"/>&lt;ul class="navTree navTreeLevel2"&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section-lab_network"&gt; </text:p>
      <text:p text:style-name="P8"/>
      <text:p text:style-name="P8"><text:s text:c="4"/></text:p>
      <text:p text:style-name="P8"/>
      <text:p text:style-name="P8"/>
      <text:p text:style-name="P8"><text:s text:c="8"/>&lt;a href="http://ecs-network.serv.pacific.edu/ecpe-170/labs/lab_network" class="state-published contenttype-document" title=""&gt; </text:p>
      <text:p text:style-name="P8"><text:s text:c="12"/></text:p>
      <text:p text:style-name="P8"><text:s text:c="12"/>&lt;span&gt;Lab 10: Network Socket Programming with Python&lt;/span&gt; </text:p>
      <text:p text:style-name="P8"><text:s text:c="8"/>&lt;/a&gt; </text:p>
      <text:p text:style-name="P8"><text:soft-page-break/><text:s/></text:p>
      <text:p text:style-name="P8"><text:s text:c="4"/>&lt;ul class="navTree navTreeLevel2"&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section-lab_report_template-odt"&gt; </text:p>
      <text:p text:style-name="P8"/>
      <text:p text:style-name="P8"><text:s text:c="4"/></text:p>
      <text:p text:style-name="P8"/>
      <text:p text:style-name="P8"/>
      <text:p text:style-name="P8"><text:s text:c="8"/>&lt;a href="http://ecs-network.serv.pacific.edu/ecpe-170/labs/lab_report_template.odt/view" class="state-missing-value contenttype-file" title=""&gt; </text:p>
      <text:p text:style-name="P8"><text:s text:c="12"/>&lt;img width="16" height="16" src="http://ecs-network.serv.pacific.edu/application.png" alt="File" /&gt; </text:p>
      <text:p text:style-name="P8"><text:s text:c="12"/>&lt;span&gt;Lab Report Template&lt;/span&gt; </text:p>
      <text:p text:style-name="P8"><text:s text:c="8"/>&lt;/a&gt; </text:p>
      <text:p text:style-name="P8"/>
      <text:p text:style-name="P8"><text:s text:c="4"/>&lt;ul class="navTree navTreeLevel2"&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
      <text:p text:style-name="P8"/>
      <text:p text:style-name="P8"><text:s text:c="4"/>&lt;/ul&gt; </text:p>
      <text:p text:style-name="P8"><text:s text:c="4"/></text:p>
      <text:p text:style-name="P8">&lt;/li&gt; </text:p>
      <text:p text:style-name="P8"/>
      <text:p text:style-name="P8"/>
      <text:p text:style-name="P8">&lt;li class="navTreeItem visualNoMarker navTreeFolderish section-tutorials"&gt; </text:p>
      <text:p text:style-name="P8"/>
      <text:p text:style-name="P8"><text:soft-page-break/><text:s text:c="5"/></text:p>
      <text:p text:style-name="P8"/>
      <text:p text:style-name="P8"/>
      <text:p text:style-name="P8"><text:s text:c="8"/>&lt;a href="http://ecs-network.serv.pacific.edu/ecpe-170/tutorials" class="state-published navTreeFolderish contenttype-folder" title=""&gt; </text:p>
      <text:p text:style-name="P8"><text:s text:c="12"/></text:p>
      <text:p text:style-name="P8"><text:s text:c="12"/>&lt;span&gt;Tutorials&lt;/span&gt; </text:p>
      <text:p text:style-name="P8"><text:s text:c="8"/>&lt;/a&gt; </text:p>
      <text:p text:style-name="P8"/>
      <text:p text:style-name="P8"><text:s text:c="4"/>&lt;ul class="navTree navTreeLevel1"&gt; </text:p>
      <text:p text:style-name="P8"><text:s text:c="8"/></text:p>
      <text:p text:style-name="P8"/>
      <text:p text:style-name="P8"/>
      <text:p text:style-name="P8"/>
      <text:p text:style-name="P8"/>
      <text:p text:style-name="P8"/>
      <text:p text:style-name="P8"><text:s text:c="4"/>&lt;/ul&gt; </text:p>
      <text:p text:style-name="P8"><text:s text:c="4"/></text:p>
      <text:p text:style-name="P8">&lt;/li&gt; </text:p>
      <text:p text:style-name="P8"/>
      <text:p text:style-name="P8"/>
      <text:p text:style-name="P8"/>
      <text:p text:style-name="P8"/>
      <text:p text:style-name="P8"><text:s text:c="8"/>&lt;/ul&gt; </text:p>
      <text:p text:style-name="P8"><text:s text:c="8"/>&lt;span class="portletBottomLeft"&gt;&lt;/span&gt; </text:p>
      <text:p text:style-name="P8"><text:s text:c="8"/>&lt;span class="portletBottomRight"&gt;&lt;/span&gt; </text:p>
      <text:p text:style-name="P8"><text:s text:c="4"/>&lt;/dd&gt; </text:p>
      <text:p text:style-name="P8">&lt;/dl&gt; </text:p>
      <text:p text:style-name="P8"/>
      <text:p text:style-name="P8">&lt;/div&gt; </text:p>
      <text:p text:style-name="P8"/>
      <text:p text:style-name="P8"/>
      <text:p text:style-name="P8"/>
      <text:p text:style-name="P8"/>
      <text:p text:style-name="P8"><text:s text:c="12"/></text:p>
      <text:p text:style-name="P8"><text:s text:c="8"/>&lt;/div&gt; </text:p>
      <text:p text:style-name="P8"/>
      <text:p text:style-name="P8"><text:s text:c="8"/></text:p>
      <text:p text:style-name="P8"><text:s text:c="8"/></text:p>
      <text:p text:style-name="P8"><text:s text:c="4"/>&lt;/div&gt; </text:p>
      <text:p text:style-name="P8"/>
      <text:p text:style-name="P8"/>
      <text:p text:style-name="P8"><text:s text:c="4"/>&lt;div id="portal-footer-wrapper" class="row"&gt; </text:p>
      <text:p text:style-name="P8"><text:s text:c="8"/>&lt;div class="cell width-full position-0"&gt; </text:p>
      <text:p text:style-name="P8"><text:s text:c="12"/>&lt;div class="row"&gt; </text:p>
      <text:p text:style-name="P8"><text:s text:c="4"/>&lt;div class="cell width-full position-0"&gt; </text:p>
      <text:p text:style-name="P8"/>
      <text:p text:style-name="P8"><text:s text:c="8"/>&lt;div id="portal-footer"&gt; </text:p>
      <text:p text:style-name="P8"><text:soft-page-break/><text:s text:c="12"/>&lt;p&gt; </text:p>
      <text:p text:style-name="P8"/>
      <text:p text:style-name="P8"/>
      <text:p text:style-name="P8">&lt;acronym title="Copyright"&gt;&amp;copy;&lt;/acronym&gt; </text:p>
      <text:p text:style-name="P8">2012 </text:p>
      <text:p text:style-name="P8"/>
      <text:p text:style-name="P8">&lt;a href="http://www.pacific.edu/"&gt;University of the Pacific&lt;/a&gt;, School of Engineering and Computer Science </text:p>
      <text:p text:style-name="P8"/>
      <text:p text:style-name="P8"><text:s text:c="12"/>&lt;/p&gt; </text:p>
      <text:p text:style-name="P8"><text:s text:c="8"/>&lt;/div&gt; </text:p>
      <text:p text:style-name="P8"/>
      <text:p text:style-name="P8"><text:s text:c="4"/>&lt;/div&gt; </text:p>
      <text:p text:style-name="P8">&lt;/div&gt; </text:p>
      <text:p text:style-name="P8">&lt;div id="portal-colophon"&gt; </text:p>
      <text:p text:style-name="P8"/>
      <text:p text:style-name="P8">&lt;div class="colophonWrapper"&gt; </text:p>
      <text:p text:style-name="P8">&lt;ul&gt; </text:p>
      <text:p text:style-name="P8"><text:s text:c="2"/>&lt;li&gt; </text:p>
      <text:p text:style-name="P8"><text:s text:c="4"/>&lt;a href="http://plone.org" title="This site was built using the Plone Open Source CMS/WCM."&gt; </text:p>
      <text:p text:style-name="P8"><text:s text:c="6"/>Powered by Plone &amp;amp; Python&lt;/a&gt; </text:p>
      <text:p text:style-name="P8"><text:s text:c="2"/>&lt;/li&gt; </text:p>
      <text:p text:style-name="P8">&lt;/ul&gt; </text:p>
      <text:p text:style-name="P8">&lt;/div&gt; </text:p>
      <text:p text:style-name="P8">&lt;/div&gt; </text:p>
      <text:p text:style-name="P8"/>
      <text:p text:style-name="P8">&lt;ul id="portal-siteactions"&gt; </text:p>
      <text:p text:style-name="P8"/>
      <text:p text:style-name="P8"><text:s text:c="4"/>&lt;li id="siteaction-sitemap"&gt;&lt;a href="http://ecs-network.serv.pacific.edu/sitemap" accesskey="3" title="Site Map"&gt;Site Map&lt;/a&gt;&lt;/li&gt; </text:p>
      <text:p text:style-name="P8"><text:s text:c="4"/>&lt;li id="siteaction-accessibility"&gt;&lt;a href="http://ecs-network.serv.pacific.edu/accessibility-info" accesskey="0" title="Accessibility"&gt;Accessibility&lt;/a&gt;&lt;/li&gt; </text:p>
      <text:p text:style-name="P8"><text:s text:c="4"/>&lt;li id="siteaction-contact"&gt;&lt;a href="http://ecs-network.serv.pacific.edu/contact-info" accesskey="9" title="Contact"&gt;Contact&lt;/a&gt;&lt;/li&gt; </text:p>
      <text:p text:style-name="P8">&lt;/ul&gt; </text:p>
      <text:p text:style-name="P8"/>
      <text:p text:style-name="P8"/>
      <text:p text:style-name="P8"><text:s text:c="12"/>&lt;div id="kss-spinner"&gt; </text:p>
      <text:p text:style-name="P8"><text:s text:c="16"/>&lt;img alt="" src="http://ecs-network.serv.pacific.edu/spinner.gif" /&gt; </text:p>
      <text:p text:style-name="P8"><text:s text:c="12"/>&lt;/div&gt; </text:p>
      <text:p text:style-name="P8"><text:s text:c="8"/>&lt;/div&gt; </text:p>
      <text:p text:style-name="P8"><text:s text:c="4"/>&lt;/div&gt; </text:p>
      <text:p text:style-name="P8"/>
      <text:p text:style-name="P8"/>
      <text:p text:style-name="P8"><text:soft-page-break/><text:s/></text:p>
      <text:p text:style-name="P8">&lt;/div&gt; </text:p>
      <text:p text:style-name="P8">&lt;/body&gt; </text:p>
      <text:p text:style-name="P8">&lt;/html&gt; </text:p>
      <text:p text:style-name="P8"/>
      <text:p text:style-name="P8"/>
      <text:p text:style-name="P8"/>
      <text:p text:style-name="P8">Connection closed by foreign host. </text:p>
      <text:p text:style-name="Standard"/>
      <text:p text:style-name="P1">Question #3:</text:p>
      <text:p text:style-name="Standard">Document the HTTP request and the server response when you manually download the HTML file at <text:a xlink:type="simple" xlink:href="http://www.yahoo.com/">http://www.yahoo.com/</text:a> via Telnet</text:p>
      <text:p text:style-name="P1">Answer:</text:p>
      <text:p text:style-name="P7">Script started on Thu 29 Nov 2012 11:42:48 AM PST </text:p>
      <text:p text:style-name="P7">Trying 72.30.38.140... </text:p>
      <text:p text:style-name="P7">Connected to ds-any-fp3-real.wa1.b.yahoo.com. </text:p>
      <text:p text:style-name="P7">Escape character is '^]'. </text:p>
      <text:p text:style-name="P7">GET www.yahoo.com HTTP/1.1 </text:p>
      <text:p text:style-name="P7">Host: www.yahoo.com </text:p>
      <text:p text:style-name="P7">Connection: close </text:p>
      <text:p text:style-name="P7"/>
      <text:p text:style-name="P7">HTTP/1.1 200 OK </text:p>
      <text:p text:style-name="P7">Date: Thu, 29 Nov 2012 19:42:54 GMT </text:p>
      <text:p text:style-name="P7">P3P: policyref="http://info.yahoo.com/w3c/p3p.xml", CP="CAO DSP COR CUR ADM DEV TAI PSA PSD IVAi IVDi CONi TELo OTPi OUR DELi SAMi OTRi UNRi PUBi IND PHY ONL UNI PUR FIN COM NAV INT DEM CNT STA POL HEA PRE LOC GOV" </text:p>
      <text:p text:style-name="P7">Cache-Control: private </text:p>
      <text:p text:style-name="P7">Last-Modified: Thu, 29 Nov 2012 19:30:02 GMT </text:p>
      <text:p text:style-name="P7">Accept-Ranges: bytes </text:p>
      <text:p text:style-name="P7">Vary: Accept-Encoding </text:p>
      <text:p text:style-name="P7">Content-Type: text/html; charset=utf-8 </text:p>
      <text:p text:style-name="P7">Age: 0 </text:p>
      <text:p text:style-name="P7">Server: YTS/1.20.25 </text:p>
      <text:p text:style-name="P7">Connection: close </text:p>
      <text:p text:style-name="P7"/>
      <text:p text:style-name="P7">&lt;!DOCTYPE html&gt; </text:p>
      <text:p text:style-name="P7">&lt;html lang="en-US" class="y-fp-bg y-fp-pg-grad ua-ie ua-win ua-ie8 <text:s/>bkt701 failsafe" style=""&gt; </text:p>
      <text:p text:style-name="P7">&lt;!-- m2 template <text:s/>--&gt; </text:p>
      <text:p text:style-name="P7">&lt;head&gt; </text:p>
      <text:p text:style-name="P7"><text:s text:c="4"/>&lt;meta http-equiv="Content-Type" content="text/html; charset=utf-8"&gt; </text:p>
      <text:p text:style-name="P7"/>
      <text:p text:style-name="P7"><text:s text:c="4"/>&lt;title&gt;Yahoo!&lt;/title&gt; </text:p>
      <text:p text:style-name="P7"><text:s text:c="4"/>&lt;meta http-equiv="X-UA-Compatible" content="chrome=1"&gt; </text:p>
      <text:p text:style-name="P7"><text:s text:c="4"/>&lt;meta name="description" content="Welcome to Yahoo!, the world's most visited home page. Quickly find what you're searching for, get in touch with friends and stay in-the-know with the latest news and <text:soft-page-break/>information."&gt; </text:p>
      <text:p text:style-name="P7"><text:s text:c="4"/>&lt;meta name="keywords" content="yahoo, yahoo home page, yahoo homepage, yahoo search, yahoo mail, yahoo messenger, yahoo games, news, finance, sport, entertainment"&gt; </text:p>
      <text:p text:style-name="P7"><text:s text:c="4"/></text:p>
      <text:p text:style-name="P7"><text:s text:c="4"/></text:p>
      <text:p text:style-name="P7"><text:s text:c="4"/>&lt;meta name="application-name" content="Yahoo!"&gt; </text:p>
      <text:p text:style-name="P7"><text:s text:c="4"/>&lt;meta name="msapplication-starturl" content="/"&gt; </text:p>
      <text:p text:style-name="P7"><text:s text:c="4"/>&lt;meta name="msapplication-task" content="name=Yahoo! Mail;action-uri=http://mail.yahoo.com/;icon-uri=http://www.yahoo.com/favicon.ico"&gt; </text:p>
      <text:p text:style-name="P7"><text:s text:c="4"/>&lt;meta name="msapplication-task" content="name=Yahoo! Sports;action-uri=http://sports.yahoo.com;icon-uri=http://www.yahoo.com/favicon.ico"&gt; </text:p>
      <text:p text:style-name="P7"><text:s text:c="4"/>&lt;meta name="msapplication-task" content="name=Yahoo! Finance;action-uri=http://finance.yahoo.com;icon-uri=http://www.yahoo.com/favicon.ico"&gt; </text:p>
      <text:p text:style-name="P7"><text:s text:c="4"/></text:p>
      <text:p text:style-name="P7"/>
      <text:p text:style-name="P7"><text:s text:c="4"/></text:p>
      <text:p text:style-name="P7"><text:s text:c="4"/></text:p>
      <text:p text:style-name="P7"/>
      <text:p text:style-name="P7"/>
      <text:p text:style-name="P7"><text:s text:c="4"/></text:p>
      <text:p text:style-name="P7"><text:s text:c="4"/></text:p>
      <text:p text:style-name="P7"/>
      <text:p text:style-name="P7"><text:s text:c="4"/>&lt;!-- MapleTop --&gt; </text:p>
      <text:p text:style-name="P7"><text:s text:c="4"/></text:p>
      <text:p text:style-name="P7"><text:s text:c="4"/>&lt;style type="text/css"&gt; </text:p>
      <text:p text:style-name="P7"><text:s text:c="8"/>html{color:#000;background:#FFF}body,div,dl,dt,dd,ul,ol,li,h1,h2,h3,h4,h5,h6,pre,code,form,fieldset,legend,input,textarea,p,blockquote,th,td{margin:0;padding:0}table{border-collapse:collapse;border-spacing:0}fieldset,img{border:0}address,caption,cite,code,dfn,em,strong,th,var{font-style:normal;font-weight:normal}li{list-style:none}caption,th{text-align:left}h1,h2,h3,h4,h5,h6{font-size:100%;font-weight:normal}q:before,q:after{content:''}abbr,acronym{border:0;font-variant:normal}sup{vertical-align:text-top}sub{vertical-align:text-bottom}input,textarea,select{font-family:inherit;font-size:inherit;font-weight:inherit}input,textarea,select{*font-size:100%}legend{color:#000}body{font:13px/1.231 arial,helvetica,clean,sans-serif;*font-size:small;*font:x-small}select,input,button,textarea{font:99% arial,helvetica,clean,sans-serif}table{font-size:inherit;font:100%}pre,code,kbd,samp,tt{font-family:monospace;*font-size:108%;line-height:100%}/* Copyright (c) 2012, Yahoo! Inc. <text:s/>All rights reserved. */ </text:p>
      <text:p text:style-name="P7">a{text-decoration:none}a:hover,a:focus{text-<text:soft-page-break/>decoration:underline}strong{font-weight:bold}input[type=submit]{cursor:pointer}button{cursor:pointer}.mod .oops-msg{padding:.5em .5em .5em 0}.view-error .oops-msg{border:solid 1px #dce6ec;background-color:#f4f9fc;margin:1em}.mod .oops{padding:0 0 10px 50px;float:none;line-height:normal}.ua-ie .mod .oops{zoom:0}.ua-ie6 .mod p.oops{padding-left:53px}.mod .oops-msg .icon{float:left;margin-left:1.4em;height:22px;width:22px;background-repeat:no-repeat}.mod .oops-msg .iconpos{background-position:left -2368px}.ua-ie6 .mod .oops-msg .iconpos{background-position:left -3142px}.mod .oops-msg .icon-error{background-position:left -2368px;margin-left:1.2em;height:23px;width:23px}.ua-ie6 .mod .oops-msg .icon-error{background-position:left -3142px}.mod .oops-msg .icon-info{background-position:left -2438px;margin-left:1.2em;height:23px;width:23px}.ua-ie6 .mod .oops-msg .icon-info{background-position:left -3211px}.view-error .oops-msg .icon{margin-left:13px}.view-error .oops-msg .shadow{background:url(http://l.yimg.com/a/i/ww/met/shadow_icon_32_101508.png) no-repeat;margin-left:8px;height:6px;width:34px;float:left;clear:left}.ua-ie6 .view-error .oops-msg .shadow{filter:progid:DXImageTransform.Microsoft.AlphaImageLoader(enabled=true,sizingMethod=crop src="http://l.yimg.com/a/i/ww/met/shadow_icon_32_101508.png");background-image:none}.mod .oops-msg h3{font-weight:bold}.no-link .oops-link{display:none}.mod .oops button,.mod .oops a{margin-right:.5em}.y-tablist{position:relative;zoom:1}.y-tablist:after{content:'.';height:0;visibility:hidden;display:block;overflow:hidden;clear:both}.y-tablist li{float:left}.y-tablist a{display:block;cursor:pointer}.y-tablist a:focus{outline:1px dotted black}.y-tabpanels .tabpanel{display:none}.y-tabpanels .tabpanel.selected{display:block}.y-iframe-shim{position:absolute;border:0;margin:0;padding:0;display:none}.y-menu{position:absolute;visibility:hidden}.y-menu li{display:inline}.y-menu li a{display:block;outline:none}.y-menu-default{border:1px solid #93B9D9;background-color:#fff;padding:1px}.y-menu-default li a,.y-menu-default li a:visited{color:#000;padding:.36em .45em;text-decoration:none;cursor:pointer}.y-menu-default li.selected a,.y-menu-default li.selected a:visited{text-decoration:none;background-color:#E6EFF7;text-decoration:underline}.y-ulm .y-ulm-pop-anchor,.y-ulm .y-ulm-pop{display:none}.y-ulm-open .y-ulm-pop-anchor,.y-ulm-open .y-ulm-pop{display:block}.y-ulm-hide-setdefault .y-ulm-pop .y-ulm-setdefault{display:none}.y-ulm .y-ulm-pop-anchor{position:relative;z-index:10}.y-ulm .y-ulm-pop-shadow{position:absolute}.y-ulm .y-ulm-pop{position:relative}.y-ulm .y-ulm-alert-bd,.y-ulm .y-ulm-alert .y-ulm-locations{display:none}.y-ulm .y-ulm-alert .y-ulm-alert-bd{display:block}.y-ulm .y-ulm-ft-grad{display:none}.y-ulm .y-ulm-close{z-index:1}.y-ulm .y-ulm-suggest-items,.y-ulm .y-ulm-custom-list{overflow:auto}.y-ulm-default .y-ulm-sprite{background-<text:soft-page-break/>image:url(http://l.yimg.com/a/i/ww/met/mod/locations/sprite_ulm_20100824_ltr.png)}.ua-ie6 .y-ulm-default .y-ulm-sprite{background-image:url(http://l.yimg.com/a/i/ww/met/mod/locations/sprite_ulm_20100824_ltr.gif)}.y-ulm-default .y-ulm-loading{background:transparent url(http://l.yimg.com/a/i/ww/met/anim_loading_sm_082208.gif) no-repeat left top;display:block;font-weight:bold;line-height:16px;padding:0 0 25px 23px;vertical-align:middle}.y-ulm-default{color:#333}.y-ulm-default .y-ulm-dd,.y-ulm-default .y-ulm-dd:visited{background-repeat:no-repeat;background-position:right 3px;color:#333;padding-right:16px;zoom:1}.y-ulm-default .y-ulm-q{border:1px solid #999;padding:1px 2px;margin-right:.2em;width:14em}.ua-ie6 .y-ulm-default .y-ulm-q,.ua-ie7 .y-ulm-default .y-ulm-q{padding:2px}.y-ulm-default .y-ulm-pop-dropdown .y-ulm-q{margin-right:.4em}.y-ulm-default .y-ulm-search-btn{background-color:#ffab0c;background-position:left -312px;background-repeat:repeat-x;border:1px solid #e90;font-weight:bold;color:#000;cursor:pointer;padding:0 6px}.ua-ie6 .y-ulm-default .y-ulm-search-btn,.ua-ie7 .y-ulm-default .y-ulm-search-btn{overflow:visible}.y-ulm-default .y-ulm-pop-anchor{top:3px}.y-ulm-default .y-ulm-pop-shadow{background-color:#a6b9c6;width:22em}.y-ulm-default .y-ulm-pop{background-color:#f3f6f9;border:1px solid #c9d8df;padding:5px 5px 10px 5px;top:-1px;left:-1px;zoom:1}.y-ulm-default .y-iframe-shim{margin:-1px 0 0 -1px;padding:0 1px 1px 0}.y-ulm-default .y-ulm-alert .y-ulm-pop-bd{padding-bottom:.3em}.y-ulm-default .y-ulm-alert .y-ulm-alert-bd,.y-ulm-default .y-ulm-close,.y-ulm-default .y-ulm-pop-bd{position:relative}.ua-ie6 .y-ulm-default .y-ulm-alert .y-ulm-alert-bd,.ua-ie6 .y-ulm-default .y-ulm-pop-bd{zoom:1}.y-ulm-default .y-ulm-pop .y-ulm-ft-grad{background-position:left -125px;background-repeat:repeat-x;display:block;margin-left:-5px;position:absolute;bottom:0;height:28px;width:100%}.ua-ie6 .y-ulm-default .y-ulm-pop .y-ulm-ft-grad{padding:0 5px;margin-left:-4px}.ua-ie7 .y-ulm-default .y-ulm-pop .y-ulm-ft-grad{margin-left:-4px}.y-ulm-default .y-ulm-close{background-position:left -60px;display:block;height:15px;width:15px;position:absolute;right:5px}.y-ulm-default .y-ulm-setdefault{display:block;margin-top:.4em}.ua-ie6 .y-ulm-default .y-ulm-setdefault,.ua-ie7 .y-ulm-default .y-ulm-setdefault{margin-top:0;zoom:1}.y-ulm-default .y-ulm-pop-search .y-ulm-setdefault{margin:0 20px 0 0}.y-ulm-default .y-ulm-setdefault input{margin-right:.3em}.y-ulm-default .y-ulm-item{font-weight:bold}.ua-ie6 .y-ulm-default .y-ulm-locations{zoom:1}.y-ulm-default .y-ulm-locations h4{border-bottom:1px solid #c9d8df;font-weight:bold;padding:.3em 0 .1em 0}.y-ulm-default .y-ulm-locations ul{border-top:1px solid #fff;padding:.2em 0 0 .8em}.y-ulm-default .y-ulm-alert .y-ulm-alert-bd{overflow:hidden;margin-bottom:-5px}.y-ulm-default .y-ulm-alert .y-ulm-alert-bd h4{font-weight:bold;margin-right:20px}.ua-ie6 .y-ulm-default .y-ulm-alert .y-ulm-alert-bd h4{word-wrap:break-word}.y-ulm-default .y-ulm-suggest-items,.y-ulm-default .y-ulm-custom-list{background:#fff;border:1px solid #c9d8df;max-height:7.3em;margin-top:.3em;padding:.2em .5em}.ua-ie6 <text:soft-page-break/>.y-ulm-default .y-ulm-custom-list{height:7.3em}.ua-ie6 .y-ulm-default .y-ulm-alert .y-ulm-suggest-items{height:7.3em;position:relative}.y-ulm-default .y-ulm-suggest-items h4{font-weight:bold;margin-top:.5em}.y-ulm-default .y-ulm-suggest-items h4.y-ulm-first{margin-top:0}.y-ulm-default .y-ulm-info-icon,.y-ulm-default .y-ulm-warn-icon{display:block;float:left;width:22px;height:22px;position:relative}.y-ulm-default .y-ulm-info-icon{background-position:left -2438px}.y-ulm-default .y-ulm-warn-icon{background-position:left -2368px}.y-ulm-default .y-ulm-err{padding:5px;position:relative}.y-ulm-default .y-ulm-err h4,.y-ulm-default .y-ulm-err p{margin-left:30px;margin-right:20px}.y-ulm .y-ulm-icons .y-ulm-item{background:url(http://l.yimg.com/a/i/ww/met/mod/locations/country_flag_xa_20111012.png) left 0 no-repeat;clear:left;float:left;padding-left:20px;line-height:1.9}.y-carousel{position:relative;text-align:left;overflow:hidden;width:100%}.y-carousel .y-carousel-list{position:relative;width:100000px}.jsenabled .y-carousel .y-carousel-list .y-panel{float:left;position:relative;display:inline}.y-nav{border-top-width:1px;border-top-style:solid;padding:3px 5px 3px 10px}.y-nav-count{float:left;padding-top:1px}.y-nav-buttons{float:right;font-weight:bold}.y-nav .prev,.y-nav .next,.y-nav .play,.y-nav .pause{margin:0;padding:0;cursor:pointer;display:block;float:left;width:23px;font-weight:bold}.y-nav .y-nav-buttons .btn{border-width:1px;border-style:solid}.y-nav .prev .btn,.y-nav .next .btn,.y-nav .play .btn,.y-nav .pause .btn{display:block;width:22px;height:13px;background-repeat:repeat-x;background-position:left -1248px;overflow:hidden}.y-nav .btn span{margin-left:9px;height:auto;text-indent:0}.ua-ie .y-nav .btn span{text-indent:999em}.ua-ie .y-nav .prev .btn span,.ua-ie .y-nav .next .btn span,.ua-ie .y-nav .play .btn span,.ua-ie .y-nav .pause .btn span{display:block;width:8px;height:9px;margin:2px 8px}.ua-ie .y-nav .prev .btn span{background-position:left -1321px}.ua-ie .y-nav .next .btn span{background-position:left -1380px}.ua-ie .y-nav .play .btn span{background-position:left -513px}.ua-ie .y-nav .pause .btn span{background-position:left -572px}.y-nav .prev .btn span:before{margin-top:-1319px}.y-nav .next .btn span:before{margin-top:-1378px}.y-nav .play .btn span:before{margin-top:-513px}.y-nav .pause .btn span:before{margin-top:-572px}ul.y-tl-news{margin-right:-1px}.ua-ie ul.y-tl-news{position:static}.y-tl-news a{padding:6px 10px;text-decoration:none;text-transform:uppercase}.y-tl-news a:focus{outline:1px dotted black}.y-tl-news li a:hover{text-decoration:none}.y-tl-news li{text-align:center;font-weight:bold}.y-tl-news li a{margin:0}.y-tl-news li a{border-right-width:1px;border-right-style:solid;border-bottom-width:1px;border-bottom-style:solid}.y-tl-news li a:hover{background-color:#fff}.y-tl-news li.selected a{background-color:#fff;outline:none;border-bottom:1px solid #fff!important}.ua-ie7 .y-tl-news li.selected a:hover,.ua-ie6 .y-tl-news li.selected a:hover{padding-bottom:7px;margin-bottom:-<text:soft-page-break/>1px}.ua-ie7 .y-tl-news li a,.ua-ie6 .y-tl-news li a{position:relative}.y-carousel{position:relative;text-align:left;overflow:hidden;width:100%}.y-carousel .y-carousel-list{position:relative;width:100000px}.jsenabled .y-carousel .y-carousel-list .y-panel{float:left;position:relative;display:inline}.y-tooltip{z-index:15;position:relative}.y-tooltip .tooltip{position:absolute}.y-tooltip .hide{visibility:hidden}.y-tooltip .pointer{position:absolute;display:block}.ua-ie6 .y-tooltip .pointer{font-size:0;z-index:1;zoom:1}.y-tooltip .leftpointer{left:6px}.y-tooltip .rightpointer{right:6px}.y-tooltip .pointertop{top:6px}.y-tooltip .pointerbottom{bottom:6px}.ua-ie6 .y-tooltip .tooltip{width:1em}.y-tooltip-default .tooltip{background:#FCEFC7;border:1px</text:p>
      <text:p text:style-name="P7"><text:s/>solid #FC3}.y-tooltip-default .content{border-right:1px solid #333;border-bottom:1px solid #333;margin:1px -2px -2px 1px;max-width:10em;padding:.6em 1.5em}.ua-ie6 .y-tooltip-default .content{position:relative;width:10em}.y-tooltip-default .left .pointer{background-position:left -4292px;right:-3px}.y-tooltip-default .right .pointer{background-position:left -4232px;left:-5px}.y-tooltip-default .top .pointer{background-position:left -4177px}.y-tooltip-default .bottom .pointer{background-position:left -4122px}.y-tooltip-default .bottom .pointer,.y-tooltip-default .top .pointer{width:11px;height:6px}.y-tooltip-default .right .pointer,.y-tooltip-default .left .pointer{width:5px;height:12px}.y-tooltip-default .top .pointer{top:32px}.ua-ie .y-tooltip-default .top .pointer{top:31px}.y-tooltip-default .bottom .pointer{top:-6px}.y-tooltip-pa-dialog{z-index:12;zoom:1}.y-tooltip-pa-dialog .tooltip{background-color:#000;background-color:rgba(0,0,0,0.2);border-color:transparent;zoom:1}.ua-ie8 .y-tooltip-pa-dialog .tooltip{background:transparent;filter:progid:DXImageTransform.Microsoft.gradient(startColorstr=#20000000,endColorstr=#20000000)}.ua-ie6 .y-tooltip-pa-dialog .tooltip,.ua-ie7 .y-tooltip-pa-dialog .tooltip{background-color:#ccc}.y-tooltip-pa-dialog .content{position:relative;border-width:1px;border-style:solid;overflow:visible;margin-bottom:2px;margin-right:2px;zoom:1}.ua-ie .pointer{zoom:1}.y-tooltip-pa-dialog .right .pointer{background-position:left -4033px;left:-5px}.y-tooltip-pa-dialog .left .pointer{background-position:left -4092px;right:-3px}.ua-ie6 .y-tooltip-pa-dialog .left .pointer{right:-4px}.y-tooltip-pa-dialog .right .pointer,.y-tooltip-pa-dialog .left .pointer{width:6px;height:9px}.y-tooltip-pa-dialog .ptr-yahoo{top:67px}.y-tooltip-pa-dialog .ptr-user{top:40px}.y-tooltip-pa-dialog .crnr-rt{right:0;top:0}.y-tooltip-pa-dialog .crnr-rb{bottom:0;left:0}.ua-ie .y-tooltip-pa-dialog .crnr-rt{right:-1px}.y-tooltip-pa-dialog .crnr-rt,.y-tooltip-pa-dialog .crnr-rb{height:2px;width:2px;overflow:hidden;position:absolute;background-color:#fff;zoom:1}.y-sortable-stage{position:relative}.ua-ie6 .y-<text:soft-page-break/>sortable-stage,.ua-ie7 .y-sortable-stage{zoom:1}.y-sortable-shims,.y-sortable-proxy{visibility:hidden}.y-sortable-stage-active .y-sortable-proxy,.y-sortable-stage-active .y-sortable-shims{visibility:visible}.y-sortable-shims div{position:absolute;z-index:9999}.y-sortable-proxy{position:absolute;z-index:9998;opacity:.8}.ua-ie .y-sortable-stage-active .y-sortable-proxy{filter:progid:DXImageTransform.Microsoft.Alpha(Opacity=80);-ms-filter:"progid:DXImageTransform.Microsoft.Alpha(Opacity=80)"}.ua-ie .y-sortable-shims div{background-color:#fff;filter:progid:DXImageTransform.Microsoft.Alpha(Opacity=0);-ms-filter:"progid:DXImageTransform.Microsoft.Alpha(Opacity=0)"}.y-sortable,.y-sortable *{cursor:move}.y-sortable .y-sortable-false{cursor:auto}.y-sortable-proxy,.y-sortable-proxy *,.y-sortable-shims div{cursor:move}.y-sortable-shims div.y-sortable-false{cursor:not-allowed}.y-sortable-debug .y-sortable-proxy{background-color:#333!important}.y-sortable-debug .y-sortable-proxy *{display:none}.y-sortable-debug .y-sortable-shims div{background-color:blue;-ms-filter:"progid:DXImageTransform.Microsoft.Alpha(Opacity=50)";filter:progid:DXImageTransform.Microsoft.Alpha(Opacity=50);opacity:.5}/* Copyright (c) 2012, Yahoo! Inc. <text:s/>All rights reserved. */ </text:p>
      <text:p text:style-name="P7">#y-shade,.y-chrome-bottom,#y-header,#y-masthead,#y-content,#y-cols,#y-cols #y-pa,#y-cols #y-banner,#y-cols #y-col1,#y-cols #y-col2,#y-footer-carousel,#y-footer,#y-subfooter,#y-ubar,#y-dockedfooter{position:relative}#y-cols #y-pa{z-index:1}#y-cols #y-col1{z-index:0}#y-cols #y-col2{z-index:2}#y-cols.y-pa-open #y-pa{z-index:3}.ad-takeover #y-cols.y-pa-open #y-pa{z-index:1}#y-shade{z-index:16}#y-header{z-index:14}#y-masthead{z-index:15}#y-content,#y-ubar,#y-cols{z-index:11}#y-content .y-chrome-bottom,#y-footer-carousel,#y-footer,#y-subfooter{z-index:10}.ad-takeover #y-content{z-index:16}.bkt942 #y-header,.bkt967 #y-header,.bkt969 #y-header{z-index:15}.bkt303 #y-header,.bkt307 #y-header{z-index:15}.bkt303 #y-masthead,.bkt307 #y-masthead{z-index:14}#y-dockedfooter,#y-persistentmasthead-con{z-index:17}.type_breakingnews_default .sprite{background-image:url("http://l.yimg.com/a/i/ww/met/sprite_breaking_news_070909_ltr.gif")}.type_breakingnews_default .type_standard{background-color:#600;background-position:left -280px;background-repeat:repeat-x;position:relative}.type_breakingnews_default .remove-margin{margin-bottom:-10px}.type_breakingnews_default .content{background-repeat:no-repeat;padding:.4em}.type_breakingnews_default .headline{color:#fff;font-weight:bold;display:inline;padding-right:.3em}.type_breakingnews_default h2{color:#fff;display:inline}.type_breakingnews_default .attr{color:#fff;padding:0 .3em 0 0}.type_breakingnews_default a,.type_breakingnews_default a:visited{color:#ff9;font-weight:bold}.type_breakingnews_default h2 a,.type_breakingnews_default h2 a:visited{color:#fff;font-weight:normal}.type_breakingnews_default ul{display:inline;padding-<text:soft-page-break/>left:.5em}.type_breakingnews_default ul a{color:#ff9}.type_breakingnews_default li{display:inline}.type_breakingnews_default li a{background-position:left -553px;background-repeat:no-repeat;padding:0 .3em 0 7px;display:block;margin-left:3px}.type_breakingnews_default li.link a{display:inline}.type_breakingnews_default li.link a{background-position:left -608px;padding:0 .3em 0 10px;margin-left:0}.type_breakingnews_default li.audio a{background-position:left -956px;padding:0 .3em 0 15px;margin-left:0}.type_breakingnews_default li.search a{background-position:left -775px;padding:0 .3em 0 14px;margin-left:0}.type_breakingnews_default li.photo a{background-position:left -837px;padding:0 .3em 0 15px;margin-left:0}.type_breakingnews_default li.video a{background-position:left -895px;padding:0 .3em 0 16px;margin-left:0}.type_breakingnews_default li.flickr a{background-position:left -767px;padding:0 .3em 0 15px;margin-left:0}.type_breakingnews_default li.answers a{background-position:left -708px;padding:0 .3em 0 14px;margin-left:0}.type_breakingnews_default li.text a{background-position:left -826px;padding:0 .3em 0 15px;margin-left:0}.type_breakingnews_default .type_alt{background-color:#fc3;background-position:left -420px;background-repeat:repeat-x;position:relative;margin-bottom:10px}.type_breakingnews_default .type_alt a,.type_breakingnews_default .type_alt a:visited{color:#603}.type_breakingnews_default .type_alt h2 a,.type_breakingnews_default .type_alt h2 a:visited{color:#000}.type_breakingnews_default .type_white{background-color:#fff;position:relative;margin-bottom:10px;border:1px solid #DBE1E6}.type_breakingnews_default .generic .content{background-position:left -140px}.type_breakingnews_default .generic .headline{color:#000}.type_breakingnews_default .generic h2{color:#000}.type_breakingnews_default .type_white a,.type_breakingnews_default .type_white a:visited{color:#A1ADB9}.type_breakingnews_default .type_white h2 a,.type_breakingnews_default .type_white h2 a:visited{color:#000}.type_breakingnews_default .generic ul a{color:#603}.type_breakingnews_default .generic li a{background-position:left -662px}.type_breakingnews_default .generic li.link a{background-position:left -716px}.type_breakingnews_default .generic li.audio a{background-position:left -1199px}.type_breakingnews_default .generic li.search a{background-position:left -1018px}.type_breakingnews_default .generic li.photo a{background-position:left -1080px}.type_breakingnews_default .generic li.video a{background-position:left -1139px}.type_breakingnews_default .type_white .attr{color:#A1ADB9;padding:0 .3em 0 0}.type_breakingnews_default li.flickr a{background-position:left -767px;padding:0 .3em 0 15px}.type_breakingnews_default li.answers a{background-position:left -708px;padding:0 .3em 0 14px}.type_breakingnews_default li.text <text:soft-page-break/>a{background-position:left -826px;padding:0 .3em 0 15px}.type_breakingnews_default .asia{background-position:left -280px;background-repeat:repeat-x;position:relative;height:1.93em}.type_breakingnews_default .asia .content{background-repeat:no-repeat;height:1em;padding:.3em .4em .4em .4em}.ua-ie6 .type_breakingnews_default .asia .content{padding-bottom:.3em}.type_breakingnews_default .asia .content .label{background-color:#FFF;height:1.35em;margin:0 .38em 0 .1em;padding:.2em .53em .09em .53em;color:#FF4800;float:left;font-weight:bold}.type_breakingnews_default .asia .content .label-spacing{padding:.2em .55em .09em .55em}.type_breakingnews_default .asia .content .date{color:#FFBA00;margin-top:.2em;float:right}.type_breakingnews_default .asia .content .content-head{float:left;height:1.3em;margin-top:.04em;overflow:hidden;width:60%}.ua-ie6 .type_breakingnews_default .asia .content .content-head{height:1.2em}.type_breakingnews_default .asia h2{margin:0 1.15em 0 0;color:#FFF;display:inline}.type_breakingnews_default .type_alt .asia .content .date{color:#FF3C00}.type_breakingnews_default .type_alt .asia h2{color:#000}.type_breakingnews_default .type_alt .asia .content .label{background-position:left -1262px;color:#FFF}.type_breakingnews_default .show-in-today{position:absolute;top:2px;left:2px;width:396px}.type_marketindices_default{margin-top:-10px}.type_marketindices_default .quotes-form{position:relative;padding:6px .3em .3em .3em;border-style:solid;border-top-style:none;border-bottom-width:1px;border-right-width:1px;border-left-width:1px}.ua-mac .type_marketindices_default .quotes-form{padding:.38em 0 .3em .1em}.type_marketindices_default .quotes-form-notickers{padding:.3em}.ua-ie9 .type_marketindices_default .quotes-form-notickers .markets{width:101%}.type_marketindices_default .quotes-form-notickers .markets,.ua-ie .type_marketindices_default .quotes-form-notickers .markets{display:none}.type_marketindices_default .quotes-form .quote-input-border{width:8.7em;height:1.31em;overflow:hidden}.type_marketindices_default .quotes-form .quotes-input{border-top-width:1px;border-left-width:1px;border-left-style:solid;border-top-style:solid;border-bottom:none;border-right:none;position:relative;top:-1px;width:10em;padding-left:.15em}.ua-op .type_marketindices_default .quotes-form .quotes-input,.ua-wk .type_marketindices_default .quotes-form .quotes-input{top:-2px}.ua-wk .type_marketindices_default .quotes-form .quotes-input{height:110%}.ua-ie7 .type_marketindices_default .quotes-form .quotes-input,.ua-ie6 .type_marketindices_default .quotes-form .quotes-input{top:-2px;margin-right:-3px}.type_marketindices_default .title a{font-weight:normal}.type_marketindices_default .normal-quote{font-weight:normal}.type_marketindices_default .search-right-aligned .get-<text:soft-page-break/>quote{float:right}.type_marketindices_default .stck{height:1px;position:relative;overflow:visible}.ua-ie .type_marketindices_default .stck{line-height:0}.type_marketindices_default .stck a{position:absolute;right:.3em;bottom:.7em;height:15px;display:block}.type_marketindices_default .search-right-aligned .stck a{position:absolute;left:.3em;bottom:.7em;right:auto;height:15px;display:block}.type_marketindices_default .markets{margin-bottom:6px}.type_marketindices_default .stck1{height:1px;position:relative;overflow:visible}.ua-ie .type_marketindices_default .stck1{line-height:0}.type_marketindices_default .stck1 a{position:absolute;left:.4em;bottom:.7em;height:15px;display:block}.type_marketindices_default .search-right-aligned .stck1 a{position:absolute;left:.3em;bottom:.7em;right:auto;height:15px;display:block}.ua-ie7 .type_marketindices_default .markets,.ua-ie6 .type_marketindices_default .markets{display:inline}.type_marketindices_default .markets dt{display:inline}.type_marketindices_default .markets a{padding:0 .3em 0 .2em;white-space:nowrap}.ua-ff .type_marketindices_default .markets a{padding:0 .1em 0 .2em}.type_marketindices_default .title a:visited{font-weight:normal}.type_marketindices_default .markets em{font-weight:bold;margin-left:1px}.type_marketindices_default .markets .positive{color:#170}.type_marketindices_default .markets .negative{color:#c33}.type_marketindices_default .markets .intl-kr .positive{color:#F71111}.type_marketindices_default .markets .intl-kr .negative{color:#005AFF}.type_marketindices_default .quotes-form .quotes-btn,.type_marketindices_default .quotes-form .quotes-btn:focus{text-align:center;font-weight:bold;cursor:pointer;padding:.04em .5em;overflow:visible;border-width:1px;border-style:solid;background-position:left -1748px}.ua-wk533 .type_marketindices_default .quotes-form .quotes-btn,.ua-wk533 .type_marketindices_default .quotes-form .quotes-btn:focus,.ua-ie8 .type_marketindices_default .quotes-form .quotes-btn,.ua-ie8 .type_marketindices_default .quotes-form .quotes-btn:focus{padding:.1em .5em}.ua-ie .type_marketindices_default .quotes-form .quotes-btn,.ua-ie .type_marketindices_default .quotes-form .quotes-btn:focus{height:1.45em}.ua-wk525 .type_marketindices_default .quotes-form .quotes-btn:focus,.ua-wk525 .type_marketindices_default .quotes-form .quotes-btn{padding:.2em .5em}.type_marketindices_default .quote-input-border{border-style:solid;border-width:1px;float:left;margin-right:.3em;height:1.17em}.ua-op .type_marketindices_default .quote-input-border,.ua-wk .type_marketindices_default .quote-input-border,.ua-ie7</text:p>
      <text:p text:style-name="P7"><text:s/>.type_marketindices_default .quote-input-border{height:1.25em}.jsenabled .type_news .specialevents .expandable{display:none}.jsenabled .type_news .expand <text:soft-page-break/>.expandable{display:block}.type_news .expand .expandable{position:relative}.type_news .specialevents{border-bottom-style:solid;border-bottom-width:1px;padding-bottom:5px}.ua-ie6 .type_news .specialevents,.ua-ie7 .type_news .specialevents{zoom:1}.type_news .specialevents h3{font-weight:bold;margin-top:3px}.type_news .specialevents h3:hover{cursor:pointer}.type_news .expand h3{margin-bottom:3px}.type_news .specialevents h4{font-weight:bold}.type_news .specialevents .openclose{background-position:left -1248px;border-style:solid;border-width:1px;width:16px;height:16px;vertical-align:bottom;margin-right:5px;padding:0}.ua-ff .type_news .specialevents .openclose::-moz-focus-inner{padding:0;border:none}.ua-ff .type_news .specialevents .openclose:focus{outline-style:dotted;outline-width:1px}.type_news .specialevents .openclose span{background-position:left -2493px;background-repeat:no-repeat;display:block;width:9px;height:15px;margin:0 3px}.type_news .expand .openclose span{background-position:left -2551px;margin:0 3px}.type_news .specialevents .openclose{display:none}.jsenabled .type_news .specialevents .openclose{display:inline-block}.type_news .specialevents .main-story{min-height:40px;position:relative;padding-left:94px}.ua-ie6 .type_news .specialevents .main-story{zoom:1;height:40px}.type_news .specialevents .main-story .image{position:absolute;left:0;top:0;width:88px}.type_news .specialevents .main-story .image img{width:82px;height:32px;border-style:solid;border-width:1px;display:block;margin:.2em auto auto auto;padding:2px}.type_news .specialevents .more-link{background-position:100% -2216px;font-weight:bold;padding-right:10px;float:none;margin-left:5px}.type_news .specialevents .events-footer{padding:10px 0}.type_news .specialevents .events-footer .more-link{font-weight:normal;margin-left:0}.type_news .specialevents .stories{padding-bottom:5px}.type_news .specialevents .preview-links{float:right;font-weight:bold;margin-right:-5px;margin-top:-5px}.ua-ie6 .type_news .specialevents .preview2-mode .preview-links,.ua-ie7 .type_news .specialevents .preview2-mode .preview-links{margin-bottom:-1.2em}.type_news .specialevents .preview-links li{display:inline;padding:0 5px}.ua-ie8 .type_news .specialevents .preview-links li{display:inline-block}.type_news .specialevents .preview-links .border{border-left-style:solid;border-left-width:1px}.type_news .specialevents .preview-links .mobile{padding-left:11px;background-position:left -1337px}.type_news .specialevents .preview-links .preview-icon{display:inline-block;line-height:1.7em}.type_news .specialevents .events-table{border-collapse:none;line-height:1;width:100%}.type_news .specialevents .event-data{padding-bottom:10px}.type_news .specialevents .events-table td{height:20px}.type_news .specialevents .events-table td,.type_news .specialevents .events-table th{padding:0 <text:soft-page-break/>10px}.type_news .specialevents .events-table td a{padding:2px 0;display:inline-block}.ua-ie6 .type_news .specialevents .events-table td a{zoom:1}.type_news .specialevents .events-table td a.medals{position:relative;display:block;text-align:right}.type_news .specialevents .events-table .last td a{padding-bottom:0}.type_news .specialevents .events-table th{font-weight:bold;padding-top:0}.type_news .specialevents .events-table tr.last td{padding-bottom:0}.type_news .specialevents .events-table .col-1{padding-left:0;width:3.5em}.type_news .specialevents .table-2-col .col-2{padding-right:0}.type_news .specialevents .table-3-col .col-2{width:115px}.type_news .specialevents .table-3-col .col-3{padding-right:0}.type_news .specialevents .events-table .border{border-right-width:1px;border-right-style:solid}.type_news .specialevents .events-table a.medals img{height:16px;left:0;margin-right:10px;padding:0;position:absolute;top:0;width:16px}.type_news .specialevents .march-madness-mode{padding-top:3px}.type_news .specialevents .mm-results{margin-bottom:10px}.type_news .specialevents .mm-headlinks{padding-left:10px;padding-bottom:5px}.type_news .specialevents .mm-headlinks span{font-weight:bold}.type_news .specialevents .mm-results li p{font-weight:bold;padding-left:9px;text-transform:uppercase;font-weight:normal;margin-bottom:3px}.type_news .specialevents .mm-results li p.game-time{margin-bottom:0}.type_news .specialevents .mm-results li .team{background-position:left -3023px}.type_news .specialevents .mm-results li div{padding:5px 9px 1px 2px;position:relative}.type_news .specialevents .mm-results li div.border{border-right-width:1px;border-right-style:solid}.type_news .specialevents .mm-results li{width:25%;display:inline-block}.ua-ie6 .type_news .specialevents .mm-results li,.ua-ie7 .type_news .specialevents .mm-results li{width:24.9%;display:inline;zoom:1}.type_news .specialevents .mm-results li.bg{background-position:-10em 0;background-repeat:no-repeat}.type_news .specialevents .mm-results li.bg:hover{background-position:left .7em;background-repeat:repeat-x;cursor:pointer}.type_news .specialevents .mm-results p strong{position:absolute;right:6px;font-weight:bold}.type_news .specialevents .mm-results p span{font-weight:bold}.type_news .specialevents .march-madness-mode .update-time{float:left}.type_news .specialevents .sevnt-ad{position:relative}.type_news .specialevents .sevnt{top:-18px;position:absolute;right:-6px}.type_news .expand .sevnt{top:-26px}.type_news .specialevents .sevnt img{margin-right:0;padding:0}.type_news .specialevents .sevnt-ad{height:12px}.type_news .expand .sevnt-ad{height:3px}.ua-ie6 .type_news .expand .sevnt-ad{height:0;line-height:0}.type_news .specialevents .worldcup-mode table{width:100%;margin:.5em 0 .8em 0;border-bottom-width:1px;border-bottom-style:solid}.type_news .specialevents .worldcup-mode th.date,.type_news .specialevents .worldcup-mode th.status{width:15%}.type_news .specialevents .worldcup-mode tr{border-top-width:1px;border-top-<text:soft-page-break/>style:solid;background-position:left 50px}.ua-ie6 .type_news .specialevents .worldcup-mode td,.ua-ie7 .type_news .specialevents .worldcup-mode td{border-top-width:1px;border-top-style:solid;background-position:left 50px}.ua-ie6 .type_news .specialevents .worldcup-mode .no-border td,.ua-ie7 .type_news .specialevents .worldcup-mode .no-border td,.type_news .specialevents .worldcup-mode .no-border{background-position:left 50px;border:none}.type_news .specialevents .worldcup-mode tr:hover{background-position:left 0;cursor:pointer}.type_news .specialevents .worldcup-mode .headline:hover{cursor:auto}.type_news .specialevents .worldcup-mode td{padding:.3em 0}.type_news .specialevents .worldcup-mode td.date{padding-right:.2em}.type_news .specialevents .worldcup-mode td.match{text-align:center;font-weight:bold;white-space:nowrap}.type_news .specialevents .worldcup-mode .team-left{text-align:right}.type_news .specialevents .worldcup-mode .team-right{text-align:left}.type_news .specialevents .worldcup-mode td.status{padding-left:.5em;text-align:right;white-space:nowrap}.type_news .specialevents .worldcup-mode td a.highlight-status{color:#fff;background:#AD0502;font-weight:bold;padding:0 3px 0 3px}.type_news .specialevents .worldcup-mode .flip td.status{text-align:left}.type_news .specialevents .worldcup-mode .flip td.date{text-align:right}.type_news .specialevents .worldcup-mode .date .final,.type_news .specialevents .worldcup-mode .status .live{font-weight:bold;text-transform:uppercase}.type_news .specialevents .worldcup-mode .status .live span{display:inline-block;border-width:1px 0 1px 0;border-style:solid;border-color:#A70301}.type_news .specialevents .worldcup-mode .status .live span span{display:inline-block;margin:0 -1px;padding:0 3px 1px 3px;border-width:1px 1px 0 1px;border-style:solid;border-color:#A70301;background:#A70301;color:#FFF}.type_news .specialevents .worldcup-mode .score-l{padding-left:5px;padding-right:1px}.type_news .specialevents .worldcup-mode .score-r{padding-left:4px;padding-right:5px}.type_news .specialevents .worldcup-mode .score,.type_news .specialevents .worldcup-mode .team{display:inline-block;min-height:11px;padding:4px 0 5px 0}.ua-ie6 .type_news .specialevents .worldcup-mode .score,.ua-ie6 .type_news .specialevents .worldcup-mode .team{height:11px}.type_news .specialevents .worldcup-mode .team{min-width:2.5em;background-repeat:no-repeat}.ua-ie6 .type_news .specialevents .worldcup-mode .team{width:2.5em}.type_news .specialevents .worldcup-mode .home{padding-right:30px;background-position:right center;text-align:right}.type_news .specialevents .worldcup-mode .away{padding-left:29px;background-position:left center;text-align:left}.type_news .specialevents .worldcup-mode .score{padding-left:5px;padding-right:6px}.type_news .specialevents .worldcup-mode .events-footer{padding-top:0;padding-bottom:9px}.type_news .specialevents .worldcup-mode .event-data{padding-bottom:0}.type_news .specialevents .results-chart{min-height:5.2em}.ua-ie6 .type_news <text:soft-page-break/>.specialevents .results-chart{height:5.2em}.ua-ie8 .type_news .specialevents .results-chart{min-height:4em}.type_news .specialevents .elections-mode h4{height:2em;background-position:left -2253px;background-repeat:repeat-x}.type_news .specialevents .elections-sprite{background:url(http://l1.yimg.com/a/i/ww/met/mod/midterm/spr_midterm_20101007.png) left 0 repeat-x}.type_news .specialevents .elections-chart{position:relative;margin:0 70px 12px 70px}.ua-ie .type_news .specialevents .elections-chart{zoom:1}.ua-ie7 .type_news .specialevents .elections-chart{margin-bottom:5px}.type_news .specialevents .elections-mode .poll-race{cursor:pointer;height:2.6em;left:0;position:absolute;top:0;width:78%;margin:0 11%;z-index:2}.type_news .specialevents .elections-mode .house .poll-race{top:2.5em}.type_news .specialevents .elections-chart li{line-height:0}.type_news</text:p>
      <text:p text:style-name="P7"><text:s/>.specialevents .elections-chart .bar{position:absolute;height:6px;top:0}.type_news .specialevents .elections-mode .empty-chart .bar{height:6px;background-position:left -254px;width:100%!important}.type_news .specialevents .party-dem .bar{background-position:left -110px}.type_news .specialevents .party-dem .score{position:absolute;left:-43px;text-align:right;top:0;width:38px;font-weight:bold}.ua-ie6 .type_news .specialevents .party-dem .score,.ua-ie7 .type_news .specialevents .party-dem .score{line-height:1;top:-5px}.type_news .specialevents .senate .party-dem h5{background-position:left 0;width:29px;height:37px;position:absolute;left:-70px;top:-0.3em}.type_news .specialevents .house .party-dem h5{background:none}.type_news .specialevents .party-independent .bar{background-position:left -146px}.type_news .specialevents .party-independent .legend{left:4em}.type_news .specialevents .house .legend{line-height:.5;width:9em;position:absolute;top:10px}.ua-ie6 .type_news .specialevents .house .legend{bottom:-1.3em}.type_news .specialevents .house .legend span{background-position:left -138px;width:6px;height:6px;display:inline-block}.type_news .specialevents .house .party-independent .legend span{background-position:left -146px}.type_news .specialevents .party-other .bar{background-position:left -182px}.type_news .specialevents .party-other .legend{right:0}.type_news .specialevents .party-other .legend span{background-position:left -182px}.type_news .specialevents .party-gop .bar{background-position:left -218px}.type_news .specialevents .party-gop .score{position:absolute;right:-43px;top:0;width:38px;font-weight:bold}.ua-ie6 .type_news .specialevents .party-gop .score,.ua-ie7 .type_news .specialevents .party-gop .score{line-height:1;top:-5px}.type_news .specialevents .senate li.party-gop h5{background-position:left -53px;width:29px;height:37px;position:absolute;right:-70px;top:-0.3em}.type_news .specialevents .house li.party-gop h5{background:none}.type_news .specialevents .elections-links{margin-<text:soft-page-break/>bottom:5px}.type_news .specialevents .cricket{text-align:center;border-top-width:1px;border-top-style:solid;padding-top:.63em}.type_news .specialevents .cricket .teams{width:25%;float:left}.type_news .specialevents .cricket .team{width:2.1em;padding-top:1.8em;float:left;background-repeat:no-repeat;background-position:center top}.type_news .specialevents .cricket .total{line-height:1em}.type_news .specialevents .cricket .score{float:left;text-align:left;margin-left:.63em}.type_news .specialevents .cricket .data{float:left;width:49.8%}.type_news .specialevents .cricket .up .data{width:79.8%}.type_news .specialevents .cricket .up .teams{width:10%}.type_news .specialevents .cricket .liveflg{background:#F00;line-height:1em;padding:0 1em;color:#FFF}.type_news .specialevents .cricket .match{border-bottom-style:solid;border-bottom-width:1px;margin-bottom:.63em;padding-bottom:.63em}.type_news .specialevents .cricket .batting{color:#F00}.type_news .specialevents .cricket .innings{padding-left:.63em}.type_news .specialevents .cricket .line1 .link{border-left-width:1px;border-left-style:solid;padding-left:.63em;margin-left:.63em}.type_news .specialevents .cricket .team2 .team,.type_news .specialevents .cricket .team2 .score{float:right}.type_news .specialevents .cricket .team2 .score{margin-left:0;margin-right:.63em;text-align:right}.type_news .cricketwc-mode .specialevents{border-bottom:0;padding-bottom:0}.type_news .specialevents .cricketwc-mode .event-data{padding-bottom:0}.type_news .specialevents .refresh-msg{display:inline-block;float:left}.type_news .specialevents .hide{visibility:hidden}.type_news .specialevents .preview2-mode .hide{display:none}.ua-ie6 .type_news .specialevents .cricketwc-mode,.ua-ie7 .type_news .specialevents .cricketwc-mode{margin-bottom:-0.63em}.type_news .specialevents .preview2-mode .prev-thumbs img{border-width:1px;border-style:solid;padding:2px;margin:0}.type_news .specialevents .preview2-mode .prev-thumbs li{width:6.8em;float:left;text-align:center;line-height:105%}.type_news .specialevents .preview2-mode .prev-thumbs .li-mid{width:15.4em;float:left;text-align:center}.type_news .specialevents .preview2-mode .ul-headline{margin-top:.62em;margin-bottom:1.0em}.type_news .specialevents .preview2-mode .ul-headline li{padding-top:.39em}.type_news .specialevents .preview2-mode .ul-images{margin-top:5px;margin-bottom:-4px}.ua-ie6 .type_news .specialevents .preview2-mode .prev-thumbs li,.ua-ie7 .type_news .specialevents .preview2-mode .prev-thumbs li{width:6.6em}.ua-ie6 .type_news .specialevents .preview2-mode .prev-thumbs .li-mid,.ua-ie7 .type_news .specialevents .preview2-mode .prev-thumbs .li-mid{width:15.0em}.type_specialevents .breaking-news{border-right-width:1px;border-right-style:solid;border-top-width:1px;border-top-style:solid;position:relative;padding-bottom:.4em}.ua-ie .type_specialevents .breaking-news{zoom:1}.type_specialevents .bn-widecc{border-color:#c4c4c4;border-top-width:0;border-right-width:0;border-bottom-width:1px;border-bottom-style:solid;margin:-<text:soft-page-break/>0.3em 0 .5em 0;background-color:#F2F4F6;background-image:-moz-linear-gradient(left,#EAEAEA,#FFF);background-image:-webkit-linear-gradient(left,#EAEAEA,#FFF);background-image:-o-linear-gradient(left,#EAEAEA,#FFF);-ms-filter:"progid:DXImageTransform.Microsoft.Gradient(GradientType=1,StartColorStr=#EAEAEA,EndColorStr=#FFFFFF)";background-image:linear-gradient(left,#EAEAEA,#FFF)}.ua-ie6 .type_specialevents .bn-widecc,.ua-ie7 .type_specialevents .bn-widecc{background-image:url(http://l.yimg.com/dh/ap/metro/specialevents/sp_bg.png);background-repeat:repeat-y;background-color:transparent}.type_specialevents .breaking-news .title{padding:1.53em .2em;text-align:center}.type_specialevents .bn-widecc .title{padding:.6em .2em 0 .2em}.type_specialevents .bn-widecc .pad-title{padding:1em .2em}.type_specialevents .breaking-news .small-title a{color:#000}.type_specialevents .breaking-news .small-title{padding:.4em 0 0 .77em;text-align:left}.type_specialevents .breaking-news .img{margin-top:.77em}.type_specialevents .breaking-news .img a{display:block;text-align:center}.type_specialevents .breaking-news .foot{text-align:right;padding:.2em .4em 0 .4em}.type_specialevents .breaking-news .foot li.first{border:0}.type_specialevents .breaking-news .foot li{border-left-style:solid;border-left-width:1px;display:inline}.type_specialevents .breaking-news .foot li a{padding-left:18px;margin:0 .3em}.ue-ie .type_specialevents .breaking-news .headlines,.ue-ie .type_specialevents .breaking-news .headlines li{zoom:1;position:relative}.type_specialevents .breaking-news .headlines{margin:.5em 0 0 0}.type_specialevents .breaking-news .title a:hover{text-decoration:none}.type_specialevents .breaking-news .headlines a{margin:0 .4em;padding-left:1.5em;display:inline-block}.ua-ie6 .type_specialevents .breaking-news .headlines a{zoom:1}.type_specialevents .breaking-news .head{height:1.7em}.type_specialevents .breaking-news .head .txt{display:block;margin-top:-1.8em;padding:.15em 1.4em .1em .77em}.ua-ie6 .type_specialevents .breaking-news .head .txt,.ua-ie7 .type_specialevents .breaking-news .head .txt{margin-top:-2.1em}.type_specialevents .breaking-news .head .bg{display:inline-block;border-width:1.4em 1em 0 0;border-style:solid;border-right-color:transparent;line-height:0;height:0;overflow:hidden;padding-right:1.1em;-moz-box-shadow:-14px 3px 3px #888;-webkit-box-shadow:-14px 3px 3px #888;box-shadow:-14px 3px 3px #888}.type_specialevents .bn-rtl .head .bg{-moz-box-shadow:14px 3px 3px #888;-webkit-box-shadow:14px 3px 3px #888;box-shadow:14px 3px 3px #888;padding-right:2.1em}.ua-ie6 .type_specialevents .breaking-news .head .bg{border-right-color:#FFF}.type_specialevents .breaking-news .head .purple{border-top-color:#7B0099}.type_specialevents .breaking-news .head .black{border-top-color:#000}.type_specialevents .breaking-news .head .blue{border-top-color:#1665C3}.type_specialevents .breaking-news .head .red{border-<text:soft-page-break/>top-color:#C00}.type_specialevents .breaking-news .black-bg{background-color:#000}.type_specialevents .breaking-news .blue-bg{background-color:#1665C3}.type_specialevents .breaking-news .purple-bg{background-color:#7B0099}.type_specialevents .breaking-news .red-bg{background-color:#C00}.type_specialevents .breaking-news .purple a,.type_specialevents .breaking-news .black a,.type_specialevents .breaking-news .blue a,.type_specialevents .breaking-news .red a{color:#FFF}.type_specialevents .breaking-news a.purple-txt{color:#7B0099}.type_specialevents .breaking-news a.black-txt{color:#000}.type_specialevents .breaking-news a.blue-txt{color:#1665C3}.type_specialevents .breaking-news a.red-txt{color:#C00}.type_specialevents .breaking-news .slideshow{background-position:left -1448px}.type_specialevents .breaking-news .headlines a.bullet{background-position:left 7px;padding-left:.6em;margin-left:1.2em}.type_specialevents .breaking-news .pad-title{margin-top:.77em}.type_specialevents .breaking-news .video{background-position:left -1326px}.type_specialevents .breaking-news .mobile{background-position:left -1337px}.type_specialevents .breaking-news .foot li a.none{padding-left:.2em}.type_specialevents .breaking-news .grey-bg{background:transparent url(http://l.yimg.com/a/i/ww/met/mod/specialevents/sp-grey-bg.png) repeat-x left 0}.type_specialevents .breaking-news .dmos-btn{border:1px solid #999;display:block;margin:.6em auto .1em auto;padding:.28em 0;text-align:center;width:91%;border-radius:4px;-moz-border-radius:4px;-webkit-border-radius:4px}.ua-ie7 .type_specialevents .breaking-news .dmos-btn,.ua-ie6 .type_specialevents .breaking-news .dmos-btn{padding:.18em 0}.ua-ff .type_specialevents .breaking-news .dmos-btn{padding:.15em 0}.type_specialevents .breaking-news{overflow:hidden}.type_specialevents .persistent-event{margin-top:.462em;margin-bottom:.462em;background-color:#f2f4f6;-moz-box-shadow:0</text:p>
      <text:p text:style-name="P7"><text:s/>2px 1px #bababa;-webkit-box-shadow:0 2px 1px #bababa;box-shadow:0 2px 1px #bababa}.type_specialevents .persistent-event .content{border-bottom:1px solid #f7f8f9;padding:.154em .769em;line-height:1.538em;zoom:1}.ua-ie6 .type_specialevents .persistent-event,.ua-ie7 .type_specialevents .persistent-event{border-bottom:2px solid #bababa}.type_specialevents .persistent-event img{vertical-align:middle;float:left;margin-right:.385em;max-width:3em;max-height:1.5em}.ua-ie6 .type_specialevents .persistent-event img{width:3em;height:1.5em}.type_specialevents .persistent-event .content-l{width:60%;color:#333;text-overflow:ellipsis;-o-text-overflow:ellipsis;overflow:hidden;float:left;height:1.538em}.ua-ie6 .type_specialevents .persistent-event .content-l,.ua-ie7 .type_specialevents .persistent-event .content-l{width:58%}.type_specialevents .persistent-event .content-l a{color:#333}.type_specialevents .persistent-event .title,.type_specialevents .persistent-event .addtitle{text-shadow:0 <text:soft-page-break/>1px 0 #fff}.type_specialevents .persistent-event .title,.type_specialevents .persistent-event .item{margin-right:.385em}.type_specialevents .persistent-event .content-r{float:right;height:1.538em;color:#16387c}.type_specialevents .persistent-event .content-r a{color:#16387c}.type_specialevents .persistent-event .right-angle-quote{background-position:right -2214px;display:inline-block;padding-right:11px}.type_specialevents .persistent-event .video{background-position:left -1326px;padding:0 0 0 18px;display:inline}.type_specialevents .persistent-event .slideshow{background-position:left -1446px;padding:0 0 0 18px;display:inline}.type_news .specialevents .specialevents-election-tbl{width:100%;margin-top:.385em;margin-bottom:.769em;border-collapse:collapse;border-spacing:.154em}.type_news .specialevents .specialevents-election-tbl tr{border-bottom-style:solid;border-bottom-width:1px;border-color:#f2f2f2}.type_news .specialevents .specialevents-election-tbl tr.h{border-bottom:0}.type_news .specialevents .specialevents-election-tbl tr .candidates,.type_news .specialevents .specialevents-election-tbl tr .c{width:13.23em}.type_news .specialevents .specialevents-election-tbl tr .votes,.type_news .specialevents .specialevents-election-tbl tr .v,.type_news .specialevents .specialevents-election-tbl tr .percentage{width:9.846em}.type_news .specialevents .specialevents-election-tbl tr.win{color:#93242a}.type_news .specialevents .specialevents-election-tbl tr.dot-b{background-position:left -2248px;background-repeat:repeat-x;border-bottom-width:0}.ua-ie9 .type_news .specialevents .specialevents-election-tbl tr.dot-b,.ua-ie8 .type_news .specialevents .specialevents-election-tbl tr.dot-b{background-position:left -2240px}.type_news .specialevents .elections-mode .poll{text-decoration:none}.type_news .specialevents .specialevents-election-tbl th{background-color:#F2F2F2;text-align:center;font-weight:bold;padding:.154em;border-right:1px solid #fff;height:1.385em}.type_news .specialevents .specialevents-election-tbl td.c{padding-left:.729em}.type_news .specialevents .specialevents-election-tbl .win td.c{background-color:#93242a;color:#fff}.type_news .specialevents .specialevents-election-tbl .win td .repub{color:#fff}.type_news .specialevents .specialevents-election-tbl .win td .tick{vertical-align:middle}.ua-ie6 .type_news .specialevents .specialevents-election-tbl .win td .tick,.ua-ie7 .type_news .specialevents .specialevents-election-tbl .win td .tick{vertical-align:bottom}.type_news .specialevents .specialevents-election-tbl td .repub{color:#93242a;margin-left:.231em}.type_news .specialevents .specialevents-election-tbl td{padding:.231em;height:1.923em}.ua-ie6 .type_news .specialevents .specialevents-election-tbl td,.ua-ie7 .type_news .specialevents .specialevents-election-tbl td{border-bottom:1px solid #EFF3F5}.type_news .specialevents .specialevents-election-tbl tr.dot-<text:soft-page-break/>b td{border-bottom-width:0}.type_news .specialevents .specialevents-election-tbl td.v{text-align:center;font-weight:bold}.type_news .specialevents .specialevents-election-tbl td.p{font-weight:bold;text-align:right}.type_news .specialevents .specialevents-election-tbl .pbar{background-color:#cdcdcd;overflow:hidden;height:.453em;width:4.53em;display:inline-block;text-align:left}.type_news .specialevents .specialevents-election-tbl .fill{background-color:#93242a;display:inline-block}.type_news .specialevents .sports-sel{padding-top:4px}.type_news .specialevents .sports-sel .sc-teams a{background:transparent url(http://l.yimg.com/t/metro/specialevents/sportsel/basketball.png) no-repeat left -62px;display:inline-block;padding:.3em 0 .3em 1.7em;margin-left:2em}.ua-ie6 .type_news .specialevents .sports-sel .sc-teams a{background:transparent url(http://l.yimg.com/t/metro/specialevents/ss/basketball.png) no-repeat left -62px}.type_news .specialevents .sports-sel .sc-team-alt a:hover{cursor:default}.type_news .specialevents .sports-sel .sc-team-alt,.type_news .specialevents .sports-sel .sc-team{width:12.2em;float:left}.ua-ie6 .type_news .specialevents .sports-sel .sc-team-alt,.ua-ie6 .type_news .specialevents .sports-sel .sc-team,.ua-ie7 .type_news .specialevents .sports-sel .sc-team-alt,.ua-ie7 .type_news .specialevents .sports-sel .sc-team{width:12em}.type_news .specialevents .sports-sel .sc-body{border-bottom-style:solid;border-bottom-width:1px;margin-bottom:7px;padding-bottom:7px}.type_news .specialevents .sports-sel .sc-cntrls{float:left;width:8em;text-align:center;margin-top:1em}.type_news .specialevents .sports-sel .sc-teams{width:25em;float:left}.ua-ie6 .type_news .specialevents .sports-sel .sc-teams,.ua-ie7 .type_news .specialevents .sports-sel .sc-teams{width:24em}.type_news .specialevents .sports-sel .pic-other-btn{cursor:pointer}.type_news .specialevents .sports-sel .sc-alt-view a{padding-left:0;background:none}.type_news .specialevents .sports-sel .pic-btn{background-position:left -1113px;display:inline-block;padding:.15em .7em;border-width:1px;border-style:solid;margin-bottom:2px}.type_news .specialevents .sports-sel .active-btn{background-position:left -1676px}.type_news .specialevents .sports-sel .sc-teams img{float:left;margin-right:5px}.type_news .specialevents .sports-sel .sc-team-alt a.selected span{color:#00A651}.type_news .specialevents .sports-sel .sc-teams a.selected,.type_news .specialevents .sc-def-view .sc-teams a:hover{background-position:left 4px}.type_news .specialevents .sports-sel a:hover{text-decoration:none}.type_news .specialevents .sports-sel a.pic-other-btn:hover{text-decoration:underline}.type_contentcarouselslideshow1_default div.wrapper{border-bottom-color:#DFDFDF}.type_contentcarouselslideshow1_default img{border-width:1px;border-<text:soft-page-break/>style:solid;display:block}.type_contentcarouselslideshow1_default .thumb .link{display:block;padding-right:8px}.type_contentcarouselslideshow1_default .thumb .img{margin-right:5px;float:left}.type_contentcarouselslideshow1_default .main,.type_contentcarouselslideshow1_default .thumbs{margin-top:1px}.type_contentcarouselslideshow1_default .type4thumb .thumb{float:left;width:49%;padding:5px 0 0 0}.type_contentcarouselslideshow1_default .type4thumb img{padding:1px}.type_contentcarouselslideshow1_default .type4thumb .thumb .link{margin-left:65px}.type_contentcarouselslideshow1_default .type3item .thumbs{margin:0;padding-top:3px}.type_contentcarouselslideshow1_default .type3item .thumb{padding:3px 0 0 0}.type_contentcarouselslideshow1_default .type3item .thumb a{font-weight:bold}.type_contentcarouselslideshow1_default .type3item .thumb img{padding:1px}.type_contentcarouselslideshow1_default .noimages .link{background-position:left 5px;background-repeat:no-repeat;padding-left:8px}.type_contentcarouselslideshow1_default .typeslideshow .main{float:left;width:186px;padding:1px;border-width:1px;border-style:solid;margin-top:5px}.type_contentcarouselslideshow1_default .typeslideshow .main .link{padding-left:5px}.type_contentcarouselslideshow1_default .typeslideshow .thumbs{float:left;width:40%;margin-left:5px;margin-top:5px}.type_contentcarouselslideshow1_default .typeslideshow .thumbs img{padding:1px}.type_contentcarouselslideshow1_default .typeslideshow .main img{border-style:none}.type_contentcarouselslideshow1_default .typeslideshow .thumb{margin-bottom:5px}.type_contentcarouselslideshow1_default .typeslideshow .thumb .link{margin-left:65px}.type_contentcarouselslideshow1_default .type4gallery .thumb{float:left;width:22.5%;margin-left:3.2%;padding:.47em 0 0 0;overflow:hidden}.ua-ie6 .type_contentcarouselslideshow1_default .type4gallery .thumb,.ua-ie7 .type_contentcarouselslideshow1_default .type4gallery .thumb{width:21.6%}.type_contentcarouselslideshow1_default .type4gallery .first{margin-left:0}.type_contentcarouselslideshow1_default .type4gallery .img{margin:0 0 .39em 0;display:block}.ua-ie6 .type_contentcarouselslideshow1_default .type4gallery .img{margin-bottom:0}.type_contentcarouselslideshow1_default .type4gallery img{display:block;border:none;margin:auto}.type_contentcarouselslideshow1_default .type4gallery .link{padding-right:0;text-align:center}.type_contentcarouselslideshow1_default .type4gallery .link a{display:block}.type_contentcarouselslideshow1 .type2thumb .wrapper{padding-top:1em}.type_contentcarouselslideshow1 .type2thumb .nolinks{padding-top:1.5em}.type_contentcarouselslideshow1 .type2thumb <text:soft-page-break/>.thumb{float:left;text-align:center;width:46%;overflow:hidden}.type_contentcarouselslideshow1 .type2thumb .first,.ua-ie6 .type_contentcarouselslideshow1 .type2thumb .first,.ua-ie7 .type_contentcarouselslideshow1 .type2thumb .first{margin-right:7%}.type_contentcarouselslideshow1 .type2thumb .img{float:none;margin:auto}.type_contentcarouselslideshow1 .type2thumb img{display:inline;border:none}.type_contentcarouselslideshow1_default .type2thumb .thumb .link{padding-right:0}.type_contentcarouselslideshow1_default .type2thumb div.wrapper{border-bottom-color:#DFDFDF}.type_contentcarouselslideshow1</text:p>
      <text:p text:style-name="P7"><text:s/>.type2article .wrapper{padding:.31em 0 .54em 0}.type_contentcarouselslideshow1 .type2article .thumbs{background:url(http://l.yimg.com/ne/home/metro/sprite_v_091117.png) repeat-y 49% 0}.type_contentcarouselslideshow1 .type2article .thumb{float:left;width:47.8%;margin-top:0;padding-top:.16em}.type_contentcarouselslideshow1 .type2article .first{margin-right:4.4%}.type_contentcarouselslideshow1 .type2article .first{margin-right:4.3%}.type_contentcarouselslideshow1 .type2article .thumb-img{margin-bottom:.38em}.type_contentcarouselslideshow1 .type2article .thumb-img .link a{display:block;margin-bottom:1px;font-weight:bold}.type_contentcarouselslideshow1 .type2article .img{margin-right:.47em}.type_contentcarouselslideshow1 .type2article .img img{border:none}.type_contentcarouselslideshow1 .typewhatson .thumbs li{width:49%;float:left;margin:7px 0}.type_contentcarouselslideshow1 .typewhatson .thumbs li.first{margin:4px 0 0 0}.type_contentcarouselslideshow1 .typewhatson .thumbs span{display:block}.type_contentcarouselslideshow1 .typewhatson .img img{padding:1px}.type_contentcarouselslideshow1_default .typewhatson .link{clear:left;padding:0;font-weight:bold}.type_contentcarouselslideshow1_default .typewhatson .link span{font-weight:normal}.type_contentcarouselslideshow1_default .typewhatson .first .link{padding-top:3px}.type_contentcarouselslideshow1_default .typewhatson .more{margin-right:3px}.type_contentcarouselslideshow1_default .typewhatson .more li{padding-left:5px;margin-left:2px;border-left-width:1px;border-left-style:solid}.type_contentcarouselslideshow1_default .typewhatson .more li.first{border-left:none}.type_contentcarouselslideshow1_default .typewhatson{position:relative;zoom:1}.type_contentcarouselslideshow1_default .more{bottom:0;display:inline;position:absolute;right:0}.type_contentcarouselslideshow1_default .more a{background-image:none;padding:0}.type_contentcarouselslideshow1_default <text:soft-page-break/>ul.more{background-position:right -2216px;padding-right:10px}.type_contentcarouselslideshow1_default .more li{border-style-left:solid;border-width-left:1px;float:left;padding:0 3px}.type_contentcarouselslideshow1_default .more li.first{border-style-left:none}.type_contentcarouselTopten_default ol{float:left;width:49.5%;padding-top:5px;margin-right:.5%}.type_contentcarouselTopten_default ol.first{width:47.5%;margin-right:0}.ua-ie6 .type_contentcarouselTopten_default .wrapper ol.first,.ua-ie7 .type_contentcarouselTopten_default .wrapper ol.first{width:47.5%;margin-right:.5%}.type_contentcarouselTopten_default ol.first li{margin-left:1.75em}.type_contentcarouselTopten_default ol li{margin-top:6px;margin-left:2.33em;list-style:decimal outside}.type_contentcarouselTopten_default ol li.first{margin-top:0}.type_contentcarouselTopten_default ol li a{font-weight:normal}.ua-ie .type_contentcarouselTopten_default ol li a{padding:5px 0}.ua-ie6 .type_contentcarouselTopten_default ol{zoom:1}.ua-ie6 .type_contentcarouselTopten_default ol li{position:relative}.type_contentcarouselTopten_default li a:hover .additionalcopy{color:inherit}.type_contentcarouselTopten_default .ranked ol{overflow:hidden}.type_contentcarouselTopten_default .ranked ol .last{border-bottom:0}.ua-ie6 .type_contentcarouselTopten_default .typeranked10 ol span.rank{top:.9em}.type_contentcarouselTopten_default .ranked ol li{position:relative;padding-right:10px}.ua-ie7 .type_contentcarouselTopten_default .ranked ol li{display:list-item;zoom:1}.ua-ie .type_contentcarouselTopten_default .ranked ol li a{position:static}.type_contentcarouselTopten_default .ranked .up{background-position:left -250px}.type_contentcarouselTopten_default .ranked .same{background-position:left -2111px}.type_contentcarouselTopten_default .ranked .down{background-position:left -370px}.type_contentcarouselTopten_default .type8bullet ol{overflow:hidden;padding-left:0;width:49%}.ua-ie6 .type_contentcarouselTopten_default .type8bullet ol.first,.ua-ie7 .type_contentcarouselTopten_default .type8bullet ol.first{padding-left:0;margin-right:0}.ua-ie6 .type_contentcarouselTopten_default .type8bullet ol span{top:.9em}.type_contentcarouselTopten_default .type8bullet ol li{position:relative;margin-left:0;padding-left:8px;padding-right:10px;background-position:left 5px;list-style:none}.ua-ie7 .type_contentcarouselTopten_default .type8bullet ol li{display:list-item;zoom:1}.ua-ie .type_contentcarouselTopten_default .type8bullet ol li a{position:static}.type_contentcarouselTopten_default .type8bullet .more{line-height:1.4}.type_contentcarouselTopten_default .type8bullet .more a{padding:0 0 0 10px;background-position:-373px -2217px}.type_contentcarouselTopten_default .type8bullet <text:soft-page-break/>div.wrapper{margin-bottom:10px}.type_contentcarouselTopten_default .typedefault ol li a{position:relative;left:-0.2em}.ua-ie6 .type_contentcarouselTopten_default .typedefault ol li a{left:-0.42em}.ua-ie7 .type_contentcarouselTopten_default .typedefault ol li a{left:0;position:static}.type_contentcarouselTopten_default .typenumbers4 .wrapper ol.first{padding-left:0;margin-right:0;width:100%}.type_contentcarouselTopten_default .typenumbers4 ol li{margin:0;list-style:none outside;position:relative}.type_contentcarouselTopten_default .typenumbers4 ol span{margin-right:.25em;line-height:1.2em}.type_contentcarouselTopten_default .typenumbers4 ol .bdr-b{border-bottom-style:dotted;border-bottom-width:1px;padding-bottom:1px}.type_contentcarouselTopten_default .typeranked10 ol span.rank,.type_contentcarouselTopten_default .typeranked10 ol span.chrome{position:absolute;margin-top:-4px;right:2px;top:.6em;height:9px;width:9px;cursor:pointer}.type_contentcarouselTopten_default .typeranked10 ol li .bdr-b{border-bottom-style:dotted;border-bottom-width:1px;position:absolute;right:0;top:1em;width:120%}.ua-ie6 .type_contentcarouselTopten_default .typeranked10 ol li .bdr-b{width:130%;top:.8em}.type_contentcarouselTopten_default .typeranked5 .wrapper ol.first{padding-left:0;margin-right:0;width:100%}.type_contentcarouselTopten_default .typeranked5 ol li{margin:0 0 3px 0;list-style:none outside;position:relative}.type_contentcarouselTopten_default .typeranked5 ol li a,.ua-ie .type_contentcarouselTopten_default .typeranked5 ol li a{position:relative}.type_contentcarouselTopten_default .typeranked5 ol li span.numeric{padding-right:0;margin:0 .45em -0.12em 0;line-height:1.35em}.type_contentcarouselTopten_default .typeranked5 ol span.rank{height:5px;cursor:pointer;padding-left:9px;margin-left:7px;position:relative;top:2px}.ua-ie .type_contentcarouselTopten_default .typeranked5 ol li span.rank{display:inline-block;height:12px}.type_contentcarouselTopten_default .aindi ol li{list-style-type:none;margin-left:0;padding-left:1.5em;background:transparent url('http://l.yimg.com/a/i/us/sh/metro/icon_topten_ai_020811.png') no-repeat}.type_contentcarouselTopten_default .aindi ol li{position:relative}.type_contentcarouselTopten_default .aindi ol li .rank{background:transparent url('http://l.yimg.com/a/i/us/sh/metro/icon_topten_ai_020811.png') no-repeat;display:inline-block;position:absolute;top:0;right:0;text-decoration:none}.ua-ie7 .type_contentcarouselTopten_default .typeranked10activity .aindi ol,.ua-ie6 .type_contentcarouselTopten_default .typeranked10activity .aindi ol,.type_contentcarouselTopten_default .typeranked10activity .aindi ol{width:46.2%;padding:.32em 0 0 .7em;border-left-style:dotted;border-left-<text:soft-page-break/>width:1px}.type_contentcarouselTopten_default .typeranked10activity .aindi ol.first{width:46.2%;border-left:0;margin:0 .7em 0 0;padding-left:0}.type_contentcarouselTopten_default .aindi ol li .aup{background-position:left -510px;padding-left:8px}.type_contentcarouselTopten_default .aindi ol li .asame{background-position:left -25px}.type_contentcarouselTopten_default .aindi ol li .adown{background-position:left -557px;padding-left:8px}.type_contentcarouselTopten_default .aindi ol li .anew{background-position:left -607px;width:21px;height:20px}.type_contentcarouselTopten_default .aindi .act0{background-position:left 1px}.type_contentcarouselTopten_default .aindi .act1{background-position:left -50px}.type_contentcarouselTopten_default .aindi .act2{background-position:left -101px}.type_contentcarouselTopten_default .aindi .act3{background-position:left -152px}.type_contentcarouselTopten_default .aindi .act4{background-position:left -203px}.type_contentcarouselTopten_default .aindi .act5{background-position:left -256px}.type_contentcarouselTopten_default .aindi .act6{background-position:left -307px}.type_contentcarouselTopten_default .aindi .act7{background-position:left -358px}.type_contentcarouselTopten_default .aindi .act8{background-position:left -409px}.type_contentcarouselTopten_default .aindi .act9{background-position:left -460px}.type_contentcarouselTopten_default .type5item ol{width:100%;padding-left:0}.ua-ie6 .type_contentcarouselTopten_default .type5item ol.first,.ua-ie7 .type_contentcarouselTopten_default .type5item ol.first{width:100%;padding-left:0;margin-right:0}.type_contentcarouselTopten_default .type5item ol li{position:relative;margin-left:0;padding-left:8px;padding-right:10px;background-position:left 5px;list-style:none}.type_contentcarouselpulse_default{position:relative;zoom:1}.type_contentcarouselpulse_default h3{font-weight:bold}.type_contentcarouselpulse_default h3 span{font-weight:normal}.type_contentcarouselpulse_default a .pulse-img{float:left;margin:0 3px 0 0;border:1px solid #fff}.type_contentcarouselpulse_default a:hover .pulse-img{border:1px solid #ccc}.type_contentcarouselpulse_default ul,.type_contentcarouselpulse_default ol{display:table-cell}.ua-ie7 .type_contentcarouselpulse_default ul,.ua-ie7 .type_contentcarouselpulse_default ol,.ua-ie6 .type_contentcarouselpulse_default ul,.ua-ie6 .type_contentcarouselpulse_default ol{display:block;float:left;width:auto}.type_contentcarouselpulse_default ol li,.type_contentcarouselpulse_default ul li{padding-bottom:.4em}.ua-ie</text:p>
      <text:p text:style-name="P7"><text:soft-page-break/><text:s/>.type_contentcarouselpulse_default ul li{display:block;width:100%}.type_contentcarouselpulse_default ol li{list-style:decimal outside}.type_contentcarouselpulse_default ol{padding-left:2em}.type_contentcarouselpulse_default ol.pulse-list li a{background:none;display:block}.type_contentcarouselpulse_default li a .additionalcopy{font-weight:normal}.type_contentcarouselpulse_default li a:hover .additionalcopy{color:inherit}.type_contentcarouselpulse_default ul.pulse-list li a{background-position:left 5px;background-repeat:no-repeat;padding-left:8px;display:block;margin-left:5px}.type_contentcarouselpulse_default .type1thumb .more a{font-weight:normal}.type_contentcarouselpulse_default .typetopic .pulse-wrapper{padding:.54em 0 .31em .38em}.type_contentcarouselpulse_default .typetopic .topic-img{float:left;text-align:center}.type_contentcarouselpulse_default .typetopic .pulse-img{display:block;float:none;width:115px;height:80px;margin:0 0 .15em 0;border:none}.ua-ie6 .type_contentcarouselpulse_default .typetopic .pulse-img,.ua-ie7 .type_contentcarouselpulse_default .typetopic .pulse-img{margin:0 0 5px 0}.type_contentcarouselpulse_default .typetopic a:hover .pulse-img{border:none}.type_contentcarouselpulse_default .typetopic .pulse-list{padding-left:2.08em}.ua-ie .type_contentcarouselpulse_default .typetopic .pulse-list{margin-right:-2em;padding-left:2.31em}.type_contentcarouselpulse_default .typetopic .pulse-list li{padding-bottom:.48em}.type_contentcarouselpulse_default .typetopic .pulse-list li a{position:relative;left:-0.42em}.ua-ie .type_contentcarouselpulse_default .typetopic .pulse-list li a{left:-0.67em}.type_contentcarouselshopping_default .typeshopping10{padding-left:.08em}.ua-ie .type_contentcarouselshopping_default .typeshopping10{padding-left:0}.ua-ie6 .type_contentcarouselshopping_default .typeshopping10 .shopping-wrapper{margin-top:.17em}.ua-ie7 .type_contentcarouselshopping_default .typeshopping10 .shopping-wrapper{margin-top:.15em}.type_contentcarouselshopping_default .typeshopping10 .header{clear:both;margin:0 0 .23em 0;padding:0 0 .23em 0;background:url(http://l.yimg.com/ne/home/2008/k_hdot.gif) repeat-x 0 100%}.ua-ie6 .type_contentcarouselshopping_default .typeshopping10 .header{padding-bottom:.08em}.ua-ie7 .type_contentcarouselshopping_default .typeshopping10 .header{padding-bottom:.15em}.type_contentcarouselshopping_default .typeshopping10 .header li{float:left;width:auto;height:1.31em;margin-right:.92em;white-space:nowrap}.type_contentcarouselshopping_default .typeshopping10 .thumbs{clear:both;margin:0;padding-bottom:.15em;background:url(http://l.yimg.com/ne/home/2008/k_hdot.gif) 0 100% repeat-x}.type_contentcarouselshopping_default .typeshopping10 .thumbs li{float:left;margin-left:.91em;width:57px;padding-top:.18em;height:70px;line-<text:soft-page-break/>height:1.18em;text-align:center;overflow:hidden}.type_contentcarouselshopping_default .typeshopping10 .thumbs li.first{margin-left:.27em}.ua-ie6 .type_contentcarouselshopping_default .typeshopping10 .thumbs li.first,.ua-ie7 .type_contentcarouselshopping_default .typeshopping10 .thumbs li.first{margin-left:0}.ua-ie8 .type_contentcarouselshopping_default .typeshopping10 .thumbs li.first{margin-left:.18em}.type_contentcarouselshopping_default .typeshopping10 .thumbs li a{display:block}.type_contentcarouselshopping_default .typeshopping10 .thumbs li a img{display:block;margin-bottom:.18em;width:55px;height:40px}.ua-ie6 .type_contentcarouselshopping_default .typeshopping10 .thumbs li a img{margin-bottom:.27em}.type_contentcarouselshopping_default .typeshopping10 .bottom{clear:both;padding:.08em 0 1.235em 0}.ua-ie6 .type_contentcarouselshopping_default .typeshopping10 .bottom{padding:.23em 0 1.6em 0}.ua-ie7 .type_contentcarouselshopping_default .typeshopping10 .bottom{padding-top:.15em;padding-bottom:1.6em}.ua-ie8 .type_contentcarouselshopping_default .typeshopping10 .bottom{padding-bottom:1.23em}.ua-op9 .type_contentcarouselshopping_default .typeshopping10 .bottom{padding-bottom:.31em}.type_contentcarouselshopping_default .typeshopping10 .bottom li{float:left;width:auto;margin-right:.62em;padding-top:.23em;white-space:nowrap;overflow:hidden}.type_contentcarouselshopping_default .typeshopping8 .shopping-wrapper{padding-left:.08em}.ua-ie8 .type_contentcarouselshopping_default .typeshopping8 .shopping-wrapper,.ua-ff .type_contentcarouselshopping_default .typeshopping8 .shopping-wrapper{height:17.69em}.type_contentcarouselshopping_default .typeshopping8 .header{clear:both;margin:0;padding:.6em 0 0 0}.ua-ie6 .type_contentcarouselshopping_default .typeshopping8 .header{padding-top:.77em}.ua-ie7 .type_contentcarouselshopping_default .typeshopping8 .header{padding-top:.77em}.type_contentcarouselshopping_default .typeshopping8 .header li{float:left;width:auto;height:1.54em;margin-right:12px;white-space:nowrap}.ua-ie6 .type_contentcarouselshopping_default .typeshopping8 .header li{height:1.38em}.ua-ie7 .type_contentcarouselshopping_default .typeshopping8 .header li{height:1.46em}.type_contentcarouselshopping_default .typeshopping8 .thumbs{clear:both;margin:0;padding:0 0 .08em .23em;background:url(http://l.yimg.com/ne/home/2008/k_hdot.gif) 0 100% repeat-x}.type_contentcarouselshopping_default .typeshopping8 .thumbs li{float:left;width:74px;height:71px;margin-left:.82em;padding-top:.18em;line-height:1.18em;text-align:center;overflow:hidden}.type_contentcarouselshopping_default .typeshopping8 .thumbs li.first{margin-<text:soft-page-break/>left:0}.type_contentcarouselshopping_default .typeshopping8 .thumbs li a{display:block}.type_contentcarouselshopping_default .typeshopping8 .thumbs li a img{display:block;margin-bottom:.09em;width:74px;height:40px}.ua-ie6 .type_contentcarouselshopping_default .typeshopping8 .thumbs li a img{margin-bottom:.18em}.type_contentcarouselshopping_default .typeshopping8 .bottom{clear:both;height:2.85em;padding:.38em 0 .96em 0}.ua-ie6 .type_contentcarouselshopping_default .typeshopping8 .bottom{height:3.15em}.ua-ie7 .type_contentcarouselshopping_default .typeshopping8 .bottom{height:3.05em}.ua-op9 type_contentcarouselshopping_default .typeshopping8 .bottom{padding-bottom:.31em}.type_contentcarouselshopping_default .typeshopping8 .bottom li{float:left;width:49%;white-space:nowrap;overflow:hidden}.ua-ie6 .type_contentcarouselshopping_default .typeshopping8 .bottom li,.ua-ie7 .type_contentcarouselshopping_default .typeshopping8 .bottom li{padding-bottom:.31em}.type_contentcarouselshopping1_default .typeshopping1 .pb{height:17.69em}.ua-ie6 .type_contentcarouselshopping1_default .typeshopping1 .pb{height:17.65em}.ua-ie7 .type_contentcarouselshopping1_default .typeshopping1 .pb{height:17.65em}.type_contentcarouselshopping1_default .typeshopping1 .pb .hd{padding:14px 0 1px 3px;color:#747373;zoom:1}.type_contentcarouselshopping1_default .typeshopping1 .pb .hd strong img{vertical-align:-11px}.type_contentcarouselshopping1_default .typeshopping1 .pb .hd span{padding-left:5px}.type_contentcarouselshopping1_default .typeshopping1 .pb .bd{height:159px;background:url(http://l.yimg.com/ne/home/2009/k_todshop.png) 0 0 no-repeat;zoom:1}.type_contentcarouselshopping1_default .typeshopping1 .pb .bd{border:0}.type_contentcarouselshopping1_default .typeshopping1 .pb .bd .a{float:left;width:165px}.type_contentcarouselshopping1_default .typeshopping1 .pb .bd .a .img{display:block;margin-bottom:2px;padding:17px 0 10px 17px}.type_contentcarouselshopping1_default .typeshopping1 .pb .bd .a .img img{vertical-align:top}.type_contentcarouselshopping1_default .typeshopping1 .pb .bd .a .time{overflow:hidden;height:20px}.type_contentcarouselshopping1_default .typeshopping1 .pb .bd .a .time em{float:left;padding:5px 2px 0 16px}.type_contentcarouselshopping1_default .typeshopping1 .pb .bd .a .time img{vertical-align:top;margin-right:1px}.type_contentcarouselshopping1_default .typeshopping1 .pb .bd .a .time span{float:left;padding:0 3px}.type_contentcarouselshopping1_default .typeshopping1 .pb .bd .a .time span .n1{margin-top:-<text:soft-page-break/>20px}.type_contentcarouselshopping1_default .typeshopping1 .pb .bd .a .time span .n2{margin-top:-40px}.type_contentcarouselshopping1_default .typeshopping1 .pb .bd .a .time span .n3{margin-top:-60px}.type_contentcarouselshopping1_default .typeshopping1 .pb .bd .a .time span .n4{margin-top:-80px}.type_contentcarouselshopping1_default .typeshopping1 .pb .bd .a .time span .n5{margin-top:-100px}.type_contentcarouselshopping1_default .typeshopping1 .pb .bd .a .time span .n6{margin-top:-120px}.type_contentcarouselshopping1_default .typeshopping1 .pb .bd .a .time span .n7{margin-top:-140px}.type_contentcarouselshopping1_default .typeshopping1 .pb .bd .a .time span .n8{margin-top:-160px}.type_contentcarouselshopping1_default .typeshopping1 .pb .bd .a .time span .n9{margin-top:-180px}.type_contentcarouselshopping1_default .typeshopping1 .pb .bd .b{overflow:hidden;float:left;width:152px;word-wrap:break-word;word-break:break-all}.type_contentcarouselshopping1_default .typeshopping1 .pb .bd .b .subtit{padding-top:8px;color:#888;line-height:11px}.type_contentcarouselshopping1_default .typeshopping1 .pb .bd .b .tit{display:block;margin:0 0 7px 0;padding:0}.type_contentcarouselshopping1_default .typeshopping1 .pb .bd .b strong,.type_contentcarouselshopping1_default .typeshopping1 .pb .bd .b em{display:block;line-height:1.345}.type_contentcarouselshopping1_default .typeshopping1 .pb .bd .b strong{padding-bottom:1px;color:#000}.type_contentcarouselshopping1_default .typeshopping1 .pb .bd .b em{color:#f0710a;font-weight:bold}.type_contentcarouselshopping1_default .typeshopping1 .pb .bd .b div{height:64px;color:#888;line-height:1.345}.type_contentcarouselshopping1_default .typeshopping1 .pb .bd .b div a{color:#888}.type_contentcarouselshopping1_default .typeshopping1 .pb .ft{padding-top:7px;text-align:center;color:#bebebe;line-height:1.345}.type_contentcarouselshopping1_default .typeshopping1 .pb .ft a{padding:0</text:p>
      <text:p text:style-name="P7"><text:s/>4px}.type_contentcarouselshopping_default .typeshopping9 .shopping-wrapper{padding:.2em 0 1.11em 0}.ua-ie6 .type_contentcarouselshopping_default .typeshopping9 .shopping-wrapper{padding:.2em 0 1.1em 0;padding-bottom:1.45em}.ua-ie7 .type_contentcarouselshopping_default .typeshopping9 .shopping-wrapper{padding:.3em 0 1.35em 0}.ua-ie8 .type_contentcarouselshopping_default .typeshopping9 .shopping-wrapper{height:16.38em}.type_contentcarouselshopping_default .typeshopping9 .thumbs{float:left;clear:none;width:195px;margin:0 3px 0 0;padding-top:6px}.type_contentcarouselshopping_default .typeshopping9 .thumbs li{float:left;width:57px;height:67px;margin-left:.91em;padding-top:.18em;line-height:1.18em;text-<text:soft-page-break/>align:center;overflow:hidden}.ua-ie6 .type_contentcarouselshopping_default .typeshopping9 .thumbs li{margin-left:.45em}.type_contentcarouselshopping_default .typeshopping9 .thumbs li.first{margin-left:0}.type_contentcarouselshopping_default .typeshopping9 .thumbs li a{display:block}.type_contentcarouselshopping_default .typeshopping9 .thumbs li a img{display:block;margin-bottom:.18em;width:55px;height:37px}.type_contentcarouselshopping_default .typeshopping9 .up,.type_contentcarouselshopping_default .typeshopping9 .bottom,.type_contentcarouselshopping_default .typeshopping9 .down{width:131px}.type_contentcarouselshopping_default .typeshopping9 .up{float:left;margin-top:8px;padding-bottom:1px;background:url(http://l.yimg.com/ne/home/2008/k_hdot.gif) repeat-x 0 100%}.type_contentcarouselshopping_default .typeshopping9 .up li{float:left}.type_contentcarouselshopping_default .typeshopping9 .up .first{margin-right:20px}.type_contentcarouselshopping_default .typeshopping9 .up img{width:50px;height:20px}.type_contentcarouselshopping_default .typeshopping9 .up .link{display:none}.type_contentcarouselshopping_default .typeshopping9 .bottom{float:left;padding:.08em 0 .54em 0;background:url(http://l.yimg.com/ne/home/2008/k_hdot.gif) repeat-x 0 100%}.ua-op9 .type_contentcarouselshopping_default .typeshopping9 .bottom{padding-bottom:0}.type_contentcarouselshopping_default .typeshopping9 .bottom li{float:left;width:64px;padding-top:.15em;white-space:nowrap;overflow:hidden}.type_contentcarouselshopping_default .typeshopping9 .down{float:left;padding-top:9px}.type_contentcarouselshopping_default .typeshopping9 .down a{float:left}.type_contentcarouselshopping_default .typeshopping9 .down img{width:45px;height:35px;margin-top:-3px;margin-right:6px}.type_contentcarouselshopping_default .typeshopping9 .down .link{line-height:1.4}.type_ads{text-align:center}.type_ads table{margin:0 auto;width:auto}.type_ads .lrec,.type_ads .fpad,.type_ads .wam{position:relative;z-index:50;zoom:1}.type_ads .lrec-reserve,.type_ads .fpad-reserve,.type_ads .wam-reserve{min-height:200px}.ua-ie6 .type_ads .lrec-reserve,.ua-ie6 .type_ads .fpad-reserve,.ua-ie6 .type_ads .wam-reserve{height:200px}.type_ads .prom1,.type_ads .prom2,.type_ads .prom3,.type_ads .prom4,.type_ads .prom5,.type_ads .prom6{width:12em;text-align:left}.ua-ie6 .type_ads .prom1,.ua-ie6 .type_ads .prom2,.ua-ie6 .type_ads .prom3,.ua-ie6 .type_ads .prom4,.ua-ie6 .type_ads .prom5,.ua-ie6 .type_ads .prom6,.ua-ie7 .type_ads .prom1,.ua-ie7 .type_ads .prom2,.ua-ie7 .type_ads .prom3,.ua-ie7 .type_ads .prom4,.ua-ie7 .type_ads .prom5,.ua-ie7 .type_ads .prom6{width:11.75em}.type_ads .prom1-reserve,.type_ads .prom2-reserve,.type_ads .prom3-reserve,.type_ads .prom4-reserve{min-<text:soft-page-break/>height:5em}.type_ads .pam-reserve{min-height:6.15em}.ua-ie6 .type_ads .pam{display:inline}.ua-ie6 .type_ads .pam-reserve{height:6em;display:block}.type_ads .adbcn{position:absolute;visibility:hidden}.type_ads iframe.wdpa1,.type_ads iframe.wdpa2,.type_ads iframe.wdpa1-t1,.type_ads iframe.wdpa2-t1,.type_ads iframe.t1,.type_ads iframe.deal2,.type_ads iframe.t1-wdpa1,.type_ads iframe.t1-wdpa2,.type_ads iframe.t1-deal2,.type_ads iframe.deal2-deal3{width:100%}.type_ads iframe.wdpa1,.type_ads iframe.wdpa2,.type_ads iframe.deal2{height:305px}.type_ads iframe.wdpa1-t1,.type_ads iframe.wdpa2-t1,.type_ads iframe.deal2-t1,.type_ads iframe.t1-wdpa1,.type_ads iframe.t1-wdpa2,.type_ads iframe.t1-deal2,.type_ads iframe.deal2-deal3{height:37em}.type_miniad_default .type_ads{text-align:left}.type_miniad_default .promo .hdlnm{text-align:left;padding:1em}.type_miniad_default .content{border-style:solid;border-width:1px}.type_miniad_default .top-padding{margin-top:8px}.type_miniad_default .ad-holder{border-style:solid;border-width:1px}.type_miniad_default .mkptitle h2{padding:8px 8px 0 8px;text-align:left}.type_tuc_default .hidden{display:none}.type_tuc_default .invisible{visibility:hidden}.type_tuc_default .avatar-container,.type_tuc_default .greeting,.type_tuc_default .name,.type_tuc_default .account-sign-out,.type_tuc_default .account-sign-in,.type_tuc_default .account-sign-up,.type_tuc_default .account-signed-out{display:inline-block}.ua-ie6 .type_tuc_default .avatar-container,.ua-ie6 .type_tuc_default .greeting,.ua-ie6 .type_tuc_default .name,.ua-ie6 .type_tuc_default .account-sign-out,.ua-ie6 .type_tuc_default .account-sign-in,.ua-ie6 .type_tuc_default .account-sign-up,.ua-ie6 .type_tuc_default .account-signed-out,.ua-ie7 .type_tuc_default .avatar-container,.ua-ie7 .type_tuc_default .greeting,.ua-ie7 .type_tuc_default .name,.ua-ie7 .type_tuc_default .account-sign-out,.ua-ie7 .type_tuc_default .account-sign-in,.ua-ie7 .type_tuc_default .account-sign-up,.ua-ie7 .type_tuc_default .account-signed-out{display:inline}.type_tuc_default .account-sign-in,.type_tuc_default .account-sign-up{border-left-style:solid;border-left-width:1px}.type_tuc_default .account-sign-in{padding-left:.75em;padding-right:.75em}.type_tuc_default .account-sign-up{padding-left:.75em}.type_tuc_default .account-signed-out{padding-right:.75em;margin-top:2px}.type_tuc_default .avatar-container{margin-right:.1em;width:22px}.type_tuc_default .first{padding-left:1px;border-left-style:none}.type_tuc_default .avatar-container .avatar{display:inline-block;margin-top:-16px;position:absolute}.type_tuc_default .avatar-container .avatar img{height:16px;width:16px;border-width:1px;border-style:solid;min-height:16px;padding:2px}.type_tuc_default .nickname{font-weight:bold;z-index:2;padding:0 7px 0 3px}.ua-ie6 .type_tuc_default .nickname,.ua-ie7 .type_tuc_default <text:soft-page-break/>.nickname{zoom:1}.type_tuc_default .active .nickname{border-width:1px 1px 0 1px;border-style:solid;padding:0 6px 0 2px;position:relative}.ua-ie6 .type_tuc_default .active .nickname,.ua-ie7 .type_tuc_default .active .nickname{margin-top:-2px}.type_tuc_default .tuc-dropdown{border-style:solid;border-width:1px;position:absolute;width:13em;z-index:1;overflow:hidden}.type_tuc_default .account-sign-up span{font-weight:normal}.type_tuc_default .tuc-dropdown li{margin:0;padding:.25em .45em}.type_tuc_default .tuc-dropdown .tuc-last{border-top-width:1px;border-top-style:solid;background:white}.type_tuc_default .dd-arrow{background-position:left -995px;position:relative;left:3px;padding-left:10px;zoom:1;cursor:pointer}.type_tuc_default .close{background-position:left -943px;cursor:pointer;display:block;height:12px;position:absolute;right:3px;top:13px;width:12px}.ua-ie6 .type_tuc_default .active .nickname{zoom:1}.type_tuc_default .account-sign-out{padding-right:.75em}.ua-ie6 .type_tuc_default .account-sign-up,.ua-ie7 .type_tuc_default .account-sign-up{margin-top:2px}.type_tuc_default .account-sign-up{padding-right:.75em}.type_tuc_default .account-sign-out{border-left-width:1px;border-left-style:solid;padding-left:.75em}.type_tuc_default .tuc-dropdown{margin-top:-2px}.ua-ie6 .type_tuc_default .tuc-dropdown,.ua-ie7 .type_tuc_default .tuc-dropdown{margin-top:0;top:1.8em}.ua-ie7 .type_tuc_default .no-avatar .tuc-dropdown{top:1.6em}#y-persistentmasthead-con{background-color:#f6f8f9;width:100%;top:0;left:0;position:fixed;border-bottom:1px solid #b6c3ce}#y-persistentmasthead-con.hide{display:none}.ua-ie6 #y-persistentmasthead-con{position:absolute}.ua-ie6 #y-persistentmasthead .mod{margin-left:-2em;margin-right:1.5em}.ua-ie6 #y-persistentmasthead .type_tuc_default{margin-left:3em}.type_persistentmasthead_default{float:left;width:100%;padding:.5em 0 .1em 0}.type_persistentmasthead_default .trend-wrapper{margin:0 auto auto 1.4em;float:left}.type_persistentmasthead_default .trend-title{font-weight:bold}.jsenabled .type_persistentmasthead_default .prev,.jsenabled .type_persistentmasthead_default .next{border:0;padding:.5em 0 .1em 0;display:inline;background:transparent}.jsenabled .ua-ie7 .type_persistentmasthead_default .prev,.jsenabled .ua-ie7 .type_persistentmasthead_default .next{padding-bottom:.2em}.type_persistentmasthead_default .prev span,.type_persistentmasthead_default .next span{width:8px;height:8px;display:block}.type_persistentmasthead_default .prev span{background-position:left -1321px}.type_persistentmasthead_default .next span{background-position:left -1380px}.type_persistentmasthead_default .hide,.type_persistentmasthead_default <text:soft-page-break/>.prev,.type_persistentmasthead_default .next,.jsenabled .type_persistentmasthead_default .hide{display:none}#y-persistentmasthead-con .us .type_persistentmasthead_default{padding:.5em 0}.type_persistentmasthead_default .input-query{width:20em;height:1.3em;padding:.1em 0 0 1.5em;border-width:1px;border-style:solid;background-position:3px -1829px;background-repeat:no-repeat}.type_persistentmasthead_default .searchsubmit{font-weight:bold;background-repeat:repeat-x;background-position:left -1676px;border:1px solid #BD9E43;width:10.1em;height:1.7em}.ua-wk .type_persistentmasthead_default .searchsubmit{height:1.6em;vertical-align:top}.type_persistentmasthead_default .logo-wrapper{float:left;padding-left:.5em}.type_persistentmasthead_default .tuc-wrapper{float:left;padding-left:2em}.type_persistentmasthead_default .search-wrapper{float:right}/* Copyright (c) 2012, Yahoo! Inc. <text:s/>All rights reserved. */ </text:p>
      <text:p text:style-name="P7">.y-content,#y-width,#y-shade,#y-masthead,#y-persistentmasthead,#y-header,#y-content,#y-footer-carousel,#y-footer,#y-subfooter{width:74.8em;min-width:972px;margin:0 auto;clear:both}.ua-ie .y-content,.ua-ie #y-width,.ua-ie #y-shade,.ua-ie #y-masthead,.ua-ie #y-persistentmasthead,.ua-ie #y-header,.ua-ie #y-content,.ua-ie #y-footer-carousel,.ua-ie #y-footer,.ua-ie #y-subfooter{width:72.76em}#y-min-width,.min-width .y-content,.min-width #y-shade,.min-width #y-masthead,.min-width #y-header,.min-width #y-content,.min-width #y-footer-carousel,.min-width #y-footer,.min-width #y-subfooter{width:972px}#y-width,#y-min-width{height:0;overflow-y:hidden}#y-subfooter{margin-bottom:.5em}#y-shade{min-width:972px}#y-shade .type_fpnux_default .cue-wrapper{min-width:972px;width:74.8em}.ua-ie #y-shade .type_fpnux_default .cue-wrapper{width:72.76em}.ua-ie6 .y-wshade .y-wshade-space{width:60.76em}#y-content{border-top-style:solid;border-top-width:2px;background:#FFF}#y-content.w3{border:0}#y-cols{clear:both;padding-top:8px;padding-bottom:15px;background:#FFF;border-style:solid;border-width:0 1px}#y-pa,#y-pa-app,#y-banner,#y-col1,#y-col2{float:left;display:inline}#y-pa{width:13.4%;min-width:130px;margin-right:1.9%;margin-top:6px}.ua-ie9 #y-pa{width:13.7%;margin-right:1.6%}#y-pa-app{display:none;width:80.1%}#y-banner{width:78.35%;min-width:760px;padding-bottom:10px}#y-col1{width:46.6%;min-width:452px;margin-right:1%}#y-col2{width:36.08%;min-width:350px;padding-left:.71em;margin-top:5px}#y-col2 .y-pad{padding-bottom:.62em;margin-right:.75em}#y-col2 .y-line{border-top-style:double;padding-top:.62em}.y-chrome-bottom{position:relative;display:block;clear:both;height:4px;margin:0 5px;border-bottom-style:solid;border-bottom-width:1px;background:#FFF}.y-chrome-bottom span{position:absolute;display:block;width:7px;height:7px;overflow:hi<text:soft-page-break/>dden}.y-chrome-bottom .left{left:-5px;background-position:left -226px}.y-chrome-bottom .right{right:-5px;background-position:left -169px}.mod{clear:both}#y-col1 .mod .mod,#y-col2 .mod .mod{margin-bottom:0}.y-pa-open .fp-fx{opacity:.4;-ms-filter:"progid:DXImageTransform.Microsoft.Alpha(Opacity=40)";background-color:#fff}.ua-ie7 .y-pa-open .fp-fx{filter:progid:DXImageTransform.Microsoft.Alpha(Opacity=40)}.bkt330 #y-content,.bkt332 #y-content{border-top-width:0}#y-dockedfooter{left:0;bottom:0;width:100%;position:fixed}#y-blackheader-container{background-color:#000}#y-content.black{border-top-width:0}#y-footer-carousel{border:0;background:none}#y-col1 .type_breakingnews .b-news{margin-bottom:.3em}#y-col1 .type_breakingnews .remove-margin{margin-bottom:-0.3em}#y-col1 #ad-west{margin-bottom:10px;text-align:center}#y-float-ad{position:relative}#y-col2 .type_ads .fpad{margin-left:-10px}/* Copyright (c) 2012, Yahoo! Inc. <text:s/>All rights reserved. */ </text:p>
      <text:p text:style-name="P7">#y-content{border-top-style:none;background:none}#y-content .y-chrome-bottom{display:none}#y-cols{border-width:0 1px 1px 1px;-webkit-border-radius:0 0 5px 5px;-moz-border-radius:0 0 5px 5px;border-radius:0 0 5px 5px}/* Copyright (c) 2012, Yahoo! Inc. <text:s/>All rights reserved. */ </text:p>
      <text:p text:style-name="P7">.y-mast-bg-hide{border-bottom:2px solid transparent;border-left:1px solid transparent}.type_masthead_default .mh-wrap{background:none;position:relative;padding-top:.6em;padding-bottom:.6em}.ua-ie6 .type_masthead_default .mh-wrap{padding:0 0 .6em 0}.type_masthead_default .logo-container{margin:2.3em 1.5em 0 0;width:202px;float:left;height:50px}.type_masthead_default h1{width:202px;height:50px}.type_masthead_default .logo{display:block;font-size:0;height:100%;color:transparent}.type_masthead_default .search-form,.ua-wk .type_masthead_default .search-form fieldset{float:left}.type_masthead_default .stabs{margin:.7em 0 .5em -0.95em;float:left}.ua-ie6 .type_masthead_default .stabs{margin-left:-1.9em}.type_masthead_default .stabs li{float:left;margin:0 1.15em}.type_masthead_default .stabs li a{display:block;cursor:pointer;font-weight:normal;text-decoration:none}.type_masthead_default .stabs li.apps{position:relative}.type_masthead_default .stabs li .new{background:url("http://l.yimg.com/a/i/ww/met/pa_icons/app-new-tag-20110703.png") no-repeat scroll left 0 transparent;height:14px;left:0;position:absolute;top:-11px;width:27px}.lite-page .type_masthead_default .stabs li .new{left:1.15em}.type_masthead_default .stabs li.selected{background:none}.type_masthead_default .stabs li.selected a{display:block;background:none;font-weight:bold;color:#000}.type_masthead_default .stabs .tab-cover{border:none}.type_masthead_default .stabs .more-tab{margin:0 8px;padding:0 .5em;z-index:8;position:relative}.type_masthead_default .stabs .menu-selected a{color:#000;background-position:left <text:soft-page-break/>100px}.type_masthead_default .stabs .menu-selected{background-position:left 100px}.type_masthead_default .stabs .menu-select{border-style:solid;border-width:1px;border-bottom:none;margin-top:-1px;margin-left:7px}.ua-ff .type_masthead_default .stabs .menu-select{margin-left:.5em}.type_masthead_default .more-search{display:block;position:absolute;z-index:7;border-style:solid;border-width:1px;margin-top:-1px;padding:.3em}.ua-ie8 .type_masthead_default .more-search,.ua-wk .type_masthead_default .more-search{margin-left:1px}.type_masthead_default .more-search li,.type_masthead_default .more-search li.selected{display:block;float:none;color:#16387c;padding:0 .2em}.ua-ie6 .type_masthead_default .more-search li{white-space:nowrap}.type_masthead_default .more-search li a,.type_masthead_default .more-search li.selected a{color:#16387c}.type_masthead_default .more-search li span{border:none}.type_masthead_default .more-search li.brd-top,.type_masthead_default .more-search li.brd-bot{border-style:solid;border-width:1px;border-left:none;border-right:none}.type_masthead_default .more-search li.brd-top{border-bottom:none;padding-top:.2em}.type_masthead_default .more-search li.brd-bot{border-top:none;padding-bottom:.2em}.type_masthead_default .more-tab .arrow{background-position:4px -995px;padding-left:12px}.ua-ie6 .type_masthead_default .more-tab .arrow,.ua-ie7 .type_masthead_default .more-tab .arrow{display:inline-block}.type_masthead_default .intlswitch{float:left;position:relative;top:1.2em;padding-left:1em}.type_masthead_default .intlswitch label{vertical-align:top;margin-right:1em}.ua-ie6 .type_masthead_default .intlswitch label,.ua-ie7 .type_masthead_default .intlswitch label{vertical-align:middle;margin-right:0}.ua-ie6 .type_masthead_default .intlswitch,.ua-ie7 .type_masthead_default .intlswitch{margin-top:-0.5em;margin-bottom:.5em}.type_masthead_default legend{height:0;line-height:0;margin-top:-999em}.type_masthead_default .searchwrapper{clear:left;float:left;position:relative;z-index:3}.ua-ie6 .type_masthead_default .searchwrapper,.ua-ie7 .type_masthead_default .searchwrapper{float:none;zoom:1;clear:left}.type_masthead_default .searchwrapper-border{border-width:1px;border-style:solid}.ua-ie6 .type_masthead_default .searchwrapper-border,.ua-ie6 .type_masthead_default .y-srch-brdr{float:left}.type_masthead_default .searchwrapper-inner{background-repeat:repeat-x;border-width:1px;border-style:solid;padding:.2em;position:relative;height:2.1em}.ua-ie6 .type_masthead_default .searchwrapper-inner{float:left}.ua-ff .type_masthead_default .searchwrapper-inner{padding-bottom:.22em;padding-right:.22em}.ua-ie8 .type_masthead_default .searchwrapper-inner{padding:.27em .25em .22em .2em}.type_masthead_default .search-label{display:block;height:0;overflow:hidden}.type_masthead_default .<text:soft-page-break/>input-query{float:left;border:0;border:1px solid #CBCCCE;border-left:1px solid #7B7B7B;border-top:1px solid #7B7B7B;height:1.5em;padding:.3em .25em 0 .2em}.ua-ff4 .type_masthead_default .input-query{padding:.15em .25em .15em .2em}.type_masthead_default .input-long,.type_masthead_default .input-med,.type_masthead_default .input-short{width:30em}.ua-ff3_6 .type_masthead_default .input-query{padding-bottom:.33em;height:auto}.ua-wk .type_masthead_default .input-query{height:1.5em}.type_masthead_default .input-x-short{width:16.1em}.type_masthead_default .searchwrapper-inner input.ghosttext{color:#858585}.ua-wk .type_masthead_default .searchsubmit{margin:0}.type_masthead_default .in-searchlabel{float:left;font-weight:bold;margin:.4em 0;width:2.3em;text-align:center}.type_masthead_default .rc-tl,.type_masthead_default .rc-tr,.type_masthead_default .rc-bl,.type_masthead_default .rc-br{position:absolute;width:1px;height:1px;font-size:0;background:#fff;display:block}.type_masthead_default .rc-tl{top:-2px;left:-2px}.type_masthead_default .rc-tr{top:-2px;right:-2px}.type_masthead_default .rc-bl{bottom:-2px;left:-2px}.type_masthead_default .rc-br{bottom:-2px;right:-2px}.ua-ie6 .type_masthead_default .rc-tl,.ua-ie6 .type_masthead_default .rc-tr{top:-3px}.ua-ie6 .type_masthead_default .rc-tr,.ua-ie6 .type_masthead_default .rc-br{right:-2px}.ua-ie6 .type_masthead_default .rc-bl,.ua-ie6 .type_masthead_default .rc-br{bottom:-3px}.type_masthead_default .ds-r{display:none}.type_masthead_default .button-wrapper{padding:0;border:1px #bd9e43 solid;background-color:#FCC530;margin-left:.3em;float:left;overflow:hidden}.ua-ie7 .type_masthead_default .xa .button-wrapper{overflow:visible}.type_masthead_default .searchsubmit{background-repeat:repeat-x;background-position:left -1672px;border:0;font-weight:bold;cursor:pointer;overflow:visible;height:1.8em;min-width:8em}.ua-ie6 .type_masthead_default .searchsubmit{padding:0 1em}.ua-op .type_masthead_default .searchsubmit{padding-top:.3em}.ua-ie7 .type_masthead_default .searchsubmit{overflow:hidden;min-width:9em}.type_masthead_default .hood{position:absolute;left:0;width:100%;bottom:-16px;z-index:1}.ua-ie6 .type_masthead_default .hood{top:2.75em}.type_masthead_default .open{bottom:0;top:2.8em}.type_masthead_default .hood .sa-window{display:none}.type_masthead_default .open .sa-window{border-right-width:1px;border-left-width:1px;border-left-style:solid;border-right-style:solid;background-position:left -846px;background-color:#1D2532;max-height:7.9em;overflow:hidden;position:relative;display:block}.ua-op .sa-window{max-height:8.2em}.type_masthead_default .hood .sa-drawer-container{background-position:-100px 0;margin:0 1px}.ua-ie7 .type_masthead_default .hood .sa-drawer-<text:soft-page-break/>container{zoom:1}.type_masthead_default .open .sa-drawer-container{background-repeat:repeat-x;background-position:left -30px;height:4px;border-bottom-width:1px;border-bottom-style:solid;overflow:visible;position:relative;margin:left 1px}.ua-ie6 .type_masthead_default .open .sa-drawer-container{margin:0 1px 0 1px}.type_masthead_default .open .sa-drawer-container .drawer-innerborder{border-width:0 1px 1px 1px;border-style:solid;height:3px;display:block}.ua-ie6 .type_masthead_default .open .sa-drawer-container .drawer-innerborder{font-size:0;position:relative;z-index:-1;margin-bottom:-17px}.jsenabled .type_masthead_default .hood a.sa-drawer{display:block;width:33px;height:17px;margin-left:2em;background-repeat:no-repeat;background-position:left -145px;overflow:hidden;position:relative;top:-6px}.type_masthead_default .hood a.sa-drawer{display:none}.jsenabled .ua-ie6 .type_masthead_default .open a.sa-drawer{top:16px}.ua-ie7 .type_masthead_default .hood .sa-drawer-container{position:relative}.jsenabled .type_masthead_default .open a.sa-drawer{background-position:left -210px;top:-1px;margin-left:2.5em}.type_masthead_default .hood .rc-bl,.type_masthead_default .hood .rc-br{display:none}.type_masthead_default .open .rc-bl,.type_masthead_default .open .rc-br{display:block;top:0;height:4px;width:1px;border-style:solid}.type_masthead_default .open .rc-bl{left:-1px;border-width:0 0 0 1px}.type_masthead_default .open .rc-br{right:-1px;border-width:0 1px 0 0}.type_masthead_default .sa-holder ul{color:#fff;line-height:1.5em;width:28em;padding:.2em 0 .3em .25em;position:relative}.ua-wk .type_masthead_default .sa-holder ul{padding-top:0;padding-bottom:0}.type_masthead_default .us .sa-holder ul{width:28em}.type_masthead_default .sa-holder .hints{padding:.3em 0 .5em .8em}.type_masthead_default .sa-holder .sa-results a{display:block;color:#fff;text-decoration:none;padding:0 .4em 0 .7em;height:1.5em;overflow:hidden;width:95%;float:left}.bkt348 .type_masthead_default .sa-holder .sa-results a{width:215px}.ua-wk .type_masthead_default .sa-holder .sa-results a{padding-top:.1em}.type_masthead_default .sa-holder .sa-results a.app-available{background-position:218px -1014px}.ua-ff2 .type_masthead_default .sa-holder .sa-results li{clear:both}.type_masthead_default .sa-holder .sa-results li.selected a.hide{display:none}.type_masthead_default .sa-holder .sa-results .added-notice{display:none;color:#fff;font-weight:bold;line-height:1;border-style:solid;border-width:0 1px;border-color:#52B633;background-color:#52B633;margin-top:.3em;margin-left:.5em;float:left}.type_masthead_default .sa-holder .sa-results .show{display:block}.type_masthead_default .sa-holder .sa-results .added-notice em{display:block;line-height:1;margin:-1px 0;padding:1px 4px 0 4px;border-style:solid;border-width:1px</text:p>
      <text:p text:style-name="P7"><text:s/>0;border-color:#52B633}.type_masthead_default .sa-holder .sa-results <text:soft-page-break/>li.selected a:hover{opacity:1.0}.ua-ie6 .type_masthead_default .sa-holder .sa-results li.selected a:hover,.ua-ie7 .type_masthead_default .sa-holder .sa-results li.selected a:hover{filter:progid:DXImageTransform.Microsoft.Alpha(opacity=100)}.ua-ie7 .type_masthead_default .sa-holder .sa-results a,.ua-wk .type_masthead_default .sa-holder .sa-results a{text-overflow:ellipsis;white-space:nowrap}.ua-op .type_masthead_default .sa-holder .sa-results a{white-space:nowrap;-o-text-overflow:ellipsis}.type_masthead_default .sa-results a{font-weight:bold}.ua-ie6 .type_masthead_default .sa-results a{zoom:1}.type_masthead_default .sa-results a:focus{outline:none}.type_masthead_default .sa-results a strong{color:#929EB8;font-weight:normal}.type_masthead_default .asia .sa-results a strong{color:#000}.type_masthead_default .asia .open .sa-window{border-left-width:1px;border-right-width:1px;border-left-style:solid;border-right-style:solid;background-color:#F7F8FA}.type_masthead_default .asia .sa-holder ul{color:#000;width:auto}.type_masthead_default .asia .sa-holder .sa-results a{color:#CB3234;float:none;width:auto}.type_masthead_default .asia .sa-results a.selected{background-color:#E5E8F7}.type_masthead_default .asia .sa-holder .sa-results li.selected a:hover{background-color:#E5E8F7}.type_masthead_default .lightbg .open .sa-window{border-left-width:1px;border-right-width:1px;border-left-style:solid;border-right-style:solid;background-color:#FFF}.type_masthead_default .lightbg .sa-holder ul,.type_masthead_default .lightbg .sa-results a strong,.type_masthead_default .lightbg .sa-holder .sa-results a,.type_masthead_default .lightbg .sa-options span,.type_masthead_default .lightbg .sa-options .sa-info{color:#000}.type_masthead_default .lightbg .sa-results a.selected,.type_masthead_default .lightbg .sa-holder .sa-results li.selected a:hover{background-color:#FDF3B3}.type_masthead_default .lightbg .sa-options .on{border-right:1px solid #B0B0B0}.type_masthead_default .lightbg .sa-options a.active{color:#B0B0B0}.type_masthead_default .sa-results a.selected{background-color:#404E67}.type_masthead_default .sa-holder .bottom1{bottom:1.5em}.type_masthead_default .sa-holder .bottom2{bottom:3em}.type_masthead_default .sa-holder .bottom3{bottom:4.5em}.type_masthead_default .sa-holder .bottom4{bottom:6.0em}.type_masthead_default .sa-holder .bottom5{bottom:7.5em}.type_masthead_default .sa-holder .bottom6{bottom:9em}.type_masthead_default .sa-holder .bottom7{bottom:10.5em}.type_masthead_default .sa-options{position:absolute;right:1em;top:.45em;z-index:1}.type_masthead_default .sa-options .sa-info{margin-right:.3em}.type_masthead_default .sa-options span,.type_masthead_default .sa-options .sa-<text:soft-page-break/>info,.type_masthead_default .sa-holder .hswitch{color:#929eb8}.type_masthead_default .sa-options a.active{color:#fff}.type_masthead_default .sa-options .on{padding-right:.4em;border-right:1px solid #a1adb9}.type_masthead_default .sa-options .off{margin-left:.6em}.type_masthead_default .sa-arrows{position:absolute;top:8.8em;right:.83em}.type_masthead_default .us .sa-arrows{left:55%}.type_masthead_default .sa-holder .center{left:50%}.type_masthead_default .sa-arrows a{width:10px;height:10px;font-size:0;margin-bottom:3px;padding:0;display:block;cursor:default}.type_masthead_default .sa-arrows .up{background-repeat:no-repeat;background-position:left -325px}.type_masthead_default .sa-arrows .down{background-repeat:no-repeat;background-position:left -435px}.type_masthead_default .sa-arrows .uenabled{background-position:left -270px;cursor:pointer}.type_masthead_default .sa-arrows .denabled{background-position:left -380px;cursor:pointer}.type_masthead_default .sa-arrows a:hover{background-color:transparent}.type_masthead_default .error-ctr{position:absolute;top:.5em;left:2em;background-color:#FCEFC7;border:1px solid #FC3;width:18em;padding:.5em 0}.type_masthead_default .error-ctr .error-icon{background-position:left -2367px;margin:0 .5em .5em .5em;float:left;height:22px;width:23px}.type_masthead_default .error-ctr .error-msg{margin:0 .5em 0 0;float:left;width:12em}.ua-ie6 .type_masthead_default .error-ctr .error-msg{float:left;margin-left:0}.type_masthead_default .error-ctr .close-btn{float:right;width:12px;height:12px;background-position:2px -3082px;border:1px solid #FC3;margin:-0.4em .1em 0 0}.ua-ie6 .type_masthead_default .error-ctr .close-btn{line-height:2px}.jsenabled .type_masthead_default .hide-completely,.jsenabled .type_masthead_default .hood a.hide-completely{display:none}.jsenabled .ua-ie6 .type_masthead_default .hood a.hide-completely{visibility:hidden;display:block}.type_masthead_default .search-promo{position:absolute;top:2.5em;right:3.25em;width:89px;height:28px;z-index:6}.type_masthead_default .us .search-promo{right:1.6em}.type_masthead_default .sg .search-promo,.type_masthead_default .ph .search-promo,.type_masthead_default .id .search-promo{right:2em}.ua-ie6 .type_masthead_default .search-promo,.ua-ie7 .type_masthead_default .search-promo{left:40em;top:2.5em}.type_masthead_default .axis-promo{height:27px;margin-left:-4px;margin-top:-4px;border:none;position:absolute;box-shadow:0 2px 0 #BABABA,0 3px 0 #EFEFEF;-moz-box-shadow:0 2px 0 #BABABA,0 3px 0 #EFEFEF}.ua-ie6 .type_masthead_default .axis-promo{left:0;bottom:-23px}.type_masthead_default .axis-promo a{display:inline-block;text-decoration:none}.type_masthead_default .axis-promo div{height:27px;float:left}.type_masthead_default .axis-promo-<text:soft-page-break/>left{color:#fff;background:transparent url("http://l.yimg.com/cv/ip/ww/met/sprite_axis_3.png") no-repeat left 0;width:4px}.type_masthead_default .axis-promo-mid{background:transparent url("http://l.yimg.com/cv/ip/ww/met/sprite_axis_3.png") repeat left -54px}.type_masthead_default .axis-promo-mid .axis-promo-mid1{text-shadow:0 -1px 0 rgba(0,0,0,0.3)}.type_masthead_default .axis-promo-mid .axis-promo-mid2{padding-left:5px;text-shadow:1px 1px 1px rgba(35,169,255,0.8)}.type_masthead_default .axis-promo-mid p{padding-top:8px;padding-left:5px}.type_masthead_default .axis-promo-right{width:21px;background:transparent url("http://l.yimg.com/cv/ip/ww/met/sprite_axis_3.png") no-repeat left -108px}.type_masthead_default .invisible{visibility:hidden}.ua-ie6 .type_masthead_default .xa .searchwrapper-border,.ua-ie7 .type_masthead_default .xa .searchwrapper-border{float:none}.ua-ie6 .type_masthead_default .xa .searchwrapper-inner{padding-bottom:0;float:none}.ua-ie7 .type_masthead_default .xa .searchwrapper-inner{padding-right:0;width:51.8em;float:none}.type_masthead_default .xe h1,.type_masthead_default .xa h1{height:60px}.ua-ie .type_masthead_default .ime-enabled{ime-mode:active}.ua-ie .type_masthead_default .ime-disabled{ime-mode:auto}.type_masthead_default .promo{top:4em;right:2.5em;position:absolute}.ua-ie6 .type_masthead_default .promo,.ua-ie7 .type_masthead_default .promo{right:0;line-height:1.6em}.ua-ie6 .type_masthead_default .promo{top:3.5em}.type_masthead_default .super{font-weight:normal;vertical-align:super}.type_masthead_default .y-wave3-theme-black .stabs .wave3,.type_masthead_default .y-wave3-theme-black .intlswitch .y-hdr-txt-black{color:#fff}.type_masthead_default .y-wave3-theme-black .stabs .y-bg-3 .wave3,#y-blackheader-container .type_navbar .y-bg-3 span.black,#y-blackheader-container .type_navbar .last-active .pageoptions-link{color:#333}.type_masthead_default .y-wave3-theme-black .searchwrapper-border{-webkit-border-radius:2px;-moz-border-radius:2px;border-radius:2px}.type_masthead_default .y-wave3-theme-black .rc-tl,.type_masthead_default .y-wave3-theme-black .rc-tr,.type_masthead_default .y-wave3-theme-black .rc-bl,.type_masthead_default .y-wave3-theme-black .rc-br{background:#000}.type_masthead_default .y-wave3-theme-black .open .rc-bl,.type_masthead_default .y-wave3-theme-black .open .rc-br{background:#fff}.bkt451 .type_masthead_default .searchsubmit{min-width:8em}.tn-miniassist{margin-top:10px}/* Copyright (c) 2012, Yahoo! Inc. <text:s/>All rights reserved. */ </text:p>
      <text:p text:style-name="P7">.type_masthead_default .mh-wrap{padding-top:0;padding-bottom:.5em}.type_masthead_default .logo-container{margin-right:5em;margin-top:1.9em}.type_masthead_default .stabs{margin:0 0 .25em 0}.ua-ie6 .type_masthead_default .stabs{margin-left:0}.type_masthead_default .stabs li{margin:0 .62em}.ua-ie6 .type_masthead_default .stabs li{padding-<text:soft-page-break/>left:.1em}.type_masthead_default .stabs li,.type_masthead_default .stabs .more-tab{margin-top:.5em}.type_masthead_default .stabs li.first,.type_masthead_default .stabs .more-tab{margin-left:0}.type_masthead_default .stabs .menu-select{margin-top:.42em;margin-left:-2px}.type_masthead_default .stabs li a{font-weight:normal;color:#8496b9}.type_masthead_default .stabs li.selected a{font-weight:bold;color:#000}.type_masthead_default .searchwrapper{-moz-box-shadow:0 1px 3px #ccc;-webkit-box-shadow:0 1px 3px #ccc;box-shadow:0 1px 3px #ccc}.type_masthead_default .searchwrapper-inner{padding:.308em .308em .385em .308em!important;height:2.6em;border-style:none}.ua-ie .type_masthead_default .searchwrapper-inner{padding:.31em!important}.type_masthead_default .searchwrapper-inner{background-repeat:repeat-x;background-position:left top}.type_masthead_default .searchsubmit{font-size:123.1%;padding:0;border-style:none;background-color:transparent;background-image:none;width:13em}.ua-ie6 .type_masthead_default .xa .searchsubmit{width:13.2em}.ua-ie7 .type_masthead_default .xa .stabs{max-width:350px}.ua-ie6 .type_masthead_default .searchsubmit{padding:0 .3em;width:11em}.ua-ff .type_masthead_default .searchsubmit::-moz-focus-inner{border:0 none!important}.type_masthead_default .input-query{font-size:138.5%;background-color:#fffee7}.type_masthead_default .button-wrapper{background-color:#ffe572;border-style:none;background-position:left -150px;border:1px solid #dd9715;padding:3px 0 1px 0}.ua-ie .type_masthead_default .button-wrapper{padding-top:2px}.type_masthead_default .input-long,.type_masthead_default .input-med,.type_masthead_default .input-short{width:26em}.ua-ie7 .type_masthead_default .input-long,.ua-ie7 .type_masthead_default .input-med,.ua-ie7 .type_masthead_default .input-short{width:25em}.ua-ie6 .type_masthead_default .input-long,.ua-ie6 .type_masthead_default .input-med,.ua-ie6 .type_masthead_default .input-short{width:25em}.type_masthead_default .input-x-short{width:11.88em}.type_masthead_default .input-short{width:11.88em}.ua-ie7 .type_masthead_default .input-x-short{width:11.45em}.ua-ie7 .type_masthead_default .input-short{width:11.45em}.ua-ie6 .type_masthead_default .input-x-short{width:11.36em}.ua-ie6 .type_masthead_default .input-short{width:11.36em}.type_masthead_default .rc-tl,.type_masthead_default .rc-tr,.type_masthead_default .rc-bl,.type_masthead_default .rc-br{display:none}.type_masthead_default .in-searchlabel{margin-top:.8em}.type_masthead_default .open{top:100%}.type_masthead_default .intlswitch{top:.5em;float:none;position:absolute;right:1em}.ua-ie6 .type_masthead_default .intlswitch,.ua-ie7 .type_masthead_default .intlswitch{float:right;position:relative}.ua-ie6 .type_masthead_default .intlswitch{right:3.3em}.type_masthead_default div.homepage,.type_masthead_default div.rsch1-ad,.type_masthead_default <text:soft-page-break/>div.feedback{position:absolute;top:.38em;zoom:1}.type_masthead_default div.rsch{display:none}.jsenabled .type_masthead_default .hp-hidden{display:none}.type_masthead_default div.homepage .hidden{display:none}.ua-ie6 .type_masthead_default div.homepage a.hp,.ua-ie7 .type_masthead_default div.homepage a.hp{padding-left:16px}.type_masthead_default div.homepage a.hp{padding-left:16px;background-repeat:no-repeat;background-position:left -1024px}.type_masthead_default div.promotion a.tb{background:none;padding-left:0}.type_masthead_default div.mobilizer a{background-position:left -1135px;background-repeat:no-repeat;padding-left:16px;display:inline-block}.type_masthead_default div.promotion a.ff{background:transparent url(http://d.yimg.com/a/i/ww/met/eyebrow/icon_ff_20100512.gif) no-repeat scroll left 1px;padding-left:16px}.type_masthead_default div.promotion a.ie8{background:transparent url(http://d.yimg.com/a/i/ww/met/eyebrow/icon_ie_20100716.gif) no-repeat scroll left 1px;padding-left:16px}.type_masthead_default div.promotion a.ie9{background:transparent url(http://d.yimg.com/a/i/ww/met/eyebrow/icon_ie9_20110314.png) no-repeat scroll left 1px;padding-left:16px}.type_masthead_default .set-homepage-overlay{width:403px;position:absolute;z-index:3}.type_masthead_default .set-homepage{padding:10px 10px 15px 10px;border-width:1px;border-style:solid;margin-top:5px;position:relative}.type_masthead_default .pointer-up{position:absolute;top:-6px;left:28px;width:10px;height:8px;background-position:left -3583px;display:block}.type_masthead_default .set-homepage-overlay h3{padding:0 0 5px 0;font-weight:bold}.type_masthead_default .set-homepage-overlay ol{margin-left:17px}.type_masthead_default .set-homepage-overlay ol.drag-version{margin-left:67px}.type_masthead_default .set-homepage-overlay ol li{float:none;list-style-type:decimal;margin-bottom:4px;font-weight:bold;line-height:1.5}.type_masthead_default .set-homepage-overlay ol li span{font-weight:normal}.type_masthead_default .set-homepage-overlay ol li span strong{font-weight:bold}.type_masthead_default .set-homepage-overlay a.drag-icon{overflow:hidden;padding:0;background-position:left -484px;width:40px;height:37px;position:absolute;left:10px;top:3.3em;z-index:2}.type_masthead_default .set-homepage-overlay .drop-shadow{background:#000;opacity:.2;position:absolute;left:11px;top:3.4em;width:40px;height:37px;z-index:1}.type_masthead_default .set-homepage-overlay a.close{display:block;position:absolute;height:16px;width:13px;background-position:left -689px;padding:0;top:6px;right:6px}.type_masthead_default .set-homepage-overlay .help-text{clear:left}.type_masthead_default .set-homepage-overlay ol li{border-left:none}.ua-ie .type_masthead_default .hood{top:3.4em}.ua-ff6 .type_masthead_default .input-query,.ua-op <text:soft-page-break/>.type_masthead_default .input-query,.ua-wk .type_masthead_default .input-query{height:1.80em;padding-top:0}.ua-op .type_masthead_default .searchsubmit{padding-top:0}.type_masthead_default .hide{visibility:hidden}/* Copyright (c) 2012, Yahoo! Inc. <text:s/>All rights reserved. */ </text:p>
      <text:p text:style-name="P7">#y-announce-full-bar{border-style:solid;border-width:0 1px 0 1px}#y-announce-lite-bar{margin-bottom:0}#y-announce-lite-bar .type_announcebar_default{margin-left:1.284%;margin-right:1.554%}.ua-ie6 #y-announce-lite-bar .type_announcebar_default{margin:0}#y-announce-med-bar{float:left}.ua-ie #y-announce-med-bar{float:none;display:inline-block;position:relative;margin-bottom:5px}.ua-ie6 #y-announce-med-bar{left:-3px}.y-ln-bar-txt1{color:#398402}.y-ln-bar-bold{font-weight:bold}.y-ln-bar-bold a{color:#DB0F0F}.y-ln-fullbar .icon,.y-ln-medbar .icon,.y-ln-smallbar .icon{vertical-align:top;margin-right:.23em}.y-ln-fullbar .title,.y-ln-medbar .title,.y-ln-litebar .title,.y-ln-smallbar .title{line-height:1.5;vertical-align:top;display:inline-block}.y-ln-fullbar{width:100%;height:24px;margin-bottom:.31em;overflow:hidden;padding-top:4px;margin-bottom:0;background-color:#fff}.ua-ie6 .type_announcebar_default .y-ln-fullbar{height:28px}:root .y-ln-fullbar{width:100%}:root .icon{vertical-align:top}.y-ln-fullbar .y-ln-fullbar1{margin-left:.84em;margin-top:2px;width:15.95em;float:left;font-weight:bold;color:#DB0F0F;height:1.4em;overflow:hidden}.ua-ie6 .y-ln-fullbar .y-ln-fullbar1{margin-left:.43em}.y-ln-fullbar .wrapper{height:20px;border-top:1px solid #e4e4e4;border-bottom:1px solid #e4e4e4}.y-ln-fullbar .bdr{background-color:#f3f3f3;border-top:1px solid #cacaca;border-bottom:1px solid #cacaca}.y-ln-fullbar .y-ln-fullbar2{margin-top:3px;margin-left:23px;width:30.6em;float:left;height:1.4em;overflow:hidden}.ua-ie .y-ln-fullbar .y-ln-fullbar2{margin-left:22px}.ua-ie7 .y-ln-fullbar .y-ln-fullbar2{margin-left:16px}.ua-ie6 .y-ln-fullbar .y-ln-fullbar2{margin-left:9px}.wide .y-ln-fullbar2{margin-left:-30px}.ua-ie .wide .y-ln-fullbar2{margin-left:-30px}.ua-ie7 .wide .y-ln-fullbar2{margin-left:-35px}.ua-ie6 .wide .y-ln-fullbar2{margin-left:-42px}.y-ln-fullbar .y-ln-fullbar3{margin-right:1.1em;max-width:32em;float:right;text-align:right;overflow:hidden;vertical-align:top;padding-top:0}.ua-wk .y-ln-fullbar .y-ln-fullbar3{margin-top:-1px}.ua-ie6 .y-ln-fullbar .y-ln-fullbar3 a,.ua-ie7 .y-ln-fullbar .y-ln-fullbar3 a{display:inline-block}.y-ln-fullbar .y-ln-fullbar1 span{vertical-align:top}.y-ln-fullbar .y-ln-fullbar2 span{vertical-align:top}.y-ln-fullbar .y-ln-fullbar3 a:hover,.y-ln-fullbar .y-ln-fullbar3 a:focus,.y-ln-medbar .y-ln-medbar3 a:hover,.y-ln-medbar .y-ln-medbar3 a:focus,.y-ln-litebar .y-ln-litebar3 a:hover,.y-ln-litebar .y-ln-litebar3 a:focus{text-decoration:none}.ua-ie6 .y-ln-fullbar .y-ln-fullbar3 a:hover,.ua-ie6 .y-ln-fullbar .y-ln-fullbar3 a:focus,.ua-ie6 .y-ln-medbar .y-ln-medbar3 a:hover,.ua-ie6 .y-ln-medbar .y-ln-medbar3 a:focus,.ua-ie6 .y-ln-litebar .y-ln-litebar3 a:hover,.ua-ie6 .y-ln-litebar .y-ln-litebar3 a:focus{text-<text:soft-page-break/>decoration:underline}.y-ln-fullbar .y-ln-fullbar3 a:focus .lbl,.y-ln-fullbar .y-ln-fullbar3 a:hover .lbl,.y-ln-medbar .y-ln-medbar3 a:focus .lbl,.y-ln-medbar .y-ln-medbar3 a:hover .lbl,.y-ln-litebar .y-ln-litebar3 a:focus .lbl,.y-ln-litebar .y-ln-litebar3 a:hover .lbl{text-decoration:underline}.y-ln-fullbar .y-ln-fullbar3 .abnoimg,.y-ln-medbar .y-ln-medbar3 .abnoimg,.y-ln-litebar .y-ln-litebar3 .abnoimg{margin-top:.4em;height:1.4em}.y-ln-medbar .y-ln-medbar3 .abnoimg{margin-top:.5em}.y-ln-litebar .y-ln-litebar3 .abnoimg{margin-top:.6em}.y-ln-fullbar .y-ln-fullbar3 span,.y-ln-medbar .y-ln-medbar3 span,.y-ln-litebar .y-ln-litebar3 span{vertical-align:super;margin-left:5px}.y-ln-litebar .y-ln-litebar3 span{margin-top:2px;display:inline-block}.y-ln-fullbar .y-ln-fullbar3 img,.y-ln-medbar .y-ln-medbar3 img,.y-ln-litebar .y-ln-litebar3 img{display:inline-block;margin-top:3px}.y-ln-medbar{height:29px;margin-bottom:8px;border:1px solid #e1e6eb;width:758px;float:left;overflow:hidden}.ua-ie8 .y-ln-medbar{margin-bottom:0}.ua-ie6 .y-ln-medbar{padding-left:0;margin-left:0;width:758px}.y-ln-medbar .y-ln-medbar1{margin-left:10px;margin-top:6px;width:10.3em;float:left;font-weight:bold;color:#DB0F0F;height:1.4em;overflow:hidden}.ua-ie6 .y-ln-medbar .y-ln-medbar1{margin-left:5px;width:10em}.y-ln-medbar .y-ln-medbar2{margin-top:.63em;padding-right:.31em;width:21.9em;float:left;text-align:right;height:1.4em;overflow:hidden}.ua-ie6 .y-ln-medbar .y-ln-medbar2{width:21em}.y-ln-medbar .y-ln-medbar3{margin-top:.25em;margin-right:14px;width:26em;float:right;text-align:right;overflow:hidden}.y-ln-litebar{height:29px;margin-top:-6px;border:1px solid #e1e6eb;width:100%;float:left;overflow:hidden}.y-ln-litebar-bottom{height:8px;width:100%;float:left;overflow:hidden}.ua-ie6 .y-ln-litebar{margin-left:.35em;margin-top:0;width:97%;display:inline-block}.y-ln-litebar-short{margin-bottom:8px;margin-top:-6px}.y-ln-litebar .y-ln-litebar1{margin-left:10px;margin-top:6px;width:12em;float:left;font-weight:bold;color:#DB0F0F;height:1.4em;overflow:hidden}.ua-ie6 .y-ln-litebar .y-ln-litebar1{margin-left:5px}.y-ln-litebar .y-ln-litebar2{margin-top:.63em;padding-right:.31em;width:19em;float:left;text-align:right;height:1.4em;overflow:hidden}.ua-ie6 .y-ln-litebar .y-ln-litebar2{width:18.5em}.y-ln-litebar .y-ln-litebar3{margin-top:.25em;margin-right:14px;width:30em;float:right;text-align:right;overflow:hidden}.ua-ie6 .y-ln-litebar .y-ln-litebar3{margin-right:7px}.y-ln-smallbar{height:3.438em;margin-bottom:5px;border:1px solid #e1e6eb;width:100%;float:left;overflow:hidden;height:auto}.y-ln-smallbar .y-ln-smallbar1{margin-left:.88em;margin-top:.23em;float:left;font-weight:bold;color:#DB0F0F}.y-ln-smallbar .y-ln-smallbar2{float:left;margin-left:2.6em;margin-top:.3em}.y-ln-smallbar .y-ln-smallbar3{margin-left:2.8em;clear:both;text-<text:soft-page-break/>align:left}.yellow-bar{background-color:#FCC42E;background-position:left -1673px}.compact-bar{margin-left:.625em;width:58.25em}.txt-locaion1{float:right;margin-left:2px;margin-top:1px}/* Copyright (c) 2012, Yahoo! Inc. <text:s/>All rights reserved. */ </text:p>
      <text:p text:style-name="P7">.type_contentcarousel_default .type_ads{text-align:left}.ua-ie6 .type_contentcarousel_default{zoom:1}.type_contentcarousel_default .y-nav{display:none}.jsenabled .type_contentcarousel_default .y-nav{display:block}.type_contentcarousel_default .y-carousel-wrapper{position:relative;zoom:1}.ua-ie7 .type_contentcarousel_default .y-nav-buttons,.ua-ie6 .type_contentcarousel_default .y-nav-buttons{width:53px}.type_contentcarousel_default .y-panel{width:26.2em;min-width:340px;min-height:10.1em;outline:none}.type_contentcarousel_default .no-fallback .y-panel{visibility:hidden}.type_contentcarousel_default .no-fallback .sel-pane{visibility:visible}.ua-ie7 .type_contentcarousel_default .y-panel{width:25.5em}.ua-ie6 .type_contentcarousel_default .y-panel{width:25.5em;overflow-x:hidden}.type_contentcarousel_default .carousel-pos5 .y-panel,.type_contentcarousel_default .carousel-pos12 .y-panel,.type_contentcarousel_default .carousel-pos13 .y-panel,.type_contentcarousel_default .carousel-pos14 .y-panel{width:30.9em}.type_contentcarousel_default .carousel-pos17 .y-panel .mod{padding-right:.765em}.type_contentcarousel_default .y-panel .mod .mod{padding:0}.ua-ie6 .type_contentcarousel_default .y-panel{height:10.1em}.type_contentcarousel_default .carousel-pos17 .y-panel{width:74.76em;min-width:952px;min-height:12em;padding:.99em 0}.ua-ie6 .type_contentcarousel_default .carousel-pos17 .y-panel,.ua-ie7 .type_contentcarousel_default .carousel-pos17 .y-panel{width:73em}.type_contentcarousel_default .title-clip{width:100%}.type_contentcarousel_default .title-clip h2{font-weight:bold}.type_contentcarousel_default .title-wrapper{width:100%}.type_contentcarousel_default .pulse-wrapper{padding-top:10px}.mod .type_contentcarousel_default .carousel-pos3,.mod .type_contentcarousel_default .carousel-pos4,.mod .type_contentcarousel_default .carousel-pos5,.mod .type_contentcarousel_default .carousel-pos6,.mod .type_contentcarousel_default .carousel-pos12,.mod .type_contentcarousel_default .carousel-pos13,.mod .type_contentcarousel_default .carousel-pos14,.mod .type_contentcarousel_default .carousel-pos15,.mod .type_contentcarousel_default .carousel-pos16{border-top-width:3px}.mod .type_contentcarousel_default .carousel-pos4{border-bottom-width:3px}.mod .type_contentcarousel_default .carousel-pos17{border-width:1px;border-style:solid;background-color:#FFF}.mod .type_contentcarousel .no-pad,.mod .type_contentcarousel_default .no-pad{padding-top:0}.type_contentcarousel_default .more{text-align:right}.type_contentcarousel_default .more a{display:inline-<text:soft-page-break/>block;background-position:right -2216px;padding-right:10px}.type_contentcarousel_default ul li p.loading{padding-left:20px;position:absolute;top:50%;margin-top:-10px;left:125px}.type_contentcarousel_default .carousel-pos5 ul li p.loading{left:150px}.type_contentcarousel_default .property{float:right;padding-left:25px;background:url(http://l.yimg.com/a/i/ww/met/mod/ybang_22_061509.png) no-repeat left -4px}.ua-ie .type_contentcarousel_default .property{background-position:left 0;margin-top:-4px;padding-top:4px}.type_contentcarousel_default span.icon-filter{display:none}.type_contentcarousel_default .property .icon-filter{display:none}.ua-ie7 .type_contentcarousel_default .icon-filter,.ua-ie6 .type_contentcarousel_default .icon-filter{position:relative}.ua-ie7 .type_contentcarousel_default .property .icon-filter,.ua-ie6 .type_contentcarousel_default .property .icon-filter{position:absolute;top:0;left:0;display:block;width:23px;height:20px;background:none}.type_contentcarousel_default div.property-logo{float:right;position:relative;clear:both}.type_contentcarousel_default span.property-logo{display:inline-block}.type_contentcarousel_default .property-logo a{display:block;height:1.231em;position:absolute}.ua-ie6 .type_contentcarousel_default .property-logo a,.ua-ie7 .type_contentcarousel_default .property-logo a{top:0;right:10px}.type_contentcarousel_default .property-logo img{border-style:none}.type_contentcarousel_error{position:relative}.type_contentcarousel .error-msg{background-position:left -2819px;padding:.5em .5em .5em 28px}.type_contentcarousel .view-error{border-style:solid;border-width:1px;margin:.25em .7em;padding:0 .6em}.type_contentcarousel .error-msg h3{font-weight:bold}#y-footer-carousel .type_contentcarousel{margin-top:.8em}.mod .type_contentcarousel_default .carousel-pos17{padding:.99em 0;-webkit-border-radius:5px;-moz-border-radius:5px;border-radius:5px 5px 5px 5px}/* Copyright (c) 2012, Yahoo! Inc. <text:s/>All rights reserved. */ </text:p>
      <text:p text:style-name="P7">.type_multimedia_default .wrapper{font-weight:bold;position:relative;border-style:solid;border-width:1px}.type_multimedia_default .carousel{border:none}.carousel .modhdr{margin-top:0;margin-bottom:8px}.carousel .mmplayer{right:-1px}.type_multimedia_default h2{font-weight:bold;margin:.38em .46em .38em .46em}.type_multimedia_default .item4-hd{margin:.38em 0}.type_multimedia_default .hide-title{display:none}.type_multimedia_default .advertise{position:absolute;right:0}.type_multimedia_default .map-mul .advertise{top:.5em}.type_multimedia_default .minus-pad-arc2 .title,.type_multimedia_default .minus-pad-arc2 h2{margin-left:6px}.ua-ie6 .type_multimedia_default .minus-pad-arc2 .title,.ua-ie6 .type_multimedia_default .minus-pad-arc2 h2{margin-left:10px}.type_multimedia_default .photos .title{margin:5px 5px 5px <text:soft-page-break/>7px}.ua-ie6 .type_multimedia_default .photos ul{margin:0 2px}.type_multimedia_default .photos li{float:left;padding-right:2px}.ua-ie6 .type_multimedia_default .photos li.first{margin:0}.type_multimedia_default .photos li.outside{padding-right:0}.type_multimedia_default .photos li.top{padding-bottom:2px}.type_multimedia_default .photos a.photo{display:block;line-height:0}.type_multimedia_default .photos .photo img{width:82px;height:82px}.type_multimedia_default .photos .first .photo img{height:166px;width:174px}.type_multimedia_default .photos .more-links{float:right;margin:3px 7px 6px 0}.type_multimedia_default .photos .more-links li{padding:0 0 0 10px}.type_multimedia_default .photos .more-links .first{padding:0 10px 0 0;border-right-style:solid;border-right-width:1px}.ua-ie6 .type_multimedia_default .photos .more-links li,.ua-ie7 .type_multimedia_default .photos .more-links li{float:left}.type_multimedia_default .minus-pad{margin:0 -4px}.type_multimedia_default .minus-pad-arc2{margin:0 -6px}.type_multimedia_default .minus-pad-arc{margin:0 -9px}.type_multimedia_default .minus-pad-arc1{margin:0 -2px}.ua-ie6 .type_multimedia_default .minus-pad-arc2{margin:0 -9px}.ua-ie6 .type_multimedia_default .minus-pad-arc1{margin:0 -4px}.type_multimedia_default .videos .item3 .primary{border-bottom-style:solid;border-bottom-width:1px;padding:0 25px;overflow:hidden;position:relative}.type_multimedia_default .videos .item3 .primary img{width:300px;height:150px}.type_multimedia_default .videos .item3 .secondary img{width:74px;height:42px}.ua-ie .type_multimedia_default .videos .item3 .primary{zoom:1}.type_multimedia_default .videos .item3 .primary .desc{margin:3px 0 6px 0;display:block;white-space:nowrap;overflow:hidden;text-overflow:ellipsis}.type_multimedia_default li.first{margin-left:3px}.type_contentcarousel .type_multimedia_default li.first{margin-left:0}.ua-ie6 .type_multimedia_default .map-mul .item3 .primary .desc,.ua-ie7 .type_multimedia_default .map-mul .item3 .primary .desc{position:absolute;left:0;bottom:-2.2em}.type_multimedia_default .videos .item3 .primary .desc{width:100%}.type_multimedia_default .videos .item3 .secondary{float:left;width:48%;margin:6px 0 6px 6px;position:relative}.ua-ie6 .type_multimedia_default .videos .item3 .secondary{width:47%}.type_multimedia_default .videos .item3 .secondary .title{font-weight:normal;vertical-align:top}.type_multimedia_default .videos .item3 .view-count{font-weight:normal}.type_multimedia_default .videos .item3 .video-overlay{position:absolute;bottom:0;left:0;height:2em;overflow:hidden}.type_multimedia_default .videos .item3 .video-overlay-back{background-color:#000;opacity:.5;height:2em;width:300px}.ua-ie .type_multimedia_default .videos .item3 .video-overlay-<text:soft-page-break/>back{filter:progid:DXImageTransform.Microsoft.Alpha(Opacity=50)}.type_multimedia_default .videos .item3 .video-overlay div.cta{color:#FFF;display:block;height:1.75em;margin-left:.333em;position:absolute;top:.167em;width:100%;left:0}.type_multimedia_default .videos .item3 .video-icon{display:block;height:16px;left:.727em;margin-top:-1.45em;position:relative;top:-0.27em;width:16px}.ua-ie6 .type_multimedia_default .videos .item3 .video-icon,.ua-ie7 .type_multimedia_default .videos .item3 .video-icon{left:-2.909em}.ua-wk .type_multimedia_default .videos .item3 .video-icon{left:.818em}.type_multimedia_default .item3 .secondary .video img{float:left;margin-right:6px}.ua-ie .type_multimedia_default .item3 .video{display:block}.ua-ie6 .type_multimedia_default .item3 .secondary .video{margin-bottom:.4em}.ua-ie7 .type_multimedia_default .item3 .secondary{padding-bottom:.4em}.ua-ie6 .type_multimedia_default .item3 .secondary .video img,.ua-ie7 .type_multimedia_default .item3 .secondary .video img{float:left}.type_multimedia_default .mmplayer{position:absolute;width:100%;top:1.7em;height:238px;background:#000;overflow:hidden}.type_multimedia_default .item4-player{top:1.5em;left:0;height:20.77em}.ua-ie6 .type_multimedia_default .item4-player,.ua-ie7 .type_multimedia_default .item4-player{top:1.7em}.ua-ie .type_multimedia_default .player-header{filter:progid:DXImageTransform.Microsoft.Alpha(Opacity=80)}.type_multimedia_default .hide-vid{display:none}.type_multimedia_default .player-header{background:none repeat scroll 0 0 black;padding-top:.05em;color:#FFF;width:100%;position:absolute;top:0;opacity:.8}.type_multimedia_default .video-title{width:90%;margin-left:.7em}.type_multimedia_default .close-vid{position:absolute;right:0;top:0;color:#FFF;width:22px;height:25px;background-position:left -884px;border:0;background-color:#000}.type_multimedia_default .videos .item3 .small-overlay{height:15px;left:0;position:absolute;top:27px;width:15px;display:block;overflow:hidden}.type_multimedia_default .obj-msg,.flash-0 .ua-op .type_multimedia_default .obj-msg,.flash-0 .ua-wk .type_multimedia_default .obj-msg{position:absolute;top:6.3em;left:2.1em;width:90%;overflow:hidden;color:#FFF;display:block}.ua-ff .type_multimedia_default .no-flash,.ua-op .type_multimedia_default .no-flash,.ua-wk .type_multimedia_default .no-flash{display:none}.type_multimedia_default .video-length-wrapper{position:absolute;top:0;left:0;width:23.077em;height:2em}.type_multimedia_default .secondary .video-length-wrapper{width:5.692em;height:3.231em}.type_multimedia_default .video-length{position:absolute;right:.6em;top:.6em;width:2.8em;height:1.3em;-moz-border-radius:.2em;-webkit-border-radius:.2em;border-radius:.2em;opacity:.8;text-align:center;text-decoration:none;padding-top:.036em}.type_multimedia_default .black-<text:soft-page-break/>bkgnd{background-color:#000}.type_multimedia_default .item3 .secondary .video-length-wrapper .black-bkgnd{position:absolute;right:0;bottom:0;top:auto}.type_multimedia_default .item3 .secondary .video-length{position:absolute;right:.2em;bottom:.2em;top:auto}.ua-ie .type_multimedia_default .videos .item3 .video-length{filter:progid:DXImageTransform.Microsoft.Alpha(Opacity=80)}.ua-ie6 .type_multimedia_default .item3 .video-length-wrapper,.ua-ie7 .type_multimedia_default .item3 .video-length-wrapper{position:absolute;top:0;left:0;width:300px;height:26px}.ua-ie6 .type_multimedia_default .item3 .secondary .video-length-wrapper,.ua-ie7 .type_multimedia_default .item3 .secondary .video-length-wrapper{width:74px;height:42px}.ua-ie6 .type_multimedia_default .item3 .video-length,.ua-ie7 .type_multimedia_default .item3 .video-length{position:absolute;right:6px;top:6px}.ua-ie6 .type_multimedia_default .item3 .secondary .video-length,.ua-ie7 .type_multimedia_default .item3 .secondary .video-length{position:absolute;right:2px;bottom:2px;top:auto}.type_multimedia_default .item3 .new-sec a{float:left}.type_multimedia_default .item3 .new-sec .video-length{width:3.8em}.type_multimedia_default .item3 .new-sec .text{width:6.6em}.ua-ie6 .type_multimedia_default .item3 .new-sec .text{width:6.2em}.type_multimedia_default .item3 .new-sec a img{margin-right:6px}.type_multimedia_default .item3 .primary a{position:relative;width:300px;height:150px;display:block}.type_multimedia_default .map-mul .item3 .primary a{margin-bottom:2.3em}.type_multimedia_default .item3 .primary .text{height:1.7em}.type_multimedia_default .videos .item3 .new-overlay{bottom:0;height:2em;position:absolute;margin:0;left:0}.type_multimedia_default .videos .item3 .new-overlay .video-length-wrapper .video-length{width:4em}.type_multimedia_default .videos .item3 .video-sprite{text-align:left;overflow:hidden;width:24px;height:24px;display:inline-block;margin-right:.3em;vertical-align:middle}.type_multimedia_default .vid-strip{margin:0 0 0 .8em}.type_multimedia_default .vid-strip .y-panel{padding:0}.type_multimedia_default .vid-strip h2{margin-left:0;margin-right:0}.type_multimedia_default .vid-strip .property{display:none}.type_multimedia_default .vid-strip ul li,.type_multimedia_default .vid-strip ul .item{float:left}.type_multimedia_default .vid-strip ul .item{margin-left:1.16em;width:13.7em}.ua-ie6 .type_multimedia_default .vid-strip ul .item{width:13em}.ua-ie7 .type_multimedia_default .vid-strip ul .item{width:13.25em}.type_multimedia_default .vid-strip ul .first-vid{margin-left:0}.type_multimedia_default .vid-strip .title .short{font-weight:bold}.type_multimedia_default .vid-strip .title .long{font-weight:normal}.type_multimedia_default .vid-strip .imgs{position:relative;height:100px;overflow:hidden;margin-<text:soft-page-break/>bottom:5px}.type_multimedia_default .vid-strip .imgs .main{width:178px;height:100px;color:#FFF;display:inline-block;background-color:#000}.type_multimedia_default .vid-strip .video-sprite{bottom:5px;height:24px;left:5px;position:absolute;overflow:hidden;display:inline-block;width:24px}.type_multimedia_default .vid-strip .imgs .thumb{position:absolute;left:0;top:0}.type_multimedia_default .vid-strip .txt{font-weight:normal}.type_multimedia_default .vid-strip .page{width:70px;position:absolute;right:-2px;top:-4px;width:15em}.type_multimedia_default .vid-strip .y-nav{border:0}.type_multimedia_default .view-error{margin:.25em 2em .25em .7em}.type_multimedia_default .loader-cont{margin-top:6em;text-align:center}.type_multimedia_default</text:p>
      <text:p text:style-name="P7"><text:s/>.hide{display:none}.type_multimedia_default .loading{padding-left:1.6em}.type_multimedia_default .no-side-pad{margin-left:0;margin-right:10px}.type_multimedia_default .item4{background:none}.type_multimedia_default .item3 .primary .title{cursor:pointer}.type_multimedia_default .item4 .primary a,.type_multimedia_default .item4 .primary{position:relative;height:170px}.type_multimedia_default .item4 .primary a,.type_multimedia_default .item4 .primary img{display:block;width:340px;height:170px;overflow:hidden}.type_multimedia_default .item4 .primary .video-overlay{height:2.24em;bottom:0;left:0;position:absolute;width:100%}.type_multimedia_default .item4 .primary .text{bottom:.5em;height:1.3em;left:2.5em;position:absolute;text-decoration:none}.type_multimedia_default .item4 .primary .video-overlay-back{background:#000;height:2.24em;opacity:.5}.ua-ie .type_multimedia_default .item4 .primary .video-overlay-back{filter:progid:DXImageTransform.Microsoft.Alpha(Opacity=50)}.type_multimedia_default .item4 .video-sprite{height:25px;width:25px;left:5px;position:absolute;bottom:1px;overflow:hidden}.type_multimedia_default .item3 .secondary .video .play-icon,.type_multimedia_default .videos .item3 .primary .play-icon,.type_multimedia_default .videos .item3 .video-sprite .play-icon,.type_multimedia_default .item4 .video-sprite .play-icon{height:274px;width:24px;display:inline-block}.type_multimedia_default .item4 .secondary{float:left;width:8.46em;margin-right:5px;margin-top:5px}.type_multimedia_default .item4 .vid3{margin-right:0}.ua-ie6 .type_multimedia_default .item4 .secondary{width:8.21em;overflow:hidden}.ua-ie7 .type_multimedia_default .item4 .secondary{width:8.25em}.type_multimedia_default .item4 .secondary a,.type_multimedia_default .item4 .secondary img{width:110px;height:55px}.type_multimedia_default .cc-color{color:#CCC}.type_multimedia_default .item4 .secondary a{display:block;position:relative;font-weight:normal;text-<text:soft-page-break/>align:center}.type_multimedia_default .item4 .secondary .video-sprite{bottom:3px;width:15px;height:15px}.type_multimedia_default .item3 .secondary .video-sprite .play-icon,.type_multimedia_default .item4 .secondary .video-sprite .play-icon{top:-73px;position:relative}.type_multimedia_default .item4 .secondary .text{height:auto;margin-bottom:10px}.type_multimedia_default .vid-strip .page .y-nav-buttons{padding-left:7px;float:right;margin-right:.7em}.type_multimedia_default .vid-strip .page .txt{float:right;color:#6C717A}.type_multimedia_default .res-height{height:11.7em;overflow:hidden}.ua-ie6 .type_multimedia_default .res-height{overflow:hidden}.ua-ie6 .type_multimedia_default .property-logo a,.ua-ie7 .type_multimedia_default .property-logo a{right:0}.ua-ie6 .type_multimedia_default .minus-pad-arc .item3 .secondary{padding-bottom:6px}/* Copyright (c) 2012, Yahoo! Inc. <text:s/>All rights reserved. */ </text:p>
      <text:p text:style-name="P7">.type_contentcarouselNews_default{margin:0 -0.77em}.ua-ie6 .type_contentcarouselNews_default .wrapper,.ua-ie7 .type_contentcarouselNews_default .wrapper{margin-right:.77em}.type_contentcarouselNews_default .title-clip{border-bottom-width:1px;border-bottom-style:solid}.type_contentcarouselNews_default .wrapper{padding:0 .77em;padding-right:1em;margin-bottom:.54em}.type_contentcarouselNews_default .title-clip h2{padding:.39em .77em}.type_contentcarouselNews_default .var-news .img{float:right;border-left-width:1px;border-left-style:dotted;padding-left:.77em;margin-top:.77em;margin-left:.5em;width:9.23em}.type_contentcarouselNews_default .var-news .copy{line-height:1.09em}.type_contentcarouselNews_default .var-news .top2 .head a{line-height:1.1em}.type_contentcarouselNews_default .var-news .img li{width:9.23em;height:6.93em;position:relative;margin-bottom:.77em;overflow:hidden}.type_contentcarouselNews_default .var-news .img .last{margin-bottom:0}.ua-ie7 .type_contentcarouselNews_default .var-news .img,.ua-ie6 .type_contentcarouselNews_default .var-news .img{width:9em}.ua-ie7 .type_contentcarouselNews_default .var-news .img li,.ua-ie6 .type_contentcarouselNews_default .var-news .img li{width:9em;height:6.8em}.type_contentcarouselNews_default .var-news .img p{display:block;position:absolute;bottom:0;left:0;width:95%;padding:.3em .5em;opacity:.9}.type_contentcarouselNews_default .var-news .img a{display:inline-block}.type_contentcarouselNews_default .var-news .img img{width:120px;height:90px}.ua-ie7 .type_contentcarouselNews_default .var-news .txt,.ua-ie6 .type_contentcarouselNews_default .var-news .txt{padding-top:.3em}.type_contentcarouselNews_default .var-news .txt{padding-top:.5em}.type_contentcarouselNews_default .var-news .bot2{overflow:hidden}.type_contentcarouselNews_default .var-news <text:soft-page-break/>.top2 li{margin-bottom:.62em}.ua-ie6 .type_contentcarouselNews_default .var-news .top2 li,.ua-ie7 .type_contentcarouselNews_default .var-news .top2 li{margin-bottom:.3em}.ua-ie6 .type_contentcarouselNews_default .var-news .bot2 li,.ua-ie6 .type_contentcarouselNews_default .var-news .bot2 li{padding-top:.2em}.type_contentcarouselNews_default .var-news .bot2 .copy{line-height:1.2em}.type_contentcarouselNews_default .var-news .bot2 li{float:left;width:47%;margin-right:.77em}.type_contentcarouselNews_default .var-news .bot2 li.last{margin-right:0}.ua-ie6 .type_contentcarouselNews_default .var-news .img p,.ua-ie7 .type_contentcarouselNews_default .var-news .img p{filter:progid:DXImageTransform.Microsoft.Alpha(opacity = 90)}.type_contentcarouselNews_default .mlinks li{float:left;border-left-width:1px;border-left-style:solid;margin-top:.38em;padding:0 .54em}.type_contentcarouselNews_default .mlinks .first{border:0;padding-left:0}.type_contentcarouselNews_default .var-other .main{padding-top:.7em}.type_contentcarouselNews_default .var-other .img{float:left;width:20em}.type_contentcarouselNews_default .var-other .img li{float:left;width:9.24em}.type_contentcarouselNews_default .var-other .img .last{padding-left:.77em}.type_contentcarouselNews_default .var-other .img img{width:120px;height:84px}.type_contentcarouselNews_default .var-other .txt .last{margin-bottom:0}.type_contentcarouselNews_default .var-other .txt li{margin-bottom:.77em}.type_contentcarouselNews_default .mlinks a{font-weight:bold}.type_contentcarouselNews_default .var-other .txt{overflow:hidden;border-left-width:1px;border-left-style:dotted;padding-left:.77em}.ua-ie6 .type_contentcarouselNews_default .var-other .txt{float:left}/* Copyright (c) 2012, Yahoo! Inc. <text:s/>All rights reserved. */ </text:p>
      <text:p text:style-name="P7">.type_mostpopular_default li{padding:5px 0;background-position:left -2276px;zoom:1;position:relative}.type_mostpopular_default li img{width:82px;height:32px;margin-right:10px;float:left}.type_mostpopular_default .head{color:#6c717a}.type_mostpopular_default li p{overflow:hidden}.ua-ie .type_mostpopular_default li p{zoom:1}/* Copyright (c) 2012, Yahoo! Inc. <text:s/>All rights reserved. */ </text:p>
      <text:p text:style-name="P7">.type_marketindices_default .quotes-form{position:relative;padding-top:.75em;margin:0 .75em .75em .75em;border-right:none;border-left:none;border-bottom:none;border-top-style:dotted;border-top-width:1px;background:none}.ua-ie6 .type_marketindices_default .quotes-form{border-top-style:solid}.type_marketindices_default .quotes-form-notickers{padding:.3em}.ua-ie9 .type_marketindices_default .quotes-form .markets{width:101%}.type_marketindices_default .quotes-form-notickers .markets,.ua-ie .type_marketindices_default .quotes-form-notickers .markets{display:none}.type_marketindices_default .quotes-<text:soft-page-break/>form .quote-input-border{width:8.7em;height:1.31em;overflow:hidden}.type_marketindices_default .quotes-form .quotes-input{border-top-width:1px;border-left-width:1px;border-left-style:solid;border-top-style:solid;border-bottom:none;border-right:none;position:relative;top:-1px;width:10em;padding-left:.15em}.ua-op .type_marketindices_default .quotes-form .quotes-input,.ua-wk .type_marketindices_default .quotes-form .quotes-input{top:-2px}.ua-wk .type_marketindices_default .quotes-form .quotes-input{height:110%}.ua-ie7 .type_marketindices_default .quotes-form .quotes-input,.ua-ie6 .type_marketindices_default .quotes-form .quotes-input{top:-2px;margin-right:-3px}.type_marketindices_default .title a{font-weight:normal}.type_marketindices_default .normal-quote{font-weight:normal}.type_marketindices_default .search-right-aligned .get-quote{float:right}.type_marketindices_default .stck{height:1px;position:relative;overflow:visible}.ua-ie .type_marketindices_default .stck{line-height:0}.type_marketindices_default .stck a{position:absolute;right:.3em;bottom:.7em;height:15px;display:block}.type_marketindices_default .search-right-aligned .stck a{position:absolute;left:.3em;bottom:.7em;right:auto;height:15px;display:block}.type_marketindices_default .markets{margin-bottom:.75em}.bkt437 .type_marketindices_default{margin-top:0}.bkt437 .type_marketindices_default .quotes-form{border-top-width:1px;border-top-style:solid}.ua-ie7 .bkt437 .type_marketindices_default .get-quote{margin-left:14em}.bkt437 .type_marketindices_default .get-quote{margin-left:14.5em}.type_marketindices_default .stck1{height:1px;position:relative;overflow:visible}.ua-ie .type_marketindices_default .stck1{line-height:0}.type_marketindices_default .stck1 a{position:absolute;left:.4em;bottom:.7em;height:15px;display:block}.type_marketindices_default .search-right-aligned .stck1 a{position:absolute;left:.3em;bottom:.7em;right:auto;height:15px;display:block}.ua-ie7 .type_marketindices_default .markets,.ua-ie6 .type_marketindices_default .markets{display:inline}.type_marketindices_default .markets dt{display:inline}.type_marketindices_default .markets a{padding:0 .3em 0 .2em;white-space:nowrap}.ua-ff .type_marketindices_default .markets a{padding:0 .1em 0 .2em}.type_marketindices_default .title a:visited{font-weight:normal}.type_marketindices_default .markets em{font-weight:bold;margin-left:1px}.type_marketindices_default .markets .positive{color:#170}.type_marketindices_default .markets .negative{color:#c33}.type_marketindices_default .markets .intl-kr .positive{color:#F71111}.type_marketindices_default .markets .intl-kr .negative{color:#005AFF}.type_marketindices_default .quotes-form .quotes-btn,.type_marketindices_default .quotes-form .quotes-btn:focus{text-align:center;font-weight:bold;cursor:pointer;padding:.04em .<text:soft-page-break/>5em;overflow:visible;border-width:1px;border-style:solid;background-position:left -1748px}.ua-wk533 .type_marketindices_default .quotes-form .quotes-btn,.ua-wk533 .type_marketindices_default .quotes-form .quotes-btn:focus,.ua-ie8 .type_marketindices_default .quotes-form .quotes-btn,.ua-ie8 .type_marketindices_default .quotes-form .quotes-btn:focus{padding:.1em .5em}.ua-ie .type_marketindices_default .quotes-form .quotes-btn,.ua-ie .type_marketindices_default .quotes-form .quotes-btn:focus{height:1.45em}.ua-wk525 .type_marketindices_default .quotes-form .quotes-btn:focus,.ua-wk525 .type_marketindices_default .quotes-form .quotes-btn{padding:.2em .5em}.type_marketindices_default .quote-input-border{border-style:solid;border-width:1px;float:left;margin-right:.3em;height:1.17em}.ua-op .type_marketindices_default .quote-input-border,.ua-wk .type_marketindices_default .quote-input-border,.ua-ie7 .type_marketindices_default .quote-input-border{height:1.25em}.type_marketindices_default .get-quote{position:relative;top:3px}/* Copyright (c) 2012, Yahoo! Inc. <text:s/>All rights reserved. */ </text:p>
      <text:p text:style-name="P7">.type_offlead{padding:7px 9px 9px 9px;border-bottom-width:1px;border-bottom-style:solid}.river-news .type_offlead{border-top:none}.type_offlead_no-border{border-bottom:none;border-top-style:solid;border-top-width:1px}.type_offlead .offlead-has-img{margin-top:-2px;padding-left:67px;position:relative;min-height:58px}.ua-ie6 .type_offlead .offlead-has-img{zoom:1;height:58px}.type_offlead .offlead-has-img .offlead-thumb{position:absolute;left:0;top:2px}.type_offlead .offlead-has-img .offlead-thumb img{width:58px;height:58px}.type_offlead h3{padding:0!important;font-weight:bold}.type_offlead .related-stories{margin-top:.2em}.type_offlead .related-stories li{display:inline-block;margin-right:.5em}.type_offlead .related-stories li.last a{padding-left:1px}.type_offlead .related-stories li.last{margin-right:0}.ua-ie6 .type_offlead .related-stories li,.ua-ie7 .type_offlead .related-stories li{zoom:1;display:inline}.type_offlead .offlead-title{text-transform:uppercase;font-weight:bold;margin-bottom:.2em}.type_offlead .grey{color:#6C717A}.type_offlead .red{color:#603}.type_offlead .black{color:#000}.type_fptoday .xo-offlead{border-width:1px;border-style:solid;border-top-width:none;border-top-style:none}.type_fptoday .xo-offlead-top{border-width:1px;border-style:solid}.type_fptoday .xo-offlead .type_offlead{border-top-width:none;border-top-style:none}.type_fptoday .xo-offlead-top .type_offlead{border:none}/* Copyright (c) 2012, Yahoo! Inc. <text:s/>All rights reserved. */ </text:p>
      <text:p text:style-name="P7">.type_news .msg-title{font-weight:bold}.type_news .citation{padding:2px 0 2px 5px;white-space:nowrap}.ua-ie .type_news .appendix,.ua-ie .type_news .video,.ua-ie .type_news .appendix-slideshow,.ua-ie .type_news .slideshow,.ua-ie .type_news .appendix-video,.ua-ie .type_news .search,.ua-ie .type_news .appendix-search,.ua-ie .type_news .audio,.ua-ie .type_news <text:soft-page-break/>.appendix-audio,.ua-ie .type_news .slideshow-broadband,.ua-ie .type_news .appendix-slideshow-broadband,.ua-ie .type_news .poll-broadband,.ua-ie .type_news .appendix-poll-broadband,.ua-ie .type_news .text,.ua-ie .type_news .appendix-text,.ua-ie .type_news .flickr,.ua-ie .type_news .appendix-flickr,.ua-ie .type_news .answers,.ua-ie .type_news .appendix-answers,.ua-ie .type_news .mobile,.ua-ie .type_news .appendix-mobile{zoom:1}.type_news .one-link .bullet{padding:3px 3px 0 8px;background-position:left 8px}.ua-ie6 .type_news .one-link .bullet,.ua-ie7 .type_news .one-link .bullet{padding-top:0;background-position:left 5px}.type_news .stories li.one-link{display:inline-block}.ua-ie6 .type_news .stories li.one-link,.ua-ie7 .type_news .stories li.one-link{display:inline;zoom:1}.ua-ie .type_news .stories li.one-link{margin:0}.type_news .one-link a{padding:0 4px;white-space:nowrap}.type_news .time-stamp{margin-bottom:5px}.type_news .separator{border-left-width:1px;border-left-style:solid;padding:0 3px}.ua-ie6 .type_news .separator,.ua-ie7 .type_news .separator{zoom:1}.type_news .video{background-position:left -1325px;padding-left:18px}.type_news .appendix-video{background-position:left -1325px;padding-left:18px}.type_news .appendix-slideshow{background-position:left -1446px;padding-left:18px}.type_news .slideshow{background-position:left -1446px;padding-left:18px}.type_news .search{background-position:left -1507px;padding-left:18px}.type_news .appendix-search{background-position:left -1507px;padding-left:18px}.type_news .audio{background-position:left -1386px;padding-left:18px}.type_news .appendix-audio{background-position:left -1386px;padding-left:18px}.type_news .slideshow-broadband{background-position:left -1446px;padding-left:18px}.type_news .appendix-slideshow-broadband{background-position:left -1446px;padding-left:18px}.type_news .poll-broadband{background-position:left -826px;padding-left:18px}.type_news .appendix-poll-broadband{background-position:left -826px;padding-left:18px}.type_news .text{background-position:left -826px;padding-left:18px}.type_news .appendix-text{background-position:left -826px;padding-left:18px}.type_news .flickr{background-position:left -767px;padding-left:18px}.type_news .appendix-flickr{background-position:left -767px;padding-left:18px}.type_news .answers{background-position:left -708px;padding-left:18px}.type_news .appendix-answers{background-position:left -708px;padding-left:18px}.type_news .mobile{padding-left:11px;background-position:left -1337px}.type_news .appendix-mobile{padding-left:18px;background-position:left -1337px}.ua-ie6 .type_news .ctyzip{zoom:1}.type_news .msg{padding:5px 10px;text-align:left}.type_news .stories{margin-bottom:4px}.ua-ie6 .type_news .stories{zoom:1}.type_news .stories .img-item{float:left;margin:0 .85em 0 -0.15em;text-align:center}.type_news .stories .img-item img{display:block;width:115px;height:80px;margin:0 <text:soft-page-break/>0 .15em 0}.type_news .stories .ln-item{clear:left;margin:8px 0 0 0;padding-top:6px;border-top-style:dotted;border-top-width:1px}.ua-ie6 .type_news .stories li,.ua-ie7 .type_news .stories li{zoom:1}.type_news ul.local-lang li{float:left}.type_news ul.local-lang li a{background:transparent url(http://l.yimg.com/t/i/in/newhomepage/1241692906language_070509.gif) no-repeat;float:left;height:14px;margin-right:4px;padding:0 0 1px 0!important}.type_news ul.local-lang li.bdr-l a{margin-left:4px}.ua-ie6 .type_news ul.local-lang li a{display:inline}.type_news ul.local-lang li a:focus,.type_news ul.local-lang li a:hover{border-bottom:1px solid #16387C;padding-bottom:0!important}.ua-ie6 .type_news ul.local-lang li a,.ua-ie7 .type_news ul.local-lang li a,.ua-ie8 .type_news ul.local-lang li a{margin-top:2px}.type_news ul.local-lang{padding:0 0 0 .3em;float:left}.type_news .more li{display:inline}.ua-ie .type_news .more li{zoom:1}.type_news .more li a{padding:0 5px;font-weight:bold}.ua-ff .type_news .more li a{padding:0 0 0 5px}.type_news .more li a.right-angle-quote{padding-left:17px;background-position:left -2161px}.type_news .more{font-weight:bold;display:inline}.type_news .bullet,.type_news .appendix-bullet{background-position:left 7px;background-repeat:no-repeat;padding-left:8px}.ua-ie .type_news .bullet{zoom:1}.type_news .thumb img{margin-right:5px;padding:1px}.type_news li{list-style-type:none}.type_news .oops-msg{padding-top:5px}.type_news .oops-msg p{padding:0 0 10px 30px}.type_news .oops{font-weight:bold;background-position:left -2368px;background-repeat:no-repeat}.type_news .loading{margin:15% 30%}.type_news .loading{padding-left:25px}.type_news .more-link{float:right;clear:left}.type_news .more-link a{font-weight:bold;display:inline-block}.type_news .local-link{margin-bottom:.6em}.type_news .more-link h3{display:inline}.type_news .local-link h3{float:left}.type_news .tabwrapper{padding:0;border-width:1px;border-style:solid}.type_news .localnews{padding-top:.3em}.type_news .local-news{padding:.3em 10px .3em 10px}.ua-ie6 .type_news .y-tabpanels,.ua-ie7 .type_news .y-tabpanels{clear:both;zoom:1}.type_news_default .more-link a{background-position:right -2217px;padding-right:11px}.type_news_default .extend-news .more-link a:hover{text-decoration:none}.type_news ul.more .bdr-l{border-left-style:solid;border-left-width:1px}.type_news_default .tab-holder{margin-bottom:-1px}.type_news_default .tab-container{border-bottom-style:solid;border-bottom-width:1px;width:100%;position:relative}.ua-ie6 .type_news_default .tab-holder{zoom:1;position:relative;overflow:hidden}.type_news_default .y-tl-news li a{border-right-width:0;border-right-style:solid;margin:0 1px}.type_news_default .y-tl-news li.selected a,.type_news_default .y-tl-news li a:hover{border-right-width:1px;border-right-style:solid;border-left-width:1px;border-left-style:solid;margin:0}.type_news_default .y-tl-news <text:soft-page-break/>li.selected{margin:0 -1px}.type_news_default .y-tl-news li a.first:hover{border-left-width:0;border-left-style:solid;margin-left:1px}.type_news .move-icon-container{background-position:left -1248px;border-width:1px;border-style:solid;width:17px;height:16px;position:absolute;right:4px;top:4px;z-index:2;overflow:hidden}.type_news .move-icon-container a{display:block;width:17px;cursor:pointer}.type_news .move-icon{background-position:left -3163px;background-repeat:no-repeat;display:block;width:8px;margin-left:5px}.ua-ie6 .type_news .move-icon{zoom:1;bottom:0}.type_news .move-icon-container a:hover,.type_news .move-icon-container a:focus{background-color:#FFF}.type_news .icon-down{background-position:left -3221px}.type_news .news-tweener{position:relative;padding-left:76px;min-height:66px;padding-bottom:10px;border-bottom-style:dotted;border-bottom-width:1px;margin:5px 0}.ua-ie6 .type_news .news-tweener{height:66px}.type_news .news-tweener .tweener-pic{border-style:solid;border-width:1px;width:64px;height:64px;position:absolute;left:0;top:0}.type_news .news-tweener .tweener-pic img{width:60px;height:60px;padding:2px;margin:0}.type_news .news-tweener h3{font-weight:bold}.type_news .news-tweener .more-link{background-position:right -2217px;padding-right:10px;font-weight:bold;float:none}.type_news .news-tweener .tweener-links{margin-top:5px}.type_news .news-tweener .tweener-links li{display:inline;padding-top:0}.type_news .news-tweener .tweener-links li.related{margin-right:10px}.type_news .fallback{min-height:17.31em}.ua-ie6 .type_news .fallback{height:17.31em}.type_news .fallback .error-msg{background-position:left -2819px;border-style:solid;border-width:1px;margin-top:.4em;padding:.5em .5em .5em 36px}.failsafe .type_news .move-icon-container{display:none}.type_news_default .y-nav{min-height:1.1em;line-height:1}.ua-ie6 .type_news_default .y-nav{height:1.1em}.type_news_default .tabpanel .navigation{clear:right;margin:10px -10px 0 -10px}.ua-ie6 .type_news_default .y-panel .navigation .y-nav{position:relative}.ua-ie6 .type_news_default .tabpanel .navigation .y-nav{zoom:1;position:relative}.type_news_default .y-panel{width:29.3em}.ua-ie6 .type_news_default .y-panel{width:28.6em}.type_news_default .y-panel .stories{margin-bottom:0}.type_news_default .embolden{font-weight:bold}.type_news_default .news-stream{margin:0}.type_news_default .news-stream li{border-top-style:dotted;border-top-width:1px;padding-top:8px;padding-bottom:10px}.type_news_default .news-stream li.has-thumb{padding-left:90px;position:relative;min-height:44px}.type_news_default .news-stream li.has-thumb .thumb{position:absolute;left:0;top:10px}.type_news_default .news-stream li.has-thumb .thumb img{width:80px;height:44px;padding:0;margin:0}.type_news_default <text:soft-page-break/>.news-stream li .header{font-weight:bold}.type_news_default .more-stream-link{border-top-style:solid;border-top-width:1px;min-height:16px;padding:4px 6px 0 10px;font-weight:bold;clear:none;float:none}.type_news .openclose{background-position:left -1248px;border-style:solid;border-width:1px;width:15px;height:15px;vertical-align:bottom;margin-right:5px;padding:0}.type_news :hover .openclose{background-position:left -1257px}.ua-ff .type_news button.openclose::-moz-focus-inner{padding:0;border:none}.ua-ff .type_news button.openclose:focus{outline-style:dotted;outline-width:1px}.type_news .openclose span{background-position:left -2492px;background-repeat:no-repeat;display:block;height:15px;margin:0 4px;width:7px}.type_news .expand .openclose span{background-position:left -2551px}.type_news .openclose{display:none}.jsenabled .type_news .openclose{display:inline-block}.type_news_default .accordion{border-bottom-width:1px;border-bottom-style:solid;background-color:#FFF}.ua-ie</text:p>
      <text:p text:style-name="P7"><text:s/>.type_news .edit-accordion{zoom:1}.type_news_default .edit-accordion-items .locked-item{cursor:default}.type_news_default .accordion .accordion-content{position:relative;padding:0 10px 9px 10px;cursor:default}.type_news_default .accordion .y-sortable-false *{cursor:default}.type_news_default .accordion .y-sortable-false li a,.type_news_default .accordion .y-sortable-false a.y-ulm-dd,.type_news_default .accordion .y-sortable-false .more-link a{cursor:pointer}.type_news_default .accordion .accordion-header{font-weight:bold;text-transform:uppercase;margin-bottom:4px;border-top:1px solid #FFF;position:relative}.type_news_default .accordion .accordion-bg-col{padding:9px 10px 6px 10px;display:block}.type_news_default .accordion-drag{margin:0}.type_news_default .accordion-drag .accordion-header{background-image:none}.ua-ie8 .type_news_default .accordion-drag .accordion-header{-ms-filter:"progid:DXImageTransform.Microsoft.gradient(enabled='false')"}.type_news_default .accordion-stories{margin-bottom:-1px}.type_news_default .accordion-stories li{margin-bottom:6px}.ua-ie6 .type_news_default .accordion-stories,.ua-ie7 .type_news_default .accordion-stories,.ua-ie6 .type_news_default .accordion-stories li.has-thum,.ua-ie7 .type_news_default .accordion-stories li.has-thumb{position:relative;zoom:1}.type_news_default .accordion-stories li.has-thumb{padding-left:118px;position:relative;min-height:44px}.ua-ie6 .type_news_default .accordion-stories li.has-thumb{height:44px}.bkt430 .type_news_default .accordion-stories li.has-thumb{padding-left:90px;min-height:44px}.type_news_default .accordion-stories li.has-thumb .header{font-weight:bold;line-height:1}.bkt430 .type_news_default .accordion-stories li.has-thumb .header{margin-bottom:2px}.type_news_default .accordion-stories li.has-thumb .thumb{position:absolute;left:0;top:0}.type_news_default <text:soft-page-break/>.accordion-stories li.has-thumb .thumb img{width:108px;height:42px;padding:0;margin:0;cursor:pointer;border-width:1px;border-style:solid}.bkt430 .type_news_default .accordion-stories li.has-thumb .thumb img{width:80px;height:44px;padding:0;margin:0;cursor:pointer}.type_news_default .accordion .more-link{float:none;cursor:pointer}.ua-ie6 .type_news_default .accordion .more-link,.ua-ie7 .type_news_default .accordion .more-link{overflow:visible}.ua-wk .type_news_default .accordion{outline:none}.type_news_default .accordion .more-link span{cursor:pointer}.type_news_default .accordion h3.more-link{float:right;cursor:pointer}.type_news_default .accordion .more-link .more-icon{background-position:left -2493px;display:inline-block;margin-right:4px;width:8px}.ua-ie6 .type_news_default .accordion .more-link .more-icon{display:inline;zoom:1}.type_news_default .accordion .hide-more .more-icon,.type_news .hide-more .openclose span{background-position:left -2493px}.type_news_default .accordion .show-less .more-icon,.type_news .show-less .openclose span{background-position:left -2551px}.type_news_default button.fetch-stories,.type_news_default button.hide-more{background:none;border:none;font-weight:bold;padding:0;text-indent:0;text-align:left}.ua-ff .type_news button.fetch-stories::-moz-focus-inner,.ua-ff .type_news button.hide-more::-moz-focus-inner{padding:0;border:none}.ua-ff .type_news button.fetch-stories:focus,.ua-ff .type_news button.hide-more:focus{outline-style:dotted;outline-width:1px}.type_news_default .hide-completely{display:none}.type_news_default{margin-top:-11px}.type_news_default .tabwrapper{border-bottom-style:none;border-bottom-width:0}.type_news_default .specialevents{padding:10px 10px 5px 10px}.type_news_default .type_marketindices_default .type_ads #ad_stck{margin-bottom:2px}.type_news_default .loc-drop,.type_news_default .y-ulm{margin-bottom:6px;position:absolute;left:55px;top:-25px;z-index:3}.type_news_default .loc-drop .lw .yui3-overlay-content{left:0}.type_news_default .loc-drop .lw{margin-top:-4px;margin-left:5px}.type_news_default .loc-drop .label{overflow:hidden;white-space:nowrap;max-width:12em;text-overflow:ellipsis}.ua-ie7 .type_news_default .loc-drop .label{max-width:11.5em}.ua-ie6 .type_news_default .loc-drop .label{width:11.5em}.type_news_default .loc-drop .lw,.type_news_default .loc-drop .label{float:left}.type_news_default .loc-drop .lw .lw-anchor-icon{cursor:pointer;position:relative}.type_news_default .loc-drop .lw .lw-anchor-txt{display:none}.bkt368 .type_news_default .y-ulm{margin:6px 10px}.bkt368 .type_news_default .expand{padding:10px 10px 0 10px}.bkt368 .type_fptoday_default{border-bottom-style:dotted;border-bottom-width:1px;padding-bottom:6px}.bkt368 .type_news_default .y-tabpanels{padding:5px 0}.bkt368 .type_news_default .news-stream{padding:0 10px}.bkt368 <text:soft-page-break/>.type_news_default .specialevents{padding:10px 10px 0 10px;border-bottom-style:none;border-bottom-width:0}.bkt368 .type_news_default .expand{padding:10px;border-bottom-style:none;border-bottom-width:0}.type_news .river-news .extend-news .bullet,.type_news .accordion-stories .has-thumb .header .bullet{background:none;padding-left:0}.bkt368 .type_news .auto-height{height:auto!important;min-height:0!important}.type_news .video-icon{background-position:left -73px;background-repeat:no-repeat;position:absolute;display:block;height:16px;width:16px;left:2px;bottom:4px}.type_news .video-sprite{background-image:url(http://l.yimg.com/a/i/ww/met/sprite_videoicon_20101130_ltr.png)}.type_news .accordion-more-local{float:right}.type_news_default .time-stamp{float:right;margin:0}.type_news_default .viewall-accordion,.type_news .edit-accordion{padding:4px 8px 0 8px;border-bottom-style:solid;border-bottom-width:1px;position:relative;text-align:center}.type_news .edit-accordion .edit-header,.type_news .edit-accordion .viewall-header{text-align:center;font-weight:bold;margin-bottom:3px;display:inline-block;float:left}.type_news .edit-accordion .viewall-header{float:right}.type_news .accordion-add-sections{border-style:solid;border-width:1px;padding:2px;margin-bottom:8px}.type_news .accordion-add-sections li{display:inline-block;margin:1px;width:12.73em}.ua-ie8 .type_news .accordion-add-sections li,.ua-ie9 .type_news .accordion-add-sections li{width:12.7em}.ua-ie6 .type_news .accordion-add-sections,.ua-ie7 .type_news .accordion-add-sections{position:relative;zoom:1}.ua-ie6 .type_news .accordion-add-sections li,.ua-ie7 .type_news .accordion-add-sections li{display:inline;position:relative;zoom:1;width:12.35em}.type_news .accordion-add-sections li .accordion-edit{display:block;padding:5px;position:relative;border-style:none;border-width:none;font-weight:bold;text-decoration:none}.ua-ie6 .type_news .accordion-add-sections li a,.ua-ie7 .type_news .accordion-add-sections li a{zoom:1}.type_news .accordions-editable{z-index:1}.type_news .accordion-add-sections .accordion-editable:hover{padding:4px;border-style:solid;border-width:1px;background:none}.type_news .accordion-add-sections li button,.type_news .accordions-editable li h4 button{display:block;height:16px;width:12px;position:absolute;right:2px;border:none;background-color:transparent;top:2px}.type_news .accordion-add-sections li button.disabled{right:1px}.type_news .accordions-editable .moveable-section,.type_news .accordions-editable .locked-section{display:none}.type_news .accordions-editable li:hover .moveable-section,.type_news .accordions-editable li:hover .locked-section,.type_news .accordions-editable h4.jshover .moveable-section,.type_news .accordions-editable h4.jshover .locked-section{display:block}.type_news .accordions-editable li.extend-news h4:hover .accordion-bg-col,.type_news <text:soft-page-break/>.accordions-editable li.extend-news h4.jshover .accordion-bg-col{background:none}.type_news .accordions-editable li h4 button{display:none;right:4px}.type_news .accordions-editable li h4:hover button,.type_news .accordions-editable li h4.jshover button{display:block}.type_news .accordion-add-sections li button.enabled,.type_news .accordions-editable li button.enabled{background-position:left -1807px}.ua-ie6 .type_news .accordion-add-sections li button,.ua-ie7 .type_news .accordion-add-sections li button{overflow:visible;line-height:1}.type_news .accordion-add-sections .accordion-edit:hover button.enabled,.type_news .accordions-editable li button.enabled:hover{background-position:left -625px;top:1px;right:1px;cursor:pointer!important}.type_news .accordions-editable li button.jshover{background-position:left -625px;cursor:pointer!important}.type_news .accordion-header .section-name:hover{cursor:pointer!important}.type_news .accordions-editable li button.enabled:hover{right:4px;top:2px}.type_news .accordion-add-sections li button.disabled,.type_news .accordions-editable li button.disabled{background-position:left -2983px}.type_news .accordion-add-sections .accordion-edit:hover button.disabled,.type_news .accordions-editable:hover li button.disabled{background-position:left -3045px;top:1px;right:0}.type_news .accordion-add-sections .accordion-edit button.loading,.type_news .accordion-add-sections .accordion-edit:hover button.loading{background-position:left 0;margin:0;padding:0;width:18px}.type_news .accordion-drag .remove-section{display:none}.type_news .message-section,.type_news .removed-section{padding:10px;margin-bottom:5px;border-bottom-style:solid;border-bottom-width:1px;text-align:center}.type_news .removed-section .undo-remove{text-decoration:underline;cursor:pointer!important}.type_news .locked-section{background-position:left -4435px;height:14px;position:absolute;right:0;top:7px;width:12px}.ua-ie8 .type_news .locked-section,.ua-ie9 .type_news .locked-section{right:4px}.type_news .moveable-section{background-position:left -4375px;width:18px;height:14px;position:absolute;right:45%;top:6px}.type_news .move-item-greyed{opacity:.2}.type_news .move-item-greyed .accordion-header{background:none}.type_news .move-item-greyed .y-news-grad,.type_news .y-sortable-proxy .y-news-grad{background:none}.type_news</text:p>
      <text:p text:style-name="P7"><text:s/>.y-sortable-proxy{-webkit-box-shadow:1px 1px 3px #000;-moz-box-shadow:1px 1px 3px #000;box-shadow:1px 1px 3px #000;outline:none}.type_news .edit-accordion .edit-header-icon{background-position:left -3048px;display:inline-block;width:14px}.type_news .edit-accordion .view-all,.type_news .edit-accordion .add-sections{background:none;border:none;font-weight:bold}.type_news .edit-accordion .add-sections{text-align:left}.type_news .edit-accordion .do-done{margin-<text:soft-page-break/>bottom:10px}.type_news .error-section{padding:10px;border-bottom-style:solid;border-bottom-width:1px}.type_news_default .accordion .y-sortable-false .weather-data *{cursor:pointer}.ua-ie6 .type_news_default .accordion{zoom:1}.type_news .weather-data a{display:inline-block}.type_news .weather-data{margin-bottom:.4em}.type_news .weather-data .img{float:left}.ua-ie .type_news .weather-data .img{visibility:hidden}.type_news .weather-data .temp{float:left;width:5em;margin-top:.4em;text-align:center;margin-left:-1em}.type_news .weather-data .temp-curr{background-color:transparent}.ua-ie6 .type_news .accordion .y-ulm-default,.ua-ie7 .type_news .accordion .y-ulm-default{display:inline}.type_news .high-index{position:relative;z-index:2}.type_news .specialevents .preview2-mode .prev-thumbs li{padding-left:.05em}.type_news .specialevents .preview2-mode .ul-images{margin-left:1.97em}.type_news .type_marketindices_default{margin-top:0}.type_news{box-shadow:0 4px 2px #CCC;-webkit-box-shadow:0 4px 2px #CCC}.type_news .hide-ad{visibility:hidden}.type_news_default .middle-ad{border-bottom-width:0}.type_news .specialevents .stories{margin-top:2px}.type_news .viewall-accordion .spinner{display:inline-block;margin-bottom:-3px;margin-left:-3px;width:20px}.type_news .viewall-accordion .hide,.type_news .hide{display:none}.type_news .spinner{width:16px;float:left}.type_news .alert{color:#F00}/* Copyright (c) 2012, Yahoo! Inc. <text:s/>All rights reserved. */ </text:p>
      <text:p text:style-name="P7">.type_contentcarouselPolls_default .ugcpl-inline-qimg{float:left;margin-right:.7em;margin-top:.4em}.type_contentcarouselPolls_default .poll-wrapper{margin-bottom:.4em;position:relative}.type_contentcarouselPolls_default .hide{display:none}.type_contentcarouselPolls_default .ugcpl-qstn-simple-txt{font-weight:bold}.type_contentcarouselPolls_default .poll-summary,.type_contentcarouselPolls_default .poll-result{min-height:8.35em}.type_contentcarouselPolls_default .ugcpl-rs-link{padding:.1em 0}.type_contentcarouselPolls_default .ugcpl-rc-link{padding:.2em 0}.ua-ie6 .type_contentcarouselPolls_default .ugcpl-rs-link,.ua-ie7 .type_contentcarouselPolls_default .ugcpl-rs-link{padding:.2em 0}.type_contentcarouselPolls_default .poll-summary{visibility:visible}.type_contentcarouselPolls_default .poll-result{visibility:hidden;position:absolute;left:0;top:0}.type_contentcarouselPolls_default .switch .poll-summary{visibility:hidden}.ua-ie6 .type_contentcarouselPolls_default .switch .poll-result{zoom:1;width:auto}.type_contentcarouselPolls_default .switch .poll-result{visibility:visible;width:100%}.type_contentcarouselPolls_default .result-on .poll-summary{display:none}.type_contentcarouselPolls_default .result-on .poll-result{position:relative}.type_contentcarouselPolls_default .loader-cont{text-align:center}.type_contentcarouselPolls_default .loading{margin-top:4em;padding-left:1.7em;display:inline-block}.type_contentcarouselPolls_default .bod-pad{margin-<text:soft-page-break/>bottom:.6em}.type_contentcarouselPolls_default .ugcpl-choices legend{display:none;color:#F00}.type_contentcarouselPolls_default .ugcpl-choices legend.show{visibility:visible}.type_contentcarouselPolls_default .ugcpl-footer{bottom:.4em;position:absolute;right:.85em}.type_contentcarouselPolls_default .poll-result .ugcpl-footer{left:.85em;right:auto}.type_contentcarouselPolls_default button.ugcpl-evt-vote{border:0;padding:.2em .7em;margin:0;margin-right:1em;background-position:left -1748px;font-weight:bold;color:#FFF}.type_contentcarouselPolls_default .ugcpl-rs-link,.type_contentcarouselPolls_default .ugcpl-rc-link{font-weight:bold}.ua-ie6 .type_contentcarouselPolls_default .ugcpl-frm-footer{zoom:1}.type_contentcarouselPolls_default .ugcpl-qstn-rs-link-txt{text-align:right}.type_contentcarouselPolls_default .ugcpl-frm-footer div{float:left}.type_contentcarouselPolls_default .ugcpl-frm-footer:after{content:".";display:block;clear:both;visibility:hidden;line-height:0;height:0}.ua-ie .type_contentcarouselPolls_default .ugcpl-frm-footer:after{zoom:1}.type_contentcarouselPolls_default .ugcpl-choices{overflow:hidden;position:relative}.ua-ie6 .type_contentcarouselPolls_default .ugcpl-choices,.ua-ie7 .type_contentcarouselPolls_default .ugcpl-choices{zoom:1}.type_contentcarouselPolls_default .ugcpl-question,.type_contentcarouselPolls_default .ugcpl-choices li{line-height:1.55em}.type_contentcarouselPolls_default .ugcpl-title{font-weight:bold;display:none}.type_contentcarouselPolls_default .simple .poll-result .ugcpl-question,.type_contentcarouselPolls_default .simple .poll-result dl{margin-top:.3em}.type_contentcarouselPolls_default .poll-result dl{line-height:1.7em}.type_contentcarouselPolls_default .poll-result dt{float:left}.type_contentcarouselPolls_default .voted .ugcpl-evt-see-ch{display:none}.type_contentcarouselPolls_default .ugcpl-evt-see-ch{background:transparent url(http://l.yimg.com/a/i/us/polls/dlgspr.png) repeat-x left -361px;border:1px solid #999;color:#2D4458;padding:.2em .6em;font-weight:bold;margin-right:1em}.ua-ie6 .type_contentcarouselPolls_default .ugcpl-evt-see-ch,.ua-ie7 .type_contentcarouselPolls_default .ugcpl-evt-see-ch{padding:.2em 0}.ua-ie6 .type_contentcarouselPolls_default .ugcpl-prompt-inline-msg{zoom:1}.type_contentcarouselPolls_default .ugcpl-prompt-inline-msg{color:#F00;margin-top:.2em;background-position:left -2827px;padding-left:20px}.type_contentcarouselPolls_default .ugcpl-prompt-message{position:relative;color:#F00;margin-bottom:.25em}.type_contentcarouselPolls_default .ugcpl-prompt-message .icon{width:22px;display:inline-block;height:15px;vertical-align:top;background:transparent url(http://l.yimg.com/a/i/us/polls/dlgspr.png) no-repeat left -204px}.type_contentcarouselPolls_default .ugcpl-prompt-message .txt{width:90%;display:inline-<text:soft-page-break/>block}.type_contentcarouselPolls_default .ugcpl-vt-fig-green{font-weight:bold;color:#00A651}.type_contentcarouselPolls_default .ugcpl-vt-fig-grey{color:#6C717A}.type_contentcarouselPolls_default .ugcpl-frm-footer{margin-top:.45em;position:relative}.type_contentcarouselPolls_default .ugcpl-poll-info{display:none}.type_contentcarouselPolls_default .ugcpl-ch-layt-crsl2 .ugcpl-crsl2-rs .ugcpl-vt-hbar{position:absolute;width:80%;height:3px;background-color:#e4e4e4;overflow:hidden}.ua-ie7 .type_contentcarouselPolls_default .ugcpl-ch-layt-crsl2 .ugcpl-rc-text{margin-right:3px}.type_contentcarouselPolls_default .ugcpl-ch-layt-crsl2 .ugcpl-frm-footer{margin-top:.6em}.ua-ie7 .type_contentcarouselPolls_default .ugcpl-ch-layt-crsl2 .ugcpl-crsl2-rs li span{bottom:-4px}.type_contentcarouselPolls_default .ugcpl-ch-layt-crsl2 .ugcpl-crsl2-rs li span{left:83%;position:absolute;bottom:-7px}.ua-ie .type_contentcarouselPolls_default .ugcpl-ch-layt-crsl2 .ugcpl-crsl2-rs li{zoom:1}.type_contentcarouselPolls_default .ugcpl-ch-layt-crsl2 .ugcpl-crsl2-rs li{position:relative;padding-bottom:.15em}.type_contentcarouselPolls_default .ugcpl-ch-layt-crsl2 div.ugcpl-vt-fig-grey{background-color:#8F908F}.type_contentcarouselPolls_default .ugcpl-ch-layt-crsl2 .ugcpl-crsl2-rs div.ugcpl-vt-fig-green{background-color:#00A651}.type_contentcarouselPolls_default .ugcpl-ch-layt-crsl2 .ugcpl-footer{position:static;width:100%;padding-top:.6em}.type_contentcarouselPolls_default .ugcpl-ch-layt-crsl2 .ugcpl-footer .ugcpl-total-votes{float:left}.type_contentcarouselPolls_default .ugcpl-ch-layt-crsl2 .ugcpl-footer .ugcpl-rc-link{float:right;margin-bottom:.25em;margin-top:-0.3em}.type_contentcarouselPolls_default .ugcpl-ch-layt-crsl2 .ugcpl-ft-b1 .ugcpl-vtd-thnx{background:transparent url("http://l.yimg.com/a/lib/ugc/thankyoutick.gif") no-repeat scroll left 0;padding:0 0 0 25px;margin:.6em 0}.type_contentcarouselPolls_default .ugcpl-ch-layt-crsl2 img{width:80px;height:80px}.ua-mac .type_contentcarouselPolls_default .ugcpl-bd-bl ul{padding-left:3px}/* Copyright (c) 2012, Yahoo! Inc. <text:s/>All rights reserved. */ </text:p>
      <text:p text:style-name="P7">.type_tabbar .type_tuc .ft{display:none}.type_tabbar .type_tuc .y-menu{background-color:#fff;min-width:12em;margin-left:-1px;border-width:1px;border-style:solid;z-index:5;-moz-box-shadow:1px 2px 2px rgba(0,0,0,.35);-webkit-box-shadow:1px 2px 2px rgba(0,0,0,.35);box-shadow:1px 2px 2px rgba(0,0,0,.35)}.ua-ie6 .type_tabbar .type_tuc .y-menu,.ua-ie7 .type_tabbar .type_tuc .y-menu{width:13em}.type_tabbar .type_tuc .y-menu .lbl{font-weight:normal}.type_tabbar .type_tuc .y-menu li{display:block;line-height:1;margin:0 .154em;padding:.25em .38em}.type_tabbar .type_tuc .y-menu li a{padding:.185em}.type_tabbar .type_tuc .y-menu li.last{text-align:center;white-space:nowrap}.type_tabbar .rtl <text:soft-page-break/>.type_tuc .y-menu li a{padding:.185em 0}.type_tabbar .type_tuc .y-menu li.last a{padding-left:.769em;padding-right:.769em;border-top:1px solid #b9c7d2;border-bottom:1px solid #f5f7f9;background:#f6f7f8;background:-webkit-gradient(linear,left top,left bottom,from(#fefefe),to(#dbe2e8));background:-moz-linear-gradient(top,#fefefe,#dbe2e8)}.ua-ie .type_tabbar .type_tuc .y-menu li.last a{filter:progid:DXImageTransform.Microsoft.gradient(startColorstr='#fefefe',endColorstr='#dbe2e8')}.type_tabbar .tiles .type_tuc .y-menu a:hover{text-decoration:none}.type_tabbar .tiles .type_tuc .y-menu a:hover .lbl{text-decoration:none}.jsenabled .type_tabbar .tiles .type_tuc .y-menu a:hover .lbl{text-decoration:none}.ua-ie6 .type_tabbar .type_tuc .y-menu li a:hover,.ua-ie6 .type_tabbar .rtl .type_tuc .y-menu li a:hover,.ua-ie6 .type_tabbar .tiles .type_tuc .y-menu a:hover,.ua-ie6 .type_tabbar .type_tuc .y-menu li.selected .lbl,.ua-ie6 .type_tabbar .tiles .type_tuc .y-menu a:hover .lbl,.jsenabled .ua-ie6 .type_tabbar .tiles .type_tuc .y-menu a:hover{text-decoration:underline}.type_tuc li.last-active{padding-right:0;margin-left:-1px}.type_tuc .pageoptions-link{padding:3px;z-index:13;cursor:pointer}.type_tuc .last-active .pageoptions-link{border-width:1px;border-style:solid;border-bottom:none;position:relative}.ua-ie6 .type_tuc .pageoptions-link,.ua-ie7 .type_tuc .pageoptions-link{display:inline-block}.ua-ie .type_tuc .last-active .pageoptions-link{padding-bottom:3px}.type_tabbar .type_tuc .pageoptions-dropdown li{float:none;border-right:0;border-left:0;padding:.25em 0;margin:0}.type_tuc .pageoptions-dropdown li.border-t{border-top-width:1px;border-top-style:solid}.type_tuc .pageoptions-dropdown li.border-b{border-bottom-width:1px;border-bottom-style:solid}.type_tuc .pageoptions .colors li{float:left;border:none;margin:.4em;padding:0;height:13px;width:13px;overflow:hidden}.type_tuc .pageoptions .colors li a{display:block;width:13px;height:13px;margin:0}.type_tabbar .type_tuc .y-menu li.tuc-last{cursor:default}.type_tabbar .tab-user .tuc-spr{overflow:hidden;vertical-align:top;background:url(http://l.yimg.com/a/i/ww/met/tab/icon_spr_20111020.png);background-repeat:no-repeat;background-position:2px -165px}.type_tabbar .tab-user .tuc-spr:before{display:inline-block;content:url(http://l.yimg.com/a/i/ww/met/tab/icon_spr_20111020.png);margin:-167px 0 0 0}.ua-ie6 .type_tabbar .tab-user .tuc-spr{background-image:url(http://l.yimg.com/a/i/ww/met/tab/icon_spr_20111020.gif)}/* Copyright (c) 2012, Yahoo! Inc. <text:s/>All rights reserved. */ </text:p>
      <text:p text:style-name="P7">.type_tabbar{position:relative;margin-top:.385em}.type_tabbar img{-ms-interpolation-mode:bicubic}.type_tabbar .spr{background-image:url(http://l.yimg.com/a/i/ww/met/tab/tab_grd_spr_20110124.png)}.type_tabbar .tabs,.type_tabbar .tiles{height:2.95em;position:relative}.type_tabbar .tab{float:left;padding:0 .<text:soft-page-break/>76em;display:block;position:relative;height:100%;max-width:13em}.type_tabbar .alt-country{display:inline-block;float:left;padding:0 .6em .2em .6em;margin-top:1.2em;line-height:1em;margin-right:.756em}.type_tabbar .alt-country:hover{background-color:#fff}.type_tabbar .rtl .tiles .tab,.type_tabbar .rtl .alt-country{float:right}.type_tabbar .alt-country img{margin-right:.3em;vertical-align:middle}.type_tabbar .tab-label{text-transform:uppercase;margin-top:.58em}.ua-ie6 .type_tabbar .tab-caption{margin-top:2px}.type_tabbar .tab-caption,.type_tabbar .tab-label{display:block;white-space:nowrap;overflow:hidden;padding-left:1px;-o-text-overflow:ellipsis;text-overflow:ellipsis;text-decoration:none}.type_tabbar .tab-badge{position:absolute;top:0;left:0;width:1.75em;text-align:center;display:block;border:1px solid #890405;color:#fff;font-weight:bold;-webkit-border-radius:4px;-moz-border-radius:4px;border-radius:4px;background:#C91106;background:-webkit-gradient(linear,left top,left bottom,from(#f22914),to(#ab0b07));background:-moz-linear-gradient(top,#f22914,#ab0b07);-moz-box-shadow:0 1px 2px #666;-webkit-box-shadow:0 1px 2px #666;box-shadow:0 1px 2px #666;visibility:hidden}.type_tabbar .tab-badge-shown{visibility:visible}.ua-ie .type_tabbar .tab-badge{filter:progid:DXImageTransform.Microsoft.gradient(startColorstr='#f22914',endColorstr='#ab0b07')}.type_tabbar .tab-icon{position:absolute}.ua-ie6 .type_tabbar .header-date{line-height:2em}.type_tabbar .header-date{font-weight:bold;padding-left:.1em;position:relative;top:1.5em}.type_tabbar .us-link{border-left-style:solid;border-left-width:1px;margin-left:9px;padding-left:9px;position:relative;top:1.5em}.type_tabbar .us-link,.type_tabbar .header-date{float:left}.ua-ie6 .type_tabbar .header-date{top:1em}.type_tabbar .no-left-brdr{border-left-style:none;border-left-width:0;margin-left:0}.type_tabbar .tabs{float:left;margin-top:-2px}.ua-ie .type_tabbar{zoom:1}.ua-ie .type_tabbar .rtl .tiles .tab,.ua-ie .type_tabbar .rtl .tabs .tab{zoom:1;direction:rtl}.ua-ie6 .type_tabbar .rtl .tabs,.ua-ie7 .type_tabbar .rtl .tabs{direction:ltr;width:24%;zoom:1}.ua-ie6 .type_tabbar .rtl .tiles,.ua-ie7 .type_tabbar .rtl .tiles{direction:ltr;zoom:1}.type_tabbar .tabs .tab{padding-left:3.08em;background-repeat:repeat-x;background-position:left -250px;float:left;bottom:-1px;margin-left:-1px;-webkit-border-top-left-radius:5px;-webkit-border-top-right-radius:5px;-moz-border-radius-topleft:5px;-moz-border-radius-topright:5px;border-top-left-radius:5px;border-top-right-radius:5px}.type_tabbar .tabs .tab-no-icon{padding-left:1.15em}.jsenabled .type_tabbar .tab{cursor:pointer}.jsenabled .type_tabbar .tabs .tab:hover{background-position:left -390px}.type_tabbar .tabs .tab-active,.jsenabled .type_tabbar .tabs .tab-active:hover{background-position:left -530px;border-bottom-color:#fff}.type_tabbar .tabs .tab-home{margin-left:0}.ua-ie6 .type_tabbar .tabs .tab-home{margin-<text:soft-page-break/>left:-1px}.type_tabbar .tabs .tab-icon{width:18px;height:18px;left:1.1em;top:.54em}.ua-ie6 .type_tabbar .tabs .tab-icon{cursor:pointer}.type_tabbar .tab-home .tab-icon{width:22px;height:22px;background-position:left -670px;left:.85em;top:.69em}.type_tabbar .tabs .tab-local{padding:0 .76em;max-width:26em}.type_tabbar .tabs .tab-local .local-txt{float:left}.type_tabbar .tabs .tab-local .local-drop .dd{position:absolute;bottom:0;width:100px;height:300px}.type_tabbar .tabs .tab-local .local-drop .dd-icn{background-position:6px -992px;display:inline-block;height:20px;width:14px}.type_tabbar .tabs .hide{display:none}.type_tabbar .tabs .tab-local .local-drop .y-ulm{display:inline-block;width:20px;height:20px}.type_tabbar .tabs .tab-local .local-drop .y-ulm-dd{background:none;display:inline-block;width:20px;height:20px;padding:0}.type_tabbar .tabs .tab-local .lw{float:left;height:20px;margin-left:.5em;margin-top:.58em;width:20px}.type_tabbar .tabs .tab-local .lw .yui3-overlay-content{left:0;top:3em}.type_tabbar .tabs .tab-local .lw-anchor-txt{display:none}.type_tabbar .tabs .tab-local .local-drop{float:left;height:20px;margin-left:.5em;margin-top:.58em;position:relative;width:20px;border-radius:10px 10px 10px 10px}.type_tabbar .tab-local .tab-icon{background-position:left -788px}.type_tabbar .tab-my .tab-icon{background-position:left -906px}.type_tabbar .tiles{float:right}.bkt571 .tiles li:first-child{margin-right:10px}.type_tabbar .tiles .tab{border-width:0 1px}.type_tabbar .tiles .tab a{text-decoration:none}.type_tabbar .tiles .tab a:hover{text-decoration:underline}.type_tabbar .tiles .tab-no-icon{padding-left:1.15em}.type_tabbar .tab-user{padding-left:3.38em}.type_tabbar .tab-user .tab-icon{width:24px;height:24px;border:1px solid #ccc;padding:2px;background-color:#fff;top:.46em;left:.54em}.type_tabbar .y-ulm-default .y-ulm-pop-anchor{left:-7.5em;top:9px}.type_tabbar .tab-local .local-txt,.type_tabbar .tab-local .tab-caption,.type_tabbar .tab-local .tab-label{max-width:302px}.ua-ie6 .type_tabbar .tab-local .local-txt,.ua-ie6 .type_tabbar .tab-local .tab-caption,.ua-ie6 .type_tabbar .tab-local .tab-label{width:100px}.bkt571 .type_tabbar .tiles{margin-top:-3.65em}.bkt571 .y-tbar-brdr{border:none}.bkt571 .header-date{top:-6.45em;color:#7B7B7B;font-weight:normal}.bkt571 .type_tabbar{margin-top:0}.bkt571 #y-header{z-index:99!important}.bkt571 .y-tbar-brdr-b{border-bottom:none}/* Copyright (c) 2012, Yahoo! Inc. <text:s/>All rights reserved. */ </text:p>
      <text:p text:style-name="P7">.locations-container .dum-error{background:transparent url(http://l.yimg.com/us.yimg.com/i/nt/ic/ut/bsc/cautionmetro28_1.gif) no-repeat 10px 10px;font-family:Arial,sans-serif;font-size:12px;padding:10px 10px 18px 43px;height:auto}#lw-disambiguation-options{max-height:7.3em;_height:7.3em;overflow:auto;margin-right:10px}.lw-loading-msg{text-align:center;padding-top:50px;padding-bottom:50px}.lw-ecl-loading{text-align:center}.lw-ecl-loading img{vertical-align:center;margin:8px}.lw-<text:soft-page-break/>offscreen{position:absolute;top:-99999px}.yui3-overlay-content{position:absolute}.yui3-overlay-content .yui3-widget-hd{padding:10px}.yui3-overlay-content .hide{display:none}.yui3-overlay-content .yui3-widget-hd .lc-input{border:1px solid #231f20;font-family:Arial,sans-serif;font-size:12px;padding:2px 0 2px 5px}.yui3-overlay-content .yui3-widget-hd .ghost-text{color:#999}.yui3-overlay-content .locations-container,.yui3-overlay-content .zero-margin{margin:0}.yui3-overlay-content .line-item{font-family:Arial,sans-serif;font-size:12px;padding-left:30px;padding-right:10px;cursor:pointer;height:auto;white-space:nowrap;list-style:none;text-align:left}.yui3-overlay-content .line-item .non-label{font-family:Arial,sans-serif;color:#6c717a;font-size:11px}.yui3-overlay-content .detect-non-label{font-family:Arial,sans-serif;color:#6c717a;font-size:12px}.yui3-overlay-content .line-item a{outline:none;text-decoration:none}.yui3-overlay-content .ac-line-item{padding-left:10px}.yui3-overlay-content .ac-lbl-hl{color:#03233a}.yui3-overlay-content .ac-dv-hl{color:#333538}.yui3-overlay-content .detect-location,.yui3-overlay-content .detect-disabled,.yui3-overlay-content .dlocation-record,.yui3-overlay-content .clocation-record,.yui3-overlay-content .ml,.yui3-overlay-content .chelp-anchor,.yui3-overlay-content .dlocation-icon,.lw-anchor-icon,.lw-messagebox-close a,.lw-contextual-help-close a{background-image:url(http://l.yimg.com/rl/ulw/img/ulw_sprite.gif);background-repeat:no-repeat}.lw-anchor-item{display:block;cursor:pointer;cursor:hand;border-style:none;border-width:0;text-decoration:none}.lw-anchor-txt{font-family:Arial,sans-serif;font-size:12px;text-align:left;white-space:nowrap;color:#00629A;display:inline-block;vertical-align:middle}.lw-anchor-icon{background-position:0 -240px;margin:0 3px 0 0;cursor:pointer;cursor:hand;width:18px;height:23px;display:inline-block;vertical-align:middle}.yui3-overlay-content .detectlocation-con,.yui3-overlay-content .detect-disabled-con{list-style:none;position:relative;display:block;_position:static}.yui3-overlay-content .clocation-record{background-position:10px 8px;padding-top:10px;padding-bottom:8px}.yui3-overlay-content .eclocation-record{padding-top:10px;padding-bottom:8px;padding-left:10px}.yui3-overlay-content .chelp-anchor{width:12px;height:12px;background-position:0 -80px;padding:10px 10px 8px 0;cursor:pointer;cursor:hand;right:8px;outline:none;position:absolute;_position:static;_display:block;_float:right}.yui3-overlay-content .chelp-anchor span{text-indent:-999em;float:left}.yui3-overlay-content .chelp-anchor:hover,.yui3-overlay-content .chelp-anchor:focus,.yui3-overlay-content .detectlocation-con a.line-item-focus{background-position:0 -106px}.yui3-overlay-content .ecl-optin-dialog{clear:both;width:300px;padding:5px;background-color:#f7ff00}.yui3-overlay-content .ecl-optin-act{text-<text:soft-page-break/>align:left;float:left}.lw-contextual-help-ovly{width:350px;padding:18px;padding-top:9px;background-color:#fff;border:1px solid #eee;font-family:Arial,sans-serif;font-size:12px;color:#545454}.lw-contextual-help-close{padding-left:250px;zoom:1}.lw-contextual-help-close:after,.yui3-overlay-content .dlocation-wrap:after{content:".";display:block;visibility:hidden;width:0;height:0;clear:both}.yui3-overlay-content .dlocation-wrap{padding:8px 10px 8px 0;white-space:normal;zoom:1}.yui3-overlay-content .dlocation-icon{width:30px;float:left;vertical-align:top;background-position:10px -30px;cursor:pointer;cursor:hand;padding:8px 0}.lw-messagebox-close a,.lw-contextual-help-close a{cursor:pointer;cursor:hand;width:15px;height:15px;float:right;background-position:0 -170px}.lw-messagebox-close a span,.lw-contextual-help-close a span{float:left;text-indent:-999em;position:absolute}.lw-messagebox-close a:hover,.lw-contextual-help-close a:hover{background-position:0 -142px}.yui3-overlay-content .dlocation-record{background-position:10px -23px;padding-top:8px;padding-bottom:8px}.yui3-overlay-content .clocation-record{background-position:10px 8px;padding-top:8px;padding-bottom:8px}.yui3-overlay-content .detect-location{background-position:10px -184px;padding-top:8px;padding-bottom:8px}.yui3-overlay-content .detect-disabled{background-position:10px -210px;padding-top:8px;padding-bottom:8px;cursor:default}.yui3-overlay-content .sqlocation-record{padding-bottom:10px}.yui3-overlay-content .sqlocation-record-first{padding-top:8px}.yui3-overlay-content .sqlocation-record-last{padding-bottom:8px}.yui3-overlay-content .lw-separator{border-top:1px solid #dbe1e6;border-bottom:1px solid #fff;font-size:0;height:0;list-style:none}.yui3-overlay-hidden .lw-contextual-help-close,.yui3-overlay-hidden .lw-separator,.yui3-overlay-hidden .chelp-anchor{display:none;border:0}.yui3-overlay-content .ml{background-position:10px -54px;padding-top:8px;padding-bottom:10px;background-color:#fff}.yui3-overlay-content .ml a{text-decoration:none;outline:none}.yui3-locationwidget-hidden,.yui3-overlay-hidden{visibility:hidden}.yui3-overlay-content a.line-item-focus,.yui3-overlay-content a.line-item-focus:active,.yui3-overlay-content .yui3-widget-ft .line-item-focus,.yui3-overlay-content .line-item a:focus,.yui3-overlay-content .line-item a:hover{text-decoration:underline;outline:none}.yui3-overlay-content,.lw-loading-msg{border:1px solid #b6b6b6}.yui3-overlay-content .yui3-widget-hd,.yui3-overlay-content .yui3-widget-bd,.lw-loading-msg{background-color:#f2f2f2}.yui3-overlay-content .line-item a,.yui3-overlay-content .ml a{color:#00629a}.locations-container .dum{padding-left:10px;padding-top:10px;padding-bottom:8px}.yui3-overlay-content .messageBox{clear:both;background-color:#fffdca;white-space:normal;margin-left:10px;margin-right:10px;padding-left:10px;padding-right:10px;padding-top:15px;padding-bottom:12px;white-space:normal;display:none;margin-<text:soft-page-break/>bottom:8px;border:1px solid #ede0a1;font-family:arial;font-size:12px;color:#333}.yui3-overlay-content .messageBox ul{margin-left:1em}.yui3-overlay-content .messageBox .ecl-optin-yes{background:#CFE6F5;background:-moz-linear-gradient(top,#CFE6F5 0,#7FBEE6 10%,#0B68A6 100%);background:-webkit-gradient(linear,left top,left bottom,color-stop(0%,#CFE6F5),color-stop(10%,#7FBEE6),color-stop(100%,#0B68A6));filter:progid:DXImageTransform.Microsoft.gradient(startColorstr='#CFE6F5',endColorstr='#0B68A6',GradientType=0);color:#FFF;font-weight:bold;border:1px solid #346698;padding:5px}.yui3-overlay-content .messageBox .ecl-privacy{float:right;text-align:right;padding-top:7px}.yui3-overlay-content .messageBox .ecl-privacy-lnk{font-size:10px;color:#848484;text-decoration:none}.yui3-overlay-content .messageBox .ecl-privacy-lnk:hover{text-decoration:underline}.yui3-overlay-content .messageBox .ulwCheckbox{margin-top:7px;margin-bottom:7px}.yui3-overlay-content .yui3-widget-ft{background:#FFF}/* Copyright (c) 2012, Yahoo! Inc. <text:s/>All rights reserved. */ </text:p>
      <text:p text:style-name="P7">.ua-ie .type_mail .wrapper{zoom:1}.type_mail .grad-empty{background-position:left -581px;height:30px;margin-bottom:-28px}.type_mail_default .signin{padding:2em .8em;position:relative}.type_mail_default .signin h4{color:#000}.type_mail_default .signin p{color:#666}.type_mail_default .avtr-wrap{padding-left:6.5em}.ua-ie6 .type_mail_default .avtr-wrap div{zoom:1}.type_mail_default .tagline{margin:.5em 0 1.4em 0}.type_mail_default .signin p.signin-cta{margin-bottom:1.3em;padding-bottom:1.5em;border-bottom:1px solid #ccc}.type_mail_default .signin p.signin-cta-cobrand{margin-bottom:1.3em;padding-bottom:1.5em;border-bottom:1px solid #ccc}.type_mail_default .signin .register h4{margin-bottom:.5em}.type_mail_default .signin .desc-list{margin:.8em 0 0 .8em}.type_mail_default .signin .desc-list li{padding-left:.6em;padding-bottom:.8em;background-position:left -1973px;font-weight:bold}.type_mail_default .signin .desc{margin-bottom:1.3em}.type_mail_default .signin .y-singup-btn{padding:.2em 1em;background-position:left -312px;background-repeat:repeat-x;background-color:#FFAB0C;border:1px solid #E90;color:#000;font-weight:bold}.ua-ie6 .type_mail_default .signin .y-singup-btn{zoom:1}.type_mail_default .signin-logo{position:absolute;top:2.3em;left:2.65em}.type_mail_default .signin-logo .shadow{background:transparent url(http://l.yimg.com/a/i/ww/met/shadow_icon_32_101508.png) no-repeat;position:absolute;left:0;top:34px;height:6px;width:34px}.ua-ie6 .type_mail_default .signin-logo .shadow{background:transparent url(http://l.yimg.com/a/i/ww/met/shadow_icon_32_101508.gif) no-repeat}.type_mail .header{padding:.7em;background-position:left -327px;position:relative;margin-bottom:1px}.type_mail .header .user-email{float:left}.type_mail .goto-link{top:.6em;right:.6em;height:.63em;float:right}.type_mail_default table{width:100%;table-layout:fixed;overflow:hidden;word-wrap:break-<text:soft-page-break/>word;border-collapse:collapse}.type_mail_default caption,.type_mail_default thead,.type_mail_default th{height:0;line-height:0;overflow:hidden;font-size:0}.ua-ie .type_mail_default th,.ua-wk .type_mail_default th{color:#fff}.type_mail_default tr:hover a{text-decoration:underline}.type_mail_default td{padding:.2em 0;text-align:left;vertical-align:top}.type_mail_default .status{width:6%}.type_mail_default .subject{width:75%;overflow:hidden}.type_mail_default .date{width:25%;text-align:right}.type_mail_default .status img{margin-top:.8em}.type_mail_default .date p{margin-top:.6em}.type_mail_default .email{cursor:pointer}.type_mail_default .email h4 span{display:block}.type_mail_default .list{padding:0 .6em}.ua-ie .type_mail_default .list{zoom:1}.type_mail_edit h3,.type_mail_edit a.unlink,.type_mail_edit .user-account,.type_mail_default .signin h3,.type_mail_default .signin h4,.type_mail_default .user-email a,.type_mail_default .list h4,.type_mail_default .list .subject p,.type_mail_default .list .date{font-weight:bold}.type_mail_default .list .read h4,.type_mail_default .list .read .subject p,.type_mail_default .list .read a,.type_mail_default .list .read .date{font-weight:normal;color:#666}.type_mail_default a.view-all{display:block;padding:.2em 0;text-align:right;font-weight:bold}.type_mail_default .no-mail,.type_mail_default .no-connection{background-position:left -2437px;margin:.5em 0 .5em .6em;padding-left:2.1em;line-height:1.9em}.type_mail_default .no-connection{background-position:left -946px}.type_mail_edit{line-height:1.3em}.type_mail_edit p{margin:.8em .6em}.ua-ie7 .type_mail_edit .unlink-prompt{zoom:1}.type_mail_edit .controls{margin:1em 0 1em .6em}.type_mail .hide-completely{display:none}.type_mail .error{padding:.6em;margin:.6em}.ua-ie6 .type_mail .error{zoom:1}.type_mail .error h4.error-ico{line-height:2em;padding:0 0 5px 30px}.ua-ie .type_mail .error h4.error-ico{zoom:1}.type_mail .error p{margin:0 0 0 30px}.type_mail .error button.fallback{margin-top:10px}.type_mail h4.error-ico{background-position:left -2364px;background-repeat:no-repeat;font-weight:bold}.type_mail .logos .goto-link{float:right;right:.6em;top:.6em;height:.63em}.type_mail .logos{float:right}.type_mail .logos .separator{color:#c5ced7;float:right;padding:0 3px}/* Copyright (c) 2012, Yahoo! Inc. <text:s/>All rights reserved. */ </text:p>
      <text:p text:style-name="P7">.type_tabbar .tab-mail{padding-left:3.846em;border-left:0}.type_tabbar .tiles .tab-mail{border-left:0}.type_tabbar .tab-mail .tab-icon{width:40px;height:22px;top:.615em;left:.385em}.type_tabbar .tab-mail .tab-icon-unread{top:.923em}.type_tabbar .tab-mail .mail-spr{overflow:hidden;vertical-align:top;background-image:url(http://l.yimg.com/a/i/ww/met/tab/icon_spr_20111020.png);bac<text:soft-page-break/>kground-repeat:no-repeat;background-position:left -78px}.type_tabbar .tab-mail .mail-spr:before{display:inline-block;content:url(http://l.yimg.com/a/i/ww/met/tab/icon_spr_20111020.png);margin:-78px 0 0 0}.ua-ie6 .type_tabbar .tab-mail .mail-spr{background-image:url(http://l.yimg.com/a/i/ww/met/tab/icon_spr_20111020.gif)}.type_tabbar .tab-mail .tab-badge{left:25px;top:5px;width:2em}.type_tabbar .tab-mail .pv{position:absolute;width:248px;background-color:#fff;display:none;-moz-box-shadow:1px 2px 2px rgba(0,0,0,.35);-webkit-box-shadow:1px 2px 2px rgba(0,0,0,.35);box-shadow:1px 2px 2px rgba(0,0,0,.35)}.type_tabbar .tab-mail .pv-shown{display:block;top:100%;right:0;z-index:5}.type_tabbar .tab-mail .pv-loading{background-image:url(http://l1.yimg.com/a/i/ww/met/anim_loading_sm_082208.gif);background-position:50% 50%;background-repeat:no-repeat;height:250px}.type_tabbar .type_mail_default .email{border-top:1px solid #eee}.type_tabbar .type_mail_default tr.read{background:#f9f9f9}.type_tabbar .type_mail_default .list h4 span{color:#333;font-weight:bold}.type_tabbar .tab .type_mail_default .list h4 a{color:#888;font-weight:normal;text-decoration:none}.type_tabbar .type_mail_default .email .date{color:#ccc}.type_tabbar .type_mail_default .email .date p{padding-right:5px}.ua-ie6 .type_tabbar .type_mail_default .email,.ua-ie7 .type_tabbar .type_mail_default .email td{border-top:1px solid #eee}.type_tabbar .type_mail .list table,.type_tabbar .type_mail .list table .subject span,.type_tabbar .type_mail .view-all{font-size:100%}.type_tabbar .type_mail .list table .subject h4,.type_tabbar .type_mail .list table .date p{font-size:87%}.type_tabbar .type_mail .grad-empty,.type_tabbar .type_mail .header{display:none}.type_tabbar .type_mail_default .list{padding:0}.type_tabbar .type_mail_default td{padding:3px 0}.type_tabbar .type_mail_default .status{width:8%;text-align:center}.type_tabbar .type_mail_default .subject{width:63%}.type_tabbar .type_mail_default .status img,.type_tabbar .type_mail_default .date p{margin-top:0}.type_tabbar .type_mail_default .list .date{font-weight:normal}.type_tabbar .type_mail_default .view-all{padding:.385em;text-align:center;font-size:12px}.type_tabbar .type_mail_default .recog .prv-mail{line-height:inherit;padding-top:.5em;padding-bottom:.5em}.type_tabbar .type_mail_default .recog .logmsg{background-color:#FFFEEC;color:#545454;font-weight:bold;line-height:1.5em;padding:2em 2.5em 2em 2.5em;text-align:center}.type_tabbar .type_mail_default .no-mail{margin:1em;line-height:inherit;padding-left:2.5em}.type_tabbar .type_mail .error{margin:.8em;padding:0;border-style:none;background-color:transparent}.type_tabbar .type_mail .error h4.error-ico{padding-bottom:0}/* Copyright (c) 2012, Yahoo! Inc. <text:s/>All rights <text:soft-page-break/>reserved. */ </text:p>
      <text:p text:style-name="P7">.type_fptoday :focus{outline:none}.type_fptoday .hide,.fptoday-slider .hide{display:none}.type_fptoday .no-visibility{visibility:hidden}.type_fptoday .fptoday-container{border-width:1px;border-style:solid;overflow:hidden}.ua-ie6 .type_fptoday .fptoday-container{zoom:1}.type_fptoday .main-story .video-package{background-color:#000;clear:both;position:relative}.type_fptoday .main-story .title{float:left;font-weight:bold;padding:2px 4px}.type_fptoday .video-header{padding:7px 5px 6px 5px;background-color:#000}.ua-ie6 .type_fptoday .video-header,.ua-ie7 .type_fptoday .video-header{padding-top:6px}.type_fptoday .video-header .video-title{float:left;font-weight:bold;padding-right:0;color:#BBB;padding:0 4px}.type_fptoday .main-story .close{float:right;font-weight:bold;cursor:pointer;text-decoration:none;cursor:pointer}.type_fptoday .main-story .close-label{float:left;color:#FFF}.type_fptoday .main-story .close-img{background-position:left -889px;background-repeat:no-repeat;width:16px;height:16px;float:left;display:block;margin-left:5px}.type_fptoday .inline-video{display:block}.type_fptoday .main-story .package-flickr{background-position:left -763px;padding:1px 0 1px 17px}.type_fptoday .main-story .package-answers{background-position:left -705px;padding:1px 0 1px 15px}.type_fptoday .main-story .package-text{background-position:left -822px;padding:1px 0 1px 17px}.type_fptoday .package-header .pack-title{display:block;padding:0}.ua-ie6 .type_fptoday .package-header .pack-title,.ua-ie7 .type_fptoday .package-header .pack-title{padding-bottom:.2em}.ua-op .type_fptoday .package-header .pack-title{display:inline-block}.type_fptoday .package-header img{width:100%;height:177px}.type_fptoday h3{overflow:hidden;padding:3px 0 2px 10px;font-weight:bold}.type_fptoday .main-title{font-weight:bold}.type_fptoday .left-body{float:left;width:60%;padding:0 5px 3px 10px}.ua-ie7 .type_fptoday .left-body p{zoom:1}.type_fptoday .left-body .right-angle-quote{padding-left:3px;padding-right:11px;background-position:right -2216px;font-weight:bold;display:inline-block}.type_fptoday .related-links{float:left;width:35%}.ua-mac .type_fptoday .related-links{width:36%}.type_fptoday .search{background-position:left -1507px;background-repeat:no-repeat;padding:0 0 0 18px}.ua-mac .type_fptoday .search{padding-left:16px}.type_fptoday .bullet{background-position:left 8px;background-repeat:no-repeat;padding:0 0 0 8px}.ua-mac .type_fptoday .bullet{padding-left:6px}.type_fptoday .audio{background-position:left -1386px;background-repeat:no-repeat;padding:0 0 0 18px}.ua-mac .type_fptoday .audio{padding-left:16px}.type_fptoday .video{background-position:left -1325px;background-repeat:no-repeat;padding:0 0 0 18px}.ua-mac .type_fptoday .video{padding-left:16px}.type_fptoday .slideshow-broadband{background-position:left <text:soft-page-break/>-1446px;background-repeat:no-repeat;padding:0 0 0 18px}.type_fptoday .appendix-slideshow-broadband{background-position:left -1446px;background-repeat:no-repeat;padding:0 0 0 18px}.type_fptoday .slideshow{background-position:left -1446px;background-repeat:no-repeat;padding:0 0 0 18px}.ua-mac .type_fptoday .slideshow{padding-left:16px}.type_fptoday .flickr{background-position:left -765px;background-repeat:no-repeat;padding:1px 0 1px 14px}.type_fptoday .answers{background-position:left -705px;padding:1px 0 1px 13px}.type_fptoday .text{background-position:left -824px;padding:1px 0 1px 14px}.type_fptoday .poll-broadband{background-position:left -826px;padding:1px 0 1px 18px}.type_fptoday .mobile{background-position:left -1337px;padding:1px 0 1px 11px}.type_fptoday cite{padding-left:5px}.type_fptoday .footer-section{clear:both;position:relative;left:0;top:0}.type_fptoday .footer-overlay{position:absolute;left:0;top:0;width:100%;height:100%;z-index:1;background-color:#000;opacity:.6}.ua-ie8 .type_fptoday .footer-overlay{-ms-filter:"progid:DXImageTransform.Microsoft.Alpha(Opacity=60)"}.type_fptoday .loading-overlay{margin-left:-8px;height:20px;width:20px;position:absolute;top:3.5em;left:50%}.type_fptoday .video-sprite{background-image:url(http://l.yimg.com/a/i/ww/met/sprite_videoicon_20101130_ltr.png)}.type_fptoday .video-overlay{height:2em;margin-bottom:-2em;position:relative;top:-2.231em;width:100%;overflow:hidden}.ua-wk .type_fptoday .video-overlay{top:-2.308em;left:.154em}.type_fptoday .compact .video-overlay{left:.462em;width:11.8em}.ua-wk .type_fptoday .compact .video-overlay{left:.385em}.ua-op .type_fptoday .compact .video-overlay{top:-2.462em;width:11.88em}.ua-ie6 .type_fptoday .compact .video-overlay,.ua-ie7 .type_fptoday .compact .video-overlay{top:6.6em;left:-11.8em;margin-bottom:0;margin-right:-12.077em;width:11.55em}.ua-ie8 .type_fptoday .compact .video-overlay{position:absolute;top:auto;left:.48em;margin-bottom:0;margin-top:7.1em;width:11.85em}.type_fptoday .video-overlay-back{background-color:#000;opacity:.5;height:2em}.ua-ie8 .type_fptoday .video-overlay-back{-ms-filter:"progid:DXImageTransform.Microsoft.Alpha(Opacity=50)"}.type_fptoday .video-overlay a{background-position:left 0;background-repeat:no-repeat;color:#FFF;display:block;height:1.75em;margin-left:.333em;padding:.25em 0 0 2.25em;position:absolute;top:.167em;width:100%}.ua-ie6 .type_fptoday .video-overlay a{background-position:left -139px}.type_fptoday .video-icon{background-position:left -73px;background-repeat:no-repeat;display:block;height:16px;left:.727em;margin-top:-1.45em;position:relative;top:-0.27em;width:16px}.ua-ie6 .type_fptoday .video-icon{background-position:left -211px}.ua-ie6 .type_fptoday <text:soft-page-break/>.video-icon,.ua-ie7 .type_fptoday .video-icon{left:-2em}.ua-wk .type_fptoday .video-icon{left:.818em}.type_fptoday .compact .video-icon{top:-6px;left:1.818em}.ua-ie6 .type_fptoday .compact .video-icon,.ua-ie7 .type_fptoday .compact .video-icon{left:-1.909em}.type_fptoday .main-story h3{padding-bottom:5px}.type_fptoday .left-body p{padding-right:2px;border-style:solid;border-width:0 1px 0 0}.ua-ie6 .type_fptoday .y-carousel-list{border-top-width:1px;border-top-style:solid}.ua-ie6 .type_fptoday .y-carousel .y-carousel-list .y-panel{margin-top:-1px}.type_fptoday .y-carousel-list .item{display:block;text-align:center;cursor:pointer;padding:7px 1px 10px 1px;float:left;border-style:solid;border-width:1px 0 0 0;width:7.92em;min-height:7.1em}.ua-wk .type_fptoday .y-carousel-list .selected{padding:7px 1px 10px 1px}.ua-ie6 .type_fptoday .y-carousel-list .item{width:7.82em;height:7em}.ua-ie7 .type_fptoday .y-carousel-list .item{width:7.7em;height:7em}.ua-ie6 .type_fptoday .y-carousel-list .selected,.ua-ie7 .type_fptoday .y-carousel-list .selected{width:8.1em}.type_fptoday .y-carousel-list .selected{color:#333;width:8.13em;padding:7px 0 10px 0;border-width:1px 1px 0 1px}.type_fptoday .y-carousel-list .trans-border{border-left-color:transparent;border-right-color:transparent;border-bottom-color:transparent}.ua-ie6 .type_fptoday .y-carousel-list .trans-border{border-left-color:cyan;border-right-color:cyan;border-bottom-color:cyan;filter:progid:DXImageTransform.Microsoft.Chroma(color=cyan)}.type_fptoday .y-carousel-list .three-items{padding:0 1px}.ua-ie6 .type_fptoday .y-carousel-list .three-items,.ua-ie7 .type_fptoday .y-carousel-list .three-items{padding:0}.type_fptoday .y-carousel-list .three-items .item{width:11.76em}.ua-ie6 .type_fptoday .y-carousel-list .item{overflow:hidden}.ua-ie6 .type_fptoday .y-carousel-list .three-items .item,.ua-ie7 .type_fptoday .y-carousel-list .three-items .item{width:11.59em}.type_fptoday .y-carousel-list .indicator,.type_fptoday .y-carousel-list .selected .indicator-playing{background-position:left 15px;width:9px;height:5px;position:relative;display:block;margin:-0.8em auto auto auto}.type_fptoday .y-carousel-list .selected .indicator{background-position:left -1568px;margin:-0.8em auto auto auto}.type_fptoday .y-carousel-list .selected .indicator-playing{background-position:left -1509px;margin:-0.8em auto auto auto;visibility:hidden}.type_fptoday .y-carousel-list .item-label{margin:auto;display:block;width:95%;cursor:pointer}.type_fptoday .y-carousel-list .image{width:7.5em;height:32px;margin:.5em auto .24em auto;display:block;border-style:solid;border-width:1px;overflow:hidden}.type_fptoday .y-carousel-list .selected .image{margin-bottom:auto}.ua-ie8 .type_fptoday .y-carousel-list .image{width:7.4em}.ua-ie7 .type_fptoday .y-carousel-list .image,.ua-ie6 .type_fptoday .y-carousel-list .image{width:7.3em}.ua-wk .type_fptoday .y-carousel-list .selected .image{margin-top:.38em}.type_fptoday .y-carousel-list .selected .image{margin-top:.34em;padding:2px}.type_fptoday .title-<text:soft-page-break/>date{display:block;padding:5px 5px}.type_fptoday .bn-space{padding-bottom:.53em}.ua-ie7 .type_fptoday .bn-space,.ua-ie6 .type_fptoday .bn-space{padding-bottom:.77em}.type_fptoday .title-date .title{float:none;font-weight:bold;padding-right:0}.type_fptoday .extra .package-header img{width:100%;height:200px}.river-news .type_fptoday .extra .package-header img{margin:0;padding:0}.type_fptoday .extra .package-header a{display:block;height:200px}.type_fptoday .extra{border:none;overflow:hidden}.type_fptoday .xo-toggle .main-story .story-body a{padding-right:0;background:none}.type_fptoday .xo-toggle .main-story .story-body p,.type_fptoday .xo-toggle .main-story .story-body a,.type_fptoday .xo-toggle .main-story .related-links a{color:#FFF}.type_fptoday .xo-toggle .main-story .story-body,.type_fptoday .xo-toggle .main-story .xotitle{background:#000}.ua-ie .type_fptoday .xo-toggle .main-story .story-body,.ua-ie .type_fptoday .xo-toggle .main-story .xotitle{filter:none;ms-filter:none}.type_fptoday .extra .main-story .xotitle h4{color:#fdcd43;float:left;font-weight:bold;padding:.5em 0 0 .7em}.type_fptoday .extra .main-story .xotitle .date{color:#fff;float:right;padding:.5em .7em 0 0}.type_fptoday .extra .main-story .headline{clear:both;padding:.3em .5em .3em .5em}.type_fptoday .extra .main-story .headline-date{clear:both;padding:0</text:p>
      <text:p text:style-name="P7"><text:s/>.5em .3em .5em}.type_fptoday .extra .package-header .pack-title{padding:0}.type_fptoday .extra .main-story .xotitle h3 a{color:#fff;text-decoration:none}.type_fptoday .extra .story-body{border-width:1px;border-style:solid;padding-top:.5em}.river-news .type_fptoday .extra .story-body{border-left:none;border-right:none}.type_fptoday .extra .left-body p{border:none}.type_fptoday .y-carousel-list .y-panel{width:40.9em}.ua-ie8 .type_fptoday .y-carousel-list .y-panel{width:40.75em}.type_fptoday .y-carousel{padding-top:8px}.type_fptoday .main-story{min-height:19em}.ua-ie7 .type_fptoday .main-story{min-height:18.3em}.ua-ie6 .type_fptoday .main-story{height:18.3em}.type_fptoday .has-date{min-height:20.6em}.ua-ie7 .type_fptoday .has-date{min-height:20em}.ua-ie6 .type_fptoday .has-date{height:20em}.type_fptoday .no-top-padding{padding-top:0}.ua-ie6 .type_fptoday .y-carousel-list .item{padding:0 0 .7em 0}.type_fptoday .y-carousel-list .selected,.type_fptoday .y-carousel-list .selected:hover{color:#FFF}.type_fptoday .y-carousel-list .selected .indicator,.type_fptoday .y-carousel-list .selected .indicator-playing{background-position:left -1567px;top:-3px;width:27px;height:10px;margin:-14px auto auto auto}.type_fptoday .y-carousel-list .compact .indicator,.type_fptoday .y-carousel-list .compact .indicator-playing{top:-2px}.ua-ie6 .type_fptoday .y-carousel-list .selected .indicator,.ua-ie6 .type_fptoday .y-carousel-list .selected .indicator-playing{margin:-7px auto -2px auto;top:-3px}.type_fptoday .fptoday-container{padding-<text:soft-page-break/>bottom:0}.type_fptoday .compact .main-story{height:auto;min-height:10.1em}.ua-ie6 .type_fptoday .compact .main-story{height:10em}.type_fptoday .compact .has-date{height:auto;min-height:11.9em}.ua-ie6 .type_fptoday .compact .has-date{height:11.7em}.type_fptoday .main-story .compact{float:left;padding-bottom:5px}.ua-ie .type_fptoday .main-story .compact{zoom:1}.type_fptoday .main-story h3.compact{font-weight:bold;padding:0 5px 0 5px}.type_fptoday .compact .left-body{padding:0 5px 10px 7px;float:none!important}.type_fptoday .package-header img.compact{width:154px;height:115px;border:1px solid #C1CAD2;background:#fff;padding:2px}.type_fptoday .compact .package-body{float:left;width:58%}.type_fptoday .main-story div.compact{width:auto;padding-bottom:0}.type_fptoday ul.compact{width:55%;padding:0 0 5px 10px}.type_fptoday .y-carousel-list a.compact{padding:6px 0 5px 0}.type_fptoday .y-carousel-list img.compact{width:60px;height:44px;margin:.2em auto 3px auto}.type_fptoday .compact .related-story a{color:#224B7E}.type_fptoday .compact .has-date h3{padding-bottom:5px}.type_fptoday .compact .main-story h3{padding:1px 0 5px 5px;float:none}.type_fptoday .compact .left-body p{border-right:none;padding-right:0}.type_fptoday .compact .related-links{width:auto}.type_fptoday .compact .related-links-spacer{margin-top:1em}.type_fptoday .auto-height{height:auto!important;min-height:0!important}.type_fptoday .anim-ctrl-container{margin:auto;width:24px}.type_fptoday .y-nav .y-nav-buttons{letter-spacing:-4px;word-spacing:-4px;width:77px;line-height:1;text-align:right}.type_fptoday .y-nav .prev,.type_fptoday .y-nav .next,.type_fptoday .y-nav .play,.type_fptoday .y-nav .pause{cursor:pointer;display:inline-block;float:none;margin-right:-1px;letter-spacing:normal;word-spacing:normal;width:auto;text-align:left}.type_fptoday .y-nav .next{margin-right:0}.type_fptoday .play .btn,.type_fptoday .pause .btn{display:block;width:22px;height:13px;background-position:left -1248px;background-repeat:repeat-x}.type_fptoday .anim-ctrl{background-repeat:no-repeat;margin:2px 8px;display:block;height:9px;width:8px}.type_fptoday .play .anim-ctrl{background-position:left -513px}.type_fptoday .pause .anim-ctrl{background-position:left -572px}.type_fptoday .main-story-content{min-height:20.3em}.ua-ie6 .type_fptoday .main-story-content{height:19.7em}.type_fptoday .no-flash,.flash-0 .ua-op .type_fptoday .no-flash,.flash-0 .ua-wk .type_fptoday .no-flash{position:absolute;top:6.3em;left:2.1em;width:90%;overflow:hidden;color:#BBB;display:block}.ua-ff .type_fptoday .no-flash,.ua-op .type_fptoday .no-flash,.ua-wk .type_fptoday .no-flash{display:none}.type_fptoday{padding-top:2px;box-shadow:0 1px 2px #CCC;-webkit-box-shadow:0 1px 2px #CCC}.type_fptoday .toast{bottom:2px;left:30%;padding:3px 5px;position:absolute;text-shadow:0 1px #000;border-radius:3px}/* Copyright (c) 2012, Yahoo! Inc. <text:s/>All rights reserved. */ </text:p>
      <text:p text:style-name="P7"><text:soft-page-break/>.type_pa{margin-bottom:10px}.type_pa .sb button{display:none;padding:0;background-color:transparent;border-style:none;margin:0}.jsenabled .type_pa .sb button{display:block}.ua-ie6 .type_pa .sb button,.ua-ie7 .type_pa .sb button{overflow:visible}.ua-ff .type_pa .sb button::-moz-focus-inner{border-style:none;padding:0}.type_pa .sb{position:relative;z-index:1}.ua-ie6 .type_pa .sb{zoom:1}.type_pa .sb .y,.type_pa .sb .u,.type_pa .sb .p{border:0;position:relative;z-index:0;margin-bottom:1.54em;background-color:#FFF;zoom:1}.type_pa .sb .edit{border-style:solid;border-width:1px}.type_pa .sb .u,.type_pa .sb .p{margin-top:-1px}.type_pa .sb .p-empty{display:none}.type_pa .sb .u-empty{display:none}.jsenabled .type_pa .sb .u-empty{display:block}.type_pa .sb .hd{margin-left:10px;padding:0 2px .54em 0;border:0;background-position:left -310px}.type_pa .sb .edit .hd{margin-left:0;padding:.54em 2px .54em 10px}.type_pa .sb .p .hd{padding:.46em 0;background:none}.type_pa .sb .hd .do-edit{border:none;float:right;padding:0;width:12px;background-position:left -1054px;font-weight:bold}.ua-ie7 .type_pa .sb .hd .do-edit,.ua-ie8 .type_pa .sb .hd .do-edit{line-height:1.231}.ua-ff .type_pa .sb .hd .do-edit:focus{outline:1px dotted #000}.type_pa .sb .hd .ico{width:12px;height:12px;padding:0}.type_pa .sb .hd .ico,.ua-wk .type_pa .sb .hd .do-edit{background-position:left -1055px}.type_pa .addtoyahoo .sb .hd .do-edit,.type_pa .addtoyahoo .sb .do-open{display:none}.type_pa .sb .hd h2{float:left;font-weight:bold;text-transform:uppercase}.type_pa .sb .hd h3{font-weight:bold;text-transform:uppercase}.ua-ie9 .type_pa .sb .hd h3,.ua-mac .type_pa .sb .hd h3{white-space:nowrap}.type_pa .sb .hd .alt-title{display:none;text-transform:none}.ua-ie6 .sb .y .hd,.ua-ie6 .sb .u .hd{padding-bottom:.38em}.ua-ie6 .sb .p .hd{line-height:1}.type_pa .edit-mode .y,.type_pa .edit-mode .u,.type_pa .edit-mode .p{opacity:.4;-ms-filter:"progid:DXImageTransform.Microsoft.Alpha(Opacity=40)"}.type_pa .edit-mode .edit{opacity:1;-ms-filter:""}.ua-ie7 .type_pa .edit-mode .y,.ua-ie7 .type_pa .edit-mode .u,.ua-ie7 .type_pa .edit-mode .p{filter:progid:DXImageTransform.Microsoft.Alpha(Opacity=40)}.ua-ie7 .type_pa .edit-mode .edit{filter:""}.ua-ie .type_pa .edit-mode .y .btn .lbl,.ua-ie .type_pa .edit-mode .u .btn .lbl,.ua-ie .type_pa .edit-mode .p .btn .lbl{background-color:#fff}.ua-ie .type_pa .edit-mode .edit .btn .lbl{background-color:transparent}.type_pa .sb .y .ft{background-position:left -2276px;margin-left:10px;padding:.77em .77em .77em 0}.type_pa .sb .y .ft a{float:right;line-height:1;background-color:#fff}.ua-ie6 .type_pa .sb .y .ft a{line-height:13px}.type_pa .sb .btn .loading-spinner{display:block;height:24px;width:100%;background-position:50% 50%}.jsenabled .type_pa .sb .p .btn{min-height:26px}.jsenabled .ua-ie6 .type_pa .sb .p .btn{height:26px}.type_pa .sb .btn{position:relative;background-position:left -2276px;z-index:0;margin-left:10px}.type_pa .sb .edit .btn{margin-left:0}.ua-ie6 .type_pa .sb .btn{zoom:1}.type_pa .sb .btn:focus{z-<text:soft-page-break/>index:1}.type_pa .sb .btn-current{z-index:2}.type_pa .sb .btn a{display:block;border-style:none;border-width:0;text-decoration:none}.type_pa .sb .btn-hover a{border-style:solid}.type_pa .sb .btn-hover+.btn{background-image:none}.type_pa .sb .btn-first{background-image:none}.type_pa .sb .btn-noad{display:none}.type_pa .sb .btn .icn{display:block;width:18px;height:18px;background-position:left -4246px}.type_pa .sb .btn .icn,.type_pa .sb .btn .lbl{cursor:pointer;display:-moz-inline-stack;display:inline-block;vertical-align:middle}.ua-ie6 .type_pa .sb .btn .icn,.ua-ie6 .type_pa .sb .btn .lbl{display:inline;zoom:1}.type_pa .sb .btn .lbl{max-width:8em;overflow:hidden;white-space:nowrap;text-overflow:ellipsis}.ua-ff .type_pa .sb .btn .lbl{padding-left:1px}.ua-ie7 .type_pa .sb .btn .lbl{max-width:7.6em}.ua-ie6 .type_pa .sb .btn .lbl{width:7.6em}.type_pa .sb .btn a:hover .lbl,.type_pa .sb .btn a:focus .lbl{text-decoration:underline}.type_pa .sb .btn a.do-edit:hover .lbl,.type_pa .sb .btn a.do-edit:focus .lbl{text-decoration:none}.ua-ie6 .type_pa .sb .btn a{position:relative;display:inline;zoom:1;width:100%}.type_pa .sb .btn a:hover,.type_pa .sb .btn a:focus{text-decoration:none}.type_pa .sb .btn .do-open,.type_pa .sb .btn .do-rm{position:absolute;right:0;top:0;height:100%;width:.77em;border-style:none;border-width:0;background-color:transparent;cursor:pointer;padding:0}.ua-ff .type_pa .sb .btn .do-open:focus,.ua-ff .type_pa .sb .btn .do-rm:focus{outline:1px dotted #000}.type_pa .sb .btn .do-open{background-position:left -3393px}.type_pa .sb .btn .do-rm{display:none;background-position:left -1803px;width:1.4em;height:2em}.type_pa .sb .edit .btn:hover .do-rm,.type_pa .sb .btn .do-rm:hover,.type_pa .sb .btn .do-rm:focus{background-position:left -621px}.type_pa .new-line .vital{display:block;padding-left:25px}.ua-ie6 .type_pa .vital{position:absolute;right:0;cursor:pointer}.ua-ie6 .type_pa .new-line .vital{position:relative;right:auto}.type_pa .sb .btn a{padding:5px 0 4px 0;border-width:0;background-color:transparent;zoom:1}.type_pa .sb .btn-hover a{border-width:1px 0;padding:4px 0 3px 0}.type_pa .sb .y-sortable-false a{border-top-width:0;padding-top:4px}.ua-ie7 .type_pa .sb .y-sortable-false a{position:relative}.type_pa .sb .edit a{cursor:default;text-decoration:none}.type_pa .sb .edit .btn{border-width:1px 0 0 0}.type_pa .sb .edit .y-sortable a,.type_pa .sb .edit .y-sortable .icn,.type_pa .sb .edit .y-sortable .lbl{cursor:move}.type_pa .sb .edit .y-sortable-false a,.type_pa .sb .edit .y-sortable-false .icn,.type_pa .sb .edit .y-sortable-false .lbl{cursor:default}.type_pa .sb .edit .btn a:hover .lbl,.type_pa .sb .edit .btn a:focus .lbl{text-decoration:none}.type_pa .sb .edit .y-sortable-false{border-width:0}.type_pa .sb .edit .btn a{border:1px solid #fff;padding:3px 0 3px 0}.ua-ie6 .type_pa .sb .edit .btn a{border-left-width:0;border-right-width:0}.type_pa .sb .edit .y-sortable-false a{padding:4px 0}.type_pa .sb .btn .pa-<text:soft-page-break/>sprite{overflow:hidden;position:relative;height:18px;width:18px;display:inline-block}.type_pa .sb .btn .pa-sprite img{position:relative}.type_pa .sb .btn .icn{margin:0 4px 0 0}.ua-ie .type_pa .sb .btn .icn{margin:0 5px 0 0}.type_pa .sb .edit .btn .icn{margin-left:9px}.type_pa .sb .edit .y-sortable-false .icn{margin-left:10px}.type_pa .y-sortable-active *{visibility:hidden}.type_pa .sb .btn .do-add-link{position:absolute;right:0;top:0;height:100%;width:16px;border-style:none;margin-left:2px;padding:0;border-width:0;background-position:left -3453px}.type_pa .sb .do-add-link:hover,.type_pa .sb .do-add-link:focus{background-position:left -3041px}.type_pa .sb .btn-loading .do-add-link{background:url(http://l.yimg.com/a/i/ww/met/anim_loading_sm_082208.gif) left 7px no-repeat;margin-left:0;margin-right:2px}.type_pa .sb .qv{display:none;position:absolute;top:0;left:100%;margin-left:-2em;white-space:nowrap;border-width:1px;border-style:solid}.type_pa .sb .btn-first .qv{top:-1px}.ua-ie6 .type_pa .sb .qv{left:87%;margin-left:0}.type_pa .sb .qv span{display:block}.type_pa .sb .qv .inner{border:1px solid #fff}.type_pa .sb .qv .cort,.type_pa .sb .qv .corb{position:absolute;overflow:hidden;width:5px;height:5px;left:-1px}.type_pa .sb .qv .cort{top:-1px;background-position:left -3813px}.type_pa .sb .qv .corb{bottom:-1px;background-position:left -3868px}.ua-ie6 .type_pa .sb .qv .corb{bottom:-2px}.type_pa .sb .qv button{white-space:nowrap;display:-moz-inline-stack;display:inline-block;font-weight:bold;vertical-align:top}.type_pa .sb .qv .btna,.type_pa .sb .qv .btnb{height:2.091em}.ua-ie6 .type_pa .sb .qv .btna,.ua-ie6 .type_pa .sb .qv .btnb,.ua-ie7 .type_pa .sb .qv .btna,.ua-ie7 .type_pa .sb .qv .btnb{height:2em}.type_pa .sb .qv .btna{width:2.182em}.type_pa .sb .qv .btna span{background-position:left -1166px;display:-moz-inline-stack;display:inline-block;height:2.091em;width:11px}.ua-ie6 .type_pa .sb .qv .btna span,.ua-ie7 .type_pa .sb .qv .btna span{height:1.909em}.type_pa .sb .qv .btnb{background-position:left -1748px;padding:0 .909em}.type_pa .sb .btn-hover .qv{display:block}.type_pa .sb .ptr{position:absolute;width:2.077em;height:1.923em;margin-left:-2em;top:0;left:100%;border-width:1px;border-style:solid;border-right-style:none}.ua-ie6 .type_pa .sb .ptr-ltr{width:2em;margin-left:-1.9em}.ua-ie6 .type_pa .sb .ptr-rtl{width:1.95em;margin-left:-1.9em}.ua-ie7 .type_pa .sb .ptr{height:1.846em}.type_pa .sb .ptr button{height:2.091em;width:100%;position:absolute;top:0;left:0}.type_pa .sb .ptr button span{background-position:left -1224px;display:-moz-inline-stack;display:inline-block;height:2.091em;width:11px}.type_pa .sb .ptr-cort,.type_pa .sb .ptr-corb{display:block;position:absolute;left:-1px;height:5px;width:5px;overflow:hidden}.type_pa .sb .ptr-cort{top:-1px;background-position:left -3923px}.type_pa .sb .ptr-corb{bottom:-1px;background-position:left -3978px}.type_pa .sb .edit .hd button{display:none}.type_pa .sb .edit .hd <text:soft-page-break/>.title{display:none}.type_pa .sb .edit .hd .alt-title{display:block}.type_pa .sb .edit{border-left-width:1px;border-left-style:solid;margin-left:-1px;z-index:1}.type_pa .sb .edit .hd{background-position:left -1748px;background-repeat:repeat-x}.type_pa .sb .edit .btn{border-style:solid}.type_pa .sb .edit .btn a{background-image:none}.type_pa .sb .edit-ok .btn .do-rm{display:block}.type_pa .sb .edit .btn .vital,.type_pa .sb .edit .btn .do-open,.type_pa .sb .edit .y-sortable-false .do-open,.type_pa .sb .edit .y-sortable-false .do-rm{display:none}.type_pa .sb .edit .y-sortable-false{border-bottom:none}.type_pa .sb .edit .y-sortable-false a,.type_pa .sb .edit .ft{background-image:none;border-style:none}.type_pa .sb .edit .y-sortable-false a *,.type_pa .sb .edit .ft *{opacity:.4}.type_pa .sb button.do-close{display:none}.type_pa .sb .edit button.do-close{display:block}.type_pa .hide{display:none}.type_pa .oops a.cta-btn{padding-top:1px;padding-bottom:1px;text-decoration:none}.type_pa</text:p>
      <text:p text:style-name="P7"><text:s/>.pa-mod-ovrly{background-color:#000;height:100%;opacity:.3;-moz-opacity:.3;position:absolute;top:0;width:100%;z-index:98}.ua-ie .type_pa .pa-mod-ovrly{filter:progid:DXImageTransform.Microsoft.Alpha(opacity=30)}.type_pa .pa-mod-err-ctr{border:1px solid #BDBDBD;background-color:#fff;background-position:left -600px;background-repeat:repeat-x;position:absolute;top:10em;left:50%;margin-left:-13.5em;padding-bottom:1em;width:27em;z-index:99}.type_pa .pa-mod-err-msg{clear:both}.type_pa .pa-mod-err-close{display:block;float:right;width:18px;height:18px;overflow:hidden;background-position:left -685px}.type_pa .pa-unavailable{background-position:left -2356px;border-width:1px;border-style:solid;margin:0 0 1em 1em;padding:1em 1em 2em 65px}.type_pa .sb .pa-unavailable{padding:1em;padding-bottom:2em}.type_pa .pa-unavailable strong{display:block;margin-bottom:.5em}.type_pa .pa-unavailable li{margin:.5em 0}.type_pa .pa-unavailable li a{padding:4px 0 4px 25px;display:block;height:14px}.ua-ie6 .type_pa .pa-unavailable li.pa-unavailable-all-svcs a{padding:4px 0 4px 18px}.type_pa .pa-flash .pointer{top:15px}.type_pa .pa-flash .content{width:26em}.type_pa .pa-flash .bg{position:absolute;height:30px;width:100%}.type_pa .pa-flash .hd{padding:.25em;position:relative}.type_pa .pa-flash .hd .do-flash-close{background-color:transparent;border-style:solid;border-width:1px;float:right;height:16px;width:16px;padding:0}.ua-ff .type_pa .pa-flash .hd .do-flash-close::-moz-focus-inner{border-style:none;padding:0}.type_pa .pa-flash .hd .do-flash-close span{background-position:left -1985px;display:-moz-inline-stack;display:inline-block;height:16px;width:12px}.ua-ie7 .type_pa .pa-flash .hd .do-flash-close span,.ua-ie6 .type_pa .pa-flash .hd .do-flash-close span{background-position:left -1986px;display:block}.type_pa .pa-flash .bd{font-weight:bold;padding:.25em 1.2em;position:relative}.type_pa .pa-flash .bd .icon{background-position:left -3141px;float:left;margin-<text:soft-page-break/>top:-0.25em;height:22px;width:22px}.type_pa .pa-flash .bd .msg{padding-left:2.5em}.type_pa .pa-flash .ft{padding:1em 1.2em 1.2em 1.2em}.type_pa .pa-flash .ft .do-flash-close{margin-left:2.5em;padding:.1em 1em}.type_pa .pa-apps-userlist{border-style:solid;border-width:0 1px 1px 0;zoom:1}.type_pa .pa-apps-userlist .pa-unavailable{padding:1em}.ua-ie6 .type_pa .pa-apps-userlist .pa-unavailable{position:relative}.type_pa .pa-apps-userlist .pa-unavailable li{height:auto;min-height:0;background:none;border:none}.type_pa .pa-apps-userlist .pa-unavailable li.pa-unavailable-all-svcs a{height:auto}.type_pa .pa-notice{position:absolute;right:26px;top:9px;color:#fff;font-weight:bold;line-height:1;display:block;border-style:solid;border-width:0 1px;border-color:#52B633;background-color:#52B633;z-index:3}.type_pa .pa-notice em{display:block;line-height:1;margin:-1px 0;padding:1px 4px 0 4px;border-style:solid;border-width:1px 0;border-color:#52B633}.type_pa .pa-app{display:none}#y-pa .type_ads_default .hdr{padding-left:10px;padding-bottom:.55em}/* Copyright (c) 2012, Yahoo! Inc. <text:s/>All rights reserved. */ </text:p>
      <text:p text:style-name="P7">.type_pa .pa-app{position:absolute;z-index:0;left:100%;top:0;width:59.6em;background-color:rgba(0,0,0,.2)}.ua-ie6 .type_pa .pa-app,.ua-ie7 .type_pa .pa-app{background-color:#b0b0b0}.ua-ie6 .type_pa .pa-app,.ua-ie7 .type_pa .pa-app{width:58.1em}.type_pa .pa-detached .pa-app{display:block}.type_pa .pa-app-migrate,.type_pa .pa-app-hd,.type_pa .pa-app-bd{margin-right:2px;position:relative;border-style:solid}.type_pa .pa-app-migrate{background-color:#FCEFC7;border-width:1px 1px 0 1px}.type_pa .pa-migrate-msg{padding:10px;border-bottom:solid 1px #fc3;zoom:1}.type_pa .pa-migrate-msg td{vertical-align:top}.type_pa .pa-migrate-icn{height:16px;width:16px;display:inline-block;background-position:left -2762px}.type_pa .pa-migrate-ctr{line-height:19px;padding-left:.7em;zoom:1}.type_pa .pa-migrate-msg .pa-migrate-btn{vertical-align:bottom;padding:0 0 1em 1em;zoom:1}.type_pa .pa-migrate-start{padding:.3em 1.3em!important;white-space:nowrap}.type_pa .raquo{padding-left:3px;padding-right:11px;background-position:right -2215px;font-weight:bold;display:inline-block}.type_pa .pa-app-mod .ft{display:none}.type_pa .pa-app-mod .type_pacontainer .ft{display:block}.type_pa .pa-app-hd{min-height:2.15em;border-width:0 1px}.ua-ie6 .type_pa .pa-app-hd{height:2.15em}.type_pa .pa-app .pa-app-col1 .hd{top:-2.15em;padding-top:.46em;position:absolute}.type_pa .pa-app .pa-app-col1 .hd h2{display:inline;float:left;font-weight:bold;margin-right:10px;outline-style:none;text-transform:uppercase;max-width:18em;overflow:hidden;text-overflow:ellipsis;-o-text-overflow:ellipsis;white-space:nowrap;zoom:1}.ua-ie6 .type_pa .pa-app .pa-app-col1 .hd h2{width:16em}.type_pa .pa-app-bd{position:relative;padding:0 0 .62em .62em;margin-bottom:2px;border-width:0 1px 1px 1px;min-height:37em}.ua-ie6 <text:soft-page-break/>.type_pa .pa-app-bd{height:37em}.type_pa .pa-app-hd .do-app-close{position:absolute;height:20px;right:8px;width:20px;background-position:left -270px;background-color:transparent;border-style:none;padding:0;top:6px}.type_pa .pa-app .pa-app-cort,.type_pa .pa-app .pa-app-corb{position:absolute;width:2px;height:2px;background-color:#fff;overflow:hidden}.type_pa .pa-app .pa-app-cort{top:0;right:0}.type_pa .pa-app .pa-app-corb{bottom:0;left:0}.ua-ie6 .type_pa .pa-app .pa-app-cort{right:-1px}.type_pa .logged-out .oops-msg .iconpos,.type_pa .notice .oops-msg .iconpos{background-position:left -2438px}.ua-ie6 type_pa .logged-out .oops-msg .iconpos,.ua-ie6 .type_pa .notice .oops-msg .iconpos{background-position:left -3211px}.type_pa .has-error .pa-app .pa-app-col1 .mod .hd .mod-edit{display:none}.type_pa .pa-module-loading-msg{display:none;position:relative}.type_pa .pa-module-loading .pa-module-loading-msg{display:block;background-color:#fff}.type_pa .pa-loading{background-position:left 50%;padding:.5em 0 .5em 26px;display:-moz-inline-box;display:inline-block;margin-top:14em}.type_pa .pa-module-loading-msg,.type_pa .pa-panel-loading-msg{text-align:center}.type_pa .pa-app .pa-app-col1{background-color:#fff}.type_pa .pa-app .pa-app-col1,.type_pa .pa-module-loading-msg{position:relative;border-width:1px;border-style:solid;width:31.538em}.ua-ie6 .type_pa .pa-app .pa-app-col1 .hd,.ua-ie6 .type_pa .pa-app .pa-app-col1,.ua-ie6 .type_pa .pa-module-loading-msg,.ua-ie7 .type_pa .pa-app .pa-app-col1 .hd,.ua-ie7 .type_pa .pa-app .pa-app-col1,.ua-ie7 .type_pa .pa-module-loading-msg{width:30.65em}.type_pa .pa-app .pa-app-col1 .mod,.type_pa .pa-app .pa-app-col2,.type_pa .pa-module-loading-msg,.type_pa .pa-module-height{height:37em}.type_pa .pa-app .pa-app-col1 .mod,.type_pa .pa-app .pa-app-col2 .mod .bd,.type_pa .pa-module-loading-msg,.type_pa .pa-module-height{position:relative;overflow-x:hidden;overflow-y:auto;zoom:1;z-index:0}.ua-ie6 .type_pa .pa-app .pa-app-col1 .mod .bd{zoom:1}.ua-ie7 .type_pa .pa-app .pa-app-col1 .mod .bd{zoom:1;position:relative}.type_pa .pa-module-loading-msg{position:absolute;top:0;z-index:1}.ua-ie7 .type_pa .pa-app .pa-app-col2{z-index:-1}.type_pa .pa-app .pa-app-col2 .mod .bd{overflow-y:hidden;height:auto}.type_pa .pa-app .pa-mod-err-ctr .mod .bd{height:auto;background:transparent}.type_pa .pa-app .pa-app-col1 .mod .bd .bd{border:0 none;height:auto;width:auto}.type_pa .pa-app .pa-app-add-promo .mod{height:34.2em}.type_pa .pa-app .pa-app-col2{position:absolute;right:1em;top:0;width:25em;overflow:hidden}.ua-ie6 .type_pa .pa-app .pa-app-col2,.ua-ie7 .type_pa .pa-app .pa-app-col2{width:24.65em}.type_pa .pa-app .pa-app-col2 .mod .bd{width:100%}.bkt701 .type_pa .pa-app-col2 .mod .type_apppromo,.bkt830 .type_pa .pa-app-col2 .mod .type_apppromo,.bkt890 .type_pa .pa-app-col2 .mod .type_apppromo,.bkt891 .type_pa .pa-app-col2 .mod .type_apppromo,.bkt892 .type_pa .pa-app-col2 .mod .type_apppromo,.bkt894 .type_pa .pa-app-col2 .mod <text:soft-page-break/>.type_apppromo,.bkt899 .type_pa .pa-app-col2 .mod .type_apppromo,.bkt900 .type_pa .pa-app-col2 .mod .type_apppromo,.bkt907 .type_pa .pa-app-col2 .mod .type_apppromo,.bkt908 .type_pa .pa-app-col2 .mod .type_apppromo,.bkt909 .type_pa .pa-app-col2 .mod .type_apppromo,.bkt911 .type_pa .pa-app-col2 .mod .type_apppromo,.bkt912 .type_pa .pa-app-col2 .mod .type_apppromo,.bkt913 .type_pa .pa-app-col2 .mod .type_apppromo,.bkt914 .type_pa .pa-app-col2 .mod .type_apppromo,.bkt915 .type_pa .pa-app-col2 .mod .type_apppromo{position:absolute;z-index:1}.type_pa .pa-app .type_pacontainer .pa-wide{width:57.9em}.ua-ie7 .type_pa .pa-app .type_pacontainer .pa-wide{width:100%}.ua-ie6 .type_pa .pa-app .type_pacontainer .pa-wide{width:97%}.type_pa .pa-app .type_pacontainer .pa-wide .mod{overflow:hidden;height:35.4em}.ua-ie6 .type_pa .pa-app .type_pacontainer .pa-wide .mod{overflow:hidden;height:37em}.ua-ie6 .type_pa .pa-app .type_pacontainer .pa-wide .pa-add-promo-cont{width:56.8em}.type_pa .pa-app .show-pa-disclaimer .mod{height:34.2em}.type_pa .pa-app .show-pa-disclaimer-promo .mod{height:31.2em}/* Copyright (c) 2012, Yahoo! Inc. <text:s/>All rights reserved. */ </text:p>
      <text:p text:style-name="P7">.ua-ie6 .type_pa .pa-add{zoom:1}.type_pa .pa-add-hd{background-position:left -1748px;background-repeat:repeat-x;overflow:hidden;padding:.54em 26px .54em .77em;position:relative}.ua-ie6 .type_pa .pa-add-hd{zoom:1}.type_pa .pa-add-hd h2{float:left;font-weight:bold;padding-right:1em}.type_pa .pa-add-hd p{line-height:1.4em}.type_pa .pa-add-hd .do-close{background-color:transparent;border-style:solid;border-width:1px;padding:0;position:absolute;top:3px;right:3px;height:20px;width:20px}.type_pa .pa-add-hd .do-close span{background-position:left -2433px;display:-moz-inline-stack;display:inline-block;height:20px;width:8px}.ua-ff .type_pa .pa-add-hd .do-close span{margin:-1px 0 0 -1px}.ua-ie7 .type_pa .pa-add-hd .do-close span,.ua-ie6 .type_pa .pa-add-hd .do-close span{background-position:left -2434px;display:block}.type_pa .pa-add-bd{padding:.77em .77em .46em .77em;position:relative;zoom:1}.type_pa .pa-add-ft{display:none;overflow:hidden;padding:0 .77em .46em .77em}.ua-ie6 .type_pa .pa-add-ft{zoom:1}.type_pa .edit-ok .pa-add-ft{display:block}.type_pa .pa-add-ft .do-done{float:left}.type_pa .pa-add-ft p{float:right;line-height:1.9em}.type_pa .pa-add-ft p span{font-weight:bold}.type_pa .pa-mask{background-color:black;position:absolute;top:0;left:0;width:100%;opacity:.4;-ms-filter:"progid:DXImageTransform.Microsoft.Alpha(Opacity=40)";filter:progid:DXImageTransform.Microsoft.Alpha(Opacity=40);z-index:1}.type_pa .edit-err{border-style:solid;border-width:1px;position:absolute;left:50%;width:27em;margin-left:-13.5em;z-index:2}.type_pa .edit-err-hd{padding:.25em}.type_pa .do-err-close{background-color:transparent;border-style:solid;border-<text:soft-page-break/>width:1px;float:right;padding:0;width:14px;height:14px}.type_pa .do-err-close span{background-position:left -941px;display:-moz-inline-stack;display:inline-block;height:14px;width:8px}.ua-ff .type_pa .do-err-close span{margin:-1px 0 0 -1px}.ua-ie7 .type_pa .do-err-close span,.ua-ie6 .type_pa .do-err-close span{background-position:left -942px;display:block}.type_pa .edit-err-signin .oops-msg .iconpos{background-position:left -2438px}.ua-ie6 .type_pa .edit-err-signin .oops-msg .iconpos{background-position:left -3211px}.type_pa .edit-err-signin-ft{border-top-style:solid;border-width:1px;padding:.5em .8em;margin:.8em 1px 1px 1px}.type_pa .pa-add-y{width:56em}.type_pa .pa-add-y .pa-loading{margin:7em 0}.type_pa .pa-add-y .pa-app-col1 .hd{display:none}.type_pa .pa-add-u{width:46em}.type_pa .pa-add-u .pa-loading{margin:2.25em 0}.type_pa .pa-add-u .pa-add-ft{border-top-style:solid;border-top-width:1px;padding-top:.46em;padding-bottom:.46em}.type_pa .pa-add-u fieldset{margin-bottom:.4em}.type_pa .pa-add-u .promo{margin-top:.5em;background-position:right -2217px;padding-right:11px;display:inline}.ua-ie6 .type_pa .pa-add-u .promo,.ua-ie7 .type_pa .pa-add-u .promo{zoom:1}.type_pa .pa-auto-add{position:relative;padding:.3em 1em;border-width:1px}.type_pa .pa-auto-title{font-weight:bold;padding-bottom:.77em;text-transform:uppercase}.ua-ie6 .type_pa .pa-auto-add,.ua-ie7 .type_pa .pa-auto-add{margin-left:4px;padding:.25em 1em}.ua-wk .type_pa .pa-auto-add{padding:.4em 1em}.type_pa .pa-auto-msg-wrap{background-color:#FCEFC7;border:1px solid #FC3;display:none;margin-bottom:.55em;padding-left:.45em}.type_pa .pa-auto-msg{padding:.45em .45em .45em 25px;background-position:left -2822px;font-weight:bold}.type_pa .pa-auto-err .pa-auto-msg,.type_pa .pa-auto-err-label .pa-auto-msg,.type_pa .pa-auto-err-url .pa-auto-msg{color:#AD0000}.ua-ie6 .type_pa .pa-auto-msg{background-position:left -3351px;zoom:1}.type_pa .pa-auto-ok .pa-auto-msg,.type_pa .pa-auto-err-signin .pa-auto-msg{background-position:left -2758px}.ua-ie6 .type_pa .pa-auto-ok .pa-auto-msg,.ua-ie7 .type_pa .pa-auto-ok .pa-auto-msg,.ua-ie6 .type_pa .pa-auto-err-signin .pa-auto-msg,.ua-ie7 .type_pa .pa-auto-err-signin .pa-auto-msg{background-position:left -3414px}.type_pa .pa-auto-err-signin .pa-auto-msg .btn{padding:2px 4px;margin-left:5px}.ua-ie6 .type_pa .pa-auto-err-signin .pa-auto-msg .btn,.ua-ie7 .type_pa .pa-auto-err-signin .pa-auto-msg .btn{vertical-align:middle}.type_pa .pa-auto-status .pa-auto-msg-wrap{display:block}.type_pa .pa-auto-status .pa-auto-title{display:none}.type_pa .pa-auto-label,.type_pa .pa-auto-url{padding:.42em;width:16.17em;border-width:1px;border-style:solid}.type_pa .pa-auto .focus{color:#000}.type_pa .pa-auto-err-label .pa-auto-label,.type_pa .pa-auto-err-url .pa-auto-url{border-color:#AD0000}.ua-ie8 .type_pa .pa-auto-label{margin-right:.5em}.type_pa .edit-load .pa-add-bd{text-align:center}.type_pa .edit-load .pa-loading{background-position:left 50%;padding:.5em 0 .5em 26px;display:-moz-inline-box;display:inline-block}.type_pa .pa-add .y-add-col-holder{padding:.77em 0}.type_pa <text:soft-page-break/>.pa-add .y-add-col{padding:.4em 0 0 .4em}.type_pa .pa-add .y-add-col a{font-weight:bold;overflow:hidden}.type_pa .pa-add ol.y-add-col li{display:inline-block;width:14.1em;margin:0 .4em .4em 0}.ua-ie6 .type_pa .pa-add ol.y-add-col li,.ua-ie7 .type_pa .pa-add ol.y-add-col li{width:14.3em}.ua-ie6 .type_pa .pa-add ol.y-add-col li,.ua-ie7 .type_pa .pa-add ol.y-add-col li{display:inline;zoom:1}.type_pa .pa-add ol.y-add-col li.no-margin{margin-right:0}.type_pa .pa-add .y-add-col .add-app{display:block;line-height:1.7;border-style:solid;border-width:0;padding:2px 14px 2px 7px;text-decoration:none;background:#fff;position:relative;overflow:hidden;overflow:hidden;text-overflow:ellipsis;white-space:nowrap}.ua-ff .type_pa .pa-add .y-add-col .add-app{height:1.7em;white-space:normal}.ua-ie6 .type_pa .pa-add .y-add-col .add-app{zoom:1}.type_pa .pa-add .y-add-col .add-app:hover{border-style:solid;border-width:1px;background-color:transparent;padding:1px 13px 1px 6px}.ua-ie6 .type_pa .pa-add .pa-remove-item .add-app:hover{text-indent:0}.type_pa .pa-add .y-add-col .add-app .op-icon{background-position:left -2982px;display:block;position:absolute;right:2px;top:2px;height:18px;width:12px;cursor:pointer}.type_pa .pa-add .y-add-col .add-app:hover .prop-title{text-decoration:none}.type_pa .pa-add .y-add-col .add-app:hover .op-icon{background-position:left -3044px;right:1px;top:1px}.type_pa .pa-add .pa-remove-item .add-app .op-icon{background-position:left -1806px;right:3px;top:2px}.type_pa .pa-add .pa-remove-item .add-app:hover .op-icon{background-position:left -624px;right:2px;top:1px}.type_pa .pa-add .y-add-col .loading .add-app .op-icon,.type_pa .pa-add .y-add-col .loading .add-app:hover .op-icon{background:url(http://l.yimg.com/a/i/ww/met/anim_loading_sm_082208.gif) no-repeat left 2px;width:16px;top:3px;right:4px}.type_pa .pa-add .y-add-col .loading .add-app:hover .op-icon{top:2px;right:3px}.type_pa .pa-add-u .add-header{border-top-style:solid;border-top-width:1px;line-height:0;margin:.4em -0.77em}.type_pa .pa-add-u .mru{line-height:2em;margin-bottom:0;padding-left:.85em}/* Copyright (c) 2012, Yahoo! Inc. <text:s/>All rights reserved. */ </text:p>
      <text:p text:style-name="P7">.type_tts_default .typetopten{border:0;padding:0 .765em 0 0;min-height:10.1em;position:relative}.ua-ie6 .type_tts_default .typetopten{height:10.1em}.type_tts_default h2{width:100%;font-weight:bold}.type_tts_default ol{float:left;width:52%;padding-top:4px;margin-right:0;zoom:1}.type_tts_default ol.firstcol{width:48%;margin-right:0;padding-right:0}.ua-ie6 .type_tts_default ol.firstcol,.ua-ie7 .type_tts_default ol.firstcol{width:47.5%;margin-right:.5%}.type_tts_default ol.firstcol li{margin-left:0}.type_tts_default ol li{background-position:left -2276px;padding-bottom:4px;padding-top:4px;margin-left:.77em;list-style:none;margin-top:0}.type_tts_default ol li.bullet{list-style:none;background-position:left 7px;background-<text:soft-page-break/>repeat:no-repeat;padding-left:10px;margin-left:0}.type_tts_default ol li.first{margin-top:0;background:none}.type_tts_default ol li a{display:inline-block;font-weight:normal;overflow:hidden;vertical-align:bottom;white-space:nowrap;max-width:10em;position:relative;text-overflow:ellipsis;margin-left:.1em}.type_tts_default ol li a.p-nxt{max-width:9.8em}.type_tts_default li a:hover .additionalcopy{color:inherit}.type_tts_default h2{width:100%;font-weight:bold}.type_tts_default .tts-txt-accent{color:#7B0099}.type_tts_default .tnmod-container{position:absolute;right:0;top:0;float:right;padding:0 10px 0 0}.type_tts_default .promoted-t{background:transparent url(http://l.yimg.com/nt/i/ww/met/trending-p-20120220.png) no-repeat scroll left 0;vertical-align:middle;display:inline-block;height:16px;width:16px;margin-right:.231em}.ua-ie6 .type_tts_default ol li a{width:10em}.ua-ie6 .type_tts_default .promoted-t{filter:progid:DXImageTransform.Microsoft.AlphaImageLoader(enabled=true,src=http://l.yimg.com/nt/i/ww/met/trending-p-20120220.png,sizingMethod=image);background:none}.ua-ie7 .type_tts_default .promoted-t{vertical-align:middle}.ua-ie6 .type_tts_default ol li a.p-nxt{width:9em}/* Copyright (c) 2012, Yahoo! Inc. <text:s/>All rights reserved. */ </text:p>
      <text:p text:style-name="P7">.type_footer{text-align:center;margin-top:.8em;line-height:1.5}.type_footer .ad a{margin-left:.3em}.type_footer .y-wave3-theme-blue{border-width:0;background:none}.type_footer .type_ads{text-align:left}.type_footer .col{float:left}.type_footer .stacked-col .col{float:none}.type_footer .ysites-col .col,.type_footer .cols4 .col{width:25%}.ua-ie6 .type_footer .ysites-col .col,.ua-ie7 .type_footer .ysites-col .col,.ua-ie6 .type_footer .cols4 .col,.ua-ie7 .type_footer .cols4 .col{width:24.9%}.lite-page .type_footer .ysites-col .col,.lite-page .type_footer .cols4 .col{width:33%}.type_footer .cols3 .col{width:33.3%}.type_footer .sections{position:relative;margin-bottom:.5em;padding:.6em 0 1em 0;text-align:left;border-width:1px;border-style:solid}.ua-ie6 .type_footer .sections{margin-bottom:0}.type_footer .sections h2{overflow:hidden;padding:0;text-transform:uppercase;letter-spacing:.03em;font-weight:bold;margin-left:10px}.type_footer .ysites h2{margin-left:0}.type_footer .sections a,.type_footer .double-align li.secondary a{padding-left:10px;padding-right:6px;background-position:left 5px}.ua-ie .type_footer .sections a{zoom:1}.type_footer .sections ul{border-top-width:1px;border-top-style:solid;padding-top:4px;padding-left:10px}.type_footer .sections li{clear:left;margin-bottom:.5em;line-height:1.1em}.type_footer .sections .stacked-col li{margin-left:0}.type_footer .sections li.spacer{margin-top:2.1em}.type_footer .sections li.double{float:left}.type_footer .sections li.primary{border-right-style:solid;border-right-width:1px}.type_footer .double-align <text:soft-page-break/>.ysites-col li.primary{width:49%;border:none}.type_footer .sections li.secondary{clear:none;float:none;margin-left:0}.type_footer .sections li.secondary a{padding-left:6px}.type_footer .stacked-col li.secondary a{background:none}.type_footer .secondary a{background-position:left 100px}.type_footer .ysites{padding:8px 10px}.type_footer .ysites .ysites-col,.type_footer .ysites .stacked-col{float:left;width:70%;margin-top:2px}.lite-page .type_footer .ysites .ysites-col{width:65%}.type_footer .ysites .stacked-col{width:27%;border-left:1px solid #ccc;padding-left:20px}.lite-page .type_footer .ysites .stacked-col{width:32%}.type_footer .ysites ul{border:none;margin-bottom:10px;padding-left:0}.type_footer .ysites .stacked-col h2{padding-top:5px}.type_footer .ysites .stacked-col .first h2{padding-top:0}.type_footer .ysites .follow-links{padding-bottom:.94em}.type_footer .ysites .follow-links ul{padding-top:.08em;margin-bottom:0}.type_footer .ysites .oneline li.primary{clear:both}.ua-ie6 .type_footer .ysites .oneline .follow-links,.ua-ie7 .type_footer .ysites .oneline .follow-links{padding-bottom:.7em}.ua-ie6 .type_footer .ysites .oneline .first,.ua-ie7 .type_footer .ysites .oneline .first{padding-bottom:.3em}.type_footer .ysites .follow-links li{float:left;clear:none;padding:0;margin:0}.type_footer .ysites .follow-links h2{padding-top:0}.type_footer .ysites .follow-links li .lbl{padding:0 .45em 0 .88em;background-position:left .45em;line-height:1.6em}.type_footer .ysites .follow-links li a.icon{width:1.65em;height:1.65em;margin:0 .6em 0 0;padding:0}.type_footer .ysites .follow-links li a.facebook{background-position:left -1695px}.type_footer .ysites .follow-links li a.twitter{background-position:left -1763px}.type_footer .ysites .oneline ul{margin-bottom:0}.bkt911 .type_footer{margin-top:9.3em}.type_footer .rnd-corners{-webkit-border-radius:5px;-moz-border-radius:5px;border-radius:5px}.type_footer .y-wave3-theme-purple .wave3,.type_footer .y-wave3-theme-purple .follow-links li .lbl,.type_footer .y-wave3-theme-blue .wave3,.type_footer .y-wave3-theme-blue .follow-links li .lbl{padding-left:0}/* Copyright (c) 2012, Yahoo! Inc. <text:s/>All rights reserved. */ </text:p>
      <text:p text:style-name="P7">.type_subfooter{margin-top:12px;text-align:center;line-height:1.5}.type_subfooter a{padding-left:10px;padding-right:6px;background-position:left 5px}.type_subfooter p{margin-bottom:2px}.type_subfooter li.first a{background:none}.ua-ff .type_subfooter li.first a{display:inline-block}.type_subfooter li{display:inline}.type_subfooter .info{clear:both}.ua-ie .type_subfooter .info{zoom:1}.type_subfooter .ad div{display:inline}.type_subfooter .ad,.type_subfooter .ad a{font-weight:bold}.type_subfooter .fb-ltr{direction:ltr}.type_subfooter .y-wave3-theme-purple .wave3,.type_subfooter .y-wave3-theme-blue .wave3{color:#fff}/* Copyright (c) 2012, Yahoo! Inc. <text:s/>All rights reserved. */ </text:p>
      <text:p text:style-name="P7"/>
      <text:p text:style-name="P7"><text:soft-page-break/><text:s text:c="4"/>&lt;/style&gt; </text:p>
      <text:p text:style-name="P7"><text:s text:c="4"/>&lt;style type="text/css"&gt; </text:p>
      <text:p text:style-name="P7"><text:s text:c="4"/></text:p>
      <text:p text:style-name="P7">.x-small { font-size: 77%; } </text:p>
      <text:p text:style-name="P7">.small { font-size: 85%; } </text:p>
      <text:p text:style-name="P7">.med-small { font-size: 93%; } </text:p>
      <text:p text:style-name="P7">.medium { font-size: 100%; } </text:p>
      <text:p text:style-name="P7">.med-large { font-size: 108%; } </text:p>
      <text:p text:style-name="P7">.large { font-size: 116%; } </text:p>
      <text:p text:style-name="P7">.x-large { font-size: 123.1%; } </text:p>
      <text:p text:style-name="P7">.x2-large { font-size: 131%; } </text:p>
      <text:p text:style-name="P7">.x3-large { font-size: 138.5%; } </text:p>
      <text:p text:style-name="P7">.x5-large { font-size: 153.9%; } </text:p>
      <text:p text:style-name="P7">.x7-large { font-size: 167%; } </text:p>
      <text:p text:style-name="P7">.x9-large { font-size: 182%; } </text:p>
      <text:p text:style-name="P7">.strong { font-weight:bold; } </text:p>
      <text:p text:style-name="P7"/>
      <text:p text:style-name="P7">.hide-offscreen { </text:p>
      <text:p text:style-name="P7"><text:s text:c="4"/>position: absolute; </text:p>
      <text:p text:style-name="P7"><text:s text:c="4"/>top: -999em; </text:p>
      <text:p text:style-name="P7">} </text:p>
      <text:p text:style-name="P7"/>
      <text:p text:style-name="P7">.hide-textindent { </text:p>
      <text:p text:style-name="P7"><text:s text:c="4"/>text-indent: -999em; </text:p>
      <text:p text:style-name="P7"><text:s text:c="4"/>display: block; </text:p>
      <text:p text:style-name="P7"><text:s text:c="4"/>overflow: hidden; </text:p>
      <text:p text:style-name="P7"><text:s text:c="4"/>text-decoration: none; </text:p>
      <text:p text:style-name="P7">} </text:p>
      <text:p text:style-name="P7"/>
      <text:p text:style-name="P7">.y-glbl-mod-grad, .mod-bg-elements-img { background: url(http://l1.yimg.com/a/i/ww/met/th/default/gsprite_mod_default_103008.gif) repeat-x; } </text:p>
      <text:p text:style-name="P7">.y-glbl-universal-grad, .framework-img { background: url(http://l1.yimg.com/a/i/ww/met/gsprite_20100302.png) repeat-x; } </text:p>
      <text:p text:style-name="P7">.y-glbl-mod-controls, .elements-img { background: url(http://l1.yimg.com/a/i/ww/met/th/default/sprite_default_20100720_ltr.png) no-repeat; } </text:p>
      <text:p text:style-name="P7">.y-glbl-ltdrk, .mod-action-icons { background: url(http://l1.yimg.com/a/i/ww/met/sprite_ltdrk_20091211_ltr.png) no-repeat; } </text:p>
      <text:p text:style-name="P7">.y-glbl-universal, .util-img { background: url(http://l1.yimg.com/a/i/ww/met/sprite_pg_20100719_ltr.png) no-repeat; } </text:p>
      <text:p text:style-name="P7">.y-glbl-properties { background: url(http://l1.yimg.com/a/i/ww/met/sprite_trough_01222009b_ltr.gif) no-repeat; } </text:p>
      <text:p text:style-name="P7">.y-glbl-srch-bg-img { background: #dde3e8 url(http://l1.yimg.com/a/i/ww/met/th/slate/tab_grd_pg_slate_ltr_20111025.png) 0px 0px repeat-x;} </text:p>
      <text:p text:style-name="P7"><text:soft-page-break/>.y-glbl-tab-bg-img { background-image:url(http://l1.yimg.com/a/i/ww/met/th/slate/tab_grd_pg_slate_ltr_20111025.png); } </text:p>
      <text:p text:style-name="P7">.mod .mod-bdr { border:1px solid #93B9D9; } </text:p>
      <text:p text:style-name="P7">.mod .mod-alt-bdr { border:1px solid #E6EFF7; } </text:p>
      <text:p text:style-name="P7">.mod .mod-bgcolor { background:#ffffff; } </text:p>
      <text:p text:style-name="P7">.mod .link-color { color:#16387c; } </text:p>
      <text:p text:style-name="P7">.mod .sub-hd {background:#B1CCE3 url(http://l1.yimg.com/a/i/ww/met/th/default/gsprite_mod_default_103008.gif) 0px 0px repeat-x;color:#333;} </text:p>
      <text:p text:style-name="P7">.mod .sub-hd a:link, </text:p>
      <text:p text:style-name="P7"><text:s text:c="4"/>.mod .sub-hd a:visited, </text:p>
      <text:p text:style-name="P7"><text:s text:c="4"/>.mod .sub-hd a {color:#333;} </text:p>
      <text:p text:style-name="P7">.mod .alt-bg-color{background:#E6EFF7;} </text:p>
      <text:p text:style-name="P7">.mod a.alt-text-color, </text:p>
      <text:p text:style-name="P7"><text:s text:c="4"/>.mod .alt-text-color{color:#999999;} </text:p>
      <text:p text:style-name="P7">.mod .reverse-bg-color{background:#16387c;} </text:p>
      <text:p text:style-name="P7">.mod a.text-color, </text:p>
      <text:p text:style-name="P7"><text:s text:c="4"/>.mod .text-color { color: #333; } </text:p>
      <text:p text:style-name="P7">.mod a.reverse-text-color, </text:p>
      <text:p text:style-name="P7"><text:s text:c="4"/>.mod .reverse-text-color {color:#ffffff;} </text:p>
      <text:p text:style-name="P7">.mod .divider <text:s text:c="2"/>{border:1px solid #93B9D9;} </text:p>
      <text:p text:style-name="P7">.mod .divider-l {border-left:1px solid #93B9D9;} </text:p>
      <text:p text:style-name="P7">.mod .divider-r {border-right:1px solid #93B9D9;} </text:p>
      <text:p text:style-name="P7">.mod .divider-t {border-top:1px solid #93B9D9;} </text:p>
      <text:p text:style-name="P7">.mod .divider-b {border-bottom:1px solid #93B9D9;} </text:p>
      <text:p text:style-name="P7">.mod .line-h <text:s text:c="3"/>{border:1px solid #ADC9E8;} </text:p>
      <text:p text:style-name="P7">.mod .line-h-t <text:s/>{border-top:1px solid #ADC9E8;} </text:p>
      <text:p text:style-name="P7">.mod .line-h-r <text:s/>{border-right:1px solid #ADC9E8;} </text:p>
      <text:p text:style-name="P7">.mod .line-h-b <text:s/>{border-bottom:1px solid #ADC9E8;} </text:p>
      <text:p text:style-name="P7">.mod .line-h-l <text:s/>{border-left:1px solid #ADC9E8;} </text:p>
      <text:p text:style-name="P7">.mod .line-l <text:s text:c="3"/>{border:1px solid #93B9D9;} </text:p>
      <text:p text:style-name="P7">.mod .line-l-t <text:s/>{border-top:1px solid #93B9D9;} </text:p>
      <text:p text:style-name="P7">.mod .line-l-r <text:s/>{border-right:1px solid #93B9D9;} </text:p>
      <text:p text:style-name="P7">.mod .line-l-b <text:s/>{border-bottom:1px solid #93B9D9;} </text:p>
      <text:p text:style-name="P7">.mod .line-l-l <text:s/>{border-left:1px solid #93B9D9;} </text:p>
      <text:p text:style-name="P7"/>
      <text:p text:style-name="P7">.y-bg-1 { background-color: #fff; } </text:p>
      <text:p text:style-name="P7">.y-bg-2 { background-color: #f9fafa; } </text:p>
      <text:p text:style-name="P7">.y-bg-3 { background-color: #eff3f5; } </text:p>
      <text:p text:style-name="P7">.y-bg-4 { background-color: #dbe1e6; } </text:p>
      <text:p text:style-name="P7">.y-bg-5 { background-color: #a1adb9; } </text:p>
      <text:p text:style-name="P7">.y-bg-6 { background-color: #c5ced7; } </text:p>
      <text:p text:style-name="P7">.y-bg-7 { background-color: #e9eef1; } </text:p>
      <text:p text:style-name="P7">.y-bg-8 { background-color: #31485c; } </text:p>
      <text:p text:style-name="P7">.y-bg-9 { background-color: #eef2f4; } </text:p>
      <text:p text:style-name="P7">.y-bg-hilite { background-color: #56758e; } </text:p>
      <text:p text:style-name="P7">.tab-user:hover,.tab-mail:hover { background-color:#fff;} </text:p>
      <text:p text:style-name="P7">.pv-email:hover,.pv-tuc:hover { background-color:#eaeff2;} </text:p>
      <text:p text:style-name="P7"><text:soft-page-break/>.y-lang-tgl { background-color:#fof6fb;} </text:p>
      <text:p text:style-name="P7">.y-pv-view-bg { </text:p>
      <text:p text:style-name="P7">background-image: -moz-linear-gradient(top,#fefefe,#dbe2e8); </text:p>
      <text:p text:style-name="P7">background-image: -webkit-gradient(linear,center top,center bottom,from(#fefefe),to(#dbe2e8)); </text:p>
      <text:p text:style-name="P7">background-image: -webkit-linear-gradient(top,#fefefe,#dbe2e8); </text:p>
      <text:p text:style-name="P7">background-image: -o-linear-gradient(top,#fefefe,#dbe2e8); </text:p>
      <text:p text:style-name="P7">-ms-filter: "progid:DXImageTransform.Microsoft.Gradient(GradientType=0,StartColorStr=#fefefe,EndColorStr=#dbe2e8)"; </text:p>
      <text:p text:style-name="P7">background-image: linear-gradient(top,#fefefe,#dbe2e8); </text:p>
      <text:p text:style-name="P7">background-color:#dde3e8;} </text:p>
      <text:p text:style-name="P7">.y-ln-1 { border-color: #b9c7d3; } </text:p>
      <text:p text:style-name="P7">.y-ln-2 { border-color: #c5ced7; } </text:p>
      <text:p text:style-name="P7">.y-ln-3 { border-color: #a1adb9; } </text:p>
      <text:p text:style-name="P7">.y-ln-4 { border-color: #2d4458; } </text:p>
      <text:p text:style-name="P7">.y-ln-5 { border-color: #eff3f5; } </text:p>
      <text:p text:style-name="P7">.y-ln-6 { border-color: #fff; } </text:p>
      <text:p text:style-name="P7">.y-ln-accent { border-color: #731a8b; } </text:p>
      <text:p text:style-name="P7">.y-srch-brdr { border-width: 1px; border-style: solid; border-color: #c2cdcd #a4b5b8 #7c9398;} </text:p>
      <text:p text:style-name="P7">.y-tbar-brdr { border: 1px solid #b9c7d3;} </text:p>
      <text:p text:style-name="P7">.y-tbar-brdr-clr { border-color:#b9c7d3;} </text:p>
      <text:p text:style-name="P7">.y-tbar-brdr-b { border-bottom:1px solid #b9c7d3;} <text:s text:c="3"/></text:p>
      <text:p text:style-name="P7">.y-lang-tgl-brdr { border: 1px solid #b9c7d3;} </text:p>
      <text:p text:style-name="P7">.y-pv-view-brdr {border-top:1px solid #b9c7d2;border-bottom: 1px solid #f5f7f9;} </text:p>
      <text:p text:style-name="P7"/>
      <text:p text:style-name="P7">.y-txt-1 { color: #333; } </text:p>
      <text:p text:style-name="P7">.y-txt-2 { color: #6C717A; } </text:p>
      <text:p text:style-name="P7">.y-txt-3 { color: #a1adb9; } </text:p>
      <text:p text:style-name="P7">.y-txt-4 { color: #000; } </text:p>
      <text:p text:style-name="P7">.y-txt-5 { color: #fff; } </text:p>
      <text:p text:style-name="P7">.y-txt-modhdr { color: #333; } </text:p>
      <text:p text:style-name="P7">.y-txt-accent { color: #7d3883; } </text:p>
      <text:p text:style-name="P7">.y-txt-input { color: #999; } </text:p>
      <text:p text:style-name="P7"/>
      <text:p text:style-name="P7">.y-link-1 { color: #16387c; } </text:p>
      <text:p text:style-name="P7">.y-link-2 { color: #16387c; } </text:p>
      <text:p text:style-name="P7">.y-link-1-visited { color: #5b73a3; } </text:p>
      <text:p text:style-name="P7">.y-link-2-visited { color: #5b73a3; } </text:p>
      <text:p text:style-name="P7"/>
      <text:p text:style-name="P7">a { color: #16387c; } </text:p>
      <text:p text:style-name="P7">a:visited { color: #5b73a3; } </text:p>
      <text:p text:style-name="P7">a:visited.y-link-2 { color: #5b73a3; } </text:p>
      <text:p text:style-name="P7"/>
      <text:p text:style-name="P7">.clearfix:after { </text:p>
      <text:p text:style-name="P7"><text:s text:c="4"/>content: "."; </text:p>
      <text:p text:style-name="P7"><text:s text:c="4"/>display: block; </text:p>
      <text:p text:style-name="P7"><text:soft-page-break/><text:s text:c="4"/>clear: both; </text:p>
      <text:p text:style-name="P7"><text:s text:c="4"/>visibility: hidden; </text:p>
      <text:p text:style-name="P7"><text:s text:c="4"/>line-height: 0; </text:p>
      <text:p text:style-name="P7"><text:s text:c="4"/>height: 0; </text:p>
      <text:p text:style-name="P7">} </text:p>
      <text:p text:style-name="P7"/>
      <text:p text:style-name="P7">.ua-ie .clearfix { </text:p>
      <text:p text:style-name="P7"><text:s text:c="4"/>zoom: 1; </text:p>
      <text:p text:style-name="P7">} </text:p>
      <text:p text:style-name="P7"/>
      <text:p text:style-name="P7">.loading-spinner { background: url(http://l1.yimg.com/a/i/ww/met/anim_loading_sm_082208.gif) left 0 no-repeat; } </text:p>
      <text:p text:style-name="P7">.rtl .loading-spinner { background-position: right 0; } </text:p>
      <text:p text:style-name="P7">.ltr .loading-spinner { background-position: left 0; } </text:p>
      <text:p text:style-name="P7"/>
      <text:p text:style-name="P7">a:hover.goto-link { </text:p>
      <text:p text:style-name="P7"><text:s text:c="4"/>text-decoration: none; </text:p>
      <text:p text:style-name="P7">} </text:p>
      <text:p text:style-name="P7"/>
      <text:p text:style-name="P7">a:hover.goto-link span.goto { </text:p>
      <text:p text:style-name="P7"><text:s text:c="4"/>text-decoration: underline; </text:p>
      <text:p text:style-name="P7">} </text:p>
      <text:p text:style-name="P7"/>
      <text:p text:style-name="P7">.goto-link span.property { </text:p>
      <text:p text:style-name="P7"><text:s text:c="4"/>color: #666; </text:p>
      <text:p text:style-name="P7"><text:s text:c="4"/>font-weight: bold; </text:p>
      <text:p text:style-name="P7"><text:s text:c="4"/>text-transform: uppercase; </text:p>
      <text:p text:style-name="P7">} </text:p>
      <text:p text:style-name="P7"/>
      <text:p text:style-name="P7">.goto-link a.property { </text:p>
      <text:p text:style-name="P7"><text:s text:c="4"/>cursor: pointer; </text:p>
      <text:p text:style-name="P7">} </text:p>
      <text:p text:style-name="P7"/>
      <text:p text:style-name="P7">.ua-ie7 .goto-link span.property { </text:p>
      <text:p text:style-name="P7"><text:s text:c="4"/>position: relative; </text:p>
      <text:p text:style-name="P7">} </text:p>
      <text:p text:style-name="P7"/>
      <text:p text:style-name="P7">.goto-link span.property img { </text:p>
      <text:p text:style-name="P7"><text:s text:c="4"/>vertical-align: middle; </text:p>
      <text:p text:style-name="P7">} </text:p>
      <text:p text:style-name="P7">.y-txt-modhdr { </text:p>
      <text:p text:style-name="P7"><text:s text:c="4"/>background-color: #fff; </text:p>
      <text:p text:style-name="P7">} </text:p>
      <text:p text:style-name="P7"/>
      <text:p text:style-name="P7">.y-fp-pg-grad { </text:p>
      <text:p text:style-name="P7"><text:s text:c="4"/>background-image: url(http://l1.yimg.com/a/i/ww/met/th/slate/gsprite_pg_slate_20110124.png); </text:p>
      <text:p text:style-name="P7"><text:soft-page-break/><text:s text:c="4"/>background-repeat: repeat-x; </text:p>
      <text:p text:style-name="P7">} </text:p>
      <text:p text:style-name="P7">.y-pg-grad { </text:p>
      <text:p text:style-name="P7"><text:s text:c="4"/>background: url(http://l1.yimg.com/a/i/ww/met/th/slate/gsprite_pg_slate_20110124.png) left -2335px repeat-x; /*unsupported fallback*/ </text:p>
      <text:p text:style-name="P7"><text:s text:c="4"/>background: -moz-linear-gradient(top, #fdfdfd, #e8edf0 1000px); /*Firefox*/ </text:p>
      <text:p text:style-name="P7"><text:s text:c="4"/>background: linear-gradient(top, #fdfdfd, #e8edf0 1000px); /*Standard*/ </text:p>
      <text:p text:style-name="P7"><text:s text:c="4"/>background-color: #dce2e7; </text:p>
      <text:p text:style-name="P7"><text:s text:c="4"/>background-attachment: scroll; </text:p>
      <text:p text:style-name="P7">} </text:p>
      <text:p text:style-name="P7">.y-grad1 { </text:p>
      <text:p text:style-name="P7">background-image: -moz-linear-gradient(top,#fdfdfd,#e8edf0); </text:p>
      <text:p text:style-name="P7">background-image: -webkit-gradient(linear,center top,center bottom,from(#fdfdfd),to(#e8edf0)); </text:p>
      <text:p text:style-name="P7">background-image: -webkit-linear-gradient(top,#fdfdfd,#e8edf0); </text:p>
      <text:p text:style-name="P7">background-image: -o-linear-gradient(top,#fdfdfd,#e8edf0); </text:p>
      <text:p text:style-name="P7">-ms-filter: "progid:DXImageTransform.Microsoft.Gradient(GradientType=0,StartColorStr=#fdfdfd,EndColorStr=#e8edf0)"; </text:p>
      <text:p text:style-name="P7">background-image: linear-gradient(top,#fdfdfd,#e8edf0); </text:p>
      <text:p text:style-name="P7">} </text:p>
      <text:p text:style-name="P7">.y-grad2 { </text:p>
      <text:p text:style-name="P7">background-image: -moz-linear-gradient(top,#fff,#eff3f5); </text:p>
      <text:p text:style-name="P7">background-image: -webkit-gradient(linear,center top,center bottom,from(#fff),to(#eff3f5)); </text:p>
      <text:p text:style-name="P7">background-image: -webkit-linear-gradient(top,#fff,#eff3f5); </text:p>
      <text:p text:style-name="P7">background-image: -o-linear-gradient(top,#fff,#eff3f5); </text:p>
      <text:p text:style-name="P7">-ms-filter: "progid:DXImageTransform.Microsoft.Gradient(GradientType=0,StartColorStr=#fff,EndColorStr=#eff3f5)"; </text:p>
      <text:p text:style-name="P7">background-image: linear-gradient(top,#fff,#eff3f5); </text:p>
      <text:p text:style-name="P7">} </text:p>
      <text:p text:style-name="P7">.y-grad3 { </text:p>
      <text:p text:style-name="P7">background-image: -moz-linear-gradient(top,#fbfcfd,#eef2f4); </text:p>
      <text:p text:style-name="P7">background-image: -webkit-gradient(linear,center top,center bottom,from(#fbfcfd),to(#eef2f4)); </text:p>
      <text:p text:style-name="P7">background-image: -webkit-linear-gradient(top,#fbfcfd,#eef2f4); </text:p>
      <text:p text:style-name="P7">background-image: -o-linear-gradient(top,#fbfcfd,#eef2f4); </text:p>
      <text:p text:style-name="P7">-ms-filter: "progid:DXImageTransform.Microsoft.Gradient(GradientType=0,StartColorStr=#fbfcfd,EndColorStr=#eef2f4)"; </text:p>
      <text:p text:style-name="P7">background-image: linear-gradient(top,#fbfcfd,#eef2f4); </text:p>
      <text:p text:style-name="P7">} </text:p>
      <text:p text:style-name="P7"/>
      <text:p text:style-name="P7">.y-fp-pg-vgrad { </text:p>
      <text:p text:style-name="P7"><text:s text:c="4"/>background-image: none; </text:p>
      <text:p text:style-name="P7"><text:soft-page-break/><text:s text:c="4"/>background-repeat: repeat-y; </text:p>
      <text:p text:style-name="P7">} </text:p>
      <text:p text:style-name="P7">.y-fp-pg-controls { </text:p>
      <text:p text:style-name="P7"><text:s text:c="4"/>background-image: url(http://l1.yimg.com/a/i/ww/met/th/slate/sprite_pg_slate_20111003_ltr.png); </text:p>
      <text:p text:style-name="P7"><text:s text:c="4"/>background-repeat: no-repeat; </text:p>
      <text:p text:style-name="P7">} </text:p>
      <text:p text:style-name="P7">.y-fp-pg-controls-n:before { </text:p>
      <text:p text:style-name="P7"><text:s text:c="4"/>content: url(http://l1.yimg.com/a/i/ww/met/th/slate/sprite_pg_slate_20111003_ltr.png); </text:p>
      <text:p text:style-name="P7"><text:s text:c="4"/>display: inline-block; </text:p>
      <text:p text:style-name="P7">} </text:p>
      <text:p text:style-name="P7">.ua-ie .y-fp-pg-controls-n { </text:p>
      <text:p text:style-name="P7"><text:s text:c="4"/>background-image: url(http://l1.yimg.com/a/i/ww/met/th/slate/sprite_pg_slate_20111003_ltr.png); </text:p>
      <text:p text:style-name="P7"><text:s text:c="4"/>background-repeat: no-repeat; </text:p>
      <text:p text:style-name="P7">} </text:p>
      <text:p text:style-name="P7">.y-fp-pg-controls-nt { </text:p>
      <text:p text:style-name="P7"><text:s text:c="4"/>background-image: url(http://l.yimg.com/dh/ap/default/121008/sprite_pg_nontheme_20121008_ltr.png); </text:p>
      <text:p text:style-name="P7"><text:s text:c="4"/>background-repeat: no-repeat; </text:p>
      <text:p text:style-name="P7">} </text:p>
      <text:p text:style-name="P7"/>
      <text:p text:style-name="P7">.cta-btn, </text:p>
      <text:p text:style-name="P7">.cta-btn:visited { </text:p>
      <text:p text:style-name="P7"><text:s text:c="4"/>background: #0868a7 url(http://l1.yimg.com/a/i/ww/met/gsprite_20100302.png) repeat-x 0 -1204px !important; </text:p>
      <text:p text:style-name="P7"><text:s text:c="4"/>color: #FFF !important; </text:p>
      <text:p text:style-name="P7"><text:s text:c="4"/>font-weight: bold; </text:p>
      <text:p text:style-name="P7"><text:s text:c="4"/>padding:0.2em 1em; </text:p>
      <text:p text:style-name="P7"><text:s text:c="4"/>border: solid 1px #336699 !important; </text:p>
      <text:p text:style-name="P7"><text:s text:c="4"/>text-align: center; </text:p>
      <text:p text:style-name="P7">} </text:p>
      <text:p text:style-name="P7"/>
      <text:p text:style-name="P7">.cta-btn-disabled { </text:p>
      <text:p text:style-name="P7"><text:s text:c="4"/>border:1px Solid #bbbbbb !important; </text:p>
      <text:p text:style-name="P7"><text:s text:c="4"/>background:#ccc none !important; </text:p>
      <text:p text:style-name="P7"><text:s text:c="4"/>color:#666 !important; </text:p>
      <text:p text:style-name="P7"><text:s text:c="4"/>font-weight: bold; </text:p>
      <text:p text:style-name="P7"><text:s text:c="4"/>padding: 0 .3em; </text:p>
      <text:p text:style-name="P7"><text:s text:c="4"/>text-align: center; </text:p>
      <text:p text:style-name="P7">} </text:p>
      <text:p text:style-name="P7"/>
      <text:p text:style-name="P7">.cta-btn-ext, </text:p>
      <text:p text:style-name="P7"><text:soft-page-break/>.cta-btn-ext:visited { </text:p>
      <text:p text:style-name="P7"><text:s text:c="4"/>background: #fba707 url(http://l1.yimg.com/a/i/ww/met/gsprite_20100302.png) repeat-x scroll 0 0; </text:p>
      <text:p text:style-name="P7"><text:s text:c="4"/>border: 1px solid #dd9714; </text:p>
      <text:p text:style-name="P7"><text:s text:c="4"/>color: #000; </text:p>
      <text:p text:style-name="P7"><text:s text:c="4"/>font-weight: bold; </text:p>
      <text:p text:style-name="P7"><text:s text:c="4"/>padding: 0.08em 0.3em; </text:p>
      <text:p text:style-name="P7"><text:s text:c="4"/>text-decoration: none; </text:p>
      <text:p text:style-name="P7"><text:s text:c="4"/>text-align: center; </text:p>
      <text:p text:style-name="P7">} </text:p>
      <text:p text:style-name="P7"/>
      <text:p text:style-name="P7">.cancel-btn { </text:p>
      <text:p text:style-name="P7"><text:s text:c="4"/>color: #346697 !important; </text:p>
      <text:p text:style-name="P7"><text:s text:c="4"/>border: none !important; </text:p>
      <text:p text:style-name="P7"><text:s text:c="4"/>background: none !important; </text:p>
      <text:p text:style-name="P7"><text:s text:c="4"/>padding: 0 !important; </text:p>
      <text:p text:style-name="P7"><text:s text:c="4"/>font-weight: none !important; </text:p>
      <text:p text:style-name="P7">} </text:p>
      <text:p text:style-name="P7"/>
      <text:p text:style-name="P7">.y-btn-grad1 { </text:p>
      <text:p text:style-name="P7">background-image: -moz-linear-gradient(top,#ffffff,#e9eef1); </text:p>
      <text:p text:style-name="P7">background-image: -webkit-gradient(linear,center top,center bottom,from(#ffffff),to(#e9eef1)); </text:p>
      <text:p text:style-name="P7">background-image: -webkit-linear-gradient(top,#ffffff,#e9eef1); </text:p>
      <text:p text:style-name="P7">background-image: -o-linear-gradient(top,#ffffff,#e9eef1); </text:p>
      <text:p text:style-name="P7">-ms-filter: "progid:DXImageTransform.Microsoft.Gradient(GradientType=0,StartColorStr=#ffffff,EndColorStr=#e9eef1)"; </text:p>
      <text:p text:style-name="P7">background-image: linear-gradient(top,#ffffff,#e9eef1); </text:p>
      <text:p text:style-name="P7">} </text:p>
      <text:p text:style-name="P7">.y-btn-grad3 { </text:p>
      <text:p text:style-name="P7">background-image: -moz-linear-gradient(top,#5b748d,#31485c); </text:p>
      <text:p text:style-name="P7">background-image: -webkit-gradient(linear,center top,center bottom,from(#5b748d),to(#31485c)); </text:p>
      <text:p text:style-name="P7">background-image: -webkit-linear-gradient(top,#5b748d,#31485c); </text:p>
      <text:p text:style-name="P7">background-image: -o-linear-gradient(top,#5b748d,#31485c); </text:p>
      <text:p text:style-name="P7">-ms-filter: "progid:DXImageTransform.Microsoft.Gradient(GradientType=0,StartColorStr=#5b748d,EndColorStr=#31485c)"; </text:p>
      <text:p text:style-name="P7">background-image: linear-gradient(top,#5b748d,#31485c); </text:p>
      <text:p text:style-name="P7">} </text:p>
      <text:p text:style-name="P7">.y-btn-grad2 { </text:p>
      <text:p text:style-name="P7"><text:s text:c="4"/>background: url(http://l1.yimg.com/a/i/ww/met/th/slate/gsprite_pg_slate_20110124.png) left -1672px repeat-x; </text:p>
      <text:p text:style-name="P7"><text:s text:c="4"/>background: -moz-linear-gradient(top, #fff6a5, #fee474 50%, #fdd350 50%, #fcc42e); /*Firefox*/ </text:p>
      <text:p text:style-name="P7"><text:s text:c="4"/>background: -webkit-gradient(linear, left top, left bottom, <text:soft-page-break/>color-stop(0,#fff6a5),color-stop(0.5,#fee474),color-stop(0.5,#fdd350),color-stop(1,#fcc42e)); /*Safari/Chrome*/ </text:p>
      <text:p text:style-name="P7"><text:s text:c="4"/>background: linear-gradient(top, #fff6a5, #fee474 50%, #fdd350 50%, #fcc42e); /*Standard*/ </text:p>
      <text:p text:style-name="P7"><text:s text:c="4"/>background-color: #fcc42e; </text:p>
      <text:p text:style-name="P7">} </text:p>
      <text:p text:style-name="P7"/>
      <text:p text:style-name="P7">.ua-ie6 .cta-btn, </text:p>
      <text:p text:style-name="P7">.ua-ie7 .cta-btn, </text:p>
      <text:p text:style-name="P7">.ua-ie6 .cta-btn-disabled, </text:p>
      <text:p text:style-name="P7">.ua-ie7 .cta-btn-disabled, </text:p>
      <text:p text:style-name="P7">.ua-ie6 .cta-btn-ext, </text:p>
      <text:p text:style-name="P7">.ua-ie7 .cta-btn-ext, </text:p>
      <text:p text:style-name="P7">.ua-ie6 .cancel-btn, </text:p>
      <text:p text:style-name="P7">.ua-ie7 .cancel-btn { </text:p>
      <text:p text:style-name="P7"><text:s text:c="4"/>overflow: visible; </text:p>
      <text:p text:style-name="P7"><text:s text:c="4"/>zoom:1; </text:p>
      <text:p text:style-name="P7">} </text:p>
      <text:p text:style-name="P7"/>
      <text:p text:style-name="P7">.y-hdr-ln { border-color: #b9c7d3; } </text:p>
      <text:p text:style-name="P7">.y-hdr-txt { color: #6c717a; } </text:p>
      <text:p text:style-name="P7">.y-hdr-link { color: #16387c; } </text:p>
      <text:p text:style-name="P7"/>
      <text:p text:style-name="P7">.y-ftr-bg { background-color: #ffffff; } </text:p>
      <text:p text:style-name="P7">.y-ftr-ln { border-color: #b9c7d3; } </text:p>
      <text:p text:style-name="P7">.y-ftr-txt { color: #333; } </text:p>
      <text:p text:style-name="P7">.y-ftr-link { color: #16387c; } </text:p>
      <text:p text:style-name="P7"/>
      <text:p text:style-name="P7">.y-ftr-txt-hdr { color: #333; } </text:p>
      <text:p text:style-name="P7">.y-ftr-link-hdr { color: #16387c; } </text:p>
      <text:p text:style-name="P7"/>
      <text:p text:style-name="P7">.y-subftr-txt { color: #6c717a; } </text:p>
      <text:p text:style-name="P7">.y-subftr-link { color: #16387c; } </text:p>
      <text:p text:style-name="P7"/>
      <text:p text:style-name="P7">.y-mast-txt { color: #3e4454; } </text:p>
      <text:p text:style-name="P7">.y-mast-link { color: #8496b9; } </text:p>
      <text:p text:style-name="P7">.y-mast-ln-lt { border-color: #fff; } </text:p>
      <text:p text:style-name="P7">.y-mast-ln-dk { border-color: #c1cad2; } </text:p>
      <text:p text:style-name="P7">.y-mast-bg { border-bottom:2px solid #e8edf0; border-left:1px solid #fff; } </text:p>
      <text:p text:style-name="P7">.y-mast-sprite { background: url(http://l1.yimg.com/a/i/ww/met/th/slate/spr_masthd_slate_20100628_ltr.png) no-repeat; } </text:p>
      <text:p text:style-name="P7">.y-mast-grad1 { </text:p>
      <text:p text:style-name="P7">background-image: -moz-linear-gradient(top,#343e50,#1d2532); </text:p>
      <text:p text:style-name="P7">background-image: -webkit-gradient(linear,center top,center bottom,from(#343e50),to(#1d2532)); </text:p>
      <text:p text:style-name="P7">background-image: -webkit-linear-gradient(top,#343e50,#1d2532); </text:p>
      <text:p text:style-name="P7">background-image: -o-linear-gradient(top,#343e50,#1d2532); </text:p>
      <text:p text:style-name="P7"><text:soft-page-break/>-ms-filter: "progid:DXImageTransform.Microsoft.Gradient(GradientType=0,StartColorStr=#343e50,EndColorStr=#1d2532)"; </text:p>
      <text:p text:style-name="P7">background-image: linear-gradient(top,#343e50,#1d2532); </text:p>
      <text:p text:style-name="P7">} </text:p>
      <text:p text:style-name="P7"/>
      <text:p text:style-name="P7">.y-today-grad1 { </text:p>
      <text:p text:style-name="P7">background-image: -moz-linear-gradient(top,#e8edf0,#fcfcfd); </text:p>
      <text:p text:style-name="P7">background-image: -webkit-gradient(linear,center top,center bottom,from(#e8edf0),to(#fcfcfd)); </text:p>
      <text:p text:style-name="P7">background-image: -webkit-linear-gradient(top,#e8edf0,#fcfcfd); </text:p>
      <text:p text:style-name="P7">background-image: -o-linear-gradient(top,#e8edf0,#fcfcfd); </text:p>
      <text:p text:style-name="P7">-ms-filter: "progid:DXImageTransform.Microsoft.Gradient(GradientType=0,StartColorStr=#e8edf0,EndColorStr=#fcfcfd)"; </text:p>
      <text:p text:style-name="P7">background-image: linear-gradient(top,#e8edf0,#fcfcfd); </text:p>
      <text:p text:style-name="P7">background-color:#fcfcfd;} </text:p>
      <text:p text:style-name="P7">.y-today-grad2 { </text:p>
      <text:p text:style-name="P7">background-image: -moz-linear-gradient(top,#59728b,#2d4458); </text:p>
      <text:p text:style-name="P7">background-image: -webkit-gradient(linear,center top,center bottom,from(#59728b),to(#2d4458)); </text:p>
      <text:p text:style-name="P7">background-image: -webkit-linear-gradient(top,#59728b,#2d4458); </text:p>
      <text:p text:style-name="P7">background-image: -o-linear-gradient(top,#59728b,#2d4458); </text:p>
      <text:p text:style-name="P7">-ms-filter: "progid:DXImageTransform.Microsoft.Gradient(GradientType=0,StartColorStr=#59728b,EndColorStr=#2d4458)"; </text:p>
      <text:p text:style-name="P7">background-image: linear-gradient(top,#59728b,#2d4458); </text:p>
      <text:p text:style-name="P7">background-color:#59728b;} </text:p>
      <text:p text:style-name="P7">.y-today-grad3 { </text:p>
      <text:p text:style-name="P7">background-image: -moz-linear-gradient(top,#346694,#063160); </text:p>
      <text:p text:style-name="P7">background-image: -webkit-gradient(linear,center top,center bottom,from(#346694),to(#063160)); </text:p>
      <text:p text:style-name="P7">background-image: -webkit-linear-gradient(top,#346694,#063160); </text:p>
      <text:p text:style-name="P7">background-image: -o-linear-gradient(top,#346694,#063160); </text:p>
      <text:p text:style-name="P7">-ms-filter: "progid:DXImageTransform.Microsoft.Gradient(GradientType=0,StartColorStr=#346694,EndColorStr=#063160)"; </text:p>
      <text:p text:style-name="P7">background-image: linear-gradient(top,#346694,#063160); </text:p>
      <text:p text:style-name="P7">background-color:#063160;} </text:p>
      <text:p text:style-name="P7">.y-today-side-grad { </text:p>
      <text:p text:style-name="P7">background-image: -moz-linear-gradient(left,#b9c7d3,#f4f6f7); </text:p>
      <text:p text:style-name="P7">background-image: -webkit-gradient(linear,center left,center right,from(#b9c7d3),to(#f4f6f7)); </text:p>
      <text:p text:style-name="P7">background-image: -webkit-linear-gradient(left,#b9c7d3,#f4f6f7); </text:p>
      <text:p text:style-name="P7">background-image: -o-linear-gradient(left,#b9c7d3,#f4f6f7); </text:p>
      <text:p text:style-name="P7">-ms-filter: "progid:DXImageTransform.Microsoft.Gradient(GradientType=1,StartColorStr=#b9c7d3,EndColorStr=#f4f6f7)"; </text:p>
      <text:p text:style-name="P7">background-image: linear-gradient(left,#b9c7d3,#f4f6f7); </text:p>
      <text:p text:style-name="P7"><text:soft-page-break/>background-color:#dbe1e6;} </text:p>
      <text:p text:style-name="P7">.y-news-grad { </text:p>
      <text:p text:style-name="P7">background-image: -moz-linear-gradient(top,#f4f6f7,#ffffff); </text:p>
      <text:p text:style-name="P7">background-image: -webkit-gradient(linear,center top,center bottom,from(#f4f6f7),to(#ffffff)); </text:p>
      <text:p text:style-name="P7">background-image: -webkit-linear-gradient(top,#f4f6f7,#ffffff); </text:p>
      <text:p text:style-name="P7">background-image: -o-linear-gradient(top,#f4f6f7,#ffffff); </text:p>
      <text:p text:style-name="P7">-ms-filter: "progid:DXImageTransform.Microsoft.Gradient(GradientType=0,StartColorStr=#f4f6f7,EndColorStr=#ffffff)"; </text:p>
      <text:p text:style-name="P7">background-image: linear-gradient(top,#f4f6f7,#ffffff); </text:p>
      <text:p text:style-name="P7">background-color:#ffffff;} </text:p>
      <text:p text:style-name="P7"/>
      <text:p text:style-name="P7">.y-today-ln-1 { border-color: #a8b4bf; } </text:p>
      <text:p text:style-name="P7"/>
      <text:p text:style-name="P7">.ua-ie8 .y-pa-open .y-today-grad1 { </text:p>
      <text:p text:style-name="P7"><text:s text:c="4"/>filter:none; </text:p>
      <text:p text:style-name="P7"><text:s text:c="4"/>background: #fcfcfd; </text:p>
      <text:p text:style-name="P7">} </text:p>
      <text:p text:style-name="P7">.ua-ie8 .y-pa-open .y-today-grad2 { </text:p>
      <text:p text:style-name="P7"><text:s text:c="4"/>filter:none; </text:p>
      <text:p text:style-name="P7"><text:s text:c="4"/>background: #59728b; </text:p>
      <text:p text:style-name="P7">} </text:p>
      <text:p text:style-name="P7">.ua-ie8 .y-pa-open .y-today-grad3 { </text:p>
      <text:p text:style-name="P7"><text:s text:c="4"/>filter:none; </text:p>
      <text:p text:style-name="P7"><text:s text:c="4"/>background: #063160; </text:p>
      <text:p text:style-name="P7">} </text:p>
      <text:p text:style-name="P7"/>
      <text:p text:style-name="P7">.y-opennews-sprite { background-image: none; } </text:p>
      <text:p text:style-name="P7"/>
      <text:p text:style-name="P7">.y-fp-ln-pg { border-color: #b9c7d3; } </text:p>
      <text:p text:style-name="P7"/>
      <text:p text:style-name="P7">.y-fp-bg { </text:p>
      <text:p text:style-name="P7"><text:s text:c="4"/>background-color: #dce2e7; </text:p>
      <text:p text:style-name="P7"><text:s text:c="4"/>background-position: 0 -2335px; </text:p>
      <text:p text:style-name="P7"><text:s text:c="4"/>background-repeat: repeat-x; </text:p>
      <text:p text:style-name="P7"><text:s text:c="4"/>background-attachment: scroll; </text:p>
      <text:p text:style-name="P7">} </text:p>
      <text:p text:style-name="P7">.type_pa .sb .btn-hover a { </text:p>
      <text:p text:style-name="P7"><text:s text:c="4"/>background-color:#eff3f5; </text:p>
      <text:p text:style-name="P7"><text:s text:c="4"/>border-color: #b9c7d3; </text:p>
      <text:p text:style-name="P7">} </text:p>
      <text:p text:style-name="P7"/>
      <text:p text:style-name="P7">.type_pa .sb .btn .do-edit:hover .lbl { </text:p>
      <text:p text:style-name="P7"><text:s text:c="4"/>color: #16387c; </text:p>
      <text:p text:style-name="P7">} </text:p>
      <text:p text:style-name="P7"/>
      <text:p text:style-name="P7">.type_pa .sb .edit { </text:p>
      <text:p text:style-name="P7"><text:s text:c="4"/>background-color: #a1adb9; </text:p>
      <text:p text:style-name="P7"><text:soft-page-break/><text:s text:c="4"/>border-color: #2d4458; </text:p>
      <text:p text:style-name="P7">} </text:p>
      <text:p text:style-name="P7"/>
      <text:p text:style-name="P7">.type_pa .sb .edit .hd { </text:p>
      <text:p text:style-name="P7"><text:s text:c="4"/>border-color: #2d4458; </text:p>
      <text:p text:style-name="P7">} </text:p>
      <text:p text:style-name="P7"/>
      <text:p text:style-name="P7">.type_pa .sb .edit .btn { </text:p>
      <text:p text:style-name="P7"><text:s text:c="4"/>border-color: #a1adb9; </text:p>
      <text:p text:style-name="P7">} </text:p>
      <text:p text:style-name="P7"/>
      <text:p text:style-name="P7">.type_pa .sb .edit .btn a { </text:p>
      <text:p text:style-name="P7"><text:s text:c="4"/>background-color: #eff3f5; </text:p>
      <text:p text:style-name="P7">} </text:p>
      <text:p text:style-name="P7"/>
      <text:p text:style-name="P7">.type_pa .sb .edit .y-sortable a:hover { </text:p>
      <text:p text:style-name="P7"><text:s text:c="4"/>background-color: #fff; </text:p>
      <text:p text:style-name="P7">} </text:p>
      <text:p text:style-name="P7"/>
      <text:p text:style-name="P7">.type_pa .sb .edit .y-sortable-false a, </text:p>
      <text:p text:style-name="P7">.type_pa .sb .edit .ft, </text:p>
      <text:p text:style-name="P7">.type_pa .sb .edit .ft a { </text:p>
      <text:p text:style-name="P7"><text:s text:c="4"/>background-color: #a1adb9; </text:p>
      <text:p text:style-name="P7">} </text:p>
      <text:p text:style-name="P7"/>
      <text:p text:style-name="P7">.type_pa .sb .edit .y-sortable-false span.lbl { </text:p>
      <text:p text:style-name="P7"><text:s text:c="4"/>color: #333; </text:p>
      <text:p text:style-name="P7">} </text:p>
      <text:p text:style-name="P7"/>
      <text:p text:style-name="P7"><text:s text:c="4"/>&lt;/style&gt; </text:p>
      <text:p text:style-name="P7"><text:s text:c="4"/>&lt;style id="tmp-css"&gt;&lt;/style&gt; </text:p>
      <text:p text:style-name="P7"><text:s text:c="4"/></text:p>
      <text:p text:style-name="P7"><text:s text:c="4"/></text:p>
      <text:p text:style-name="P7">&lt;/head&gt;&lt;body class="yui3-skin-sam ua-ie ua-win ua-ie8 <text:s/>bkt701" dir="ltr" style=""&gt; </text:p>
      <text:p text:style-name="P7"/>
      <text:p text:style-name="P7"/>
      <text:p text:style-name="P7"><text:s text:c="4"/></text:p>
      <text:p text:style-name="P7"><text:s text:c="4"/>&lt;div id="y-shade"&gt; </text:p>
      <text:p text:style-name="P7"><text:s text:c="4"/>&lt;div id="default-p_30345150" class="mod view_default"&gt; <text:s/>&lt;div id="default-p_30345150-bd" class="bd type_windowshadecontainer type_windowshadecontainer_default"&gt; <text:s text:c="3"/>&lt;/div&gt; </text:p>
      <text:p text:style-name="P7"><text:s text:c="8"/>&lt;div id="default-p_30345150-ft" class="ft"&gt;&lt;/div&gt; </text:p>
      <text:p text:style-name="P7">&lt;/div&gt; </text:p>
      <text:p text:style-name="P7"><text:s text:c="8"/>&lt;/div&gt; <text:s text:c="7"/></text:p>
      <text:p text:style-name="P7"><text:s text:c="12"/>&lt;div id="y-masthead"&gt; </text:p>
      <text:p text:style-name="P7"><text:s text:c="4"/>&lt;div id="default-p_13838465" class="mod view_default"&gt; <text:s/>&lt;div id="default-p_13838465-bd" class="bd type_masthead type_masthead_default"&gt;&lt;div class="mh-wrap us clearfix y-fp-pg-grad <text:s text:c="2"/><text:soft-page-break/>lightbg"&gt; </text:p>
      <text:p text:style-name="P7">&lt;div class="logo-container" style='height: 50px; width: 202px; '&gt;&lt;h1 style="_filter:progid:DXImageTransform.Microsoft.AlphaImageLoader(src='http://l.yimg.com/dh/ap/default/120910/yahoo_logo_us_20120910.png'); height: 50px; width: 202px;"&gt; </text:p>
      <text:p text:style-name="P7"><text:s text:c="4"/>&lt;span class="logo" style="background:transparent url(http://l.yimg.com/dh/ap/default/120910/yahoo_logo_us_20120910.png); </text:p>
      <text:p text:style-name="P7"><text:s text:c="8"/>_filter:progid:DXImageTransform.Microsoft.Alpha(opacity=0);"&gt; </text:p>
      <text:p text:style-name="P7"><text:s text:c="8"/>Yahoo! </text:p>
      <text:p text:style-name="P7"><text:s text:c="4"/>&lt;/span&gt; </text:p>
      <text:p text:style-name="P7">&lt;/h1&gt;&lt;/div&gt; </text:p>
      <text:p text:style-name="P7"/>
      <text:p text:style-name="P7"><text:s text:c="4"/>&lt;form role="search" name="sf1" method="get" id="p_13838465-searchform" class="search-form" action="http://search.yahoo.com/search;_ylt=Ajri1nBZsRrzRn4W3GjehUibvZx4"&gt; </text:p>
      <text:p text:style-name="P7"><text:s text:c="8"/>&lt;fieldset&gt; </text:p>
      <text:p text:style-name="P7"><text:s text:c="13"/>&lt;legend id="aria-legend" class="hide-offscreen"&gt;Yahoo! Search&lt;/legend&gt; </text:p>
      <text:p text:style-name="P7"><text:s text:c="12"/></text:p>
      <text:p text:style-name="P7"><text:s text:c="12"/>&lt;ul class="stabs large " id="p_13838465-masthead-stabs" aria-labelledby="aria-legend"&gt;&lt;li class="small <text:s/>tab first selected y-mast-sprite"&gt;&lt;a class="y-mast-sprite y-mast-txt web" <text:s/>data-tab="web" href="http://hsrd.yahoo.com/_ylt=AuoZ.tULmq_pa8pz2biWHqSbvZx4/SIG=11c9upnao/EXP=1354303802/**http%3A//search.yahoo.com/" <text:s/>data-b="_ylt=AqqHyIHG1dM18YQqbTVnVI6bvZx4"&gt;&lt;span class="tab-cover y-mast-bg" style="padding-left:0em;padding-right:0em;"&gt;Web&lt;/span&gt;&lt;/a&gt;&lt;/li&gt; </text:p>
      <text:p text:style-name="P7">&lt;li class="small <text:s/>tab "&gt;&lt;a class="y-mast-link images" <text:s/>data-tab="images" href="http://hsrd.yahoo.com/_ylt=AtMD6k1xJTBqIL72A1Yuzn.bvZx4/SIG=11pgv4rrl/EXP=1354303802/**http%3A//images.search.yahoo.com/images" <text:s/>data-b="_ylt=AgbVH.SLT7ImBWS058E8NbObvZx4"&gt;&lt;span class="tab-cover y-mast-bg-hide" style="padding-left:0em;padding-right:0em;"&gt;Images&lt;/span&gt;&lt;/a&gt;&lt;/li&gt; </text:p>
      <text:p text:style-name="P7">&lt;li class="small <text:s/>tab "&gt;&lt;a class="y-mast-link video" <text:s/>data-tab="video" href="http://hsrd.yahoo.com/_ylt=AiyLdhbtUnMhOzeTu8VCA6KbvZx4/SIG=11na6clev/EXP=1354303802/**http%3A//video.search.yahoo.com/video" <text:s/>data-b="_ylt=At5zn30iVrpcHKiXz5w.RkabvZx4"&gt;&lt;span class="tab-cover y-mast-bg-hide" style="padding-left:0em;padding-right:0em;"&gt;Video&lt;/span&gt;&lt;/a&gt;&lt;/li&gt; </text:p>
      <text:p text:style-name="P7">&lt;li class="small <text:s/>tab "&gt;&lt;a class="y-mast-link local" <text:s/>data-tab="local" href="http://hsrd.yahoo.com/_ylt=Aj8GuCZBadFCmGW3HmEZlLibvZx4/SIG=11ov21n1g/EXP=1354303802/**http%3A//local.search.yahoo.com/search" <text:s/>data-b="_ylt=ArImXoHAULhPwxsslVnZnZCbvZx4"&gt;&lt;span class="tab-cover y-mast-bg-hide" style="padding-left:0em;padding-right:0em;"&gt;Local&lt;/span&gt;&lt;/a&gt;&lt;/li&gt; </text:p>
      <text:p text:style-name="P7"><text:soft-page-break/>&lt;li class="small <text:s/>tab "&gt;&lt;a class="y-mast-link news" <text:s/>data-tab="news" href="http://hsrd.yahoo.com/_ylt=AmSkAFGifxWUlZf.GCnv.aqbvZx4/SIG=11h6flp5o/EXP=1354303802/**http%3A//news.search.yahoo.com/" <text:s/>data-b="_ylt=AligvCAdjmXwT_phc7ytx0GbvZx4"&gt;&lt;span class="tab-cover y-mast-bg-hide" style="padding-left:0em;padding-right:0em;"&gt;News&lt;/span&gt;&lt;/a&gt;&lt;/li&gt; </text:p>
      <text:p text:style-name="P7">&lt;li class="small lasttab more-tab "&gt;&lt;a class="y-mast-link more" <text:s/>data-tab="more" href="http://hsrd.yahoo.com/_ylt=AoPmFa_v0zI8kvvWOrIPQqibvZx4/SIG=1291u5oqi/EXP=1354303802/**http%3A//tools.search.yahoo.com/about/forsearchers.html" &gt;&lt;span class="tab-cover y-mast-bg-hide"&gt;More&lt;/span&gt;&lt;span class="y-fp-pg-controls arrow"&gt;&lt;/span&gt;&lt;/a&gt;&lt;/li&gt; </text:p>
      <text:p text:style-name="P7">&lt;/ul&gt;&lt;label for="p_13838465-p" class="search-label hide-offscreen"&gt;&lt;span id="p_13838465-aria-label"&gt;&lt;/span&gt;Search:&lt;/label&gt; </text:p>
      <text:p text:style-name="P7">&lt;div class="searchwrapper tabpanel selected" id="p_13838465-searchwrapper"&gt; </text:p>
      <text:p text:style-name="P7">&lt;div class="searchwrapper-border y-srch-brdr"&gt; </text:p>
      <text:p text:style-name="P7">&lt;div class="searchwrapper-inner <text:s/>y-glbl-srch-bg-img clearfix "&gt;&lt;input style="" id="p_13838465-p" class="input-query input-long med-large <text:s/>" name="p" type="text" title="Search" value='' autocomplete="off"&gt;&lt;span class="button-wrapper y-glbl-tab-bg-img"&gt;&lt;button style="" class="searchsubmit med-large y-fp-pg-grad" value="Search" type="submit" id="search-submit"&gt;Search&lt;/button&gt; </text:p>
      <text:p text:style-name="P7">&lt;/span&gt;&lt;input type="hidden" value="1" <text:s/>name="toggle"&gt;&lt;input type="hidden" value="mss" <text:s/>name="cop"&gt;&lt;input type="hidden" value="UTF-8" <text:s/>name="ei"&gt;&lt;input type="hidden" value="yfp-t-701" id="p_13838465-frcode" name="fr"&gt;&lt;span class="rc-tl y-mast-sprite"&gt;&lt;/span&gt;&lt;span class="rc-tr y-mast-sprite"&gt;&lt;/span&gt; </text:p>
      <text:p text:style-name="P7">&lt;span class="rc-bl y-mast-sprite"&gt;&lt;/span&gt; </text:p>
      <text:p text:style-name="P7">&lt;span class="rc-br y-mast-sprite"&gt;&lt;/span&gt; </text:p>
      <text:p text:style-name="P7"><text:s/>&lt;/div&gt; <text:s/>&lt;!-- end searchwrapper-inner --&gt; </text:p>
      <text:p text:style-name="P7">&lt;/div&gt; <text:s/>&lt;!-- end searchwrapper-border --&gt; </text:p>
      <text:p text:style-name="P7"/>
      <text:p text:style-name="P7">&lt;span class="ds-r y-mast-sprite"&gt;&lt;/span&gt;&lt;div id="p_13838465-hood" class="hood ds-b"&gt; </text:p>
      <text:p text:style-name="P7"><text:s text:c="4"/>&lt;div id="p_13838465-sa-window" class="sa-window y-mast-ln-dk" style="max-height: 18em"&gt;&lt;/div&gt; </text:p>
      <text:p text:style-name="P7"><text:s text:c="4"/>&lt;div class="sa-drawer-container y-mast-sprite y-mast-ln-dk"&gt; </text:p>
      <text:p text:style-name="P7"><text:s text:c="4"/>&lt;div class="drawer-innerborder y-mast-ln-lt"&gt;&lt;/div&gt; </text:p>
      <text:p text:style-name="P7"><text:s text:c="8"/>&lt;a id="p_13838465-sa-drawer" class="hide-textindent sa-drawer y-mast-sprite hide-completely" href="#suggestions"&gt;Open Search Assist&lt;/a&gt; </text:p>
      <text:p text:style-name="P7"><text:s text:c="8"/>&lt;span class="rc-bl y-mast-sprite y-mast-ln-dk"&gt;&lt;/span&gt;&lt;span class="rc-br y-mast-sprite y-mast-ln-dk"&gt;&lt;/span&gt; </text:p>
      <text:p text:style-name="P7"><text:s text:c="5"/>&lt;/div&gt; </text:p>
      <text:p text:style-name="P7">&lt;/div&gt; <text:s text:c="11"/></text:p>
      <text:p text:style-name="P7"><text:s text:c="8"/>&lt;/div&gt; <text:s/>&lt;!-- <text:s/>end searchwrapper <text:s/>--&gt; </text:p>
      <text:p text:style-name="P7"><text:s text:c="4"/>&lt;/fieldset&gt; </text:p>
      <text:p text:style-name="P7"><text:soft-page-break/>&lt;/form&gt; &lt;!-- end masthead form --&gt;&lt;/div&gt; &lt;!-- end mh-wrap <text:s/>--&gt; <text:s text:c="11"/>&lt;div class="aria-announce hide-offscreen" role="status" aria-live="polite"&gt;&lt;/div&gt;&lt;div id="p_13838465-promotion" class="y-hdr-ln homepage hp-hidden rsch"&gt;&lt;div class="y-hdr-link icon link hp small" id="p_13838465-homepage"&gt;&lt;a id="p_13838465-homepage" class="hp y-glbl-tab-bg-img" href="http://us.lrd.yahoo.com/_ylc=X3oDMTFnMHRsdWNmBHRtX2RtZWNoA1RleHQgTGluawR0bV9sbmsDVTExNzE2ODIEdG1fbmV0A1lhaG9vIQ--/SIG=1113i7cuo/**http%3A//www.yahoo.com/bin/set" data-b="_ylt=ApEHAyjiXxnm2XG5uk6rPnabvZx4"&gt;Make Y! your homepage&lt;/a&gt;&lt;/div&gt;&lt;/div&gt;&lt;div id="30344736-rsch1" class="y-hdr-ln rsch1-ad small"&gt;&lt;/div&gt; <text:s text:c="3"/>&lt;/div&gt; </text:p>
      <text:p text:style-name="P7"><text:s text:c="8"/>&lt;div id="default-p_13838465-ft" class="ft"&gt;&lt;/div&gt; </text:p>
      <text:p text:style-name="P7">&lt;/div&gt; </text:p>
      <text:p text:style-name="P7"><text:s text:c="12"/>&lt;/div&gt; </text:p>
      <text:p text:style-name="P7"><text:s text:c="16"/></text:p>
      <text:p text:style-name="P7"><text:s text:c="12"/>&lt;div id="y-header" class="clearfix"&gt; </text:p>
      <text:p text:style-name="P7"><text:s text:c="4"/>&lt;div id="default-p_30345610" class="mod view_default"&gt; <text:s/>&lt;div id="default-p_30345610-bd" class="bd type_tabbar type_tabbar_default"&gt; <text:s text:c="7"/>&lt;div class="clearfix <text:s text:c="2"/>y-tbar-brdr-b"&gt; </text:p>
      <text:p text:style-name="P7"><text:s text:c="12"/>&lt;h2 class="header-date y-txt-1"&gt;Thursday, November 29, 2012&lt;/h2&gt; </text:p>
      <text:p text:style-name="P7"><text:s text:c="12"/>&lt;ul class="tiles" id="p_30345610-tiles"&gt;&lt;li class="tab y-tbar-brdr tab-user"&gt;&lt;div id="default-p_30345710_a5f" class="mod view_default"&gt; <text:s/>&lt;div id="default-p_30345710_a5f-bd" class="bd type_tuc type_tuc_default"&gt;&lt;a class="tab-label med-small" href="http://hsrd.yahoo.com/_ylt=As6E3PVVc25jzh78DRw4xN6bvZx4/SIG=13ukv1voh/EXP=1354303802/**https%3A//login.yahoo.com/config/login%3F.src=fpctx%26.intl=us%26.done=http%253A%252F%252Fwww.yahoo.com%252F"&gt;&lt;span class="tab-icon tuc-spr"&gt;&lt;/span&gt;&lt;em class="strong y-link-1 " title="Sign In"&gt;Sign In&lt;/em&gt;&lt;/a&gt;&lt;span class="tab-caption small y-txt-2"&gt;New here? &lt;a href="http://hsrd.yahoo.com/_ylt=Ah128oaWe3NnwpYcGZEYe22bvZx4/SIG=13tnblq0d/EXP=1354303802/**https%3A//edit.yahoo.com/registration%3F.src=fpctx%26.intl=us%26.done=http%253A%252F%252Fwww.yahoo.com%252F" class="y-link-1"&gt;Sign Up&lt;/a&gt;&lt;/span&gt; <text:s text:c="3"/>&lt;/div&gt; </text:p>
      <text:p text:style-name="P7"><text:s text:c="8"/>&lt;div id="default-p_30345710_a5f-ft" class="ft"&gt;&lt;/div&gt; </text:p>
      <text:p text:style-name="P7">&lt;/div&gt;&lt;/li&gt;&lt;li class="tab y-tbar-brdr tab-mail"&gt;&lt;div id="default-p_30345624_bb2" class="mod view_default"&gt; <text:s/>&lt;div id="default-p_30345624_bb2-bd" class="bd type_mail type_mail_default"&gt;&lt;a class="tab-label med-small" href="http://mail.yahoo.com/;_ylt=Aioct5pJFNxxnmOiHOriF2ebvZx4?.intl=us"&gt;&lt;span class="tab-icon mail-spr"&gt;&lt;/span&gt;&lt;em class="strong tab-link-txt y-link-1 " title="Mail"&gt;Mail&lt;/em&gt;&lt;/a&gt;&lt;span class="tab-caption small y-txt-2 tab-badge-txt"&gt;Check email&lt;/span&gt; <text:s text:c="3"/>&lt;/div&gt; </text:p>
      <text:p text:style-name="P7"><text:s text:c="8"/>&lt;div id="default-p_30345624_bb2-ft" class="ft"&gt;&lt;/div&gt; </text:p>
      <text:p text:style-name="P7">&lt;/div&gt;&lt;/li&gt;&lt;/ul&gt; </text:p>
      <text:p text:style-name="P7"><text:s text:c="8"/>&lt;/div&gt; <text:s text:c="3"/>&lt;/div&gt; </text:p>
      <text:p text:style-name="P7"><text:s text:c="8"/>&lt;div id="default-p_30345610-ft" class="ft"&gt;&lt;/div&gt; </text:p>
      <text:p text:style-name="P7"><text:soft-page-break/>&lt;/div&gt; </text:p>
      <text:p text:style-name="P7"><text:s text:c="12"/>&lt;/div&gt; </text:p>
      <text:p text:style-name="P7"><text:s text:c="8"/></text:p>
      <text:p text:style-name="P7"/>
      <text:p text:style-name="P7"><text:s text:c="12"/>&lt;div id="y-content" class="clearfix y-ln-accent w3"&gt; </text:p>
      <text:p text:style-name="P7"><text:s text:c="12"/>&lt;div id="y-announce-full-bar" class="clearfix y-fp-ln-pg"&gt; </text:p>
      <text:p text:style-name="P7"><text:s text:c="4"/>&lt;div id="default-p_30345532" class="mod view_default"&gt; <text:s/>&lt;div id="default-p_30345532-bd" class="bd type_announcebar type_announcebar_default"&gt; <text:s text:c="3"/>&lt;/div&gt; </text:p>
      <text:p text:style-name="P7"><text:s text:c="8"/>&lt;div id="default-p_30345532-ft" class="ft"&gt;&lt;/div&gt; </text:p>
      <text:p text:style-name="P7">&lt;/div&gt; </text:p>
      <text:p text:style-name="P7"><text:s text:c="12"/>&lt;/div&gt; <text:s text:c="11"/>&lt;div id="ad-north-base"&gt; <text:s text:c="15"/>&lt;div id="ad-north"&gt;&lt;/div&gt; </text:p>
      <text:p text:style-name="P7"><text:s text:c="12"/>&lt;/div&gt;&lt;div id="majorevent"&gt; </text:p>
      <text:p text:style-name="P7">&lt;div id="default-p_30345765" class="mod view_default"&gt; <text:s/>&lt;div id="default-p_30345765-bd" class="bd type_contentcarousel type_contentcarousel_default"&gt;&lt;div&gt; </text:p>
      <text:p text:style-name="P7">&lt;!-- NOT CONTENTS TO RENDER --&gt; </text:p>
      <text:p text:style-name="P7">&lt;/div&gt; <text:s text:c="3"/>&lt;/div&gt; </text:p>
      <text:p text:style-name="P7"><text:s text:c="8"/>&lt;div id="default-p_30345765-ft" class="ft"&gt;&lt;/div&gt; </text:p>
      <text:p text:style-name="P7">&lt;/div&gt; </text:p>
      <text:p text:style-name="P7">&lt;/div&gt; <text:s text:c="15"/>&lt;div id="y-cols" class="clearfix y-fp-ln-pg"&gt; <text:s text:c="3"/>&lt;div id="y-pa"&gt;&lt;div class="fp-fx"&gt;&lt;div id="default-u_30345699" class="mod view_default"&gt; <text:s/>&lt;div id="default-u_30345699-bd" class="bd type_specialevents type_specialevents_default"&gt; <text:s text:c="3"/>&lt;/div&gt; </text:p>
      <text:p text:style-name="P7"><text:s text:c="8"/>&lt;div id="default-u_30345699-ft" class="ft"&gt;&lt;/div&gt; </text:p>
      <text:p text:style-name="P7">&lt;/div&gt;&lt;/div&gt;&lt;div id="default-u_2588582" class="mod view_default"&gt; <text:s/>&lt;div id="default-u_2588582-bd" class="bd type_pa type_pa_default"&gt; <text:s text:c="7"/>&lt;div id="u_2588582-ctr" class="ctr "&gt; </text:p>
      <text:p text:style-name="P7"><text:s text:c="12"/>&lt;div id="u_2588582-sb" class="sb"&gt; </text:p>
      <text:p text:style-name="P7"><text:s text:c="16"/></text:p>
      <text:p text:style-name="P7"><text:s text:c="28"/>&lt;div id="u_2588582-y" class="y y-ln-1"&gt; </text:p>
      <text:p text:style-name="P7"><text:s text:c="16"/>&lt;div class="hd y-ln-1 y-fp-pg-grad clearfix"&gt; </text:p>
      <text:p text:style-name="P7"><text:s text:c="20"/>&lt;h2 class="med-small y-txt-1 title"&gt;Yahoo! Sites&lt;/h2&gt; </text:p>
      <text:p text:style-name="P7"><text:s text:c="20"/>&lt;h2 class="med-small y-txt-5 alt-title"&gt;Reorder or Remove&lt;/h2&gt; </text:p>
      <text:p text:style-name="P7"><text:s text:c="20"/>&lt;button class="do-edit small y-link-1 y-fp-pg-controls hide-textindent" data-b="_ylt=ApDMP0Rs1JogBkxAGF6jVsybvZx4"&gt;Edit&lt;span class="hide-offscreen"&gt; Yahoo! Sites&lt;/span&gt;&lt;/button&gt; </text:p>
      <text:p text:style-name="P7"><text:s text:c="20"/>&lt;button class="do-close hide-offscreen"&gt;I'm Done&lt;/button&gt; </text:p>
      <text:p text:style-name="P7"><text:s text:c="16"/>&lt;/div&gt; </text:p>
      <text:p text:style-name="P7"><text:s text:c="16"/>&lt;div class="bd"&gt;&lt;ol&gt;&lt;li id="pa-u_25021272-bd" modid="u_25021272" class="btn btn-link y-fp-pg-controls btn-first" <text:s text:c="5"/>&gt;&lt;a href="http://hsrd.yahoo.com/_ylt=Asr0zeHUvEyB3mU1UG32BmWbvZx4/SIG=11b<text:soft-page-break/>jroi62/EXP=1354303802/**http%3A//autos.yahoo.com/"&gt;&lt;span class="icn pa-sprite"&gt;&lt;img src="http://l1.yimg.com/a/i/ww/met/pa_icons_18/20101213/spr_apps_us.png" style="top:-68px;" alt="Autos"&gt;&lt;/span&gt;&lt;span class="lbl med-small y-txt-1"&gt;Autos&lt;/span&gt; &lt;span class="vital small" aria-labelledby="pa-u_25021272-lbl"&gt;&lt;/span&gt;&lt;/a&gt;&lt;button class="do-rm y-sortable-false y-fp-pg-controls hide-textindent" data-b="_ylt=AqLelZ0DUF4dOcruEYXLprKbvZx4"&gt;Remove Autos&lt;/button&gt;&lt;/li&gt;&lt;li id="pa-u_25021296-bd" modid="u_25021296" class="btn btn-link y-fp-pg-controls" <text:s text:c="5"/>&gt;&lt;a href="http://hsrd.yahoo.com/_ylt=AipwGU8cF7w7aHWPHGkdjCCbvZx4/SIG=12h9jj7kr/EXP=1354303802/**http%3A//yahoo.match.com/%3Ftrackingid=526100%26bannerid=673168"&gt;&lt;span class="icn pa-sprite"&gt;&lt;img src="http://l1.yimg.com/a/i/ww/met/pa_icons_18/20101213/spr_apps_us.png" style="top:-612px;" alt="Dating"&gt;&lt;/span&gt;&lt;span class="lbl med-small y-txt-1"&gt;Dating&lt;/span&gt; &lt;span class="vital small" aria-labelledby="pa-u_25021296-lbl"&gt;&lt;/span&gt;&lt;/a&gt;&lt;button class="do-rm y-sortable-false y-fp-pg-controls hide-textindent" data-b="_ylt=Arja0L0OMFIyWtQ1ejhlfmSbvZx4"&gt;Remove Dating&lt;/button&gt;&lt;/li&gt;&lt;li id="pa-u_93109-bd" modid="u_93109" class="btn btn-link y-fp-pg-controls" <text:s text:c="5"/>&gt;&lt;a href="http://hsrd.yahoo.com/_ylt=Agu9kIrhPFOeNqbDO79B2pGbvZx4/SIG=11dsesj3h/EXP=1354303802/**http%3A//finance.yahoo.com/"&gt;&lt;span class="icn pa-sprite"&gt;&lt;img src="http://l1.yimg.com/a/i/ww/met/pa_icons_18/20101213/spr_apps_us.png" style="top:-136px;" alt="Finance"&gt;&lt;/span&gt;&lt;span class="lbl med-small y-txt-1"&gt;Finance&lt;/span&gt; &lt;span class="vital small" aria-labelledby="pa-u_93109-lbl"&gt;&lt;/span&gt;&lt;/a&gt;&lt;button class="do-rm y-sortable-false y-fp-pg-controls hide-textindent" data-b="_ylt=AlJsoEzOgh.Qoy60OJ0exzebvZx4"&gt;Remove Finance&lt;/button&gt;&lt;/li&gt;&lt;li id="pa-u_14682031-bd" modid="u_14682031" class="btn btn-link y-fp-pg-controls" <text:s text:c="5"/>&gt;&lt;a href="http://hsrd.yahoo.com/_ylt=AnQCgERznMkHA4rW6mpSwvKbvZx4/SIG=11a16oniv/EXP=1354303802/**http%3A//www.flickr.com/"&gt;&lt;span class="icn pa-sprite"&gt;&lt;img src="http://l1.yimg.com/a/i/ww/met/pa_icons_18/flickr_20100602.gif" alt="Flickr"&gt;&lt;/span&gt;&lt;span class="lbl med-small y-txt-1"&gt;Flickr&lt;/span&gt; &lt;span class="vital small" aria-labelledby="pa-u_14682031-lbl"&gt;&lt;/span&gt;&lt;/a&gt;&lt;button class="do-rm y-sortable-false y-fp-pg-controls hide-textindent" data-b="_ylt=AovdbYFmX5slgUV3VYaqfLCbvZx4"&gt;Remove Flickr&lt;/button&gt;&lt;/li&gt;&lt;li id="pa-u_25021266-bd" modid="u_25021266" class="btn btn-link y-fp-pg-controls" <text:s text:c="5"/>&gt;&lt;a href="http://hsrd.yahoo.com/_ylt=AhRhnkdRm3GWn_zguNgSJ..bvZx4/SIG=11b10segl/EXP=1354303802/**http%3A//games.yahoo.com/"&gt;&lt;span class="icn pa-sprite"&gt;&lt;img src="http://l1.yimg.com/a/i/ww/met/pa_icons_18/20101213/spr_apps_us.png" style="top:-204px;" alt="Games"&gt;&lt;/span&gt;&lt;span class="lbl med-small <text:soft-page-break/>y-txt-1"&gt;Games&lt;/span&gt; &lt;span class="vital small" aria-labelledby="pa-u_25021266-lbl"&gt;&lt;/span&gt;&lt;/a&gt;&lt;button class="do-rm y-sortable-false y-fp-pg-controls hide-textindent" data-b="_ylt=Ak0TWqlBKRyHLGSIDXrLyACbvZx4"&gt;Remove Games&lt;/button&gt;&lt;/li&gt;&lt;li id="pa-u_63802-bd" modid="u_63802" class="btn btn-link y-fp-pg-controls" <text:s text:c="5"/>&gt;&lt;a href="http://hsrd.yahoo.com/_ylt=AhEElK5GhxowI2UM3ADTh_abvZx4/SIG=11l7t2faq/EXP=1354303802/**http%3A//shine.yahoo.com/horoscope/"&gt;&lt;span class="icn pa-sprite"&gt;&lt;img src="http://l1.yimg.com/a/i/ww/met/pa_icons_18/20101213/spr_apps_us.png" style="top:-272px;" alt="Horoscopes"&gt;&lt;/span&gt;&lt;span class="lbl med-small y-txt-1"&gt;Horoscopes&lt;/span&gt; &lt;span class="vital small" aria-labelledby="pa-u_63802-lbl"&gt;&lt;/span&gt;&lt;/a&gt;&lt;button class="do-rm y-sortable-false y-fp-pg-controls hide-textindent" data-b="_ylt=Aiz9tiQE3ME5x7oHGPMai3mbvZx4"&gt;Remove Horoscopes&lt;/button&gt;&lt;/li&gt;&lt;li id="pa-u_25021313-bd" modid="u_25021313" class="btn btn-link y-fp-pg-controls" <text:s text:c="5"/>&gt;&lt;a href="http://hsrd.yahoo.com/_ylt=AuuI5G3Fv9nnRRWN1p6ynCebvZx4/SIG=12tnfr4bv/EXP=1354303802/**http%3A//jobsearch.monster.com/search/%3Fcy=us%26WT.mc_n=yta_trough_jsrtest"&gt;&lt;span class="icn pa-sprite"&gt;&lt;img src="http://l1.yimg.com/a/i/ww/met/pa_icons_18/monster_20110207.gif" alt="Jobs"&gt;&lt;/span&gt;&lt;span class="lbl med-small y-txt-1"&gt;Jobs&lt;/span&gt; &lt;span class="vital small" aria-labelledby="pa-u_25021313-lbl"&gt;&lt;/span&gt;&lt;/a&gt;&lt;button class="do-rm y-sortable-false y-fp-pg-controls hide-textindent" data-b="_ylt=AiLIqMtzQedA07hZimQFHqubvZx4"&gt;Remove Jobs&lt;/button&gt;&lt;/li&gt;&lt;li id="pa-u_14782488-bd" modid="u_14782488" class="btn btn-link y-fp-pg-controls" <text:s text:c="5"/>&gt;&lt;a href="http://mail.yahoo.com/;_ylt=Ao141MVQHxzXLyU_McR1PZWbvZx4?.intl=us"&gt;&lt;span class="icn pa-sprite"&gt;&lt;img src="http://l1.yimg.com/a/i/ww/met/pa_icons_18/20101213/spr_apps_us.png" style="top:0px;" alt="Mail"&gt;&lt;/span&gt;&lt;span class="lbl med-small y-txt-1"&gt;Mail&lt;/span&gt; &lt;span class="vital small" aria-labelledby="pa-u_14782488-lbl"&gt;&lt;/span&gt;&lt;/a&gt;&lt;button class="do-rm y-sortable-false y-fp-pg-controls hide-textindent" data-b="_ylt=AouyAgWAxpfATQxjH.qA2A.bvZx4"&gt;Remove Mail&lt;/button&gt;&lt;/li&gt;&lt;li id="pa-u_8298348-bd" modid="u_8298348" class="btn btn-link y-fp-pg-controls" <text:s text:c="5"/>&gt;&lt;a href="http://hsrd.yahoo.com/_ylt=AlNPRpnMoEdFRQ83SshDxAubvZx4/SIG=11fcs1aav/EXP=1354303802/**http%3A//messenger.yahoo.com/"&gt;&lt;span class="icn pa-sprite"&gt;&lt;img src="http://l1.yimg.com/a/i/ww/met/pa_icons_18/20101213/spr_apps_us.png" style="top:-408px;" alt="Messenger"&gt;&lt;/span&gt;&lt;span class="lbl med-small y-txt-1"&gt;Messenger&lt;/span&gt; &lt;span class="vital small" aria-labelledby="pa-u_8298348-lbl"&gt;&lt;/span&gt;&lt;/a&gt;&lt;button class="do-rm y-sortable-false y-fp-pg-controls hide-textindent" data-b="_ylt=AmgCt1vQhR3q9vHT3WAsB0qbvZx4"&gt;Remove Messenger&lt;/button&gt;&lt;/li&gt;&lt;li id="pa-u_63826-bd" modid="u_63826" <text:soft-page-break/>class="btn btn-link y-fp-pg-controls" <text:s text:c="5"/>&gt;&lt;a href="http://hsrd.yahoo.com/_ylt=AmOWSXEXx684Ozap.5xpGzibvZx4/SIG=11capvng2/EXP=1354303802/**http%3A//movies.yahoo.com/"&gt;&lt;span class="icn pa-sprite"&gt;&lt;img src="http://l1.yimg.com/a/i/ww/met/pa_icons_18/20101213/spr_apps_us.png" style="top:-476px;" alt="Movies"&gt;&lt;/span&gt;&lt;span class="lbl med-small y-txt-1"&gt;Movies&lt;/span&gt; &lt;span class="vital small" aria-labelledby="pa-u_63826-lbl"&gt;&lt;/span&gt;&lt;/a&gt;&lt;button class="do-rm y-sortable-false y-fp-pg-controls hide-textindent" data-b="_ylt=AlnxPs2q_J342xJUb0tx5lSbvZx4"&gt;Remove Movies&lt;/button&gt;&lt;/li&gt;&lt;li id="pa-u_25021311-bd" modid="u_25021311" class="btn btn-link y-fp-pg-controls" <text:s text:c="5"/>&gt;&lt;a href="http://hsrd.yahoo.com/_ylt=AiuVeX9GWoB0tli70bz9gnObvZx4/SIG=11b0jir7r/EXP=1354303802/**http%3A//music.yahoo.com/"&gt;&lt;span class="icn pa-sprite"&gt;&lt;img src="http://l1.yimg.com/a/i/ww/met/pa_icons_18/music_20100602.gif" alt="Music"&gt;&lt;/span&gt;&lt;span class="lbl med-small y-txt-1"&gt;Music&lt;/span&gt; &lt;span class="vital small" aria-labelledby="pa-u_25021311-lbl"&gt;&lt;/span&gt;&lt;/a&gt;&lt;button class="do-rm y-sortable-false y-fp-pg-controls hide-textindent" data-b="_ylt=Am.Lmku8L.KspuzI0ewhjaibvZx4"&gt;Remove Music&lt;/button&gt;&lt;/li&gt;&lt;li id="pa-u_25021265-bd" modid="u_25021265" class="btn btn-link y-fp-pg-controls" <text:s text:c="5"/>&gt;&lt;a href="http://hsrd.yahoo.com/_ylt=ArZHl0bzICokIJ.GAPOm8Y6bvZx4/SIG=11n6mi6ak/EXP=1354303802/**http%3A//my.yahoo.com/%3Ffr=yfp-t-403"&gt;&lt;span class="icn pa-sprite"&gt;&lt;img src="http://l1.yimg.com/a/i/ww/met/pa_icons_18/myyahoo_20100602.gif" alt="My Yahoo!"&gt;&lt;/span&gt;&lt;span class="lbl med-small y-txt-1"&gt;My Yahoo!&lt;/span&gt; &lt;span class="vital small" aria-labelledby="pa-u_25021265-lbl"&gt;&lt;/span&gt;&lt;/a&gt;&lt;button class="do-rm y-sortable-false y-fp-pg-controls hide-textindent" data-b="_ylt=AmuFZMGZ59c1oX5jfCpzVHubvZx4"&gt;Remove My Yahoo!&lt;/button&gt;&lt;/li&gt;&lt;li id="pa-u_25021262-bd" modid="u_25021262" class="btn btn-link y-fp-pg-controls" <text:s text:c="5"/>&gt;&lt;a href="http://hsrd.yahoo.com/_ylt=AqtEAwUNqDZa7fZSzhGrlV2bvZx4/SIG=11aoodidd/EXP=1354303802/**http%3A//news.yahoo.com/"&gt;&lt;span class="icn pa-sprite"&gt;&lt;img src="http://l1.yimg.com/a/i/ww/met/pa_icons_18/news_20100602.gif" alt="News"&gt;&lt;/span&gt;&lt;span class="lbl med-small y-txt-1"&gt;News&lt;/span&gt; &lt;span class="vital small" aria-labelledby="pa-u_25021262-lbl"&gt;&lt;/span&gt;&lt;/a&gt;&lt;button class="do-rm y-sortable-false y-fp-pg-controls hide-textindent" data-b="_ylt=AvThXMUpen0MZTB_GjXMfD2bvZx4"&gt;Remove News&lt;/button&gt;&lt;/li&gt;&lt;li id="pa-u_25021343-bd" modid="u_25021343" class="btn btn-link y-fp-pg-controls" <text:s text:c="5"/>&gt;&lt;a href="http://hsrd.yahoo.com/_ylt=ApzMEq5J.fOvySlqagJ_R8KbvZx4/SIG=119e5c8ig/EXP=1354303802/**http%3A//omg.yahoo.com/"&gt;&lt;span class="icn pa-sprite"&gt;&lt;img src="http://l1.yimg.com/a/i/ww/met/pa_icons_18/20101213/spr_apps_us.p<text:soft-page-break/>ng" style="top:-544px;" alt="omg!"&gt;&lt;/span&gt;&lt;span class="lbl med-small y-txt-1"&gt;omg!&lt;/span&gt; &lt;span class="vital small" aria-labelledby="pa-u_25021343-lbl"&gt;&lt;/span&gt;&lt;/a&gt;&lt;button class="do-rm y-sortable-false y-fp-pg-controls hide-textindent" data-b="_ylt=AiKU3XH2obBnmQS_Bu7ZJNebvZx4"&gt;Remove omg!&lt;/button&gt;&lt;/li&gt;&lt;li id="pa-u_25021278-bd" modid="u_25021278" class="btn btn-link y-fp-pg-controls" <text:s text:c="5"/>&gt;&lt;a href="http://hsrd.yahoo.com/_ylt=AuVxGj7YAk0Zc.5pOTYyapebvZx4/SIG=11gu7h4e7/EXP=1354303802/**http%3A//realestate.yahoo.com/"&gt;&lt;span class="icn pa-sprite"&gt;&lt;img src="http://l1.yimg.com/a/i/ww/met/pa_icons_18/realestate_20100602.gif" alt="Real Estate"&gt;&lt;/span&gt;&lt;span class="lbl med-small y-txt-1"&gt;Real Estate&lt;/span&gt; &lt;span class="vital small" aria-labelledby="pa-u_25021278-lbl"&gt;&lt;/span&gt;&lt;/a&gt;&lt;button class="do-rm y-sortable-false y-fp-pg-controls hide-textindent" data-b="_ylt=AuyIa5x7na1IRTDyKpynDYqbvZx4"&gt;Remove Real Estate&lt;/button&gt;&lt;/li&gt;&lt;li id="pa-u_25021335-bd" modid="u_25021335" class="btn btn-link y-fp-pg-controls" <text:s text:c="5"/>&gt;&lt;a href="http://hsrd.yahoo.com/_ylt=AoeBxIOf9CPA17RCxu.N1tGbvZx4/SIG=11c87b5f6/EXP=1354303802/**http%3A//screen.yahoo.com/"&gt;&lt;span class="icn pa-sprite"&gt;&lt;img src="http://l1.yimg.com/a/i/ww/met/pa_icons_18/screen_20100602.gif" alt="Screen"&gt;&lt;/span&gt;&lt;span class="lbl med-small y-txt-1"&gt;Screen&lt;/span&gt; &lt;span class="vital small" aria-labelledby="pa-u_25021335-lbl"&gt;&lt;/span&gt;&lt;/a&gt;&lt;button class="do-rm y-sortable-false y-fp-pg-controls hide-textindent" data-b="_ylt=AjI_ybyfe0w0qJQX6E01aKqbvZx4"&gt;Remove Screen&lt;/button&gt;&lt;/li&gt;&lt;li id="pa-u_25021346-bd"</text:p>
      <text:p text:style-name="P7"><text:s/>modid="u_25021346" class="btn btn-link y-fp-pg-controls" <text:s text:c="5"/>&gt;&lt;a href="http://hsrd.yahoo.com/_ylt=ApomLAuhhFzBv_6RfQAM.subvZx4/SIG=11b1qos09/EXP=1354303802/**http%3A//shine.yahoo.com/"&gt;&lt;span class="icn pa-sprite"&gt;&lt;img src="http://l1.yimg.com/a/i/ww/met/pa_icons_18/shine_20100602.gif" alt="Shine"&gt;&lt;/span&gt;&lt;span class="lbl med-small y-txt-1"&gt;Shine&lt;/span&gt; &lt;span class="vital small" aria-labelledby="pa-u_25021346-lbl"&gt;&lt;/span&gt;&lt;/a&gt;&lt;button class="do-rm y-sortable-false y-fp-pg-controls hide-textindent" data-b="_ylt=AhQtrxofiIOsIsydWgUgE8ebvZx4"&gt;Remove Shine&lt;/button&gt;&lt;/li&gt;&lt;li id="pa-u_25021279-bd" modid="u_25021279" class="btn btn-link y-fp-pg-controls" <text:s text:c="5"/>&gt;&lt;a href="http://hsrd.yahoo.com/_ylt=AqRaIX0RRuaFZ6UjT42dycibvZx4/SIG=11e6fidtp/EXP=1354303802/**http%3A//shopping.yahoo.com/"&gt;&lt;span class="icn pa-sprite"&gt;&lt;img src="http://l1.yimg.com/a/i/ww/met/pa_icons_18/20101213/spr_apps_us.png" style="top:-680px;" alt="Shopping"&gt;&lt;/span&gt;&lt;span style="color:#CC3300" class="lbl med-small y-txt-1"&gt;Shopping&lt;/span&gt; &lt;span class="vital small" aria-labelledby="pa-u_25021279-lbl"&gt;&lt;/span&gt;&lt;/a&gt;&lt;button class="do-rm y-sortable-false y-fp-pg-controls hide-textindent" data-<text:soft-page-break/>b="_ylt=AvKDUmwsN7.WdDZhLyRyrb.bvZx4"&gt;Remove Shopping&lt;/button&gt;&lt;/li&gt;&lt;li id="pa-u_17986569-bd" modid="u_17986569" class="btn btn-link y-fp-pg-controls" <text:s text:c="5"/>&gt;&lt;a href="http://hsrd.yahoo.com/_ylt=AlThe41Tsey6r6xup033d_mbvZx4/SIG=11cqnr5qr/EXP=1354303802/**http%3A//sports.yahoo.com/"&gt;&lt;span class="icn pa-sprite"&gt;&lt;img src="http://l1.yimg.com/a/i/ww/met/pa_icons_18/20101213/spr_apps_us.png" style="top:-748px;" alt="Sports"&gt;&lt;/span&gt;&lt;span class="lbl med-small y-txt-1"&gt;Sports&lt;/span&gt; &lt;span class="vital small" aria-labelledby="pa-u_17986569-lbl"&gt;&lt;/span&gt;&lt;/a&gt;&lt;button class="do-rm y-sortable-false y-fp-pg-controls hide-textindent" data-b="_ylt=AgxAp_6eDIDV4YDKej4DfU2bvZx4"&gt;Remove Sports&lt;/button&gt;&lt;/li&gt;&lt;li id="pa-u_25021267-bd" modid="u_25021267" class="btn btn-link y-fp-pg-controls" <text:s text:c="5"/>&gt;&lt;a href="http://hsrd.yahoo.com/_ylt=AsW_BPFuxdgA3zfXcv6ka7SbvZx4/SIG=11catdnpj/EXP=1354303802/**http%3A//travel.yahoo.com/"&gt;&lt;span class="icn pa-sprite"&gt;&lt;img src="http://l1.yimg.com/a/i/ww/met/pa_icons_18/20101213/spr_apps_us.png" style="top:-816px;" alt="Travel"&gt;&lt;/span&gt;&lt;span class="lbl med-small y-txt-1"&gt;Travel&lt;/span&gt; &lt;span class="vital small" aria-labelledby="pa-u_25021267-lbl"&gt;&lt;/span&gt;&lt;/a&gt;&lt;button class="do-rm y-sortable-false y-fp-pg-controls hide-textindent" data-b="_ylt=Aq_0EnyJouH3I7dSvitOCXmbvZx4"&gt;Remove Travel&lt;/button&gt;&lt;/li&gt;&lt;li id="pa-u_25021273-bd" modid="u_25021273" class="btn btn-link y-fp-pg-controls" <text:s text:c="5"/>&gt;&lt;a href="http://hsrd.yahoo.com/_ylt=Am3TWcr1W.g0fjzx6bdbIMmbvZx4/SIG=118hu4n4d/EXP=1354303802/**http%3A//tv.yahoo.com/"&gt;&lt;span class="icn pa-sprite"&gt;&lt;img src="http://l1.yimg.com/a/i/ww/met/pa_icons_18/tv_20100602.gif" alt="TV"&gt;&lt;/span&gt;&lt;span class="lbl med-small y-txt-1"&gt;TV&lt;/span&gt; &lt;span class="vital small" aria-labelledby="pa-u_25021273-lbl"&gt;&lt;/span&gt;&lt;/a&gt;&lt;button class="do-rm y-sortable-false y-fp-pg-controls hide-textindent" data-b="_ylt=AgNi84gHji3fjzxNRPz5l..bvZx4"&gt;Remove TV&lt;/button&gt;&lt;/li&gt;&lt;li id="pa-u_63794-bd" modid="u_63794" class="btn btn-link y-fp-pg-controls" <text:s text:c="5"/>&gt;&lt;a href="http://hsrd.yahoo.com/_ylt=As_1x9UZVsKbHkrSY_aaW1GbvZx4/SIG=11vk1fji2/EXP=1354303802/**http%3A//weather.yahoo.com/redirwoei/12797538"&gt;&lt;span class="icn pa-sprite"&gt;&lt;img src="http://l1.yimg.com/a/i/ww/met/pa_icons_18/20101213/spr_apps_us.png" style="top:-952px;" alt="Weather"&gt;&lt;/span&gt;&lt;span class="lbl med-small y-txt-1"&gt;Weather&lt;/span&gt; &lt;span class="vital small" aria-labelledby="pa-u_63794-lbl"&gt;&lt;/span&gt;&lt;/a&gt;&lt;button class="do-rm y-sortable-false y-fp-pg-controls hide-textindent" data-b="_ylt=ApKFBY0VnZjqKMEf.0_WDXebvZx4"&gt;Remove Weather&lt;/button&gt;&lt;/li&gt;&lt;/ol&gt;&lt;button class="do-close hide-offscreen"&gt;I'm Done&lt;/button&gt;&lt;/div&gt; </text:p>
      <text:p text:style-name="P7"><text:s text:c="16"/>&lt;div class="ft y-fp-pg-controls clearfix"&gt;&lt;a <text:soft-page-break/>href="http://hsrd.yahoo.com/_ylt=AvCvkfNnbT2S14qzyDZ0sMebvZx4/SIG=11j33h8j1/EXP=1354303802/**http%3A//everything.yahoo.com/us/" class="small y-link"&gt;More Y! Sites&lt;/a&gt;&lt;/div&gt; </text:p>
      <text:p text:style-name="P7"><text:s text:c="12"/>&lt;/div&gt;&lt;div id="default-p_30345755_c71" class="mod view_default"&gt; <text:s/>&lt;div id="default-p_30345755_c71-bd" class="bd type_ads type_ads_default"&gt;&lt;div class="rsch rsch-reserve"&gt;&lt;!-- metro normal ad --&gt;&lt;!-- metro fallback ad static --&gt;&lt;/div&gt; <text:s text:c="3"/>&lt;/div&gt; </text:p>
      <text:p text:style-name="P7"><text:s text:c="8"/>&lt;div id="default-p_30345755_c71-ft" class="ft"&gt;&lt;/div&gt; </text:p>
      <text:p text:style-name="P7">&lt;/div&gt; </text:p>
      <text:p text:style-name="P7"><text:s text:c="28"/>&lt;div id="u_2588582-u" class="u y-ln-1 "&gt; </text:p>
      <text:p text:style-name="P7"><text:s text:c="16"/>&lt;div class="hd y-ln-1 y-fp-pg-grad clearfix"&gt; </text:p>
      <text:p text:style-name="P7"><text:s text:c="20"/>&lt;h2 class="med-small y-txt-1 title"&gt;FAVORITES&lt;/h2&gt; </text:p>
      <text:p text:style-name="P7"><text:s text:c="20"/>&lt;h2 class="med-small y-txt-5 alt-title"&gt;Reorder or Remove&lt;/h2&gt; </text:p>
      <text:p text:style-name="P7"><text:s text:c="20"/>&lt;button class="do-edit small y-link-1 y-fp-pg-controls hide-textindent" data-b="_ylt=AjCrD6IyJ1Mhg6P1JYdtEZ2bvZx4"&gt;Edit&lt;span class="hide-offscreen"&gt; FAVORITES&lt;/span&gt;&lt;/button&gt; </text:p>
      <text:p text:style-name="P7"><text:s text:c="20"/>&lt;button class="do-close hide-offscreen"&gt;I'm Done&lt;/button&gt; </text:p>
      <text:p text:style-name="P7"><text:s text:c="16"/>&lt;/div&gt; </text:p>
      <text:p text:style-name="P7"><text:s text:c="16"/>&lt;div class="bd"&gt;&lt;ol&gt;&lt;li id="pa-u_30345745-bd" modid="u_30345745" class="btn btn-link y-fp-pg-controls btn-first" <text:s text:c="5"/>&gt;&lt;a href="http://hsrd.yahoo.com/_ylt=AsxZcIWcJAA9uTzJ1aTzc_ObvZx4/SIG=11h5459vd/EXP=1354303802/**http%3A//www.facebook.com/yahoo"&gt;&lt;span class="icn pa-sprite"&gt;&lt;img src="http://l1.yimg.com/a/i/ww/met/pa_icons_18/face_20100602.gif" alt="Yahoo! on FB"&gt;&lt;/span&gt;&lt;span class="lbl med-small y-txt-1"&gt;Yahoo! on FB&lt;/span&gt; &lt;span class="vital small" aria-labelledby="pa-u_30345745-lbl"&gt;&lt;/span&gt;&lt;/a&gt;&lt;button class="do-rm y-sortable-false y-fp-pg-controls hide-textindent" data-b="_ylt=AgFPCm7YTjW1F6pM5hq8JFubvZx4"&gt;Remove Yahoo! on FB&lt;/button&gt;&lt;/li&gt;&lt;li id="pa-u_30345748-bd" modid="u_30345748" class="btn btn-link y-fp-pg-controls" <text:s text:c="5"/>&gt;&lt;a href="http://hsrd.yahoo.com/_ylt=AnXKTkJ5DVAOO_MUtbOfnr2bvZx4/SIG=11g99lg03/EXP=1354303802/**http%3A//www.twitter.com/yahoo"&gt;&lt;span class="icn pa-sprite"&gt;&lt;img src="http://l.yimg.com/dh/ap/default/121008/twitter.png" alt="Yahoo! on Twitter"&gt;&lt;/span&gt;&lt;span class="lbl med-small y-txt-1"&gt;Yahoo! on Twitter&lt;/span&gt; &lt;span class="vital small" aria-labelledby="pa-u_30345748-lbl"&gt;&lt;/span&gt;&lt;/a&gt;&lt;button class="do-rm y-sortable-false y-fp-pg-controls hide-textindent" data-b="_ylt=Aseni8ePO9Hies.iAmRkZxObvZx4"&gt;Remove Yahoo! on Twitter&lt;/button&gt;&lt;/li&gt;&lt;li class="y-sortable-false y-fp-pg-controls btn"&gt;&lt;a href="javascript:void(0);" class="do-edit" data-b="_ylt=ApABKKEKiqv8eAUqChZAQRCbvZx4"&gt;&lt;span class="icn y-fp-pg-controls"&gt;&lt;/span&gt;&lt;span class="lbl med-small y-txt-3"&gt;Add <text:soft-page-break/>Favorite&lt;/span&gt;&lt;/a&gt;&lt;/li&gt;&lt;/ol&gt;&lt;button class="do-close hide-offscreen"&gt;I'm Done&lt;/button&gt;&lt;/div&gt; </text:p>
      <text:p text:style-name="P7"><text:s text:c="12"/>&lt;/div&gt; </text:p>
      <text:p text:style-name="P7"><text:s text:c="16"/></text:p>
      <text:p text:style-name="P7"><text:s text:c="12"/>&lt;/div&gt; </text:p>
      <text:p text:style-name="P7"><text:s text:c="20"/>&lt;div class="pa-accessibility hide-offscreen"&gt; </text:p>
      <text:p text:style-name="P7"><text:s text:c="12"/>&lt;div id="u_2588582-accessibility-status" class="pa-accessibility-status" role="status" aria-live="assertive"&gt;&lt;/div&gt; </text:p>
      <text:p text:style-name="P7"><text:s text:c="8"/>&lt;/div&gt; </text:p>
      <text:p text:style-name="P7"><text:s text:c="20"/>&lt;div id="u_2588582-error-popup" class="hide"&gt; </text:p>
      <text:p text:style-name="P7"><text:s text:c="12"/>&lt;div id="u_2588582-mod-ovrly" class="pa-mod-ovrly"&gt;&lt;/div&gt; </text:p>
      <text:p text:style-name="P7"><text:s text:c="12"/>&lt;div id="u_2588582-mod-err-ctr" class="y-glbl-universal-grad pa-mod-err-ctr" role="alertdialog"&gt;&lt;/div&gt; </text:p>
      <text:p text:style-name="P7"><text:s text:c="8"/>&lt;/div&gt; </text:p>
      <text:p text:style-name="P7"><text:s text:c="12"/>&lt;div class="pa-app" id="u_2588582-app"&gt; </text:p>
      <text:p text:style-name="P7"><text:s text:c="4"/>&lt;div class="pa-app-migrate y-ln-3"&gt;&lt;/div&gt; </text:p>
      <text:p text:style-name="P7"><text:s text:c="4"/>&lt;div class="pa-app-hd y-ln-3 y-bg-3 y-fp-pg-grad"&gt; </text:p>
      <text:p text:style-name="P7"><text:s text:c="8"/>&lt;button class="do-app-close y-fp-pg-controls-nt hide-textindent" data-b="_ylt=AmEwspMBRMNxmrJ4RSWRXLybvZx4"&gt;Close&lt;/button&gt; </text:p>
      <text:p text:style-name="P7"><text:s text:c="4"/>&lt;/div&gt; </text:p>
      <text:p text:style-name="P7"><text:s text:c="4"/>&lt;div class="pa-app-bd y-bg-3 y-ln-3"&gt; </text:p>
      <text:p text:style-name="P7"><text:s text:c="8"/>&lt;div id="u_2588582-mod" class="pa-app-mod"&gt;&lt;/div&gt; </text:p>
      <text:p text:style-name="P7"><text:s text:c="8"/>&lt;div id="u_2588582-module-loading-msg" class="y-ln-2 pa-module-loading-msg"&gt;&lt;/div&gt; </text:p>
      <text:p text:style-name="P7"><text:s text:c="4"/>&lt;/div&gt; <text:s text:c="3"/></text:p>
      <text:p text:style-name="P7"><text:s text:c="4"/>&lt;button class="do-app-close hide-offscreen" data-b="_ylt=AmEwspMBRMNxmrJ4RSWRXLybvZx4"&gt;Close&lt;/button&gt; </text:p>
      <text:p text:style-name="P7"><text:s text:c="4"/>&lt;div class="pa-app-cort"&gt;&lt;/div&gt; </text:p>
      <text:p text:style-name="P7"><text:s text:c="4"/>&lt;div class="pa-app-corb"&gt;&lt;/div&gt; </text:p>
      <text:p text:style-name="P7">&lt;/div&gt; </text:p>
      <text:p text:style-name="P7"><text:s text:c="8"/>&lt;/div&gt; <text:s text:c="3"/>&lt;/div&gt; </text:p>
      <text:p text:style-name="P7"><text:s text:c="8"/>&lt;div id="default-u_2588582-ft" class="ft"&gt;&lt;/div&gt; </text:p>
      <text:p text:style-name="P7">&lt;/div&gt;&lt;div class="fp-fx"&gt;&lt;div id="default-u_30345718" class="mod view_default"&gt; <text:s/>&lt;div id="default-u_30345718-bd" class="bd type_miniad type_miniad_default"&gt;&lt;div id="default-u_30345722" class="mod view_default"&gt; <text:s/>&lt;div id="default-u_30345722-bd" class="bd type_ads type_ads_default"&gt;&lt;div class="tltitle tltitle-reserve"&gt;&lt;!-- metro normal ad --&gt;&lt;!-- metro fallback ad static --&gt;&lt;/div&gt; <text:s text:c="3"/>&lt;/div&gt; </text:p>
      <text:p text:style-name="P7"><text:s text:c="8"/>&lt;div id="default-u_30345722-ft" class="ft"&gt;&lt;/div&gt; </text:p>
      <text:p text:style-name="P7">&lt;/div&gt;&lt;div id="default-u_30344913" class="mod view_default"&gt; <text:s/>&lt;div id="default-u_30344913-bd" class="bd type_ads type_ads_default"&gt;&lt;div class="tl1 tl1-reserve"&gt;&lt;!-- metro normal ad --&gt;&lt;!-- metro fallback ad cms --&gt;&lt;!-- TL1 --&gt;&lt;/div&gt; <text:s text:c="3"/>&lt;/div&gt; </text:p>
      <text:p text:style-name="P7"><text:s text:c="8"/>&lt;div id="default-u_30344913-ft" class="ft"&gt;&lt;/div&gt; </text:p>
      <text:p text:style-name="P7">&lt;/div&gt;&lt;div id="default-u_30345383" class="mod view_default"&gt; <text:s/>&lt;div id="default-u_30345383-bd" class="bd type_ads type_ads_default"&gt;&lt;div class="tl2 tl2-reserve"&gt;&lt;!-- metro normal ad --&gt;&lt;!-- metro fallback ad static --&gt;&lt;/div&gt; <text:s text:c="3"/>&lt;/div&gt; </text:p>
      <text:p text:style-name="P7"><text:s text:c="8"/>&lt;div id="default-u_30345383-ft" class="ft"&gt;&lt;/div&gt; </text:p>
      <text:p text:style-name="P7"><text:soft-page-break/>&lt;/div&gt; <text:s text:c="3"/>&lt;/div&gt; </text:p>
      <text:p text:style-name="P7"><text:s text:c="8"/>&lt;div id="default-u_30345718-ft" class="ft"&gt;&lt;/div&gt; </text:p>
      <text:p text:style-name="P7">&lt;/div&gt;&lt;/div&gt;&lt;/div&gt; <text:s text:c="19"/>&lt;div id="y-col1" class="fp-fx" role="main"&gt;&lt;div id="default-p_26391799" class="mod view_default"&gt; <text:s/>&lt;div id="default-p_26391799-bd" class="bd type_breakingnews type_breakingnews_default"&gt;&lt;div class="remove-margin"&gt;&lt;/div&gt;&lt;!-- End of breaking news Markup --&gt;&lt;!-- End of breaking news Markup --&gt; <text:s text:c="3"/>&lt;/div&gt; </text:p>
      <text:p text:style-name="P7"><text:s text:c="8"/>&lt;div id="default-p_26391799-ft" class="ft"&gt;&lt;/div&gt; </text:p>
      <text:p text:style-name="P7">&lt;/div&gt;&lt;div id="default-p_30345742" class="mod view_default"&gt; <text:s/>&lt;div id="default-p_30345742-bd" class="bd type_specialevents type_specialevents_default"&gt; <text:s text:c="3"/>&lt;/div&gt; </text:p>
      <text:p text:style-name="P7"><text:s text:c="8"/>&lt;div id="default-p_30345742-ft" class="ft"&gt;&lt;/div&gt; </text:p>
      <text:p text:style-name="P7">&lt;/div&gt;&lt;div id="default-p_13872472" class="mod view_default"&gt; <text:s/>&lt;div id="default-p_13872472-bd" class="bd type_fptoday type_fptoday_default"&gt; <text:s text:c="15"/>&lt;div class="fptoday-container y-ln-1 <text:s text:c="2"/>"&gt; </text:p>
      <text:p text:style-name="P7"><text:s text:c="20"/>&lt;div id="p_13872472-main_story" class="main-story "&gt;&lt;div class="main-story-content y-bg-1"&gt; <text:s text:c="27"/>&lt;h2 class="package-header <text:s/>" <text:s/>&gt; </text:p>
      <text:p text:style-name="P7"><text:s text:c="20"/>&lt;a class="pack-title" href="http://hsrd.yahoo.com/_ylt=ArrnQl5XdXluayolA40L8CebvZx4;_ylu=X3oDMTViOWo4aDNxBGEDMTIxMTI5IExPQ0wgc2YgYnV5IGxvY2FsIHQEY2NvZGUDcHpidWZjYWg1BGNwb3MDMQRlZAMzBGcDaWQtMjg3MDY3MwRpbnRsA3VzBGl0YwMwBG1jb2RlA3B6YnVhbGxjYWg1BG1wb3MDMQRwa2d0AzEEcGtndgM4BHBvcwMxBHNlYwN0ZC1mZWEEc2xrA2ltYWdlBHRlc3QDNzAxBHdvZQMxMjc5NzUzOA--/SIG=12vv86r3f/EXP=1354303802/**http%3A//news.yahoo.com/buy-local-holidays-bay-area-gift-ideas-192600092.html" &gt;&lt;img id="p_13872472-header-image" class="" src="http://l1.yimg.com/nn/fp/rsz/112912/images/smush/pillowspd_uni_1354210522.jpg" alt="Buy local: Bay Area holiday gift ideas (Casa Murriguez)" title="Buy local: Bay Area holiday gift ideas (Casa Murriguez)"&gt;&lt;/a&gt; </text:p>
      <text:p text:style-name="P7">&lt;/h2&gt; </text:p>
      <text:p text:style-name="P7">&lt;div class="package-body"&gt; </text:p>
      <text:p text:style-name="P7"><text:s text:c="4"/>&lt;h3 class=""&gt; </text:p>
      <text:p text:style-name="P7"><text:s text:c="24"/>&lt;a class="x3-large" href="http://hsrd.yahoo.com/_ylt=AklD0P6XCfHBNV4Uu2_trHqbvZx4;_ylu=X3oDMTViMjNrZW9hBGEDMTIxMTI5IExPQ0wgc2YgYnV5IGxvY2FsIHQEY2NvZGUDcHpidWZjYWg1BGNwb3MDMQRlZAMzBGcDaWQtMjg3MDY3MwRpbnRsA3VzBGl0YwMwBG1jb2RlA3B6YnVhbGxjYWg1BG1wb3MDMQRwa2d0AzEEcGtndgM4BHBvcwMyBHNlYwN0ZC1mZWEEc2xrA3RpdGxlBHRlc3QDNzAxBHdvZQMxMjc5NzUzOA--/SIG=12vv86r3f/EXP=1354303802/**http%3A//news.yahoo.com/buy-local-holidays-bay-area-gift-ideas-192600092.html" <text:s/>style="font-family: inherit;"&gt;Buy local: Bay Area holiday gift ideas&lt;/a&gt; </text:p>
      <text:p text:style-name="P7"><text:s text:c="4"/>&lt;/h3&gt; </text:p>
      <text:p text:style-name="P7"><text:s text:c="4"/>&lt;div class="left-body "&gt; </text:p>
      <text:p text:style-name="P7"><text:s text:c="8"/>&lt;p class="y-txt-1 y-ln-1"&gt; </text:p>
      <text:p text:style-name="P7"><text:s text:c="12"/>&lt;span class="medium" style="line-height:1.231"&gt;If you&amp;#39;ve ever been stuck for words, you&amp;#39;ll marvel at the skill <text:soft-page-break/>of poet-on-demand Silvi Alcivar.&lt;/span&gt; </text:p>
      <text:p text:style-name="P7"><text:s text:c="28"/>&lt;a <text:s/>href="http://hsrd.yahoo.com/_ylt=Aq40DYVqUujXsAYf5QhT15ubvZx4;_ylu=X3oDMTVhcGdjamJkBGEDMTIxMTI5IExPQ0wgc2YgYnV5IGxvY2FsIHQEY2NvZGUDcHpidWZjYWg1BGNwb3MDMQRlZAMzBGcDaWQtMjg3MDY3MwRpbnRsA3VzBGl0YwMwBG1jb2RlA3B6YnVhbGxjYWg1BG1wb3MDMQRwa2d0AzEEcGtndgM4BHBvcwMzBHNlYwN0ZC1mZWEEc2xrA21vcmUEdGVzdAM3MDEEd29lAzEyNzk3NTM4/SIG=12vv86r3f/EXP=1354303802/**http%3A//news.yahoo.com/buy-local-holidays-bay-area-gift-ideas-192600092.html" class="small y-fp-pg-controls right-angle-quote" style="font-family: inherit; line-height:1.448" &gt; </text:p>
      <text:p text:style-name="P7"><text:s text:c="16"/>Pillows </text:p>
      <text:p text:style-name="P7"><text:s text:c="12"/>&lt;/a&gt; </text:p>
      <text:p text:style-name="P7"><text:s text:c="12"/></text:p>
      <text:p text:style-name="P7"><text:s text:c="8"/>&lt;/p&gt; </text:p>
      <text:p text:style-name="P7"><text:s text:c="4"/>&lt;/div&gt; </text:p>
      <text:p text:style-name="P7"><text:s text:c="4"/>&lt;h4 class="hide-offscreen"&gt;Related links&lt;/h4&gt; </text:p>
      <text:p text:style-name="P7"><text:s text:c="4"/>&lt;ul class="related-links <text:s/>"&gt; </text:p>
      <text:p text:style-name="P7"><text:s text:c="32"/>&lt;li class="related-story y-fp-pg-controls bullet"&gt; </text:p>
      <text:p text:style-name="P7"><text:s text:c="40"/>&lt;a class="small" href="http://hsrd.yahoo.com/_ylt=Ak7Omgd2o2S6GvkqkH.AjuKbvZx4;_ylu=X3oDMTVmcGxjNGMwBGEDMTIxMTI5IExPQ0wgc2YgYnV5IGxvY2FsIHQEY2NvZGUDcHpidWZjYWg1BGNwb3MDMQRlZAMzBGcDaWQtMjg3MDY3MwRpbnRsA3VzBGl0YwMwBG1jb2RlA3B6YnVhbGxjYWg1BG1wb3MDMQRwa2d0AzEEcGtndgM4BHBvcwM0BHNlYwN0ZC1mZWEEc2xrA3JlbC10aXRsZQR0ZXN0AzcwMQR3b2UDMTI3OTc1Mzg-/SIG=13a74q8ff/EXP=1354303802/**http%3A//news.yahoo.com/san-francisco-legends-drinking-past-historic-bars-170200015.html" &gt;Historic watering holes&lt;/a&gt;&lt;/li&gt; <text:s text:c="23"/>&lt;li class="related-story y-fp-pg-controls bullet"&gt; </text:p>
      <text:p text:style-name="P7"><text:s text:c="40"/>&lt;a class="small" href="http://hsrd.yahoo.com/_ylt=AtT06y6Ms2U3MF_bW9ncxjebvZx4;_ylu=X3oDMTVmcWVjOHVrBGEDMTIxMTI5IExPQ0wgc2YgYnV5IGxvY2FsIHQEY2NvZGUDcHpidWZjYWg1BGNwb3MDMQRlZAMzBGcDaWQtMjg3MDY3MwRpbnRsA3VzBGl0YwMwBG1jb2RlA3B6YnVhbGxjYWg1BG1wb3MDMQRwa2d0AzEEcGtndgM4BHBvcwM1BHNlYwN0ZC1mZWEEc2xrA3JlbC10aXRsZQR0ZXN0AzcwMQR3b2UDMTI3OTc1Mzg-/SIG=11gfphsaf/EXP=1354303802/**http%3A//beta.local.yahoo.com/" &gt;More local news coverage&lt;/a&gt;&lt;/li&gt; <text:s text:c="23"/>&lt;li class="related-story y-fp-pg-controls bullet"&gt; </text:p>
      <text:p text:style-name="P7"><text:s text:c="40"/>&lt;a class="small" href="http://hsrd.yahoo.com/_ylt=AuTjyj7MhOdF79d67rsAaYqbvZx4;_ylu=X3oDMTVmZnB1bDZqBGEDMTIxMTI5IExPQ0wgc2YgYnV5IGxvY2FsIHQEY2NvZGUDcHpidWZjYWg1BGNwb3MDMQRlZAMzBGcDaWQtMjg3MDY3MwRpbnRsA3VzBGl0YwMwBG1jb2RlA3B6YnVhbGxjYWg1BG1wb3MDMQRwa2d0AzEEcGtndgM4BHBvcwM2BHNlYwN0ZC1mZWEEc2xrA3JlbC10aXRsZQR0ZXN0AzcwMQR3b2UDMTI3OTc1Mzg-/SIG=12ncehsrk/EXP=1354303802/**http%3A//news.yahoo.com/street-art-san-francisco-where-195700220.html" &gt;Where to see street art&lt;/a&gt;&lt;/li&gt; </text:p>
      <text:p text:style-name="P7"><text:s text:c="4"/>&lt;/ul&gt; </text:p>
      <text:p text:style-name="P7">&lt;/div&gt; </text:p>
      <text:p text:style-name="P7">&lt;/div&gt; <text:s text:c="19"/>&lt;/div&gt; </text:p>
      <text:p text:style-name="P7"><text:s text:c="20"/>&lt;div class="footer-section"&gt; </text:p>
      <text:p text:style-name="P7"><text:soft-page-break/><text:s text:c="4"/>&lt;div class="footer-overlay hide"&gt;&lt;/div&gt; </text:p>
      <text:p text:style-name="P7"><text:s text:c="4"/>&lt;div class="loading-overlay loading-spinner hide"&gt;&lt;/div&gt; </text:p>
      <text:p text:style-name="P7"><text:s text:c="4"/>&lt;h3 class="hide-offscreen"&gt;More stories&lt;/h3&gt; </text:p>
      <text:p text:style-name="P7"><text:s text:c="4"/>&lt;div id=p_13872472_carousel_container class="carousel-container small"&gt; </text:p>
      <text:p text:style-name="P7"><text:s text:c="8"/>&lt;div class="y-carousel"&gt; </text:p>
      <text:p text:style-name="P7"><text:s text:c="12"/>&lt;ol class="y-carousel-list y-today-ln-1"&gt; </text:p>
      <text:p text:style-name="P7"><text:s text:c="28"/>&lt;li id="p_13872472-panel0" class="y-today-grad1 y-panel clearfix "&gt; <text:s text:c="23"/>&lt;a y-pkgId="id-2870673" data-b-tdh="_ylt=AuBcAbLrxQCrULg501dhLfWbvZx4;_ylu=X3oDMTU1MzR2bzQ1BGEDMTIxMTI5IExPQ0wgc2YgYnV5IGxvY2FsIHQEY2NvZGUDcHpidWZjYWg1BGNwb3MDMQRlZAMzBGcDaWQtMjg3MDY3MwRpbnRsA3VzBGl0YwMyBG1jb2RlA3B6YnVhbGxjYWg1BG1wb3MDMQRwa2d0AzEEcGtndgM4BHNlYwN0ZC1mZWEEc2xrA3RodW1iBHRlc3QDNzAxBHdvZQMxMjc5NzUzOA--" <text:s/>class=" y-today-grad2 y-ln-4 item selected" href="http://hsrd.yahoo.com/_ylt=Ah5puLULVhThRZ4ua9PVAz2bvZx4;_ylc=X3oDMThwdGFvNDNoBF9TAzIwMjM1MzgwNzUEYQMxMjExMjkgTE9DTCBzZiBidXkgbG9jYWwgdARjY29kZQNwemJ1ZmNhaDUEY3BvcwMxBGVkAzMEZwNpZC0yODcwNjczBGludGwDdXMEaXRjAzAEbHR4dANCYXlBcmVhaG9saWRheWdpZnRzBG1jb2RlA3B6YnVhbGxjYWg1BG1wb3MDMQRwa2d0AzEEcGtndgM4BHBvcwMwBHNlYwN0ZC1mZWEEc2xrA3RodW1ibGluawR0YXIDaHR0cDovL25ld3MueWFob28uY29tL2J1eS1sb2NhbC1ob2xpZGF5cy1iYXktYXJlYS1naWZ0LWlkZWFzLTE5MjYwMDA5Mi5odG1sBHRlc3QDNzAx/SIG=12vv86r3f/EXP=1354303802/**http%3A//news.yahoo.com/buy-local-holidays-bay-area-gift-ideas-192600092.html" &gt; </text:p>
      <text:p text:style-name="P7"><text:s text:c="28"/>&lt;span class="y-fp-pg-controls indicator"&gt;&lt;/span&gt; </text:p>
      <text:p text:style-name="P7"><text:s text:c="28"/>&lt;img class=" image y-ln-4 y-bg-1" src="http://l1.yimg.com/nn/fp/rsz/112912/images/smush/pillowspd_sm_1354210522.jpg" alt="Buy local: Bay Area holiday gift ideas (Casa Murriguez)" <text:s/>title="Buy local: Bay Area holiday gift ideas (Casa Murriguez)"&gt; </text:p>
      <text:p text:style-name="P7"><text:s text:c="28"/></text:p>
      <text:p text:style-name="P7"><text:s text:c="28"/>&lt;span class="medium item-label" style="font-family: inherit;line-height:inherit;"&gt;Bay Area holiday gifts&lt;/span&gt; </text:p>
      <text:p text:style-name="P7"><text:s text:c="24"/>&lt;/a&gt; <text:s text:c="23"/>&lt;a y-pkgId="id-2870434" data-b-tdh="_ylt=AsEV46aQUUJe7A1Th.wKnSCbvZx4;_ylu=X3oDMTVwa2xpN3RjBGEDMTIxMTI5IG5ld3MgdGhpcyBjb3VsZCBiZSBiaWcgaXJvbiBtYW4gc3VpdCB2BGNjb2RlA3B6YnVmY2FoNQRjcG9zAzIEZWQDMQRnA2lkLTI4NzA0MzQEaW50bAN1cwRpdGMDMgRtY29kZQNwemJ1YWxsY2FoNQRtcG9zAzEEcGtndAMxBHBrZ3YDMjAEc2VjA3RkLWZlYQRzbGsDdGh1bWIEdGVzdAM3MDEEd29lAzEyNzk3NTM4" <text:s/>class=" y-today-grad1 y-today-ln-1 trans-border item" href="http://hsrd.yahoo.com/_ylt=Ah5puLULVhThRZ4ua9PVAz2bvZx4;_ylc=X3oDMWE3bmsyNTloBF9TAzIwMjM1MzgwNzUEYQMxMjExMjkgbmV3cyB0aGlzIGNvdWxkIGJlIGJpZyBpcm9uIG1hbiBzdWl0IHYEY2NvZGUDcHpidWZjYWg1BGNwb3MDMgRlZAMxBGcDaWQtMjg3MDQzNARpbnRsA3VzBGl0YwMwBGx0eHQDT25lc3RlcGNsb3NlcnRvSXJvbk1hbnN1aXQEbWNvZGUDcHpidWFsbGNhaDUEbXBvcwMxBHBrZ3QDMQRwa2d2AzIwBHBvcwMwBHNlYwN0ZC1mZWEEc2xrA3RodW1ibGluawR0YXIDaHR0cDovL25ld3MueWFob28uY29tL2J<text:soft-page-break/>sb2dzL3RoaXMtY291bGQtYmUtYmlnLWFiYy1uZXdzL29uZS1zdGVwLWNsb3Nlci1pcm9uLW1hbi0wNTA0MzYyOTIuaHRtbAR0ZXN0AzcwMQ--/SIG=13i1g991c/EXP=1354303802/**http%3A//news.yahoo.com/blogs/this-could-be-big-abc-news/one-step-closer-iron-man-050436292.html" &gt; </text:p>
      <text:p text:style-name="P7"><text:s text:c="28"/>&lt;span class="y-fp-pg-controls indicator"&gt;&lt;/span&gt; </text:p>
      <text:p text:style-name="P7"><text:s text:c="28"/>&lt;img class=" image y-ln-2 y-bg-1" src="http://l1.yimg.com/dh/ap/default/121129/iron2_pdsm.jpg" alt="The X1 Exoskeleton resembles a real-life Iron Man suit (This Could Be Big)" <text:s/>title="The X1 Exoskeleton resembles a real-life Iron Man suit (This Could Be Big)"&gt; </text:p>
      <text:p text:style-name="P7"><text:s text:c="28"/></text:p>
      <text:p text:style-name="P7"><text:s text:c="28"/>&lt;span class="medium item-label" style="font-family: inherit;line-height:inherit;"&gt;One step closer to Iron Man suit&lt;/span&gt; </text:p>
      <text:p text:style-name="P7"><text:s text:c="24"/>&lt;/a&gt; <text:s text:c="23"/>&lt;a y-pkgId="id-2870962" data-b-tdh="_ylt=AresrPItVg4FUXeyPyHbQRSbvZx4;_ylu=X3oDMTU0c3V0cmFtBGEDMTIxMTI5IHNwb3J0cyB3b2ogcm9uZG8gdARjY29kZQNwemJ1ZmNhaDUEY3BvcwMzBGVkAzEEZwNpZC0yODcwOTYyBGludGwDdXMEaXRjAzIEbWNvZGUDcHpidWFsbGNhaDUEbXBvcwMxBHBrZ3QDMQRwa2d2AzYEc2VjA3RkLWZlYQRzbGsDdGh1bWIEdGVzdAM3MDEEd29lAzEyNzk3NTM4" <text:s/>class=" y-today-grad1 y-today-ln-1 trans-border item" href="http://hsrd.yahoo.com/_ylt=Ah5puLULVhThRZ4ua9PVAz2bvZx4;_ylc=X3oDMWFkNjg4OGhyBF9TAzIwMjM1MzgwNzUEYQMxMjExMjkgc3BvcnRzIHdvaiByb25kbyB0BGNjb2RlA3B6YnVmY2FoNQRjcG9zAzMEZWQDMQRnA2lkLTI4NzA5NjIEaW50bAN1cwRpdGMDMARsdHh0A0JpZ2xvc2VyaW5OQkFzY3VmZmxlBG1jb2RlA3B6YnVhbGxjYWg1BG1wb3MDMQRwa2d0AzEEcGtndgM2BHBvcwMwBHNlYwN0ZC1mZWEEc2xrA3RodW1ibGluawR0YXIDaHR0cDovL3Nwb3J0cy55YWhvby5jb20vbmV3cy9uYmEtLXJham9uLXJvbmRvLXMtbWlzcGxhY2VkLS1sb3lhbHR5LS1pbi1zY3VmZmxlLXdpdGgta3Jpcy1odW1waHJpZXMtaHVydHMtY2VsdGljcy0xNjUxMDk5MzIuaHRtbAR0ZXN0AzcwMQ--/SIG=14jj5salr/EXP=1354303802/**http%3A//sports.yahoo.com/news/nba--rajon-rondo-s-misplaced--loyalty--in-scuffle-with-kris-humphries-hurts-celtics-165109932.html" &gt; </text:p>
      <text:p text:style-name="P7"><text:s text:c="28"/>&lt;span class="y-fp-pg-controls indicator"&gt;&lt;/span&gt; </text:p>
      <text:p text:style-name="P7"><text:s text:c="28"/>&lt;img class=" image y-ln-2 y-bg-1" src="http://l1.yimg.com/nn/fp/rsz/112912/images/smush/rondo_sm_1354211756.jpg" alt="The Nets&amp;#39; Kris Humphries and Boston&amp;#39;s Rajon Rondo moments before their fight. (Photo by Jim Davis/The Boston Globe via Getty Images)" <text:s/>title="The Nets&amp;#39; Kris Humphries and Boston&amp;#39;s Rajon Rondo moments before their fight. (Photo by Jim Davis/The Boston Globe via Getty Images)"&gt; </text:p>
      <text:p text:style-name="P7"><text:s text:c="28"/></text:p>
      <text:p text:style-name="P7"><text:s text:c="28"/>&lt;span class="medium item-label" style="font-family: inherit;line-height:inherit;"&gt;Big loser in NBA scuffle&lt;/span&gt; </text:p>
      <text:p text:style-name="P7"><text:s text:c="24"/>&lt;/a&gt; <text:s text:c="23"/>&lt;a y-pkgId="id-2870965" data-b-tdh="_ylt=AoauOCsPHX1.YvtHJHMqxjKbvZx4;_ylu=X3oDMTU2Y3ZwdWVtBGEDMTIxM<text:soft-page-break/>TI5IHNoaW5lIGhhaXIgb3ZlciA0MCBwBGNjb2RlA3B6YnVmY2FoNQRjcG9zAzQEZWQDMQRnA2lkLTI4NzA5NjUEaW50bAN1cwRpdGMDMgRtY29kZQNwemJ1YWxsY2FoNQRtcG9zAzEEcGtndAMxBHBrZ3YDNgRzZWMDdGQtZmVhBHNsawN0aHVtYgR0ZXN0AzcwMQR3b2UDMTI3OTc1Mzg-" <text:s/>class=" y-today-grad1 y-today-ln-1 trans-border item" href="http://hsrd.yahoo.com/_ylt=Ah5puLULVhThRZ4ua9PVAz2bvZx4;_ylc=X3oDMThvdXVrMzFmBF9TAzIwMjM1MzgwNzUEYQMxMjExMjkgc2hpbmUgaGFpciBvdmVyIDQwIHAEY2NvZGUDcHpidWZjYWg1BGNwb3MDNARlZAMxBGcDaWQtMjg3MDk2NQRpbnRsA3VzBGl0YwMwBGx0eHQDQmVzdGN1dHNmb3J3b21lbm92ZXI0MARtY29kZQNwemJ1YWxsY2FoNQRtcG9zAzEEcGtndAMxBHBrZ3YDNgRwb3MDMARzZWMDdGQtZmVhBHNsawN0aHVtYmxpbmsEdGFyA2h0dHA6Ly9zaGluZS55YWhvby5jb20vcGhvdG9zLzEyLWJlc3QtaGFpcnN0eWxlcy13b21lbi1vdmVyLXNsaWRlc2hvdy8EdGVzdAM3MDE-/SIG=12q5nbc9f/EXP=1354303802/**http%3A//shine.yahoo.com/photos/12-best-hairstyles-women-over-slideshow/" &gt; </text:p>
      <text:p text:style-name="P7"><text:s text:c="28"/>&lt;span class="y-fp-pg-controls indicator"&gt;&lt;/span&gt; </text:p>
      <text:p text:style-name="P7"><text:s text:c="28"/>&lt;img class=" image y-ln-2 y-bg-1" src="http://l1.yimg.com/nn/fp/rsz/112912/images/smush/hair_sm_1354212271.jpg" alt="Best haircuts for women over 40 (Good Housekeeping)" <text:s/>title="Best haircuts for women over 40 (Good Housekeeping)"&gt; </text:p>
      <text:p text:style-name="P7"><text:s text:c="28"/></text:p>
      <text:p text:style-name="P7"><text:s text:c="28"/>&lt;span class="medium item-label" style="font-family: inherit;line-height:inherit;"&gt;Best cuts for women over 40&lt;/span&gt; </text:p>
      <text:p text:style-name="P7"><text:s text:c="24"/>&lt;/a&gt; <text:s text:c="23"/>&lt;a y-pkgId="id-2871017" data-b-tdh="_ylt=Ar9Yr0G55aat_jQAW0E8b6mbvZx4;_ylu=X3oDMTVhcGpiMzQyBGEDMTIxMTI5IHNwb3J0cyB3ZXR6ZWwgZ2VvcmdpYSB0BGNjb2RlA3B6YnVmY2FoNQRjcG9zAzUEZWQDMQRnA2lkLTI4NzEwMTcEaW50bAN1cwRpdGMDMgRtY29kZQNwemJ1YWxsY2FoNQRtcG9zAzEEcGtndAMxBHBrZ3YDMTIEc2VjA3RkLWZlYQRzbGsDdGh1bWIEdGVzdAM3MDEEd29lAzEyNzk3NTM4" <text:s/>class=" y-today-grad1 y-today-ln-1 trans-border item" href="http://hsrd.yahoo.com/_ylt=Ah5puLULVhThRZ4ua9PVAz2bvZx4;_ylc=X3oDMWFuZXR0cnBhBF9TAzIwMjM1MzgwNzUEYQMxMjExMjkgc3BvcnRzIHdldHplbCBnZW9yZ2lhIHQEY2NvZGUDcHpidWZjYWg1BGNwb3MDNQRlZAMxBGcDaWQtMjg3MTAxNwRpbnRsA3VzBGl0YwMwBGx0eHQDT3Zlcmxvb2tlZEJDU3RpdGxldGVhbQRtY29kZQNwemJ1YWxsY2FoNQRtcG9zAzEEcGtndAMxBHBrZ3YDMTIEcG9zAzAEc2VjA3RkLWZlYQRzbGsDdGh1bWJsaW5rBHRhcgNodHRwOi8vc3BvcnRzLnlhaG9vLmNvbS9uZXdzL25jYWFmLS1tYXJrLXJpY2h0LS1nZW9yZ2lhLW1ha2UtcGVyZmVjdC11bmRlcmRhd2dzLXRvLXVwc2V0LWFsYWJhbWEtaW4tc2VjLXRpdGxlLWdhbWUtMDMwODIwMjU1Lmh0bWwEdGVzdAM3MDE-/SIG=14lgteau9/EXP=1354303802/**http%3A//sports.yahoo.com/news/ncaaf--mark-richt--georgia-make-perfect-underdawgs-to-upset-alabama-in-sec-title-game-030820255.html" &gt; </text:p>
      <text:p text:style-name="P7"><text:s text:c="28"/>&lt;span class="y-fp-pg-controls indicator"&gt;&lt;/span&gt; </text:p>
      <text:p text:style-name="P7"><text:s text:c="28"/>&lt;img class=" image y-ln-2 y-bg-1" src="http://l1.yimg.com/nn/fp/rsz/112912/images/smush/murray_sm_1354213917.jpg" alt="While most assume Alabama and Notre Dame will meet for the BCS championship, this team is unfazed. (Getty Images)" <text:s/>title="While most assume Alabama and Notre Dame will meet for the BCS championship, this team is unfazed. (Getty Images)"&gt; </text:p>
      <text:p text:style-name="P7"><text:soft-page-break/><text:s text:c="29"/></text:p>
      <text:p text:style-name="P7"><text:s text:c="28"/>&lt;span class="medium item-label" style="font-family: inherit;line-height:inherit;"&gt;Overlooked BCS title team&lt;/span&gt; </text:p>
      <text:p text:style-name="P7"><text:s text:c="24"/>&lt;/a&gt; <text:s text:c="11"/>&lt;/li&gt; <text:s text:c="11"/>&lt;li id="p_13872472-panel1"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s text:c="11"/>&lt;li id="p_13872472-panel2"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s text:c="11"/>&lt;li id="p_13872472-panel3"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s text:c="11"/>&lt;li id="p_13872472-panel4"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s text:c="11"/>&lt;li id="p_13872472-panel5"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s text:c="11"/>&lt;li id="p_13872472-panel6" class="y-today-grad1 y-panel clearfix empty hide "&gt; <text:s text:c="15"/>&lt;span class="y-today-grad1 y-today-ln-1 empty trans-border item"&gt;&lt;/span&gt; <text:s text:c="15"/>&lt;span class="y-today-grad1 y-today-ln-1 empty trans-border item"&gt;&lt;/span&gt; <text:s text:c="15"/>&lt;span <text:soft-page-break/>class="y-today-grad1 y-today-ln-1 empty trans-border item"&gt;&lt;/span&gt; <text:s text:c="15"/>&lt;span class="y-today-grad1 y-today-ln-1 empty trans-border item"&gt;&lt;/span&gt; <text:s text:c="15"/>&lt;span class="y-today-grad1 y-today-ln-1 empty trans-border item"&gt;&lt;/span&gt; <text:s text:c="11"/>&lt;/li&gt; <text:s text:c="11"/>&lt;li id="p_13872472-panel7"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s text:c="11"/>&lt;li id="p_13872472-panel8"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s text:c="11"/>&lt;li id="p_13872472-panel9"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s text:c="11"/>&lt;li id="p_13872472-panel10"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s text:c="11"/>&lt;li id="p_13872472-panel11"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s text:c="11"/>&lt;li id="p_13872472-panel12"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text:soft-page-break/>&lt;span class="y-today-grad1 y-today-ln-1 empty trans-border item"&gt;&lt;/span&gt; <text:s text:c="15"/>&lt;span class="y-today-grad1 y-today-ln-1 empty trans-border item"&gt;&lt;/span&gt; <text:s text:c="11"/>&lt;/li&gt; <text:s text:c="11"/>&lt;li id="p_13872472-panel13"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s text:c="11"/>&lt;li id="p_13872472-panel14"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s text:c="11"/>&lt;li id="p_13872472-panel15"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s text:c="11"/>&lt;li id="p_13872472-panel16" class="y-today-grad1 y-panel clearfix empty hide "&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5"/>&lt;span class="y-today-grad1 y-today-ln-1 empty trans-border item"&gt;&lt;/span&gt; <text:s text:c="11"/>&lt;/li&gt; </text:p>
      <text:p text:style-name="P7"><text:s text:c="12"/>&lt;/ol&gt; </text:p>
      <text:p text:style-name="P7"><text:s text:c="8"/>&lt;/div&gt; </text:p>
      <text:p text:style-name="P7"><text:s text:c="4"/>&lt;/div&gt; </text:p>
      <text:p text:style-name="P7"><text:s text:c="4"/>&lt;div class="navigation no-visibility"&gt; </text:p>
      <text:p text:style-name="P7"><text:s text:c="16"/>&lt;div class="y-nav y-bg-2 y-ln-1 clearfix"&gt; <text:s text:c="11"/>&lt;div class="y-nav-count y-txt-2 small"&gt;1 of 85&lt;/div&gt; <text:s text:c="11"/>&lt;div class="y-nav-buttons"&gt; </text:p>
      <text:p text:style-name="P7"><text:s text:c="16"/>&lt;a class="prev" href="#" role="button" data-b="_ylt=Arpd8ci0wDu90dSGC5Ws69WbvZx4"&gt; </text:p>
      <text:p text:style-name="P7"><text:s text:c="20"/>&lt;span class="y-fp-pg-grad y-ln-1 btn"&gt; </text:p>
      <text:p text:style-name="P7"><text:s text:c="24"/>&lt;span class="y-fp-pg-controls-n hide-textindent"&gt;Previous set of stories&lt;/span&gt; </text:p>
      <text:p text:style-name="P7"><text:s text:c="20"/>&lt;/span&gt; </text:p>
      <text:p text:style-name="P7"><text:s text:c="16"/>&lt;/a&gt; <text:s text:c="15"/>&lt;a class="next" href="#" <text:soft-page-break/>role="button" data-b="_ylt=AnnX3jlS6zuJP_uZ.IxI8HSbvZx4"&gt; </text:p>
      <text:p text:style-name="P7"><text:s text:c="20"/>&lt;span class="y-fp-pg-grad y-ln-1 btn"&gt; </text:p>
      <text:p text:style-name="P7"><text:s text:c="24"/>&lt;span class="y-fp-pg-controls-n hide-textindent"&gt;Next set of stories&lt;/span&gt; </text:p>
      <text:p text:style-name="P7"><text:s text:c="20"/>&lt;/span&gt; </text:p>
      <text:p text:style-name="P7"><text:s text:c="16"/>&lt;/a&gt; </text:p>
      <text:p text:style-name="P7"><text:s text:c="12"/>&lt;/div&gt; <text:s text:c="7"/>&lt;/div&gt; </text:p>
      <text:p text:style-name="P7"><text:s text:c="4"/>&lt;/div&gt; </text:p>
      <text:p text:style-name="P7">&lt;/div&gt; </text:p>
      <text:p text:style-name="P7"><text:s text:c="13"/></text:p>
      <text:p text:style-name="P7"><text:s text:c="12"/>&lt;/div&gt; <text:s text:c="3"/>&lt;/div&gt; </text:p>
      <text:p text:style-name="P7"><text:s text:c="8"/>&lt;div id="default-p_13872472-ft" class="ft"&gt;&lt;/div&gt; </text:p>
      <text:p text:style-name="P7">&lt;/div&gt;&lt;div id="ad-west"&gt;&lt;/div&gt;&lt;div id="default-p_13923988" class="mod view_default"&gt; <text:s/>&lt;div id="default-p_13923988-bd" class="bd type_news type_news_default"&gt; &lt;h2 class="hide-offscreen"&gt;News&lt;/h2&gt; </text:p>
      <text:p text:style-name="P7"><text:s/>&lt;div class="tabwrapper y-ln-1" &gt; </text:p>
      <text:p text:style-name="P7"><text:s text:c="2"/></text:p>
      <text:p text:style-name="P7"><text:s text:c="2"/>&lt;div class="y-tabpanels"&gt; </text:p>
      <text:p text:style-name="P7"><text:s text:c="6"/></text:p>
      <text:p text:style-name="P7"><text:s text:c="3"/>&lt;ol class="accordions-editable"&gt;&lt;li class="accordion y-ln-1 <text:s/>y-sortable-false" id="p_13923988-section1"&gt; </text:p>
      <text:p text:style-name="P7">&lt;h4 class="small accordion-header y-bg-3" data-b="_ylt=AqmJod0uJRUuHjdQZ6WHsl.bvZx4;_ylu=X3oDMTMxcjluMW9iBGNjb2RlA3B6YnVhbGxjYWg1BGludGwDdXMEbWNvZGUDcHpidWFsbGNhaDUEbXBvcwMyBHBvcwMwBHNlYwN0ZC1lZGl0BHNsawNtdgR0ZXN0AzcwMQR3b2UDMTI3OTc1Mzg-" &gt;&lt;span class="accordion-bg-col y-news-grad"&gt;&lt;a href="http://hsrd.yahoo.com/_ylt=Am9ImnV0TghA.XeUZtExXO2bvZx4;_ylu=X3oDMTMxMWVtMWV1BGNjb2RlA3B6YnVhbGxjYWg1BGludGwDdXMEbWNvZGUDcHpidWFsbGNhaDUEbXBvcwMyBHBvcwMwBHNlYwN0ZC1ud3MEc2xrA2NhdAR0ZXN0AzcwMQR3b2UDMTI3OTc1Mzg-/SIG=11aoodidd/EXP=1354303802/**http%3A//news.yahoo.com/" class="y-link section-name y-sortable-false"&gt;News&lt;/a&gt;&lt;/span&gt;&lt;/h4&gt;&lt;div class="y-sortable-false accordion-content clearfix"&gt; <text:s text:c="3"/></text:p>
      <text:p text:style-name="P7"><text:s text:c="4"/></text:p>
      <text:p text:style-name="P7"><text:s text:c="4"/>&lt;ul class="accordion-stories medium clearfix y-txt-2 "&gt; </text:p>
      <text:p text:style-name="P7"><text:s text:c="4"/>&lt;li class="y-ln-1 has-thumb"&gt; </text:p>
      <text:p text:style-name="P7"><text:s text:c="8"/>&lt;a href="http://hsrd.yahoo.com/_ylt=AuQoGkT60wxRL0f.66XfktabvZx4;_ylu=X3oDMTU4djloZ2ZvBGEDc2VjIDEyMTEyOSBuZXdzIGdlb3JnZSBodyBidXNoIHQEY2NvZGUDcHpidWFsbGNhaDUEY3BvcwMxBGcDaWQtMjg3MDY4OARpbnRsA3VzBG1jb2RlA3B6YnVhbGxjYWg1BG1wb3MDMgRwa2d0AzQEcGtndgMyBHBvcwMxBHNlYwN0ZC1ud3MEc2xrA3RodW1iBHRlc3QDNzAxBHdvZQMxMjc5NzUzOA--/SIG=13661bpba/EXP=1354303802/**http%3A//news.yahoo.com/former-president-george-h-w-bush-hospitalized-162951385.html" class="thumb"&gt;&lt;img alt="Former President George H. W. Bush hospitalized" src="http://l.yimg.com/dh/ap/default/121129/29bush_ac.jpg" class="y-ln-3"&gt;&lt;/a&gt; </text:p>
      <text:p text:style-name="P7"><text:s text:c="8"/>&lt;p class="header"&gt;&lt;a href="http://hsrd.yahoo.com/_ylt=Aont0ZhUHHCS15dyI2CZ_qObvZx4;_ylu=X3oDMTU4ZDA5cDEwBGEDc2VjIDEyMTEyOSBuZXdzIGdlb3JnZSBodyBidXNoIHQEY2NvZGU<text:soft-page-break/>DcHpidWFsbGNhaDUEY3BvcwMxBGcDaWQtMjg3MDY4OARpbnRsA3VzBG1jb2RlA3B6YnVhbGxjYWg1BG1wb3MDMgRwa2d0AzQEcGtndgMyBHBvcwMyBHNlYwN0ZC1ud3MEc2xrA3RpdGxlBHRlc3QDNzAxBHdvZQMxMjc5NzUzOA--/SIG=13661bpba/EXP=1354303802/**http%3A//news.yahoo.com/former-president-george-h-w-bush-hospitalized-162951385.html" class="bullet y-fp-pg-controls y-link-1 med-large"&gt;George H.W. Bush hospitalized&lt;/a&gt;&lt;/p&gt; </text:p>
      <text:p text:style-name="P7"><text:s text:c="8"/>&lt;p class="medium" &gt;A report says that the former president has been in the hospital for a week for a bad cough.&lt;/p&gt; </text:p>
      <text:p text:style-name="P7"><text:s text:c="4"/>&lt;/li&gt; <text:s text:c="3"/>&lt;li&gt;&lt;a href="http://hsrd.yahoo.com/_ylt=AobpVyhJm_QIzlSWyy.tvg2bvZx4;_ylu=X3oDMTVmc24wOXFpBGEDUm9tbmV5IGVhcmx5IGZvciBsdW5jaCwgY29tZXMgYmVhcmluZyBubyBnaWZ0cwRjY29kZQNwemJ1YWxsY2FoNQRjcG9zAzIEZwNpZC0yODcxMDc4BGludGwDdXMEbWNvZGUDcHpidWFsbGNhaDUEbXBvcwMyBHBrZ3QDMgRwb3MDMQRzZWMDdGQtbndzBHNsawN0aXRsZQR0ZXN0AzcwMQR3b2UDMTI3OTc1Mzg-/SIG=12stepcdk/EXP=1354303802/**http%3A//news.yahoo.com/romney-early-lunch-not-bearing-gift-182411643.html" class="bullet y-fp-pg-controls y-link-1 medium" &gt;Romney early for lunch, comes bearing no gifts&lt;/a&gt;&lt;/li&gt; <text:s text:c="3"/>&lt;li&gt;&lt;a href="http://hsrd.yahoo.com/_ylt=Audsd3T199VUZEB3PH7TrVKbvZx4;_ylu=X3oDMTY5dGl1Yzk4BGEDRGVhciBNci4gUHJlc2lkZW50OiBNeSBXaGl0ZSBIb3VzZSBwZXRpdGlvbiByZXF1aXJlcyB5b3VyIG1hZ2ljYWwgcG93ZXJzBGNjb2RlA3B6YnVhbGxjYWg1BGNwb3MDMwRnA2lkLTI4NzEwOTIEaW50bAN1cwRtY29kZQNwemJ1YWxsY2FoNQRtcG9zAzIEcGtndAMyBHBvcwMxBHNlYwN0ZC1ud3MEc2xrA3RpdGxlBHRlc3QDNzAxBHdvZQMxMjc5NzUzOA--/SIG=13rrrodie/EXP=1354303802/**http%3A//news.yahoo.com/interactive-white-house-secession-petitions-and-presidential-power-235012490.html" class="bullet y-fp-pg-controls y-link-1 medium" title="Dear Mr. President: My White House petition requires your magical powers"&gt;Dear Mr. President: My White House petition requires your…&lt;/a&gt;&lt;/li&gt; <text:s text:c="3"/>&lt;li&gt;&lt;a href="http://hsrd.yahoo.com/_ylt=AtTF2xGBuQ6VnGwhDziWl5GbvZx4;_ylu=X3oDMTVpNzQ5Z2I3BGEDQW5pbWF0ZWQgYnJlYWtpbmcgbmV3cyBhbGVydCBzY2FyZXMgRm94IE5ld3MgaG9zdARjY29kZQNwemJ1YWxsY2FoNQRjcG9zAzQEZwNpZC0yODcwNjgwBGludGwDdXMEbWNvZGUDcHpidWFsbGNhaDUEbXBvcwMyBHBrZ3QDMgRwb3MDMQRzZWMDdGQtbndzBHNsawN0aXRsZQR0ZXN0AzcwMQR3b2UDMTI3OTc1Mzg-/SIG=13pg74mg4/EXP=1354303802/**http%3A//news.yahoo.com/blogs/sideshow/animated-breaking-news-alert-scares-fox-host-more-161900663.html" class="bullet y-fp-pg-controls y-link-1 medium" &gt;Animated breaking news alert scares Fox News host&lt;/a&gt;&lt;/li&gt; </text:p>
      <text:p text:style-name="P7">&lt;/ul&gt; </text:p>
      <text:p text:style-name="P7">&lt;ul class="accordion-stories medium clearfix y-txt-2 "&gt; </text:p>
      <text:p text:style-name="P7"><text:s text:c="4"/>&lt;li&gt;&lt;a href="http://hsrd.yahoo.com/_ylt=AkGPQsmukY.DJUiB7RwGTyCbvZx4;_ylu=X3oDMTVudDl2MDZqBGEDTWFuIHdpdGggUm9tbmV5IGZhY2UgdGF0dG9vIHByZXBhcmVzIGZvciBsYXNlciByZW1vdmFsBGNjb2RlA3B6YnVhbGxjYWg1BGNwb3MDNQRnA2lkLTI4NzA4MTYEaW50bAN1cwRtY29kZQNwemJ1YWxsY2FoNQRtcG9zAzIEcGtndAMyBHBvcwMxBHNlYwN0ZC1ud3MEc2xrA3RpdGxlBHRlc3QDNzAxBHdvZQMxMjc5NzUzOA--/SIG=13tco7pon/EXP=1354303802/**http%3A//news.yahoo.com/blogs/ticket/man-romney-face-tattoo-prepares-laser-removal-165623174--election.html" class="bullet y-fp-pg-controls y-link-1 medium" &gt;Man with Romney face tattoo prepares for laser removal&lt;/a&gt;&lt;/li&gt; <text:s text:c="3"/>&lt;li&gt;&lt;a <text:soft-page-break/>href="http://hsrd.yahoo.com/_ylt=As3Z174GI4vHeWs2NDl1pt2bvZx4;_ylu=X3oDMTVmbWJnaXM1BGEDNDAwLXllYXItb2xkIHBsYXlpbmcgY2FyZHMgcmV2ZWFsIHJveWFsIHNlY3JldARjY29kZQNwemJ1YWxsY2FoNQRjcG9zAzYEZwNpZC0yODcwODM2BGludGwDdXMEbWNvZGUDcHpidWFsbGNhaDUEbXBvcwMyBHBrZ3QDMgRwb3MDMQRzZWMDdGQtbndzBHNsawN0aXRsZQR0ZXN0AzcwMQR3b2UDMTI3OTc1Mzg-/SIG=132gqtgi6/EXP=1354303802/**http%3A//news.yahoo.com/400-old-playing-cards-reveal-royal-secret-155550393.html" class="bullet y-fp-pg-controls y-link-1 medium" &gt;400-year-old playing cards reveal royal secret&lt;/a&gt;&lt;/li&gt; <text:s text:c="3"/>&lt;li&gt;&lt;a href="http://hsrd.yahoo.com/_ylt=Aj4C.4jayCWFLKX8VNA4xl6bvZx4;_ylu=X3oDMTVmOWp0dDV0BGEDQmlkZW4gaGl0cyB1cCBDb3N0Y286ICdJ4oCZbSBsb29raW5nIGZvciBwaWVzJwRjY29kZQNwemJ1YWxsY2FoNQRjcG9zAzcEZwNpZC0yODcwODU4BGludGwDdXMEbWNvZGUDcHpidWFsbGNhaDUEbXBvcwMyBHBrZ3QDMgRwb3MDMQRzZWMDdGQtbndzBHNsawN0aXRsZQR0ZXN0AzcwMQR3b2UDMTI3OTc1Mzg-/SIG=13j9j0113/EXP=1354303802/**http%3A//news.yahoo.com/blogs/ticket/biden-hits-d-c-costco-grabs-tv-logs-161157734--politics.html" class="bullet y-fp-pg-controls y-link-1 medium" &gt;Biden hits up Costco: 'I’m looking for pies'&lt;/a&gt;&lt;/li&gt; <text:s text:c="3"/>&lt;li&gt;&lt;a href="http://hsrd.yahoo.com/_ylt=AgkN8Do5xC9yoT6XawXff42bvZx4;_ylu=X3oDMTU3bTZmZDA2BGEDUGhvdG9zOiBNb25zdGVyIHN0b3JtIHJhZ2luZyBvbiBTYXR1cm4EY2NvZGUDcHpidWFsbGNhaDUEY3BvcwM4BGcDaWQtMjg3MDY1MwRpbnRsA3VzBG1jb2RlA3B6YnVhbGxjYWg1BG1wb3MDMgRwa2d0AzIEcG9zAzEEc2VjA3RkLW53cwRzbGsDdGl0bGUEdGVzdAM3MDEEd29lAzEyNzk3NTM4/SIG=12al7cae8/EXP=1354303802/**http%3A//news.yahoo.com/photos/nasa-s-cassini-slideshow/" class="bullet y-fp-pg-controls y-link-1 medium" &gt;Photos: Monster storm raging on Saturn&lt;/a&gt;&lt;/li&gt; <text:s text:c="3"/>&lt;li&gt;&lt;a href="http://hsrd.yahoo.com/_ylt=Agnrgzs5bB6N2z6sVOXB4I2bvZx4;_ylu=X3oDMTVtaG43YTBuBGEDRW1pcmF0ZXMgY2FuY2VscyBEYW1hc2N1cyBmbGlnaHRzLCBJbnRlcm5ldCBnb2VzIGRhcmsEY2NvZGUDcHpidWFsbGNhaDUEY3BvcwM5BGcDaWQtMjg3MDUyNARpbnRsA3VzBG1jb2RlA3B6YnVhbGxjYWg1BG1wb3MDMgRwa2d0AzIEcG9zAzEEc2VjA3RkLW53cwRzbGsDdGl0bGUEdGVzdAM3MDEEd29lAzEyNzk3NTM4/SIG=13j87l9jr/EXP=1354303802/**http%3A//news.yahoo.com/damascus-clashes-cut-off-airport-emirates-suspends-flights-141313857.html" class="bullet y-fp-pg-controls y-link-1 medium" &gt;Emirates cancels Damascus flights, Internet goes dark&lt;/a&gt;&lt;/li&gt; <text:s text:c="3"/>&lt;li&gt;&lt;a href="http://hsrd.yahoo.com/_ylt=Alr_0m3CTSlpLb.NyGB0gY.bvZx4;_ylu=X3oDMTVqOWZlM2UxBGEDT2JhbWEgc3RhZmZlcnMgcmV2ZWFsIG9kZCBjYW1wYWlnbiBlbWFpbCBzdHJhdGVneQRjY29kZQNwemJ1YWxsY2FoNQRjcG9zAzEwBGcDaWQtMjg3MDY3OQRpbnRsA3VzBG1jb2RlA3B6YnVhbGxjYWg1BG1wb3MDMgRwa2d0AzIEcG9zAzEEc2VjA3RkLW53cwRzbGsDdGl0bGUEdGVzdAM3MDEEd29lAzEyNzk3NTM4/SIG=144nanc3a/EXP=1354303802/**http%3A//news.yahoo.com/blogs/ticket/obama-campaign-finally-opens-campaign-email-strategy-161904916--election.html" class="bullet y-fp-pg-controls y-link-1 medium" &gt;Obama staffers reveal odd campaign email strategy&lt;/a&gt;&lt;/li&gt; </text:p>
      <text:p text:style-name="P7">&lt;/ul&gt; </text:p>
      <text:p text:style-name="P7"><text:s text:c="4"/>&lt;ul class="stories medium clearfix one-link-stories"&gt;&lt;li class="one-link"&gt;&lt;a class=" y-link-1 " href="http://hsrd.yahoo.com/_ylt=Auaar4gnkG9.HcTvJMBctsubvZx4;_ylu=X3oDMTR1NzMwYzU1BGEDVW5pZmllZCBuYXZpZ2F0aW9uIGxpbmtzIE5FV1MEY2NvZGUDcHp<text:soft-page-break/>idWFsbGNhaDUEY3BvcwMxMDIEZwNpZC01OTU0NjMEaW50bAN1cwRtY29kZQNwemJ1YWxsY2FoNQRtcG9zAzIEcGtndgMxMQRwb3MDMQRzZWMDdGQtbndzBHNsawNuYXYEdGVzdAM3MDEEd29lAzEyNzk3NTM4/SIG=11rq0iqar/EXP=1354303802/**http%3A//news.yahoo.com/destination-2012/"&gt;Politics&lt;/a&gt;&lt;/li&gt;&lt;li class="one-link"&gt;&amp;#183;&lt;a class=" y-link-1 " href="http://hsrd.yahoo.com/_ylt=Al21hEdRAsAYrKna4.4MVXGbvZx4;_ylu=X3oDMTR1cW1vamc2BGEDVW5pZmllZCBuYXZpZ2F0aW9uIGxpbmtzIE5FV1MEY2NvZGUDcHpidWFsbGNhaDUEY3BvcwMxMDIEZwNpZC01OTU0NjMEaW50bAN1cwRtY29kZQNwemJ1YWxsY2FoNQRtcG9zAzIEcGtndgMxMQRwb3MDMgRzZWMDdGQtbndzBHNsawNuYXYEdGVzdAM3MDEEd29lAzEyNzk3NTM4/SIG=11gk93r3m/EXP=1354303802/**http%3A//news.yahoo.com/video/"&gt;Video&lt;/a&gt;&lt;/li&gt;&lt;li class="one-link"&gt;&amp;#183;&lt;a class=" y-link-1 " href="http://hsrd.yahoo.com/_ylt=AsV1.1BYx4.QE61uWlHfq4.bvZx4;_ylu=X3oDMTR1c2EzbW1uBGEDVW5pZmllZCBuYXZpZ2F0aW9uIGxpbmtzIE5FV1MEY2NvZGUDcHpidWFsbGNhaDUEY3BvcwMxMDIEZwNpZC01OTU0NjMEaW50bAN1cwRtY29kZQNwemJ1YWxsY2FoNQRtcG9zAzIEcGtndgMxMQRwb3MDMwRzZWMDdGQtbndzBHNsawNuYXYEdGVzdAM3MDEEd29lAzEyNzk3NTM4/SIG=11hcc9hj1/EXP=1354303802/**http%3A//news.yahoo.com/photos/"&gt;Photos&lt;/a&gt;&lt;/li&gt;&lt;li class="one-link"&gt;&amp;#183;&lt;a class=" y-link-1 " href="http://hsrd.yahoo.com/_ylt=AucmDmuMNXMJaJB62hmgSeqbvZx4;_ylu=X3oDMTR1cmJtY2NpBGEDVW5pZmllZCBuYXZpZ2F0aW9uIGxpbmtzIE5FV1MEY2NvZGUDcHpidWFsbGNhaDUEY3BvcwMxMDIEZwNpZC01OTU0NjMEaW50bAN1cwRtY29kZQNwemJ1YWxsY2FoNQRtcG9zAzIEcGtndgMxMQRwb3MDNARzZWMDdGQtbndzBHNsawNuYXYEdGVzdAM3MDEEd29lAzEyNzk3NTM4/SIG=11gah8ctv/EXP=1354303802/**http%3A//news.yahoo.com/local/"&gt;Local&lt;/a&gt;&lt;/li&gt;&lt;li class="one-link"&gt;&amp;#183;&lt;a class=" y-link-1 " href="http://hsrd.yahoo.com/_ylt=AuNLStUdcK2r5HhZFroGRcybvZx4;_ylu=X3oDMTR1cm1iOXA3BGEDVW5pZmllZCBuYXZpZ2F0aW9uIGxpbmtzIE5FV1MEY2NvZGUDcHpidWFsbGNhaDUEY3BvcwMxMDIEZwNpZC01OTU0NjMEaW50bAN1cwRtY29kZQNwemJ1YWxsY2FoNQRtcG9zAzIEcGtndgMxMQRwb3MDNQRzZWMDdGQtbndzBHNsawNuYXYEdGVzdAM3MDEEd29lAzEyNzk3NTM4/SIG=11iujlvnd/EXP=1354303802/**http%3A//news.yahoo.com/opinion/"&gt;Opinion&lt;/a&gt;&lt;/li&gt;&lt;li class="one-link"&gt;&amp;#183;&lt;a class=" y-link-1 " href="http://hsrd.yahoo.com/_ylt=AkHzVEyST1agF8uqO6.gKQibvZx4;_ylu=X3oDMTR1dW5iZXNtBGEDVW5pZmllZCBuYXZpZ2F0aW9uIGxpbmtzIE5FV1MEY2NvZGUDcHpidWFsbGNhaDUEY3BvcwMxMDIEZwNpZC01OTU0NjMEaW50bAN1cwRtY29kZQNwemJ1YWxsY2FoNQRtcG9zAzIEcGtndgMxMQRwb3MDNgRzZWMDdGQtbndzBHNsawNuYXYEdGVzdAM3MDEEd29lAzEyNzk3NTM4/SIG=11t9n9erf/EXP=1354303802/**http%3A//news.yahoo.com/blogs/trending-now/"&gt;Trending Now&lt;/a&gt;&lt;/li&gt;&lt;li class="one-link"&gt;&amp;#183;&lt;a class=" y-link-1 " href="http://hsrd.yahoo.com/_ylt=AodgNdbyehDnhbfiPwN752ObvZx4;_ylu=X3oDMTR1dTM1ZDQ2BGEDVW5pZmllZCBuYXZpZ2F0aW9uIGxpbmtzIE5FV1MEY2NvZGUDcHpidWFsbGNhaDUEY3BvcwMxMDIEZwNpZC01OTU0NjMEaW50bAN1cwRtY29kZQNwemJ1YWxsY2FoNQRtcG9zAzIEcGtndgMxMQRwb3MDNwRzZWMDdGQtbndzBHNsawNuYXYEdGVzdAM3MDEEd29lAzEyNzk3NTM4/SIG=11dvf7m8o/EXP=1354303802/**http%3A//weather.yahoo.com/"&gt;Weather&lt;/a&gt;&lt;/li&gt;&lt;/ul&gt; </text:p>
      <text:p text:style-name="P7"><text:s text:c="4"/></text:p>
      <text:p text:style-name="P7"><text:s text:c="4"/></text:p>
      <text:p text:style-name="P7">&lt;/div&gt;&lt;div id="default-p_30345721_e52" class="mod view_default"&gt; <text:s/><text:soft-page-break/>&lt;div id="default-p_30345721_e52-bd" class="bd type_marketindices type_marketindices_default"&gt;&lt;div class=""&gt; </text:p>
      <text:p text:style-name="P7"><text:s text:c="4"/>&lt;form action="http://hsrd.yahoo.com/_ylt=AgaMEmSzRabXMH0XPBnz8aebvZx4/SIG=11en4968s/EXP=1354303802/*-http%3A//finance.yahoo.com/q" method="get" accept-charset="utf-8" class="quotes-form y-bg-2 y-ln-1 quotes-form-notickers clearfix"&gt; </text:p>
      <text:p text:style-name="P7"><text:s text:c="4"/>&lt;dl class="markets clearfix strong small"&gt; </text:p>
      <text:p text:style-name="P7"><text:s text:c="8"/>&lt;dt class="title"&gt; </text:p>
      <text:p text:style-name="P7"><text:s text:c="4"/>&lt;a href="http://hsrd.yahoo.com/_ylt=AqG9gm4RiGcpZJYW.MRTtZCbvZx4/SIG=11dsesj3h/EXP=1354303802/**http%3A//finance.yahoo.com/"&gt;Markets:&lt;/a&gt; </text:p>
      <text:p text:style-name="P7">&lt;/dt&gt; </text:p>
      <text:p text:style-name="P7"><text:s text:c="8"/></text:p>
      <text:p text:style-name="P7"><text:s text:c="4"/>&lt;/dl&gt; </text:p>
      <text:p text:style-name="P7"><text:s text:c="4"/>&lt;div class="get-quote clearfix"&gt; </text:p>
      <text:p text:style-name="P7"><text:s text:c="8"/>&lt;div class="quote-input-border y-ln-3"&gt; </text:p>
      <text:p text:style-name="P7"><text:s text:c="12"/>&lt;label for="id-30345721-quote" class="hide-offscreen"&gt;Enter stock symbol&lt;/label&gt; </text:p>
      <text:p text:style-name="P7"><text:s text:c="12"/>&lt;input id="id-30345721-quote" type="text" value="Enter stock symbol" class="y-bg-1 y-txt-input small quotes-input y-ln-1" <text:s text:c="2"/>name="s"&gt; </text:p>
      <text:p text:style-name="P7"><text:s text:c="8"/>&lt;/div&gt; </text:p>
      <text:p text:style-name="P7"><text:s text:c="8"/></text:p>
      <text:p text:style-name="P7"><text:s text:c="8"/>&lt;input type="submit" class="quotes-btn small y-ln-4 y-txt-5 y-fp-pg-grad y-bg-hilite" value="Get Quotes"&gt; </text:p>
      <text:p text:style-name="P7"><text:s text:c="4"/>&lt;/div&gt; </text:p>
      <text:p text:style-name="P7">&lt;/form&gt;&lt;div id="default-p_24813756_bfc" class="mod view_default"&gt; <text:s/>&lt;div id="default-p_24813756_bfc-bd" class="bd type_ads type_ads_default"&gt;&lt;div class="stck stck-reserve"&gt;&lt;!-- metro normal ad --&gt;&lt;!-- metro fallback ad cms --&gt;&lt;!-- --&gt;&lt;/div&gt; <text:s text:c="3"/>&lt;/div&gt; </text:p>
      <text:p text:style-name="P7"><text:s text:c="8"/>&lt;div id="default-p_24813756_bfc-ft" class="ft"&gt;&lt;/div&gt; </text:p>
      <text:p text:style-name="P7">&lt;/div&gt;&lt;/div&gt; <text:s text:c="3"/>&lt;/div&gt; </text:p>
      <text:p text:style-name="P7"><text:s text:c="8"/>&lt;div id="default-p_30345721_e52-ft" class="ft"&gt;&lt;/div&gt; </text:p>
      <text:p text:style-name="P7">&lt;/div&gt;&lt;/li&gt;&lt;li class="accordion y-ln-1 <text:s/>extend-news" id="p_13923988-section2"&gt; </text:p>
      <text:p text:style-name="P7">&lt;h4 class="small accordion-header y-bg-3" data-b="_ylt=AmlvTVUGOgQcgWyaJnw6H6ybvZx4;_ylu=X3oDMTMxazRwNG9kBGNjb2RlA3B6YnVhbGxjYWg1BGludGwDdXMEbWNvZGUDcHpidWFsbGNhaDUEbXBvcwMzBHBvcwMwBHNlYwN0ZC1lZGl0BHNsawNtdgR0ZXN0AzcwMQR3b2UDMTI3OTc1Mzg-" title="Click and drag to reorder sections"&gt;&lt;span class="accordion-bg-col y-news-grad"&gt;&lt;a href="http://hsrd.yahoo.com/_ylt=AqzSIoSfPFoWQlIMYWuUEZ.bvZx4;_ylu=X3oDMTMxcTNzbG45BGNjb2RlA3B6YnVhbGxjYWg1BGludGwDdXMEbWNvZGUDcHpidWFsbGNhaDUEbXBvcwMzBHBvcwMwBHNlYwN0ZC1lbnQEc2xrA2NhdAR0ZXN0AzcwMQR3b2UDMTI3OTc1Mzg-/SIG=119e5c8ig/EXP=1354303802/**http%3A//omg.yahoo.com/" class="y-link section-name y-sortable-false"&gt;Entertainment&lt;/a&gt;&lt;/span&gt;&lt;/h4&gt;&lt;div class="y-sortable-false accordion-content clearfix"&gt; <text:s text:c="3"/></text:p>
      <text:p text:style-name="P7"><text:soft-page-break/><text:s text:c="5"/></text:p>
      <text:p text:style-name="P7"><text:s text:c="4"/>&lt;ul class="accordion-stories medium clearfix y-txt-2 "&gt; </text:p>
      <text:p text:style-name="P7"><text:s text:c="4"/>&lt;li class="y-ln-1 has-thumb"&gt; </text:p>
      <text:p text:style-name="P7"><text:s text:c="8"/>&lt;a href="http://hsrd.yahoo.com/_ylt=AnnzRsuPjD8pxgaHti2uWwKbvZx4;_ylu=X3oDMTU5N3A2cGg5BGEDMiBNUCAxMjExMjggc2hpbmUgc29waGlhIGxvcmVuIHQEY2NvZGUDcHpidWFsbGNhaDUEY3BvcwMxBGcDaWQtMjg2ODI5MQRpbnRsA3VzBG1jb2RlA3B6YnVhbGxjYWg1BG1wb3MDMwRwa2d0AzQEcGtndgMxNwRwb3MDMQRzZWMDdGQtZW50BHNsawN0aHVtYgR0ZXN0AzcwMQR3b2UDMTI3OTc1Mzg-/SIG=13u6cbhbi/EXP=1354303802/**http%3A//shine.yahoo.com/beauty/sophia-loren-78-outshines-supermodels-pirelli-calendar-launch-181400123.html" class="thumb"&gt;&lt;img alt="Sophia Loren outshines models decades younger. (Venturelli/WireImage)" src="http://l.yimg.com/nn/fp/rsz/112812/images/smush/loren_ac_1354135985.jpg" class="y-ln-3"&gt;&lt;/a&gt; </text:p>
      <text:p text:style-name="P7"><text:s text:c="8"/>&lt;p class="header"&gt;&lt;a href="http://hsrd.yahoo.com/_ylt=AtOCGlS1.QHY7IGGoQOxsEKbvZx4;_ylu=X3oDMTU5MDZ2ZTZwBGEDMiBNUCAxMjExMjggc2hpbmUgc29waGlhIGxvcmVuIHQEY2NvZGUDcHpidWFsbGNhaDUEY3BvcwMxBGcDaWQtMjg2ODI5MQRpbnRsA3VzBG1jb2RlA3B6YnVhbGxjYWg1BG1wb3MDMwRwa2d0AzQEcGtndgMxNwRwb3MDMgRzZWMDdGQtZW50BHNsawN0aXRsZQR0ZXN0AzcwMQR3b2UDMTI3OTc1Mzg-/SIG=13u6cbhbi/EXP=1354303802/**http%3A//shine.yahoo.com/beauty/sophia-loren-78-outshines-supermodels-pirelli-calendar-launch-181400123.html" class="bullet y-fp-pg-controls y-link-1 med-large"&gt;Actress outshines models decades younger&lt;/a&gt;&lt;/p&gt; </text:p>
      <text:p text:style-name="P7"><text:s text:c="8"/>&lt;p class="medium" &gt;Sophia Loren&amp;#39;s stunning looks at 78 years of age rival those of supermodels at a red-carpet event.&lt;/p&gt; </text:p>
      <text:p text:style-name="P7"><text:s text:c="4"/>&lt;/li&gt; <text:s text:c="3"/>&lt;li&gt;&lt;a href="http://hsrd.yahoo.com/_ylt=AtcK6f3D2XrYLRwlO3sEyDCbvZx4;_ylu=X3oDMTVoYWJyc2UzBGEDQ2FsaWYuIGNyYXNoIGNoYXJnZXMgZmlsZWQgYWdhaW5zdCBMaW5kc2F5IExvaGFuBGNjb2RlA3B6YnVhbGxjYWg1BGNwb3MDMgRnA2lkLTI4NzEwNzUEaW50bAN1cwRtY29kZQNwemJ1YWxsY2FoNQRtcG9zAzMEcGtndAMyBHBvcwMxBHNlYwN0ZC1lbnQEc2xrA3RpdGxlBHRlc3QDNzAxBHdvZQMxMjc5NzUzOA--/SIG=138hhd04f/EXP=1354303802/**http%3A//news.yahoo.com/calif-crash-charges-filed-against-lindsay-lohan-183629899.html" class="bullet y-fp-pg-controls y-link-1 medium" &gt;Calif. crash charges filed against Lindsay Lohan&lt;/a&gt;&lt;/li&gt; <text:s text:c="3"/>&lt;li&gt;&lt;a href="http://hsrd.yahoo.com/_ylt=Ar8pImtjIify98sNALRZA8CbvZx4;_ylu=X3oDMTVpb212cmpqBGEDUmFwcGVyIFBTWSB3YW50cyBUb20gQ3J1aXNlIHRvIGdvICdHYW5nbmFtIFN0eWxlJwRjY29kZQNwemJ1YWxsY2FoNQRjcG9zAzMEZwNpZC0yODcxMTcxBGludGwDdXMEbWNvZGUDcHpidWFsbGNhaDUEbXBvcwMzBHBrZ3QDMgRwb3MDMQRzZWMDdGQtZW50BHNsawN0aXRsZQR0ZXN0AzcwMQR3b2UDMTI3OTc1Mzg-/SIG=138g4mb4b/EXP=1354303802/**http%3A//music.yahoo.com/news/rapper-psy-wants-tom-cruise-gangnam-style-101147805.html" class="bullet y-fp-pg-controls y-link-1 medium" &gt;Rapper PSY wants Tom Cruise to go 'Gangnam Style'&lt;/a&gt;&lt;/li&gt; <text:s text:c="3"/>&lt;li&gt;&lt;a href="http://hsrd.yahoo.com/_ylt=AktNNaIgBHADww.vQvPOPUObvZx4;_ylu=X3oDMTVvOGh0ZGVoBGED4oCYTGVzIE1pc.KAmSBpbmdlbnVlIElzYWJlbGxlIEFsbGVuIHBvaXNlZCBmb3Igc3RhcmRvbQRjY29kZQNwemJ1YWxsY2FoNQRjcG9zAzQEZwNpZC0yODcx<text:soft-page-break/>MTYyBGludGwDdXMEbWNvZGUDcHpidWFsbGNhaDUEbXBvcwMzBHBrZ3QDMgRwb3MDMQRzZWMDdGQtZW50BHNsawN0aXRsZQR0ZXN0AzcwMQR3b2UDMTI3OTc1Mzg-/SIG=13rlnlmev/EXP=1354303802/**http%3A//movies.yahoo.com/blogs/movie-talk/l-les-mis-ingenue-isabelle-allen-poised-stardom-184119938.html" class="bullet y-fp-pg-controls y-link-1 medium" &gt;‘Les Mis’ ingenue Isabelle Allen poised for stardom&lt;/a&gt;&lt;/li&gt; </text:p>
      <text:p text:style-name="P7">&lt;/ul&gt; </text:p>
      <text:p text:style-name="P7">&lt;ul class="accordion-stories medium clearfix y-txt-2 "&gt; </text:p>
      <text:p text:style-name="P7"><text:s text:c="4"/>&lt;li&gt;&lt;a href="http://hsrd.yahoo.com/_ylt=Au8ftIt8CmIBG_9Sv37AQ7.bvZx4;_ylu=X3oDMTVmbzM3NzBxBGEDU3dpenogQmVhdHo6IEknbSByZWxlYXNpbmcgc2luZ2xlcywgbm90IGFsYnVtcwRjY29kZQNwemJ1YWxsY2FoNQRjcG9zAzUEZwNpZC0yODcxMDcxBGludGwDdXMEbWNvZGUDcHpidWFsbGNhaDUEbXBvcwMzBHBrZ3QDMgRwb3MDMQRzZWMDdGQtZW50BHNsawN0aXRsZQR0ZXN0AzcwMQR3b2UDMTI3OTc1Mzg-/SIG=13ald4hnj/EXP=1354303802/**http%3A//music.yahoo.com/news/swizz-beatz-im-releasing-singles-not-albums-182521763.html" class="bullet y-fp-pg-controls y-link-1 medium" &gt;Swizz Beatz: I'm releasing singles, not albums&lt;/a&gt;&lt;/li&gt; <text:s text:c="3"/>&lt;li&gt;&lt;a href="http://hsrd.yahoo.com/_ylt=Aoxl8iVxNOPM3nBPRe17dgqbvZx4;_ylu=X3oDMTUzNmswOWhxBGEDVG9wIDIwIENvbmNlcnQgVG91cnMgZnJvbSBQb2xsc3RhcgRjY29kZQNwemJ1YWxsY2FoNQRjcG9zAzYEZwNpZC0yODcxMDQ5BGludGwDdXMEbWNvZGUDcHpidWFsbGNhaDUEbXBvcwMzBHBrZ3QDMgRwb3MDMQRzZWMDdGQtZW50BHNsawN0aXRsZQR0ZXN0AzcwMQR3b2UDMTI3OTc1Mzg-/SIG=12meht12n/EXP=1354303802/**http%3A//news.yahoo.com/top-20-concert-tours-pollstar-214845584.html" class="bullet y-fp-pg-controls y-link-1 medium" &gt;Top 20 Concert Tours from Pollstar&lt;/a&gt;&lt;/li&gt; <text:s text:c="3"/>&lt;li&gt;&lt;a href="http://hsrd.yahoo.com/_ylt=AlBBxYuqyxAIouMGvVvsR2ObvZx4;_ylu=X3oDMTZncTA1ZWt2BGEDRXhjbHVzaXZlOiBKdWxpZXQgU2ltbXMsIENocmlzIE1hbm4gJiBSYWVMeW5uIEFsbCBSZXR1cm5pbmcgVG8g4oCYVGhlIFZvaWNl4oCZIQRjY29kZQNwemJ1YWxsY2FoNQRjcG9zAzcEZwNpZC0yODcxMDY1BGludGwDdXMEbWNvZGUDcHpidWFsbGNhaDUEbXBvcwMzBHBrZ3QDMgRwb3MDMQRzZWMDdGQtZW50BHNsawN0aXRsZQR0ZXN0AzcwMQR3b2UDMTI3OTc1Mzg-/SIG=1477nflvv/EXP=1354303802/**http%3A//music.yahoo.com/blogs/reality-rocks/exclusive-juliet-simms-chris-mann-raelynn-returning-voice-182717872.html" class="bullet y-fp-pg-controls y-link-1 medium" title="Exclusive: Juliet Simms, Chris Mann &amp; RaeLynn All Returning To ‘The Voice’!"&gt;Exclusive: Juliet Simms, Chris Mann &amp; RaeLynn All Returning To…&lt;/a&gt;&lt;/li&gt; <text:s text:c="3"/>&lt;li&gt;&lt;a href="http://hsrd.yahoo.com/_ylt=Auvv3CxsW5FTXMlQBQ.CQQebvZx4;_ylu=X3oDMTViMjdodDVwBGEDU29waGlhIExvcmVuIFN0dW5zIG9uIHRoZSBSZWQgQ2FycGV0IGF0IDc4BGNjb2RlA3B6YnVhbGxjYWg1BGNwb3MDOARnA2lkLTI4Njg1MzkEaW50bAN1cwRtY29kZQNwemJ1YWxsY2FoNQRtcG9zAzMEcGtndAMyBHBvcwMxBHNlYwN0ZC1lbnQEc2xrA3RpdGxlBHRlc3QDNzAxBHdvZQMxMjc5NzUzOA--/SIG=1344ni0t9/EXP=1354303802/**http%3A//omg.yahoo.com/blogs/aline/sophia-loren-stuns-red-carpet-78-210723514.html" class="bullet y-fp-pg-controls y-link-1 medium" &gt;Sophia Loren Stuns on the Red Carpet at 78&lt;/a&gt;&lt;/li&gt; <text:s text:c="3"/>&lt;li&gt;&lt;a href="http://hsrd.yahoo.com/_ylt=AkIBt_8nOA2x5Vp.ypjcmvGbvZx4;_ylu=X3oDMTViY2toYTNkBGEDS2ltIEthcmRhc2hpYW4gZGl2b3JjZSBpbmNoZXMgdG93YXJkIHRyaWFsBGNjb2RlA3B6YnVhbGxjYWg1BGNwb3MDOQRnA2lkLTI4Njg0MzgEaW50bAN1cwRtY29kZQNwemJ1YWxsY2FoNQRtcG9zAzMEcGtndAMyBHBvcwMxBHNlYwN0ZC1lbnQEc2xrA<text:soft-page-break/>3RpdGxlBHRlc3QDNzAxBHdvZQMxMjc5NzUzOA--/SIG=1388pp4u5/EXP=1354303802/**http%3A//news.yahoo.com/kim-kardashian-divorce-inches-toward-trial-202202256--spt.html" class="bullet y-fp-pg-controls y-link-1 medium" &gt;Kim Kardashian divorce inches toward trial&lt;/a&gt;&lt;/li&gt; <text:s text:c="3"/>&lt;li&gt;&lt;a href="http://hsrd.yahoo.com/_ylt=AmPt2LaLjKxUN1yoP9wrw.SbvZx4;_ylu=X3oDMTVpdmkxZ2M1BGEDVGV4YXMgbWlsbGlvbmFpcmUgY2hhcmdlZCB3aXRoIGNoaWxkIG1vbGVzdGF0aW9uBGNjb2RlA3B6YnVhbGxjYWg1BGNwb3MDMTAEZwNpZC0yODY4ODI0BGludGwDdXMEbWNvZGUDcHpidWFsbGNhaDUEbXBvcwMzBHBrZ3QDMgRwb3MDMQRzZWMDdGQtZW50BHNsawN0aXRsZQR0ZXN0AzcwMQR3b2UDMTI3OTc1Mzg-/SIG=134c26r08/EXP=1354303802/**http%3A//news.yahoo.com/texas-millionaire-charged-child-molestation-225647421.html" class="bullet y-fp-pg-controls y-link-1 medium" &gt;Texas millionaire charged with child molestation&lt;/a&gt;&lt;/li&gt; </text:p>
      <text:p text:style-name="P7">&lt;/ul&gt; </text:p>
      <text:p text:style-name="P7"><text:s text:c="4"/>&lt;ul class="stories medium clearfix one-link-stories"&gt;&lt;li class="one-link"&gt;&lt;a class=" y-link-1 " href="http://hsrd.yahoo.com/_ylt=Atc5msBV0GAF5_HJ3qwqnbubvZx4;_ylu=X3oDMTU2YmNjODduBGEDVW5pZmllZCBuYXZpZ2F0aW9uIGxpbmtzIEVOVEVSVEFJTk1FTlQEY2NvZGUDcHpidWFsbGNhaDUEY3BvcwMxMDIEZwNpZC01OTU3NjgEaW50bAN1cwRtY29kZQNwemJ1YWxsY2FoNQRtcG9zAzMEcGtndgM0BHBvcwMxBHNlYwN0ZC1lbnQEc2xrA25hdgR0ZXN0AzcwMQR3b2UDMTI3OTc1Mzg-/SIG=119e5c8ig/EXP=1354303802/**http%3A//omg.yahoo.com/"&gt;omg!&lt;/a&gt;&lt;/li&gt;&lt;li class="one-link"&gt;&amp;#183;&lt;a class=" y-link-1 " href="http://hsrd.yahoo.com/_ylt=AnFCLGmFCKpgRxx7JoVwUgObvZx4;_ylu=X3oDMTU2NWFlMGU2BGEDVW5pZmllZCBuYXZpZ2F0aW9uIGxpbmtzIEVOVEVSVEFJTk1FTlQEY2NvZGUDcHpidWFsbGNhaDUEY3BvcwMxMDIEZwNpZC01OTU3NjgEaW50bAN1cwRtY29kZQNwemJ1YWxsY2FoNQRtcG9zAzMEcGtndgM0BHBvcwMyBHNlYwN0ZC1lbnQEc2xrA25hdgR0ZXN0AzcwMQR3b2UDMTI3OTc1Mzg-/SIG=11capvng2/EXP=1354303802/**http%3A//movies.yahoo.com/"&gt;Movies&lt;/a&gt;&lt;/li&gt;&lt;li class="one-link"&gt;&amp;#183;&lt;a class=" y-link-1 " href="http://hsrd.yahoo.com/_ylt=AiPIYRVCMKAvy9AGrrftEoybvZx4;_ylu=X3oDMTU2dTU1OTcwBGEDVW5pZmllZCBuYXZpZ2F0aW9uIGxpbmtzIEVOVEVSVEFJTk1FTlQEY2NvZGUDcHpidWFsbGNhaDUEY3BvcwMxMDIEZwNpZC01OTU3NjgEaW50bAN1cwRtY29kZQNwemJ1YWxsY2FoNQRtcG9zAzMEcGtndgM0BHBvcwMzBHNlYwN0ZC1lbnQEc2xrA25hdgR0ZXN0AzcwMQR3b2UDMTI3OTc1Mzg-/SIG=11f29j426/EXP=1354303802/**http%3A//new.music.yahoo.com/"&gt;Music&lt;/a&gt;&lt;/li&gt;&lt;li class="one-link"&gt;&amp;#183;&lt;a class=" y-link-1 " href="http://hsrd.yahoo.com/_ylt=AqHbZf0d8VQyxZgidhYpYAqbvZx4;_ylu=X3oDMTU2YmRqM2ttBGEDVW5pZmllZCBuYXZpZ2F0aW9uIGxpbmtzIEVOVEVSVEFJTk1FTlQEY2NvZGUDcHpidWFsbGNhaDUEY3BvcwMxMDIEZwNpZC01OTU3NjgEaW50bAN1cwRtY29kZQNwemJ1YWxsY2FoNQRtcG9zAzMEcGtndgM0BHBvcwM0BHNlYwN0ZC1lbnQEc2xrA25hdgR0ZXN0AzcwMQR3b2UDMTI3OTc1Mzg-/SIG=118hu4n4d/EXP=1354303802/**http%3A//tv.yahoo.com/"&gt;TV&lt;/a&gt;&lt;/li&gt;&lt;li class="one-link"&gt;&amp;#183;&lt;a class=" y-link-1 " href="http://hsrd.yahoo.com/_ylt=ArjZ_T4XWZaU8M6UQm61whibvZx4;_ylu=X3oDMTU2djZ0NDM3BGEDVW5pZmllZCBuYXZpZ2F0aW9uIGxpbmtzIEVOVEVSVEFJTk1FTlQEY2NvZGUDcHpidWFsbGNhaDUEY3BvcwMxMDIEZwNpZC01OTU3NjgEaW50bAN1cwRtY29kZQNwemJ1YWxsY2FoNQRtcG9zAzMEcGtndgM0BHBvcwM1BHNlYwN0ZC1lbnQEc2xrA25hdgR0ZXN0AzcwMQR3b2UDMTI3OTc1Mzg-/SIG=11b10segl/EXP=1354303802/**http%3A//games.yahoo.com/"&gt;Games&lt;/a&gt;&lt;/li&gt;&lt;li class="one-link"&gt;&amp;#183;&lt;a <text:soft-page-break/>class=" y-link-1 " href="http://hsrd.yahoo.com/_ylt=AhJ4HNVA8kuPZRJ6NF1wQnubvZx4;_ylu=X3oDMTU2YzAxcjRtBGEDVW5pZmllZCBuYXZpZ2F0aW9uIGxpbmtzIEVOVEVSVEFJTk1FTlQEY2NvZGUDcHpidWFsbGNhaDUEY3BvcwMxMDIEZwNpZC01OTU3NjgEaW50bAN1cwRtY29kZQNwemJ1YWxsY2FoNQRtcG9zAzMEcGtndgM0BHBvcwM2BHNlYwN0ZC1lbnQEc2xrA25hdgR0ZXN0AzcwMQR3b2UDMTI3OTc1Mzg-/SIG=11fpck89s/EXP=1354303802/**http%3A//omg.yahoo.com/photos"&gt;Photos&lt;/a&gt;&lt;/li&gt;&lt;/ul&gt; </text:p>
      <text:p text:style-name="P7"><text:s text:c="4"/></text:p>
      <text:p text:style-name="P7"><text:s text:c="4"/></text:p>
      <text:p text:style-name="P7">&lt;/div&gt;&lt;/li&gt;&lt;li class="middle-ad accordion y-sortable-false" style="font-size:0;"&gt;&lt;div id="default-p_30345736_aa5" class="mod view_default"&gt; <text:s/>&lt;div id="default-p_30345736_aa5-bd" class="bd type_ads type_ads_default"&gt;&lt;div class="m2 m2-reserve"&gt;&lt;!-- metro normal ad --&gt;&lt;!-- metro fallback ad static --&gt;&lt;/div&gt; <text:s text:c="3"/>&lt;/div&gt; </text:p>
      <text:p text:style-name="P7"><text:s text:c="8"/>&lt;div id="default-p_30345736_aa5-ft" class="ft"&gt;&lt;/div&gt; </text:p>
      <text:p text:style-name="P7">&lt;/div&gt;&lt;/li&gt;&lt;li class="accordion y-ln-1 <text:s/>extend-news" id="p_13923988-section7"&gt; </text:p>
      <text:p text:style-name="P7">&lt;h4 class="small accordion-header y-bg-3" data-b="_ylt=AkL5b2ffeTTdQ4AEVPvutTWbvZx4;_ylu=X3oDMTMxZWNrdWl1BGNjb2RlA3B6YnVhbGxjYWg1BGludGwDdXMEbWNvZGUDcHpidWFsbGNhaDUEbXBvcwM0BHBvcwMwBHNlYwN0ZC1lZGl0BHNsawNtdgR0ZXN0AzcwMQR3b2UDMTI3OTc1Mzg-" title="Click and drag to reorder sections"&gt;&lt;span class="accordion-bg-col y-news-grad"&gt;&lt;a href="http://hsrd.yahoo.com/_ylt=AsaryNh.7iOfZxmb____3uibvZx4;_ylu=X3oDMTMxYzJzMG1xBGNjb2RlA3B6YnVhbGxjYWg1BGludGwDdXMEbWNvZGUDcHpidWFsbGNhaDUEbXBvcwM0BHBvcwMwBHNlYwN0ZC1sb2MEc2xrA2NhdAR0ZXN0AzcwMQR3b2UDMTI3OTc1Mzg-/SIG=11gah8ctv/EXP=1354303802/**http%3A//news.yahoo.com/local/" class="y-link section-name y-sortable-false"&gt;Science&lt;/a&gt;&lt;/span&gt;&lt;/h4&gt;&lt;div class="y-sortable-false accordion-content clearfix"&gt; <text:s text:c="3"/></text:p>
      <text:p text:style-name="P7"><text:s text:c="4"/></text:p>
      <text:p text:style-name="P7"><text:s text:c="4"/>&lt;ul class="accordion-stories medium clearfix y-txt-2"&gt; </text:p>
      <text:p text:style-name="P7"><text:s text:c="4"/>&lt;li class="y-ln-1 has-thumb"&gt; </text:p>
      <text:p text:style-name="P7"><text:s text:c="8"/>&lt;a href="http://hsrd.yahoo.com/_ylt=Ahc_9ZCgZcO7lfftjyd0rfSbvZx4;_ylu=X3oDMTVkMzVzNGswBGEDc2VjIDEyMTEyOCBzY2llbmNlIGZhc3RlciBzZWEgbGV2ZWwgdARjY29kZQNwemJ1YWxsY2FoNQRjcG9zAzEEZwNpZC0yODY4ODQ1BGludGwDdXMEbWNvZGUDcHpidWFsbGNhaDUEbXBvcwM0BHBrZ3QDNARwa2d2AzIEcG9zAzEEc2VjA3RkLXNjaQRzbGsDdGh1bWIEdGVzdAM3MDEEd29lAzEyNzk3NTM4/SIG=12oggrcf5/EXP=1354303802/**http%3A//news.yahoo.com/arctic-sea-ice-larger-us-melted-202753238.html" class="thumb"&gt;&lt;img alt="Sea levels rising faster than projected" src="http://l.yimg.com/dh/ap/default/121128/coast_ac.jpg" class="y-ln-3"&gt;&lt;/a&gt; </text:p>
      <text:p text:style-name="P7"><text:s text:c="8"/>&lt;p class="header"&gt;&lt;a href="http://hsrd.yahoo.com/_ylt=AlrR318Z1BwK7E3XdgPKQR6bvZx4;_ylu=X3oDMTVkOTV1c2w3BGEDc2VjIDEyMTEyOCBzY2llbmNlIGZhc3RlciBzZWEgbGV2ZWwgdARjY29kZQNwemJ1YWxsY2FoNQRjcG9zAzEEZwNpZC0yODY4ODQ1BGludGwDdXMEbWNvZGUDcHpidWFsbGNhaDUEbXBvcwM0BHBrZ3QDNARwa2d2AzIEcG9zAzIEc2VjA3RkLXNjaQRzbGsDdGl0bGUEdGVzdAM3MDEEd29lAzEyNzk3NTM4/SIG=12oggrcf5/EXP=1354303802/<text:soft-page-break/>**http%3A//news.yahoo.com/arctic-sea-ice-larger-us-melted-202753238.html" class="bullet y-fp-pg-controls y-link-1 med-large"&gt;Sea levels rising faster than projected?&lt;/a&gt;&lt;/p&gt; </text:p>
      <text:p text:style-name="P7"><text:s text:c="8"/>&lt;p class="medium" &gt;Satellite numbers suggest seas are higher than the most recent projections by the U.N. climate panel.&lt;/p&gt; </text:p>
      <text:p text:style-name="P7"><text:s text:c="4"/>&lt;/li&gt; <text:s text:c="3"/>&lt;li&gt;&lt;a href="http://hsrd.yahoo.com/_ylt=AorQt8oILP7I9IO5aTWs9d2bvZx4;_ylu=X3oDMTVmdXNsbm1wBGEDUGhvdG8gb2YgUmFyZSwgTXlzdGVyaW91cyBDYXQgV2lucyBDb21wZXRpdGlvbgRjY29kZQNwemJ1YWxsY2FoNQRjcG9zAzIEZwNpZC0yODcwOTk0BGludGwDdXMEbWNvZGUDcHpidWFsbGNhaDUEbXBvcwM0BHBrZ3QDMgRwb3MDMQRzZWMDdGQtc2NpBHNsawN0aXRsZQR0ZXN0AzcwMQR3b2UDMTI3OTc1Mzg-/SIG=133c6h9ns/EXP=1354303802/**http%3A//news.yahoo.com/photo-rare-mysterious-cat-wins-competition-175232887.html" class="bullet y-fp-pg-controls y-link-1 medium" &gt;Photo of Rare, Mysterious Cat Wins Competition&lt;/a&gt;&lt;/li&gt; <text:s text:c="3"/>&lt;li&gt;&lt;a href="http://hsrd.yahoo.com/_ylt=At5evlmuRyo2gQA.wnKEAHqbvZx4;_ylu=X3oDMTVkaDl0ZGxvBGEDQXV0aXNtIFJpc2sgTWF5IEJlIFJldmVhbGVkIGluIEJhYmllcycgQ3JpZXMEY2NvZGUDcHpidWFsbGNhaDUEY3BvcwMzBGcDaWQtMjg3MDQ4MQRpbnRsA3VzBG1jb2RlA3B6YnVhbGxjYWg1BG1wb3MDNARwa2d0AzIEcG9zAzEEc2VjA3RkLXNjaQRzbGsDdGl0bGUEdGVzdAM3MDEEd29lAzEyNzk3NTM4/SIG=12u8q8lle/EXP=1354303802/**http%3A//news.yahoo.com/autism-risk-may-revealed-babies-cries-153007478.html" class="bullet y-fp-pg-controls y-link-1 medium" &gt;Autism Risk May Be Revealed in Babies' Cries&lt;/a&gt;&lt;/li&gt; <text:s text:c="3"/>&lt;li&gt;&lt;a href="http://hsrd.yahoo.com/_ylt=AgCNR9EjNGUwtTvJtxDNBc2bvZx4;_ylu=X3oDMTVkaDI4dGpkBGEDV2hvb3BpbmcgQ291Z2ggVmFjY2luZSBTYWZlIGZvciBPbGRlciBBZHVsdHMEY2NvZGUDcHpidWFsbGNhaDUEY3BvcwM0BGcDaWQtMjg3MTE3OQRpbnRsA3VzBG1jb2RlA3B6YnVhbGxjYWg1BG1wb3MDNARwa2d0AzIEcG9zAzEEc2VjA3RkLXNjaQRzbGsDdGl0bGUEdGVzdAM3MDEEd29lAzEyNzk3NTM4/SIG=131d7av03/EXP=1354303802/**http%3A//news.yahoo.com/whooping-cough-vaccine-safe-older-adults-183842061.html" class="bullet y-fp-pg-controls y-link-1 medium" &gt;Whooping Cough Vaccine Safe for Older Adults&lt;/a&gt;&lt;/li&gt; </text:p>
      <text:p text:style-name="P7">&lt;/ul&gt; </text:p>
      <text:p text:style-name="P7"><text:s text:c="4"/></text:p>
      <text:p text:style-name="P7"><text:s text:c="4"/></text:p>
      <text:p text:style-name="P7"><text:s text:c="4"/></text:p>
      <text:p text:style-name="P7">&lt;/div&gt;&lt;/li&gt;&lt;li class="accordion y-ln-1 <text:s/>extend-news" id="p_13923988-section5"&gt; </text:p>
      <text:p text:style-name="P7">&lt;h4 class="small accordion-header y-bg-3" data-b="_ylt=AnFxHgUmKjdot0x0gUCG73ibvZx4;_ylu=X3oDMTMxMTd1ZG1vBGNjb2RlA3B6YnVhbGxjYWg1BGludGwDdXMEbWNvZGUDcHpidWFsbGNhaDUEbXBvcwM1BHBvcwMwBHNlYwN0ZC1lZGl0BHNsawNtdgR0ZXN0AzcwMQR3b2UDMTI3OTc1Mzg-" title="Click and drag to reorder sections"&gt;&lt;span class="accordion-bg-col y-news-grad"&gt;&lt;a href="http://hsrd.yahoo.com/_ylt=AtKmCPOldTPvms1rJsS5qT6bvZx4;_ylu=X3oDMTMxdjRzcm9tBGNjb2RlA3B6YnVhbGxjYWg1BGludGwDdXMEbWNvZGUDcHpidWFsbGNhaDUEbXBvcwM1BHBvcwMwBHNlYwN0ZC1zY2kEc2xrA2NhdAR0ZXN0AzcwMQR3b2UDMTI3OTc1Mzg-/SIG=11iolf5jf/EXP=1354303802/**http%3A//news.yahoo.com/science/" class="y-link section-name y-sortable-false"&gt;Lifestyles&lt;/a&gt;&lt;/span&gt;&lt;/h4&gt;&lt;div class="y-sortable-false <text:soft-page-break/>accordion-content clearfix"&gt; <text:s text:c="3"/></text:p>
      <text:p text:style-name="P7"><text:s text:c="4"/></text:p>
      <text:p text:style-name="P7"><text:s text:c="4"/>&lt;ul class="accordion-stories medium clearfix y-txt-2"&gt; </text:p>
      <text:p text:style-name="P7"><text:s text:c="4"/>&lt;li class="y-ln-1 has-thumb"&gt; </text:p>
      <text:p text:style-name="P7"><text:s text:c="8"/>&lt;a href="http://hsrd.yahoo.com/_ylt=AmPIBqQHwrLI.2eUkL4MfS6bvZx4;_ylu=X3oDMTU1aTU0bTY2BGEDMTIxMTI5IGF1dG9zIHBvcnNjaGUgY2F5bWFuIHQEY2NvZGUDcHpidWFsbGNhaDUEY3BvcwMxBGcDaWQtMjg3MDcwNwRpbnRsA3VzBG1jb2RlA3B6YnVhbGxjYWg1BG1wb3MDNQRwa2d0AzQEcGtndgM3BHBvcwMxBHNlYwN0ZC1saWYEc2xrA3RodW1iBHRlc3QDNzAxBHdvZQMxMjc5NzUzOA--/SIG=13f03i6dt/EXP=1354303802/**http%3A//autos.yahoo.com/blogs/motoramic/2013-porsche-cayman-debuts-lust-power-235418123.html" class="thumb"&gt;&lt;img alt="Porche&amp;#39;s charasmatic upstart, the Cayman, surprises (Yahoo! Autos)" src="http://l.yimg.com/nn/fp/rsz/112912/images/smush/porsche_ac_1354206627.jpg" class="y-ln-3"&gt;&lt;/a&gt; </text:p>
      <text:p text:style-name="P7"><text:s text:c="8"/>&lt;p class="header"&gt;&lt;a href="http://hsrd.yahoo.com/_ylt=Aj_m9azPbsf_uFA6orjNGfebvZx4;_ylu=X3oDMTU1bDd2dGo3BGEDMTIxMTI5IGF1dG9zIHBvcnNjaGUgY2F5bWFuIHQEY2NvZGUDcHpidWFsbGNhaDUEY3BvcwMxBGcDaWQtMjg3MDcwNwRpbnRsA3VzBG1jb2RlA3B6YnVhbGxjYWg1BG1wb3MDNQRwa2d0AzQEcGtndgM3BHBvcwMyBHNlYwN0ZC1saWYEc2xrA3RpdGxlBHRlc3QDNzAxBHdvZQMxMjc5NzUzOA--/SIG=13f03i6dt/EXP=1354303802/**http%3A//autos.yahoo.com/blogs/motoramic/2013-porsche-cayman-debuts-lust-power-235418123.html" class="bullet y-fp-pg-controls y-link-1 med-large"&gt;Porsche’s charismatic upstart surprises&lt;/a&gt;&lt;/p&gt; </text:p>
      <text:p text:style-name="P7"><text:s text:c="8"/>&lt;p class="medium" &gt;The lighter, faster Cayman could soon surpass the classic Porsche 911, one writer contends.&lt;/p&gt; </text:p>
      <text:p text:style-name="P7"><text:s text:c="4"/>&lt;/li&gt; <text:s text:c="3"/>&lt;li&gt;&lt;a href="http://hsrd.yahoo.com/_ylt=Aru0dlA.h_Fg6jTX6US4lsGbvZx4;_ylu=X3oDMTViMGdvaHFyBGEDc2VjIDEyMTEyOSBsaWZlc3R5bGVzIGxvbmdlciBsZWdzIHAEY2NvZGUDcHpidWFsbGNhaDUEY3BvcwMyBGcDaWQtMjg3MTE0MwRpbnRsA3VzBG1jb2RlA3B6YnVhbGxjYWg1BG1wb3MDNQRwa2d0AzIEcGtndgMyBHBvcwMxBHNlYwN0ZC1saWYEc2xrA3RpdGxlBHRlc3QDNzAxBHdvZQMxMjc5NzUzOA--/SIG=137mbql85/EXP=1354303802/**http%3A//shine.yahoo.com/fashion/5-ways-legs-look-longer-leaner-sexier-010900113.html" class="slideshow y-fp-pg-controls-nt y-link-1 medium" &gt;Five tricks that make your legs look longer and leaner&lt;/a&gt;&lt;/li&gt; <text:s text:c="3"/>&lt;li&gt;&lt;a href="http://hsrd.yahoo.com/_ylt=AiIgjfbGViQ4d1.JeZwdnr2bvZx4;_ylu=X3oDMTVqZG81Z2pjBGEDc2VjIDEyMTEyOCBsaWZlc3R5bGVzIDEwIHBocmFzZXMgaGUgaGF0ZXMgdARjY29kZQNwemJ1YWxsY2FoNQRjcG9zAzMEZwNpZC0yODY4NjAyBGludGwDdXMEbWNvZGUDcHpidWFsbGNhaDUEbXBvcwM1BHBrZ3QDMgRwa2d2AzIEcG9zAzEEc2VjA3RkLWxpZgRzbGsDdGl0bGUEdGVzdAM3MDEEd29lAzEyNzk3NTM4/SIG=12s9q55tp/EXP=1354303802/**http%3A//shine.yahoo.com/love-sex/10-phrases-secretly-hates-152200303.html" class="bullet y-fp-pg-controls y-link-1 medium" &gt;Don&amp;#39;t say it: Ten phrases your man secretly hates&lt;/a&gt;&lt;/li&gt; <text:s text:c="3"/>&lt;li&gt;&lt;a href="http://hsrd.yahoo.com/_ylt=AtwqmIcoLKrl7X0kq3q4O36bvZx4;_ylu=X3oDMTVrcnJ0ZXFkBGEDc2VjIDEyMTEyOCBsaWZlc3R5bGVzIHVsdGltYXRlIHB1bGxlZCBwb3JrIHQEY2NvZGUDcHpidWFsbGNhaDUEY3BvcwM0BGcDaWQtMjg2NzgwMQRpbnRsA3VzBG1jb2RlA3B6YnVhbGxjYWg1BG1wb3MDNQRwa2d0AzIEcGtndgMyBHBvcwMxBHNlYwN0Z<text:soft-page-break/>C1saWYEc2xrA3RpdGxlBHRlc3QDNzAxBHdvZQMxMjc5NzUzOA--/SIG=1396om4rp/EXP=1354303802/**http%3A//shine.yahoo.com/shine-food/ultimate-pulled-pork-sandwich-recipe-222300187.html" class="bullet y-fp-pg-controls y-link-1 medium" &gt;Hungry for barbecue? Try this ultimate pulled-pork recipe&lt;/a&gt;&lt;/li&gt; </text:p>
      <text:p text:style-name="P7">&lt;/ul&gt; </text:p>
      <text:p text:style-name="P7"><text:s text:c="4"/></text:p>
      <text:p text:style-name="P7"><text:s text:c="4"/></text:p>
      <text:p text:style-name="P7"><text:s text:c="4"/></text:p>
      <text:p text:style-name="P7">&lt;/div&gt;&lt;/li&gt;&lt;/ol&gt; </text:p>
      <text:p text:style-name="P7"><text:s text:c="2"/>&lt;/div&gt; </text:p>
      <text:p text:style-name="P7"><text:s/>&lt;/div&gt; <text:s text:c="3"/>&lt;/div&gt; </text:p>
      <text:p text:style-name="P7"><text:s text:c="8"/>&lt;div id="default-p_13923988-ft" class="ft"&gt;&lt;/div&gt; </text:p>
      <text:p text:style-name="P7">&lt;/div&gt; <text:s text:c="3"/>&lt;/div&gt; </text:p>
      <text:p text:style-name="P7">&lt;div id="y-col2" class="fp-fx"&gt;&lt;div class="y-pad"/&gt;&lt;div id="default-p_30345151" class="mod view_default"&gt; <text:s/>&lt;div id="default-p_30345151-bd" class="bd type_tts type_tts_default"&gt;&lt;div class="y-ln-1 clearfix typetopten"&gt; </text:p>
      <text:p text:style-name="P7"><text:s text:c="4"/>&lt;div&gt; </text:p>
      <text:p text:style-name="P7"><text:s text:c="4"/>&lt;h2 class="tts-txt-accent bdr-b y-ln-1"&gt;TRENDING NOW&lt;/h2&gt; </text:p>
      <text:p text:style-name="P7"><text:s text:c="16"/>&lt;div class="tnmod-container small"&gt; </text:p>
      <text:p text:style-name="P7"><text:s text:c="12"/>&lt;div id="default-p_30345661_ce9" class="mod view_default"&gt; <text:s/>&lt;div id="default-p_30345661_ce9-bd" class="bd type_ads type_ads_default"&gt;&lt;div class="tnmod tnmod-reserve"&gt;&lt;!-- metro normal ad --&gt;&lt;!-- metro fallback ad static --&gt;&lt;/div&gt; <text:s text:c="3"/>&lt;/div&gt; </text:p>
      <text:p text:style-name="P7"><text:s text:c="8"/>&lt;div id="default-p_30345661_ce9-ft" class="ft"&gt;&lt;/div&gt; </text:p>
      <text:p text:style-name="P7">&lt;/div&gt; </text:p>
      <text:p text:style-name="P7"><text:s text:c="12"/>&lt;/div&gt; </text:p>
      <text:p text:style-name="P7"><text:s text:c="4"/>&lt;/div&gt; </text:p>
      <text:p text:style-name="P7"><text:s text:c="4"/>&lt;div id="p_30345151-data"&gt; </text:p>
      <text:p text:style-name="P7"><text:s text:c="8"/>&lt;ol class="firstcol"&gt; </text:p>
      <text:p text:style-name="P7"><text:s text:c="4"/>&lt;li class="y-txt-accent first y-fp-pg-controls"&gt;&lt;span class="y-txt-accent med-large num" style="font-family: verdana"&gt;01&lt;/span&gt; &lt;a href="http://hsrd.yahoo.com/_ylt=AtIZ2CcilrTeXL0WqL9v_H.bvZx4;_ylu=X3oDMTNtamE1ZjY1BGNwb3MDMQRnA2lkLTI4NzA1MzUEaW50bAN1cwRsdHh0AyYjMzk7SSBzY3Jld2VkIHVwIHJveWFsbHkmIzM5OwRwa2d2AzIEcG9zAzEEc2VjA3RjLXRzBHNsawN0aXRsZQR0ZXN0AzcwMQR3b2UDMTI3OTc1Mzg-/SIG=1428bj5tt/EXP=1354303802/**http%3A//search.yahoo.com/search%3Fcs=bz%26p=%2527I%2520screwed%2520up%2520royally%2527%26fr=fp-tts-701%26fr2=ps" title="&amp;#39;I screwed up royally&amp;#39;" &gt;&amp;#39;I screwed up royally&amp;#39;&lt;/a&gt;&lt;/li&gt;&lt;li class="y-txt-accent y-fp-pg-controls"&gt;&lt;span class="y-txt-accent med-large num" style="font-family: verdana"&gt;02&lt;/span&gt; &lt;a href="http://hsrd.yahoo.com/_ylt=AgSGSzzf2criGWMnnFpgZhebvZx4;_ylu=X3oDMTNtbzEwdXVoBGNwb3MDMQRnA2lkLTI4Njg4NTUEaW50bAN1cwRsdHh0A0ZlZEV4IGRyaXZlciBmaXJlZCBvdmVyIGFjY2VudARwa2d2AzMEcG9zAzIEc2VjA3RjLXRzBHNsawN0aXRsZQR0ZXN0AzcwMQR3b2UDMTI3OTc1Mzg-/SIG=146pn5t88/EXP=1354303802/**http%3A//search.yahoo.com/search%3Fcs=bz%26p=FedEx%2520driver%2520fired%2520over%2520accent%26fr=fp-tts-701%26fr2=ps" title="FedEx driver fired over accent" &gt;FedEx driver fired over accent&lt;/a&gt;&lt;/li&gt;&lt;li <text:soft-page-break/>class="y-txt-accent y-fp-pg-controls"&gt;&lt;span class="y-txt-accent med-large num" style="font-family: verdana"&gt;03&lt;/span&gt; &lt;a href="http://hsrd.yahoo.com/_ylt=Atggn3n72IYOJf6_vHnDqBebvZx4;_ylu=X3oDMTNldTRmdXR1BGNwb3MDMQRnA2lkLTI4Njg2NTUEaW50bAN1cwRsdHh0A0phY2sgV2lzaG5hIGZvdW5kIGRlYWQEcGtndgMyBHBvcwMzBHNlYwN0Yy10cwRzbGsDdGl0bGUEdGVzdAM3MDEEd29lAzEyNzk3NTM4/SIG=13qh9l6i7/EXP=1354303802/**http%3A//search.yahoo.com/search%3Fcs=bz%26p=Jack%2520Wishna%2520found%2520dead%26fr=fp-tts-701%26fr2=ps" title="Jack Wishna found dead" &gt;Jack Wishna found dead&lt;/a&gt;&lt;/li&gt;&lt;li class="y-txt-accent y-fp-pg-controls"&gt;&lt;span class="y-txt-accent med-large num" style="font-family: verdana"&gt;04&lt;/span&gt; &lt;a href="http://hsrd.yahoo.com/_ylt=AjNDx.TFdSjoe67p4.ts8ISbvZx4;_ylu=X3oDMTNkNTYyZTU2BGNwb3MDMQRnA2lkLTI4Njk5NzQEaW50bAN1cwRsdHh0A01pY2hhZWwgSm9yZGFuIGJhbm5lZARwa2d2AzEEcG9zAzQEc2VjA3RjLXRzBHNsawN0aXRsZQR0ZXN0AzcwMQR3b2UDMTI3OTc1Mzg-/SIG=13l1jnt3b/EXP=1354303802/**http%3A//search.yahoo.com/search%3Fcs=bz%26p=Michael%2520Jordan%2520banned%26fr=fp-tts-701%26fr2=ps" title="Michael Jordan banned" &gt;Michael Jordan banned&lt;/a&gt;&lt;/li&gt;&lt;li class="y-txt-accent y-fp-pg-controls"&gt;&lt;span class="y-txt-accent med-large num" style="font-family: verdana"&gt;05&lt;/span&gt; &lt;a href="http://hsrd.yahoo.com/_ylt=Ar8kMLk0pxSHPHP33.Rf7uSbvZx4;_ylu=X3oDMTNhMDJvNW83BGNwb3MDMQRnA2lkLTI4Njg4NDEEaW50bAN1cwRsdHh0A0thbnllIFdlc3QgZGVwb3NlZARwa2d2AzIEcG9zAzUEc2VjA3RjLXRzBHNsawN0aXRsZQR0ZXN0AzcwMQR3b2UDMTI3OTc1Mzg-/SIG=13i5c78mj/EXP=1354303802/**http%3A//search.yahoo.com/search%3Fcs=bz%26p=Kanye%2520West%2520deposed%26fr=fp-tts-701%26fr2=ps" title="Kanye West deposed" &gt;Kanye West deposed&lt;/a&gt;&lt;/li&gt; </text:p>
      <text:p text:style-name="P7">&lt;/ol&gt; </text:p>
      <text:p text:style-name="P7"><text:s text:c="8"/>&lt;ol start="6" class=""&gt; </text:p>
      <text:p text:style-name="P7"><text:s text:c="4"/>&lt;li class="y-txt-accent first y-fp-pg-controls"&gt;&lt;span class="y-txt-accent med-large num" style="font-family: verdana"&gt;06&lt;/span&gt; &lt;a href="http://hsrd.yahoo.com/_ylt=AnLuBmc0ZjVDb_H6259tDPebvZx4;_ylu=X3oDMTNpb243Z3E2BGNwb3MDMQRnA2lkLTI4Njg3MDEEaW50bAN1cwRsdHh0A1NvbG8mIzM5O3MgaHVzYmFuZCBpbiBqYWlsBHBrZ3YDMgRwb3MDNgRzZWMDdGMtdHMEc2xrA3RpdGxlBHRlc3QDNzAxBHdvZQMxMjc5NzUzOA--/SIG=13un45alh/EXP=1354303802/**http%3A//search.yahoo.com/search%3Fcs=bz%26p=Solo%2527s%2520husband%2520in%2520jail%26fr=fp-tts-701%26fr2=ps" title="Solo&amp;#39;s husband in jail" &gt;Solo&amp;#39;s husband in jail&lt;/a&gt;&lt;/li&gt;&lt;li class="y-txt-accent y-fp-pg-controls"&gt;&lt;span class="y-txt-accent med-large num" style="font-family: verdana"&gt;07&lt;/span&gt; &lt;a href="http://hsrd.yahoo.com/_ylt=AiRV3EClRfkAZQdgPHNErFSbvZx4;_ylu=X3oDMTM5NnZkbm12BGNwb3MDMQRnA2lkLTI4NjgyMjkEaW50bAN1cwRsdHh0A1dvbWFuIGdyb3dzIGJlYXJkBHBrZ3YDMgRwb3MDNwRzZWMDdGMtdHMEc2xrA3RpdGxlBHRlc3QDNzAxBHdvZQMxMjc5NzUzOA--/SIG=13ht761c4/EXP=1354303802/**http%3A//search.yahoo.com/search%3Fcs=bz%26p=Woman%2520grows%2520beard%26fr=fp-tts-701%26fr2=ps" title="Woman grows beard" &gt;Woman grows beard&lt;/a&gt;&lt;/li&gt;&lt;li class="y-txt-accent y-fp-pg-controls"&gt;&lt;span class="y-txt-accent med-large num" style="font-family: verdana"&gt;08&lt;/span&gt; &lt;a <text:soft-page-break/>href="http://hsrd.yahoo.com/_ylt=Al.FdPiPQ9OCkyHTPn4aVnmbvZx4;_ylu=X3oDMTNpaTE3bjUzBGNwb3MDMQRnA2lkLTI4Njg2NTEEaW50bAN1cwRsdHh0A0JvYmJpIEtyaXN0aW5hIEJyb3duIGNyYXNoBHBrZ3YDMwRwb3MDOARzZWMDdGMtdHMEc2xrA3RpdGxlBHRlc3QDNzAxBHdvZQMxMjc5NzUzOA--/SIG=13uj1ouk8/EXP=1354303802/**http%3A//search.yahoo.com/search%3Fcs=bz%26p=Bobbi%2520Kristina%2520Brown%2520crash%26fr=fp-tts-701%26fr2=ps" title="Bobbi Kristina Brown crash" &gt;Bobbi Kristina Brown crash&lt;/a&gt;&lt;/li&gt;&lt;li class="y-txt-accent y-fp-pg-controls"&gt;&lt;span class="y-txt-accent med-large num" style="font-family: verdana"&gt;09&lt;/span&gt; &lt;a href="http://hsrd.yahoo.com/_ylt=Ag9OHGbFba2.c_qpZ8LBM1qbvZx4;_ylu=X3oDMTM3b3IyaTVjBGNwb3MDMQRnA2lkLTI4NzA4OTcEaW50bAN1cwRsdHh0A0JpZGVuIGF0IENvc3RjbwRwa2d2AzIEcG9zAzkEc2VjA3RjLXRzBHNsawN0aXRsZQR0ZXN0AzcwMQR3b2UDMTI3OTc1Mzg-/SIG=13frq1ffm/EXP=1354303802/**http%3A//search.yahoo.com/search%3Fcs=bz%26p=Biden%2520at%2520Costco%26fr=fp-tts-701%26fr2=ps" title="Biden at Costco" &gt;Biden at Costco&lt;/a&gt;&lt;/li&gt;&lt;li class="y-txt-accent y-fp-pg-controls"&gt;&lt;span class="y-txt-accent med-large num" style="font-family: verdana"&gt;10&lt;/span&gt; &lt;a href="http://hsrd.yahoo.com/_ylt=AsSNqu2cdiy.pwTFgmHgG3ibvZx4;_ylu=X3oDMTM5bzEwMTB1BGNwb3MDMQRnA2lkLTI4NzAwODIEaW50bAN1cwRsdHh0A01vcnRnYWdlIHJhdGVzBHBrZ3YDMi4xBHBvcwMxMARzZWMDdGMtdHMEc2xrA3RpdGxlBHRlc3QDNzAxBHdvZQMxMjc5NzUzOA--/SIG=13dl9h09u/EXP=1354303802/**http%3A//search.yahoo.com/search%3Fcs=bz%26p=Mortgage%2520rates%26fr=fp-tts-qt-701%26fr2=ps" title="Mortgage rates" &gt;Mortgage rates&lt;/a&gt;&lt;/li&gt; </text:p>
      <text:p text:style-name="P7">&lt;/ol&gt; </text:p>
      <text:p text:style-name="P7"><text:s text:c="4"/>&lt;/div&gt; </text:p>
      <text:p text:style-name="P7">&lt;/div&gt; <text:s text:c="3"/>&lt;/div&gt; </text:p>
      <text:p text:style-name="P7"><text:s text:c="8"/>&lt;div id="default-p_30345151-ft" class="ft"&gt;&lt;/div&gt; </text:p>
      <text:p text:style-name="P7">&lt;/div&gt;&lt;/div&gt;&lt;div class="y-pad"/&gt;&lt;div id="default-p_13923486" class="mod view_default"&gt; <text:s/>&lt;div id="default-p_13923486-bd" class="bd type_ads type_ads_default"&gt;&lt;div class="fpad fpad-reserve"&gt;&lt;!-- metro normal ad --&gt;&lt;!-- metro fallback ad cms --&gt;&lt;div id="ad"&gt; </text:p>
      <text:p text:style-name="P7"><text:tab/>&lt;a href="http://www.yahoo.com/bin/set" target="_blank"&gt;&lt;img src="http://l.yimg.com/cv/ae/us/audience/121017/300x250lweyw4b9v.jpg" width="300" height="250" border="0" alt="Set your homepage to Yahoo!" /&gt;&lt;/a&gt; </text:p>
      <text:p text:style-name="P7">&lt;/div&gt;&lt;/div&gt; <text:s text:c="3"/>&lt;/div&gt; </text:p>
      <text:p text:style-name="P7"><text:s text:c="8"/>&lt;div id="default-p_13923486-ft" class="ft"&gt;&lt;/div&gt; </text:p>
      <text:p text:style-name="P7">&lt;/div&gt;&lt;/div&gt;&lt;div class="y-pad y-line y-ln-1"/&gt;&lt;div id="default-p_30344911" class="mod view_default"&gt; <text:s/>&lt;div id="default-p_30344911-bd" class="bd type_contentcarousel type_contentcarousel_default"&gt;&lt;div class="carousel-pos6 carousel-pos y-ln-1"&gt; </text:p>
      <text:p text:style-name="P7">&lt;div id="p_30344911-carousel" class="y-carousel-wrapper"&gt; </text:p>
      <text:p text:style-name="P7">&lt;div class="y-carousel no-fallback"&gt; </text:p>
      <text:p text:style-name="P7">&lt;ul class="y-carousel-list clearfix"&gt; </text:p>
      <text:p text:style-name="P7"><text:s text:c="4"/>&lt;li class="y-panel sel-pane"&gt;&lt;div id="default-p_30345381_c1c" class="mod view_default"&gt; <text:s/>&lt;div id="default-p_30345381_c1c-bd" class="bd type_multimedia type_multimedia_default"&gt;&lt;div class="videos wrapper y-ln-1 clearfix carousel"&gt; </text:p>
      <text:p text:style-name="P7"><text:soft-page-break/>&lt;h2 class="y-txt-modhdr modhdr item4-hd"&gt; MUST-SEE VIDEOS ON YAHOO!&lt;/h2&gt; </text:p>
      <text:p text:style-name="P7">&lt;div class="mul-cont"&gt; </text:p>
      <text:p text:style-name="P7"/>
      <text:p text:style-name="P7">&lt;ul class="y-bg-3 item4 clearfix"&gt;&lt;li class="primary y-ln-1 y-bg-1 embedded"&gt; </text:p>
      <text:p text:style-name="P7"><text:s text:c="4"/>&lt;a class="embedded size793x666 " </text:p>
      <text:p text:style-name="P7">href="http://hsrd.yahoo.com/_ylt=ApURVWin.u_I4.u3K2IUlA6bvZx4;_ylu=X3oDMTF2bDAzaTc1BGNwb3MDMQRnA2lkLTI4NjkwMzAEaW50bAN1cwRwb3MDMQRzZWMDbW0tdmlkBHNsawN2aWRlbwR0ZXN0AzcwMQ--/SIG=13crfa7g1/EXP=1354303802/**http%3A//news.yahoo.com/blogs/katies-take-abc-news/tips-finding-love-online-154058399.html"&gt; </text:p>
      <text:p text:style-name="P7"><text:s text:c="7"/>&lt;img src="http://l.yimg.com/dh/ap/default/121128/dating340.jpg" alt="Do&amp;#39;s and don&amp;#39;ts of online dating (Thinkstock / Y! Katie&amp;#39;s Take)"&gt; </text:p>
      <text:p text:style-name="P7"><text:s text:c="7"/>&lt;span class="title hide-title"&gt;Do&amp;#39;s and don&amp;#39;ts of online dating&lt;/span&gt;&lt;div class="video-overlay new-overlay"&gt; </text:p>
      <text:p text:style-name="P7"><text:s text:c="4"/>&lt;div class="video-overlay-back"&gt;&lt;/div&gt; </text:p>
      <text:p text:style-name="P7"><text:s text:c="4"/>&lt;div class="cta med-small strong" href="http://hsrd.yahoo.com/_ylt=ApURVWin.u_I4.u3K2IUlA6bvZx4;_ylu=X3oDMTF2bDAzaTc1BGNwb3MDMQRnA2lkLTI4NjkwMzAEaW50bAN1cwRwb3MDMQRzZWMDbW0tdmlkBHNsawN2aWRlbwR0ZXN0AzcwMQ--/SIG=13crfa7g1/EXP=1354303802/**http%3A//news.yahoo.com/blogs/katies-take-abc-news/tips-finding-love-online-154058399.html"&gt; </text:p>
      <text:p text:style-name="P7"><text:s text:c="4"/>&lt;span class="video-sprite"&gt;&lt;img class="play-icon" src="http://l.yimg.com/a/i/ww/met/sprite_videoicon_20100201_ltr.png"&gt;&lt;/span&gt;&lt;/div&gt; </text:p>
      <text:p text:style-name="P7"><text:s text:c="4"/></text:p>
      <text:p text:style-name="P7">&lt;/div&gt; </text:p>
      <text:p text:style-name="P7"><text:s text:c="3"/>&lt;/a&gt; </text:p>
      <text:p text:style-name="P7"><text:s text:c="3"/>&lt;a class="embedded text size793x666 " </text:p>
      <text:p text:style-name="P7">href="http://hsrd.yahoo.com/_ylt=AlaQ.mAMjud.PqwZQFqbnpubvZx4;_ylu=X3oDMTF2cGRrYXFxBGNwb3MDMQRnA2lkLTI4NjkwMzAEaW50bAN1cwRwb3MDMgRzZWMDbW0tdmlkBHNsawN0aXRsZQR0ZXN0AzcwMQ--/SIG=13crfa7g1/EXP=1354303802/**http%3A//news.yahoo.com/blogs/katies-take-abc-news/tips-finding-love-online-154058399.html"&gt; </text:p>
      <text:p text:style-name="P7"><text:s text:c="7"/>&lt;span class="desc"&gt;&lt;span class="title med-small y-txt-5"&gt;Do&amp;#39;s and don&amp;#39;ts of online dating&lt;/span&gt;&lt;/span&gt; </text:p>
      <text:p text:style-name="P7"><text:s text:c="3"/>&lt;/a&gt; </text:p>
      <text:p text:style-name="P7">&lt;/li&gt;&lt;li class="vid1 secondary clearfix new-sec embedded"&gt; </text:p>
      <text:p text:style-name="P7"><text:s text:c="4"/>&lt;a class="embedded size793x666 " </text:p>
      <text:p text:style-name="P7">href="http://hsrd.yahoo.com/_ylt=AvZVfTRci4UbJDf3Vg_Ij4CbvZx4;_ylu=X3oDMTF2dW50N2pyBGNwb3MDMgRnA2lkLTI4Njg3NjcEaW50bAN1cwRwb3MDMQRzZWMDbW0tdmlkBHNsawN2aWRlbwR0ZXN0AzcwMQ--/SIG=14uk33u5j/EXP=1354303802/**http%3A//tv.yahoo.com/news/the--star-trek--the-next-generation--cast-reunites--makes-fun-of-patrick-stewart--exclusive-video--200755678.html"&gt; </text:p>
      <text:p text:style-name="P7"><text:s text:c="7"/>&lt;img <text:soft-page-break/>src="http://l.yimg.com/dh/ap/default/121128/startrek110.jpg" alt="&amp;#39;Star Trek&amp;#39; cast teases Stewart at reunion (Y! TV)"&gt; </text:p>
      <text:p text:style-name="P7"><text:s text:c="7"/>&lt;span class="title hide-title"&gt;&amp;#39;Star Trek&amp;#39; cast teases Stewart at reunion&lt;/span&gt;&lt;span class="small-overlay video-sprite" &gt;&lt;img class="play-icon" src="http://l.yimg.com/a/i/ww/met/sprite_videoicon_20100201_ltr.png" alt=""&gt;&lt;/span&gt; </text:p>
      <text:p text:style-name="P7"/>
      <text:p text:style-name="P7"><text:s text:c="3"/>&lt;/a&gt; </text:p>
      <text:p text:style-name="P7"><text:s text:c="3"/>&lt;a class="embedded text size793x666 " </text:p>
      <text:p text:style-name="P7">href="http://hsrd.yahoo.com/_ylt=AjCCeOa2QXeL6hBZJHrWlPCbvZx4;_ylu=X3oDMTF2M2JtMDluBGNwb3MDMgRnA2lkLTI4Njg3NjcEaW50bAN1cwRwb3MDMgRzZWMDbW0tdmlkBHNsawN0aXRsZQR0ZXN0AzcwMQ--/SIG=14uk33u5j/EXP=1354303802/**http%3A//tv.yahoo.com/news/the--star-trek--the-next-generation--cast-reunites--makes-fun-of-patrick-stewart--exclusive-video--200755678.html"&gt; </text:p>
      <text:p text:style-name="P7"><text:s text:c="7"/>&lt;span class="desc"&gt;&lt;span class="title small y-link"&gt;&amp;#39;Star Trek&amp;#39; cast teases Stewart at reunion&lt;/span&gt;&lt;/span&gt; </text:p>
      <text:p text:style-name="P7"><text:s text:c="3"/>&lt;/a&gt; </text:p>
      <text:p text:style-name="P7">&lt;/li&gt;&lt;li class="vid2 secondary clearfix new-sec embedded"&gt; </text:p>
      <text:p text:style-name="P7"><text:s text:c="4"/>&lt;a class="embedded size793x666 " </text:p>
      <text:p text:style-name="P7">href="http://hsrd.yahoo.com/_ylt=AiZT5Rgp1smilia2cReD6tebvZx4;_ylu=X3oDMTF2M2hqam42BGNwb3MDMwRnA2lkLTI4NzA4MDgEaW50bAN1cwRwb3MDMQRzZWMDbW0tdmlkBHNsawN2aWRlbwR0ZXN0AzcwMQ--/SIG=13esccjb7/EXP=1354303802/**http%3A//ca.finance.yahoo.com/video/oysterman-environmentalists-face-off-over-171953567.html"&gt; </text:p>
      <text:p text:style-name="P7"><text:s text:c="7"/>&lt;img src="http://l.yimg.com/dh/ap/default/121129/oyster110.jpg" alt="Oystermen face off with environmentalists (AP)"&gt; </text:p>
      <text:p text:style-name="P7"><text:s text:c="7"/>&lt;span class="title hide-title"&gt;Oystermen face off with environmentalists&lt;/span&gt;&lt;span class="small-overlay video-sprite" &gt;&lt;img class="play-icon" src="http://l.yimg.com/a/i/ww/met/sprite_videoicon_20100201_ltr.png" alt=""&gt;&lt;/span&gt; </text:p>
      <text:p text:style-name="P7"/>
      <text:p text:style-name="P7"><text:s text:c="3"/>&lt;/a&gt; </text:p>
      <text:p text:style-name="P7"><text:s text:c="3"/>&lt;a class="embedded text size793x666 " </text:p>
      <text:p text:style-name="P7">href="http://hsrd.yahoo.com/_ylt=AmPe6Rs0F32gxqk8b0SdDNKbvZx4;_ylu=X3oDMTF2ZnI5bHY5BGNwb3MDMwRnA2lkLTI4NzA4MDgEaW50bAN1cwRwb3MDMgRzZWMDbW0tdmlkBHNsawN0aXRsZQR0ZXN0AzcwMQ--/SIG=13esccjb7/EXP=1354303802/**http%3A//ca.finance.yahoo.com/video/oysterman-environmentalists-face-off-over-171953567.html"&gt; </text:p>
      <text:p text:style-name="P7"><text:s text:c="7"/>&lt;span class="desc"&gt;&lt;span class="title small y-link"&gt;Oystermen face off with environmentalists&lt;/span&gt;&lt;/span&gt; </text:p>
      <text:p text:style-name="P7"><text:s text:c="3"/>&lt;/a&gt; </text:p>
      <text:p text:style-name="P7">&lt;/li&gt;&lt;li class="vid3 secondary clearfix new-sec embedded"&gt; </text:p>
      <text:p text:style-name="P7"><text:s text:c="4"/>&lt;a class="embedded size793x666 " </text:p>
      <text:p text:style-name="P7">href="http://hsrd.yahoo.com/_ylt=AqtKhfJOYV9R2_ZIG0ekUaabvZx4;_ylu=X3oDMTF2OXI2ZGc4BGNwb3MDNARnA2lkLTI4NzA5NjYEaW50bAN1cwRwb3MDMQRzZWMDbW0<text:soft-page-break/>tdmlkBHNsawN2aWRlbwR0ZXN0AzcwMQ--/SIG=13i8vsjkv/EXP=1354303802/**http%3A//gma.yahoo.com/video/pets-26594274/four-baby-lion-cubs-born-at-seattle-zoo-31227008.html"&gt; </text:p>
      <text:p text:style-name="P7"><text:s text:c="7"/>&lt;img src="http://l.yimg.com/dh/ap/default/121129/cubs110.jpg" alt="Four baby lion cubs thrive at Seattle zoo (GMA)"&gt; </text:p>
      <text:p text:style-name="P7"><text:s text:c="7"/>&lt;span class="title hide-title"&gt;Four baby lion cubs thrive at Seattle zoo&lt;/span&gt;&lt;span class="small-overlay video-sprite" &gt;&lt;img class="play-icon" src="http://l.yimg.com/a/i/ww/met/sprite_videoicon_20100201_ltr.png" alt=""&gt;&lt;/span&gt; </text:p>
      <text:p text:style-name="P7"/>
      <text:p text:style-name="P7"><text:s text:c="3"/>&lt;/a&gt; </text:p>
      <text:p text:style-name="P7"><text:s text:c="3"/>&lt;a class="embedded text size793x666 " </text:p>
      <text:p text:style-name="P7">href="http://hsrd.yahoo.com/_ylt=AlkIbmzQHoJiZ.jAawWGBtibvZx4;_ylu=X3oDMTF2aGdlNDFkBGNwb3MDNARnA2lkLTI4NzA5NjYEaW50bAN1cwRwb3MDMgRzZWMDbW0tdmlkBHNsawN0aXRsZQR0ZXN0AzcwMQ--/SIG=13i8vsjkv/EXP=1354303802/**http%3A//gma.yahoo.com/video/pets-26594274/four-baby-lion-cubs-born-at-seattle-zoo-31227008.html"&gt; </text:p>
      <text:p text:style-name="P7"><text:s text:c="7"/>&lt;span class="desc"&gt;&lt;span class="title small y-link"&gt;Four baby lion cubs thrive at Seattle zoo&lt;/span&gt;&lt;/span&gt; </text:p>
      <text:p text:style-name="P7"><text:s text:c="3"/>&lt;/a&gt; </text:p>
      <text:p text:style-name="P7">&lt;/li&gt;&lt;/ul&gt; </text:p>
      <text:p text:style-name="P7">&lt;/div&gt; </text:p>
      <text:p text:style-name="P7"/>
      <text:p text:style-name="P7"/>
      <text:p text:style-name="P7">&lt;/div&gt; <text:s text:c="3"/>&lt;/div&gt; </text:p>
      <text:p text:style-name="P7"><text:s text:c="8"/>&lt;div id="default-p_30345381_c1c-ft" class="ft"&gt;&lt;/div&gt; </text:p>
      <text:p text:style-name="P7">&lt;/div&gt; <text:s text:c="3"/>&lt;/li&gt; </text:p>
      <text:p text:style-name="P7">&lt;/ul&gt; </text:p>
      <text:p text:style-name="P7">&lt;/div&gt; </text:p>
      <text:p text:style-name="P7"/>
      <text:p text:style-name="P7">&lt;/div&gt; </text:p>
      <text:p text:style-name="P7">&lt;/div&gt; <text:s text:c="3"/>&lt;/div&gt; </text:p>
      <text:p text:style-name="P7"><text:s text:c="8"/>&lt;div id="default-p_30344911-ft" class="ft"&gt;&lt;/div&gt; </text:p>
      <text:p text:style-name="P7">&lt;/div&gt;&lt;/div&gt;&lt;div class="y-pad y-line y-ln-1"/&gt;&lt;div id="default-p_30345693" class="mod view_default"&gt; <text:s/>&lt;div id="default-p_30345693-bd" class="bd type_contentcarousel type_contentcarousel_default"&gt;&lt;div class="carousel-pos15 carousel-pos y-ln-1"&gt; </text:p>
      <text:p text:style-name="P7">&lt;div id="p_30345693-carousel" class="y-carousel-wrapper"&gt; </text:p>
      <text:p text:style-name="P7">&lt;div class="y-carousel no-fallback"&gt; </text:p>
      <text:p text:style-name="P7">&lt;ul class="y-carousel-list clearfix"&gt; </text:p>
      <text:p text:style-name="P7"><text:s text:c="4"/>&lt;li class="y-panel sel-pane"&gt;&lt;div id="default-p_30345727_c60" class="mod view_default"&gt; <text:s/>&lt;div id="default-p_30345727_c60-bd" class="bd type_mostpopular type_mostpopular_default"&gt; <text:s text:c="9"/>&lt;div class="title-wrapper"&gt; </text:p>
      <text:p text:style-name="P7"><text:s text:c="14"/>&lt;h2 class="strong"&gt;MOST POPULAR&lt;/h2&gt; </text:p>
      <text:p text:style-name="P7"><text:s text:c="10"/>&lt;/div&gt;&lt;div class="mostpopular"&gt;&lt;div class="clearfix"&gt; </text:p>
      <text:p text:style-name="P7">&lt;ul&gt;&lt;li class="clearfix y-fp-pg-controls0"&gt; </text:p>
      <text:p text:style-name="P7">&lt;a <text:soft-page-break/>href="http://hsrd.yahoo.com/_ylt=AhfosLAXZhvBZkWeG6mYfWCbvZx4;_ylu=X3oDMTF1c21odnV1BGNwb3MDMQRnA2lkLTI4Njc5ODgEaW50bAN1cwRwb3MDMQRzZWMDcG9wLTVoZARzbGsDaW1nBHRlc3QDNzAx/SIG=1361tfijn/EXP=1354303802/**http%3A//news.yahoo.com/blogs/lookout/parents-daughter-death-facebook-151556072.html"&gt; </text:p>
      <text:p text:style-name="P7"><text:s text:c="4"/>&lt;img src="http://l.yimg.com/nn/fp/rsz/112812/images/smush/daughter4_ac_1354125319.jpg" alt="Parents learn of daughter&amp;#39;s death on Facebook (CBS Atlanta)"/&gt; </text:p>
      <text:p text:style-name="P7">&lt;/a&gt; </text:p>
      <text:p text:style-name="P7">&lt;p class="medium"&gt; </text:p>
      <text:p text:style-name="P7"><text:s text:c="4"/>&lt;a href="http://hsrd.yahoo.com/_ylt=Arqc_8SbXf47QRbtsptszu2bvZx4;_ylu=X3oDMTIwNTQxZDNsBGNwb3MDMQRnA2lkLTI4Njc5ODgEaW50bAN1cwRwb3MDMgRzZWMDcG9wLTVoZARzbGsDdGl0bGUEdGVzdAM3MDE-/SIG=1361tfijn/EXP=1354303802/**http%3A//news.yahoo.com/blogs/lookout/parents-daughter-death-facebook-151556072.html" class="y-link" title="Tragic discovery on Facebook"&gt; </text:p>
      <text:p text:style-name="P7"><text:s text:c="8"/>&lt;span class="strong lead"&gt;Tragic discovery on Facebook&lt;/span&gt;&amp;nbsp; </text:p>
      <text:p text:style-name="P7"><text:s text:c="8"/>&lt;span class="y-text-2 head"&gt;Parents learn of daughter&amp;#39;s death via social media.&lt;/span&gt; </text:p>
      <text:p text:style-name="P7"><text:s text:c="4"/>&lt;/a&gt; </text:p>
      <text:p text:style-name="P7">&lt;/p&gt; </text:p>
      <text:p text:style-name="P7">&lt;/li&gt;&lt;li class="clearfix y-fp-pg-controls"&gt; </text:p>
      <text:p text:style-name="P7">&lt;a href="http://hsrd.yahoo.com/_ylt=AuP0L_9goVr1yPEC8TaD7mybvZx4;_ylu=X3oDMTF1bWRuMzc0BGNwb3MDMgRnA2lkLTI4NjgyOTEEaW50bAN1cwRwb3MDMQRzZWMDcG9wLTVoZARzbGsDaW1nBHRlc3QDNzAx/SIG=13u6cbhbi/EXP=1354303802/**http%3A//shine.yahoo.com/beauty/sophia-loren-78-outshines-supermodels-pirelli-calendar-launch-181400123.html"&gt; </text:p>
      <text:p text:style-name="P7"><text:s text:c="4"/>&lt;img src="http://l.yimg.com/nn/fp/rsz/112812/images/smush/loren_ac_1354135985.jpg" alt="Sophia Loren outshines models decades younger. (Venturelli/WireImage)"/&gt; </text:p>
      <text:p text:style-name="P7">&lt;/a&gt; </text:p>
      <text:p text:style-name="P7">&lt;p class="medium"&gt; </text:p>
      <text:p text:style-name="P7"><text:s text:c="4"/>&lt;a href="http://hsrd.yahoo.com/_ylt=AliJluAFizFR40hQMeASBG.bvZx4;_ylu=X3oDMTIwNDExMG4wBGNwb3MDMgRnA2lkLTI4NjgyOTEEaW50bAN1cwRwb3MDMgRzZWMDcG9wLTVoZARzbGsDdGl0bGUEdGVzdAM3MDE-/SIG=13u6cbhbi/EXP=1354303802/**http%3A//shine.yahoo.com/beauty/sophia-loren-78-outshines-supermodels-pirelli-calendar-launch-181400123.html" class="y-link" title="Actress outshines younger models"&gt; </text:p>
      <text:p text:style-name="P7"><text:s text:c="8"/>&lt;span class="strong lead"&gt;Actress outshines younger models&lt;/span&gt;&amp;nbsp; </text:p>
      <text:p text:style-name="P7"><text:s text:c="8"/>&lt;span class="y-text-2 head"&gt;Sophia Loren still stunning at age 78.&lt;/span&gt; </text:p>
      <text:p text:style-name="P7"><text:s text:c="4"/>&lt;/a&gt; </text:p>
      <text:p text:style-name="P7">&lt;/p&gt; </text:p>
      <text:p text:style-name="P7"><text:soft-page-break/>&lt;/li&gt;&lt;li class="clearfix y-fp-pg-controls"&gt; </text:p>
      <text:p text:style-name="P7">&lt;a href="http://hsrd.yahoo.com/_ylt=AgHv0ZxdxcZYNGgzYqq2gTKbvZx4;_ylu=X3oDMTF1NWZpZGF0BGNwb3MDMwRnA2lkLTI4NjU0OTkEaW50bAN1cwRwb3MDMQRzZWMDcG9wLTVoZARzbGsDaW1nBHRlc3QDNzAx/SIG=12smf86vh/EXP=1354303802/**http%3A//screen.yahoo.com/submarine-captain-sends-hate-mail-181007286.html"&gt; </text:p>
      <text:p text:style-name="P7"><text:s text:c="4"/>&lt;img src="http://l.yimg.com/nn/fp/rsz/112812/images/smush/let_ac_1354062475.jpg" alt="Dad&amp;#39;s letter to kids: &amp;#39;Bitter disappointment&amp;#39; (&amp;#39;Broken News Daily&amp;#39;)"/&gt; </text:p>
      <text:p text:style-name="P7">&lt;/a&gt; </text:p>
      <text:p text:style-name="P7">&lt;p class="medium"&gt; </text:p>
      <text:p text:style-name="P7"><text:s text:c="4"/>&lt;a href="http://hsrd.yahoo.com/_ylt=AgvyydoTVPC1pd_T2rGfupmbvZx4;_ylu=X3oDMTIwOHNxMHFmBGNwb3MDMwRnA2lkLTI4NjU0OTkEaW50bAN1cwRwb3MDMgRzZWMDcG9wLTVoZARzbGsDdGl0bGUEdGVzdAM3MDE-/SIG=12smf86vh/EXP=1354303802/**http%3A//screen.yahoo.com/submarine-captain-sends-hate-mail-181007286.html" class="y-link" title="Dad&amp;#39;s harsh letter to kids (VIDEO)"&gt; </text:p>
      <text:p text:style-name="P7"><text:s text:c="8"/>&lt;span class="strong lead"&gt;Dad&amp;#39;s harsh letter to kids (VIDEO)&lt;/span&gt;&amp;nbsp; </text:p>
      <text:p text:style-name="P7"><text:s text:c="8"/>&lt;span class="y-text-2 head"&gt;Nick Crews doesn&amp;#39;t regret a word of his missive.&lt;/span&gt; </text:p>
      <text:p text:style-name="P7"><text:s text:c="4"/>&lt;/a&gt; </text:p>
      <text:p text:style-name="P7">&lt;/p&gt; </text:p>
      <text:p text:style-name="P7">&lt;/li&gt;&lt;li class="clearfix y-fp-pg-controls"&gt; </text:p>
      <text:p text:style-name="P7">&lt;a href="http://hsrd.yahoo.com/_ylt=AtdReaJXDDrU4h7W1R2bzjGbvZx4;_ylu=X3oDMTF1ZGdqaTYwBGNwb3MDNARnA2lkLTI4NjIwMjMEaW50bAN1cwRwb3MDMQRzZWMDcG9wLTVoZARzbGsDaW1nBHRlc3QDNzAx/SIG=12c60r7td/EXP=1354303802/**http%3A//travel.yahoo.com/ideas/world-s-best-airlines.html"&gt; </text:p>
      <text:p text:style-name="P7"><text:s text:c="4"/>&lt;img src="http://l.yimg.com/nn/fp/rsz/112612/images/smush/airline_ac_1353960651.jpg" alt="Best airlines ranked (ThinkStock)"/&gt; </text:p>
      <text:p text:style-name="P7">&lt;/a&gt; </text:p>
      <text:p text:style-name="P7">&lt;p class="medium"&gt; </text:p>
      <text:p text:style-name="P7"><text:s text:c="4"/>&lt;a href="http://hsrd.yahoo.com/_ylt=Amz1XTGhd8LngVXOIbhRNXWbvZx4;_ylu=X3oDMTIwYzc4cjJoBGNwb3MDNARnA2lkLTI4NjIwMjMEaW50bAN1cwRwb3MDMgRzZWMDcG9wLTVoZARzbGsDdGl0bGUEdGVzdAM3MDE-/SIG=12c60r7td/EXP=1354303802/**http%3A//travel.yahoo.com/ideas/world-s-best-airlines.html" class="y-link" title="Magazine ranks world&amp;#39;s best airlines"&gt; </text:p>
      <text:p text:style-name="P7"><text:s text:c="8"/>&lt;span class="strong lead"&gt;Magazine ranks world&amp;#39;s best airlines&lt;/span&gt;&amp;nbsp; </text:p>
      <text:p text:style-name="P7"><text:s text:c="8"/>&lt;span class="y-text-2 head"&gt;The No. 1 took title for 17th year in a row.&lt;/span&gt; </text:p>
      <text:p text:style-name="P7"><text:s text:c="4"/>&lt;/a&gt; </text:p>
      <text:p text:style-name="P7">&lt;/p&gt; </text:p>
      <text:p text:style-name="P7"><text:soft-page-break/>&lt;/li&gt;&lt;li class="clearfix y-fp-pg-controls"&gt; </text:p>
      <text:p text:style-name="P7">&lt;a href="http://hsrd.yahoo.com/_ylt=AmELb.vPTbWUurutWYxPMXKbvZx4;_ylu=X3oDMTF1bDJhajRuBGNwb3MDNQRnA2lkLTI4Njc0MDYEaW50bAN1cwRwb3MDMQRzZWMDcG9wLTVoZARzbGsDaW1nBHRlc3QDNzAx/SIG=135mf021r/EXP=1354303802/**http%3A//omg.yahoo.com/news/jessica-simpson-pregnant-again-110000378-us-weekly.html"&gt; </text:p>
      <text:p text:style-name="P7"><text:s text:c="4"/>&lt;img src="http://l.yimg.com/nn/fp/rsz/112812/images/smush/simpson_ac_1354109028.jpg" alt="Jessica Simpson is pregnant again (Jon Kopaloff/FilmMagic)"/&gt; </text:p>
      <text:p text:style-name="P7">&lt;/a&gt; </text:p>
      <text:p text:style-name="P7">&lt;p class="medium"&gt; </text:p>
      <text:p text:style-name="P7"><text:s text:c="4"/>&lt;a href="http://hsrd.yahoo.com/_ylt=AttHNz_kmSRcSKC6gMr.tzSbvZx4;_ylu=X3oDMTIwYWtrMzllBGNwb3MDNQRnA2lkLTI4Njc0MDYEaW50bAN1cwRwb3MDMgRzZWMDcG9wLTVoZARzbGsDdGl0bGUEdGVzdAM3MDE-/SIG=135mf021r/EXP=1354303802/**http%3A//omg.yahoo.com/news/jessica-simpson-pregnant-again-110000378-us-weekly.html" class="y-link" title="Simpson is pregnant again"&gt; </text:p>
      <text:p text:style-name="P7"><text:s text:c="8"/>&lt;span class="strong lead"&gt;Simpson is pregnant again&lt;/span&gt;&amp;nbsp; </text:p>
      <text:p text:style-name="P7"><text:s text:c="8"/>&lt;span class="y-text-2 head"&gt;The star is &amp;quot;really overjoyed,&amp;quot; source tells Us Weekly.&lt;/span&gt; </text:p>
      <text:p text:style-name="P7"><text:s text:c="4"/>&lt;/a&gt; </text:p>
      <text:p text:style-name="P7">&lt;/p&gt; </text:p>
      <text:p text:style-name="P7">&lt;/li&gt;&lt;/ul&gt; </text:p>
      <text:p text:style-name="P7">&lt;/div&gt;&lt;/div&gt; <text:s text:c="3"/>&lt;/div&gt; </text:p>
      <text:p text:style-name="P7"><text:s text:c="8"/>&lt;div id="default-p_30345727_c60-ft" class="ft"&gt;&lt;/div&gt; </text:p>
      <text:p text:style-name="P7">&lt;/div&gt; <text:s text:c="3"/>&lt;/li&gt; </text:p>
      <text:p text:style-name="P7">&lt;/ul&gt; </text:p>
      <text:p text:style-name="P7">&lt;/div&gt; </text:p>
      <text:p text:style-name="P7"/>
      <text:p text:style-name="P7">&lt;/div&gt; </text:p>
      <text:p text:style-name="P7">&lt;/div&gt; <text:s text:c="3"/>&lt;/div&gt; </text:p>
      <text:p text:style-name="P7"><text:s text:c="8"/>&lt;div id="default-p_30345693-ft" class="ft"&gt;&lt;/div&gt; </text:p>
      <text:p text:style-name="P7">&lt;/div&gt;&lt;/div&gt;&lt;div class="y-pad y-line y-ln-1"/&gt;&lt;div id="default-p_30345694" class="mod view_default"&gt; <text:s/>&lt;div id="default-p_30345694-bd" class="bd type_contentcarousel type_contentcarousel_default"&gt;&lt;div class="carousel-pos16 carousel-pos y-ln-1"&gt; </text:p>
      <text:p text:style-name="P7">&lt;div id="p_30345694-carousel" class="y-carousel-wrapper"&gt; </text:p>
      <text:p text:style-name="P7">&lt;div class="y-carousel no-fallback"&gt; </text:p>
      <text:p text:style-name="P7">&lt;ul class="y-carousel-list clearfix"&gt; </text:p>
      <text:p text:style-name="P7"><text:s text:c="4"/>&lt;li class="y-panel sel-pane"&gt;&lt;div id="default-p_30345631_d32" class="mod view_default"&gt; <text:s/>&lt;div id="default-p_30345631_d32-bd" class="bd type_contentcarouselPolls type_contentcarouselPolls_default"&gt;&lt;div id="default-p_30345693_cd1-bd" class="bd type_contentcarouselslideshow1 type_contentcarouselslideshow1_default"&gt;&lt;div id="yui_3_3_0_1_13026665894931268" class="type2thumb"&gt; <text:s text:c="11"/><text:soft-page-break/>&lt;div id="yui_3_3_0_1_13026665894931267" class="title-clip"&gt; <text:s text:c="11"/>&lt;div id="yui_3_3_0_1_13026665894931266" class="title-wrapper"&gt; <text:s text:c="11"/>&lt;h2 class="y-txt-modhdr bdr-b y-ln-1 "&gt;&lt;div class="property icon-filter" style="background-image: url(http://l.yimg.com/a/i/ww/met/mod/ybang_22_111908.png);_background-image: none;"&gt;&lt;span class="icon-filter" style="_filter:progid:DXImageTransform.Microsoft.AlphaImageLoader(src='http://l.yimg.com/a/i/ww/met/mod/ybang_22_111908.png',sizingMethod='crop');"&gt;&amp;nbsp;&lt;/span&gt;&lt;a href="http://www.flickr.com/" class="y-txt-modhdr"&gt;Flickr&lt;/a&gt;&lt;/div&gt;INSIDE YAHOO! &amp;ndash; Photo trends&lt;/h2&gt; <text:s text:c="11"/>&lt;/div&gt; <text:s text:c="11"/>&lt;/div&gt;&lt;div class="wrapper clearfix"&gt; <text:s text:c="7"/>&lt;ul class="thumbs clearfix"&gt;&lt;li class="thumb first"&gt;&lt;a href="http://www.flickr.com/photos/yahooeditorspicks/galleries/72157626318184273/" class="img" style="width:150px;"&gt; <text:s text:c="3"/>&lt;img width="150" height="75" class="y-ln-1" alt="Great horned owl by David C of flic.kr/normalityrelief/" src="http://l1.yimg.com/a/i/ww/news/2011/04/11/owl150x75.jpg"&gt;&lt;/a&gt;&lt;span class="link"&gt;&lt;a href="http://www.flickr.com/photos/yahooeditorspicks/galleries/72157626318184273/" class=""&gt;Camouflaged animals&lt;/a&gt;&lt;/span&gt;&lt;/li&gt;&lt;li class="thumb"&gt;&lt;a href="http://www.flickr.com/photos/yahooeditorspicks/galleries/72157624328246462/" class="img" style="width:150px;"&gt; <text:s text:c="3"/>&lt;img width="150" height="75" class="y-ln-1" alt="Holden Efijy by LinksmanJD of flic.kr/linksmanjd/" src="http://l1.yimg.com/a/i/ww/news/2011/04/11/car150x75.jpg"&gt;&lt;/a&gt;&lt;span class="link"&gt;&lt;a href="http://www.flickr.com/photos/yahooeditorspicks/galleries/72157624328246462/" class=""&gt;Coolest cars&lt;/a&gt;&lt;/span&gt;&lt;/li&gt;&lt;/ul&gt;&lt;/div&gt;&lt;/div&gt; <text:s text:c="3"/>&lt;/div&gt; <text:s text:c="3"/>&lt;/div&gt; </text:p>
      <text:p text:style-name="P7"><text:s text:c="8"/>&lt;div id="default-p_30345631_d32-ft" class="ft"&gt;&lt;/div&gt; </text:p>
      <text:p text:style-name="P7">&lt;/div&gt;&lt;div id="default-p_21295329_cc6" class="mod view_default"&gt; <text:s/>&lt;div id="default-p_21295329_cc6-bd" class="bd type_ads type_ads_default"&gt;&lt;div class="crsl3 crsl3-reserve"&gt;&lt;!-- metro normal ad --&gt;&lt;!-- metro fallback ad cms --&gt;&lt;div&gt; </text:p>
      <text:p text:style-name="P7">&lt;!-- EMPTY CRSL3 CONTENTS --&gt; </text:p>
      <text:p text:style-name="P7">&lt;/div&gt;&lt;/div&gt; <text:s text:c="3"/>&lt;/div&gt; </text:p>
      <text:p text:style-name="P7"><text:s text:c="8"/>&lt;div id="default-p_21295329_cc6-ft" class="ft"&gt;&lt;/div&gt; </text:p>
      <text:p text:style-name="P7">&lt;/div&gt; <text:s text:c="3"/>&lt;/li&gt; </text:p>
      <text:p text:style-name="P7">&lt;/ul&gt; </text:p>
      <text:p text:style-name="P7">&lt;/div&gt; </text:p>
      <text:p text:style-name="P7"/>
      <text:p text:style-name="P7">&lt;/div&gt; </text:p>
      <text:p text:style-name="P7">&lt;/div&gt; <text:s text:c="3"/>&lt;/div&gt; </text:p>
      <text:p text:style-name="P7"><text:s text:c="8"/>&lt;div id="default-p_30345694-ft" class="ft"&gt;&lt;/div&gt; </text:p>
      <text:p text:style-name="P7">&lt;/div&gt;&lt;/div&gt;&lt;div class="y-pad y-line y-ln-1"/&gt;&lt;div id="default-p_30345720" class="mod view_default"&gt; <text:s/>&lt;div id="default-p_30345720-bd" class="bd type_miniad type_miniad_default"&gt;&lt;div id="default-u_30345543" class="mod view_default"&gt; <text:s/>&lt;div id="default-u_30345543-<text:soft-page-break/>bd" class="bd type_ads type_ads_default"&gt;&lt;div class="mkptitle mkptitle-reserve"&gt;&lt;!-- metro normal ad --&gt;&lt;!-- metro fallback ad static --&gt;&lt;h2 class="y-txt-modhdr hdr strong"&gt;MARKETPLACE&lt;/h2&gt; </text:p>
      <text:p text:style-name="P7">&lt;/div&gt; <text:s text:c="3"/>&lt;/div&gt; </text:p>
      <text:p text:style-name="P7"><text:s text:c="8"/>&lt;div id="default-u_30345543-ft" class="ft"&gt;&lt;/div&gt; </text:p>
      <text:p text:style-name="P7">&lt;/div&gt;&lt;div id="default-u_26391790" class="mod view_default"&gt; <text:s/>&lt;div id="default-u_26391790-bd" class="bd type_ads type_ads_default"&gt;&lt;div class="promo promo-reserve"&gt;&lt;!-- metro normal ad --&gt;&lt;!-- metro fallback ad cms --&gt;&lt;style&gt; </text:p>
      <text:p text:style-name="P7">.hdlnm a .hdlnm-img {float:left;margin-right:.5em;} </text:p>
      <text:p text:style-name="P7">.hdlnm .hdlnm-txt {float:left;line-height:1.36em;} </text:p>
      <text:p text:style-name="P7">&lt;/style&gt; </text:p>
      <text:p text:style-name="P7">&lt;div class="hdlnm small clearfix"&gt; </text:p>
      <text:p text:style-name="P7">&lt;a href="http://shopping.yahoo.com/b:Shoes:92253310;_ylc=X3oDMTE3MmpzcjhoBF9TAzI3MTYxNDkEc2VjA2ZwLW1hcmtldHBsYWNlBHNsawNzaG9lcw---"&gt;&lt;img src="http://l.yimg.com/a/a/1-/flash/promotions/yahoo/081120/70x50iltlb_2.jpg" width="70" height="50" border="0" class="hdlnm-img" alt="Yahoo! Shopping"&gt;&lt;/a&gt; </text:p>
      <text:p text:style-name="P7">&lt;p class="hdlnm-txt"&gt; </text:p>
      <text:p text:style-name="P7">&lt;a href="http://shopping.yahoo.com/b:Shoes:92253310;_ylc=X3oDMTE3MmpzcjhoBF9TAzI3MTYxNDkEc2VjA2ZwLW1hcmtldHBsYWNlBHNsawNzaG9lcw--"&gt;Shoes for Women, Men and Kids&lt;/a&gt; </text:p>
      <text:p text:style-name="P7">&lt;br/&gt;Pumps, boots, sneakers, wedges, and more. </text:p>
      <text:p text:style-name="P7">&lt;br/&gt;All the trendiest shoes are on &lt;a href="http://shopping.yahoo.com/b:Shoes:92253310;_ylc=X3oDMTE3MmpzcjhoBF9TAzI3MTYxNDkEc2VjA2ZwLW1hcmtldHBsYWNlBHNsawNzaG9lcw--"&gt;Yahoo! Shopping&lt;/a&gt;. </text:p>
      <text:p text:style-name="P7">&lt;/p&gt; </text:p>
      <text:p text:style-name="P7">&lt;/div&gt;&lt;/div&gt; <text:s text:c="3"/>&lt;/div&gt; </text:p>
      <text:p text:style-name="P7"><text:s text:c="8"/>&lt;div id="default-u_26391790-ft" class="ft"&gt;&lt;/div&gt; </text:p>
      <text:p text:style-name="P7">&lt;/div&gt; <text:s text:c="3"/>&lt;/div&gt; </text:p>
      <text:p text:style-name="P7"><text:s text:c="8"/>&lt;div id="default-p_30345720-ft" class="ft"&gt;&lt;/div&gt; </text:p>
      <text:p text:style-name="P7">&lt;/div&gt;&lt;/div&gt; </text:p>
      <text:p text:style-name="P7"><text:s text:c="20"/>&lt;/div&gt; </text:p>
      <text:p text:style-name="P7"/>
      <text:p text:style-name="P7"><text:s text:c="16"/>&lt;/div&gt; </text:p>
      <text:p text:style-name="P7"/>
      <text:p text:style-name="P7"><text:s text:c="16"/>&lt;span class="y-chrome-bottom y-fp-ln-pg"&gt;&lt;span class="left y-fp-pg-controls"&gt;&lt;/span&gt;&lt;span class="right y-fp-pg-controls"&gt;&lt;/span&gt;&lt;/span&gt; </text:p>
      <text:p text:style-name="P7"/>
      <text:p text:style-name="P7"><text:s text:c="12"/>&lt;/div&gt; </text:p>
      <text:p text:style-name="P7">&lt;div id="y-footer-carousel"&gt; </text:p>
      <text:p text:style-name="P7"><text:s text:c="4"/>&lt;div id="default-p_30345712" class="mod view_default"&gt; <text:s/>&lt;div id="default-p_30345712-bd" class="bd type_contentcarousel type_contentcarousel_default"&gt;&lt;div class="carousel-pos17 carousel-pos y-ln-1"&gt;&lt;div id="default-p_30345381_e96" class="mod view_default"&gt; <text:s/><text:soft-page-break/>&lt;div id="default-p_30345381_e96-bd" class="bd type_multimedia type_multimedia_default"&gt;&lt;div class="vid-strip wrapper y-ln-1 clearfix carousel"&gt; </text:p>
      <text:p text:style-name="P7">&lt;h2 class="y-txt-modhdr modhdr"&gt; &lt;a href="http://hsrd.yahoo.com/_ylt=AgJK67mhRN9h4rm6KML35hWbvZx4;_ylu=X3oDMTEzdnRhc2RwBGludGwDdXMEc2VjA21zdHJpcARzbGsDY2F0BHRlc3QDNzAx/SIG=11s5kgnvq/EXP=1354303802/**http%3A//screen.yahoo.com/yahoo-originals/"&gt; </text:p>
      <text:p text:style-name="P7">YAHOO! ORIGINALS </text:p>
      <text:p text:style-name="P7">&lt;/a&gt;&lt;/h2&gt; </text:p>
      <text:p text:style-name="P7">&lt;div class="mul-cont res-height"&gt; </text:p>
      <text:p text:style-name="P7">&lt;noscript&gt;&lt;div class="y-carousel"&gt; </text:p>
      <text:p text:style-name="P7">&lt;ul class="y-carousel-list clearfix"&gt; </text:p>
      <text:p text:style-name="P7"><text:s text:c="4"/>&lt;li class="y-panel sel-pane clearfix"&gt; </text:p>
      <text:p text:style-name="P7"><text:s text:c="4"/>&lt;div class="item first-vid"&gt; </text:p>
      <text:p text:style-name="P7"><text:s text:c="4"/>&lt;div class="imgs"&gt; </text:p>
      <text:p text:style-name="P7"><text:s text:c="8"/>&lt;a href="http://hsrd.yahoo.com/_ylt=As9u3QKZQcF8NjXDxJsshq.bvZx4;_ylu=X3oDMTJmcTk0ZzE5BGNwb3MDMQRnA3VzX2lkLTI4NzA5MjMEaW50bAN1cwRpdGMDMARwa2d2AzEEcG9zAzEEc2VjA21zdHJpcARzbGsDdGh1bWIEdGVzdAM3MDE-/SIG=12f5aplo7/EXP=1354303802/**http%3A//screen.yahoo.com/benefits-of-chocolate-31204735.html" class=""&gt; </text:p>
      <text:p text:style-name="P7"><text:s text:c="12"/>&lt;img class="main" src="http://l.yimg.com/dh/ap/default/121129/vs_rh.jpg" alt="Reluctantly Healthy"&gt; </text:p>
      <text:p text:style-name="P7"><text:s text:c="12"/>&lt;img class="thumb" src="http://l.yimg.com/a/i/ww/met/mod/yoriginals/reluctantlyhealthy-8.png"&gt; <text:s text:c="15"/></text:p>
      <text:p text:style-name="P7"><text:s text:c="12"/>&lt;span class="video-sprite cta"&gt;&lt;img src="http://l.yimg.com/a/i/ww/met/sprite_videoicon_20100201_ltr.png" alt="Play Video"&gt;&lt;/span&gt; </text:p>
      <text:p text:style-name="P7"><text:s text:c="8"/>&lt;/a&gt; </text:p>
      <text:p text:style-name="P7"><text:s text:c="4"/>&lt;/div&gt; </text:p>
      <text:p text:style-name="P7"><text:s text:c="4"/>&lt;div class="title"&gt; </text:p>
      <text:p text:style-name="P7"><text:s text:c="8"/>&lt;p class="short"&gt;&lt;a href="http://hsrd.yahoo.com/_ylt=AmqeRHV62..1jYOOXmCxyRWbvZx4;_ylu=X3oDMTJma2E4aXYyBGNwb3MDMQRnA3VzX2lkLTI4NzA5MjMEaW50bAN1cwRpdGMDMARwa2d2AzEEcG9zAzIEc2VjA21zdHJpcARzbGsDdGl0bGUEdGVzdAM3MDE-/SIG=12f5aplo7/EXP=1354303802/**http%3A//screen.yahoo.com/benefits-of-chocolate-31204735.html" class="medium y-link"&gt;Reluctantly Healthy&lt;/a&gt;&lt;/p&gt; </text:p>
      <text:p text:style-name="P7"><text:s text:c="8"/>&lt;p class="long"&gt;&lt;a href="http://hsrd.yahoo.com/_ylt=AlhYw8qlAGtGLnJdqmphWPObvZx4;_ylu=X3oDMTJqNDUybHZmBGNwb3MDMQRnA3VzX2lkLTI4NzA5MjMEaW50bAN1cwRpdGMDMARwa2d2AzEEcG9zAzMEc2VjA21zdHJpcARzbGsDcmVsLXRpdGxlBHRlc3QDNzAx/SIG=12f5aplo7/EXP=1354303802/**http%3A//screen.yahoo.com/benefits-of-chocolate-31204735.html" class="med-small y-link"&gt;Healthy chocolate indulgences that cut the guilt&lt;/a&gt;&lt;/p&gt; </text:p>
      <text:p text:style-name="P7"><text:s text:c="4"/>&lt;/div&gt; </text:p>
      <text:p text:style-name="P7">&lt;/div&gt;&lt;div class="item"&gt; </text:p>
      <text:p text:style-name="P7"><text:s text:c="4"/>&lt;div class="imgs"&gt; </text:p>
      <text:p text:style-name="P7"><text:soft-page-break/><text:s text:c="8"/>&lt;a href="http://hsrd.yahoo.com/_ylt=AtVHq2ooUq6xMV6jVwqV6BObvZx4;_ylu=X3oDMTJmcHQxM2VoBGNwb3MDMgRnA3VzX2lkLTI4NjgyOTgEaW50bAN1cwRpdGMDMARwa2d2AzIEcG9zAzEEc2VjA21zdHJpcARzbGsDdGh1bWIEdGVzdAM3MDE-/SIG=12f1lgkch/EXP=1354303802/**http%3A//omg.yahoo.com/yo-show/stars-first-jobs-31225647.html" class=""&gt; </text:p>
      <text:p text:style-name="P7"><text:s text:c="12"/>&lt;img class="main" src="http://l.yimg.com/dh/ap/default/121128/vs_yo.jpg" alt="The Yo Show"&gt; </text:p>
      <text:p text:style-name="P7"><text:s text:c="12"/>&lt;img class="thumb" src="http://l.yimg.com/cv/ip/ap/default/120410/yo_show_fs.png"&gt; <text:s text:c="15"/></text:p>
      <text:p text:style-name="P7"><text:s text:c="12"/>&lt;span class="video-sprite cta"&gt;&lt;img src="http://l.yimg.com/a/i/ww/met/sprite_videoicon_20100201_ltr.png" alt="Play Video"&gt;&lt;/span&gt; </text:p>
      <text:p text:style-name="P7"><text:s text:c="8"/>&lt;/a&gt; </text:p>
      <text:p text:style-name="P7"><text:s text:c="4"/>&lt;/div&gt; </text:p>
      <text:p text:style-name="P7"><text:s text:c="4"/>&lt;div class="title"&gt; </text:p>
      <text:p text:style-name="P7"><text:s text:c="8"/>&lt;p class="short"&gt;&lt;a href="http://hsrd.yahoo.com/_ylt=Au5GUVGtZwoWyR80Kt7ClRSbvZx4;_ylu=X3oDMTJmODlvODUyBGNwb3MDMgRnA3VzX2lkLTI4NjgyOTgEaW50bAN1cwRpdGMDMARwa2d2AzIEcG9zAzIEc2VjA21zdHJpcARzbGsDdGl0bGUEdGVzdAM3MDE-/SIG=12f1lgkch/EXP=1354303802/**http%3A//omg.yahoo.com/yo-show/stars-first-jobs-31225647.html" class="medium y-link"&gt;The Yo Show&lt;/a&gt;&lt;/p&gt; </text:p>
      <text:p text:style-name="P7"><text:s text:c="8"/>&lt;p class="long"&gt;&lt;a href="http://hsrd.yahoo.com/_ylt=AkaJReh5nHgws5TI6ZYKf8GbvZx4;_ylu=X3oDMTJqNzV1bmF2BGNwb3MDMgRnA3VzX2lkLTI4NjgyOTgEaW50bAN1cwRpdGMDMARwa2d2AzIEcG9zAzMEc2VjA21zdHJpcARzbGsDcmVsLXRpdGxlBHRlc3QDNzAx/SIG=12f1lgkch/EXP=1354303802/**http%3A//omg.yahoo.com/yo-show/stars-first-jobs-31225647.html" class="med-small y-link"&gt;Stars reveal their unglamorous first jobs&lt;/a&gt;&lt;/p&gt; </text:p>
      <text:p text:style-name="P7"><text:s text:c="4"/>&lt;/div&gt; </text:p>
      <text:p text:style-name="P7">&lt;/div&gt;&lt;div class="item"&gt; </text:p>
      <text:p text:style-name="P7"><text:s text:c="4"/>&lt;div class="imgs"&gt; </text:p>
      <text:p text:style-name="P7"><text:s text:c="8"/>&lt;a href="http://hsrd.yahoo.com/_ylt=Am47cp3gY8u8zsh37s7aMOGbvZx4;_ylu=X3oDMTJmcHJpbnVjBGNwb3MDMwRnA3VzX2lkLTI4Njg4MTQEaW50bAN1cwRpdGMDMARwa2d2AzEEcG9zAzEEc2VjA21zdHJpcARzbGsDdGh1bWIEdGVzdAM3MDE-/SIG=12smf86vh/EXP=1354303802/**http%3A//screen.yahoo.com/submarine-captain-sends-hate-mail-181007286.html" class=""&gt; </text:p>
      <text:p text:style-name="P7"><text:s text:c="12"/>&lt;img class="main" src="http://l.yimg.com/dh/ap/default/121128/vs_broken.jpg" alt="Broken News Daily"&gt; </text:p>
      <text:p text:style-name="P7"><text:s text:c="12"/>&lt;img class="thumb" src="http://l.yimg.com/a/p/us/news/editorial/3/a8/3a8633c2974d796292fbcfd132fefebd.png"&gt; <text:s text:c="15"/></text:p>
      <text:p text:style-name="P7"><text:s text:c="12"/>&lt;span class="video-sprite cta"&gt;&lt;img src="http://l.yimg.com/a/i/ww/met/sprite_videoicon_20100201_ltr.png" alt="Play Video"&gt;&lt;/span&gt; </text:p>
      <text:p text:style-name="P7"><text:s text:c="8"/>&lt;/a&gt; </text:p>
      <text:p text:style-name="P7"><text:soft-page-break/><text:s text:c="4"/>&lt;/div&gt; </text:p>
      <text:p text:style-name="P7"><text:s text:c="4"/>&lt;div class="title"&gt; </text:p>
      <text:p text:style-name="P7"><text:s text:c="8"/>&lt;p class="short"&gt;&lt;a href="http://hsrd.yahoo.com/_ylt=Ap.e1gCaHyB8Yr.di_7k90ubvZx4;_ylu=X3oDMTJmMGEzOHFnBGNwb3MDMwRnA3VzX2lkLTI4Njg4MTQEaW50bAN1cwRpdGMDMARwa2d2AzEEcG9zAzIEc2VjA21zdHJpcARzbGsDdGl0bGUEdGVzdAM3MDE-/SIG=12smf86vh/EXP=1354303802/**http%3A//screen.yahoo.com/submarine-captain-sends-hate-mail-181007286.html" class="medium y-link"&gt;Broken News Daily&lt;/a&gt;&lt;/p&gt; </text:p>
      <text:p text:style-name="P7"><text:s text:c="8"/>&lt;p class="long"&gt;&lt;a href="http://hsrd.yahoo.com/_ylt=AsWET8e1.oxbFGu.yd85iLCbvZx4;_ylu=X3oDMTJqZGFzcjdpBGNwb3MDMwRnA3VzX2lkLTI4Njg4MTQEaW50bAN1cwRpdGMDMARwa2d2AzEEcG9zAzMEc2VjA21zdHJpcARzbGsDcmVsLXRpdGxlBHRlc3QDNzAx/SIG=12smf86vh/EXP=1354303802/**http%3A//screen.yahoo.com/submarine-captain-sends-hate-mail-181007286.html" class="med-small y-link"&gt;Dad faces criticism for his harsh letter to kids&lt;/a&gt;&lt;/p&gt; </text:p>
      <text:p text:style-name="P7"><text:s text:c="4"/>&lt;/div&gt; </text:p>
      <text:p text:style-name="P7">&lt;/div&gt;&lt;div class="item"&gt; </text:p>
      <text:p text:style-name="P7"><text:s text:c="4"/>&lt;div class="imgs"&gt; </text:p>
      <text:p text:style-name="P7"><text:s text:c="8"/>&lt;a href="http://hsrd.yahoo.com/_ylt=AoU9BO6HZVmI7h8G0ISO2SObvZx4;_ylu=X3oDMTJmNTc2a3RqBGNwb3MDNARnA3VzX2lkLTI4NjgyNzUEaW50bAN1cwRpdGMDMARwa2d2AzMEcG9zAzEEc2VjA21zdHJpcARzbGsDdGh1bWIEdGVzdAM3MDE-/SIG=12h76bb3c/EXP=1354303802/**http%3A//screen.yahoo.com/perfect-steamed-veggies-31210155.html" class=""&gt; </text:p>
      <text:p text:style-name="P7"><text:s text:c="12"/>&lt;img class="main" src="http://l.yimg.com/dh/ap/default/121128/vs_cc.jpg" alt="Chef Fabio&amp;#39;s Chow Ciao!"&gt; </text:p>
      <text:p text:style-name="P7"><text:s text:c="12"/></text:p>
      <text:p text:style-name="P7"><text:s text:c="12"/>&lt;span class="video-sprite cta"&gt;&lt;img src="http://l.yimg.com/a/i/ww/met/sprite_videoicon_20100201_ltr.png" alt="Play Video"&gt;&lt;/span&gt; </text:p>
      <text:p text:style-name="P7"><text:s text:c="8"/>&lt;/a&gt; </text:p>
      <text:p text:style-name="P7"><text:s text:c="4"/>&lt;/div&gt; </text:p>
      <text:p text:style-name="P7"><text:s text:c="4"/>&lt;div class="title"&gt; </text:p>
      <text:p text:style-name="P7"><text:s text:c="8"/>&lt;p class="short"&gt;&lt;a href="http://hsrd.yahoo.com/_ylt=Al8B2UjAVNe0zmfRfRPksjWbvZx4;_ylu=X3oDMTJmYzFuMmw0BGNwb3MDNARnA3VzX2lkLTI4NjgyNzUEaW50bAN1cwRpdGMDMARwa2d2AzMEcG9zAzIEc2VjA21zdHJpcARzbGsDdGl0bGUEdGVzdAM3MDE-/SIG=12h76bb3c/EXP=1354303802/**http%3A//screen.yahoo.com/perfect-steamed-veggies-31210155.html" class="medium y-link"&gt;Chef Fabio&amp;#39;s Chow Ciao!&lt;/a&gt;&lt;/p&gt; </text:p>
      <text:p text:style-name="P7"><text:s text:c="8"/>&lt;p class="long"&gt;&lt;a href="http://hsrd.yahoo.com/_ylt=AhGLnrVOtqIN1jO2m770SnObvZx4;_ylu=X3oDMTJqN21idWU3BGNwb3MDNARnA3VzX2lkLTI4NjgyNzUEaW50bAN1cwRpdGMDMARwa2d2AzMEcG9zAzMEc2VjA21zdHJpcARzbGsDcmVsLXRpdGxlBHRlc3QDNzAx/SIG=12h76bb3c/EXP=1354303802/**http%3A//screen.yahoo.com/perfect-steamed-veggies-31210155.html" class="med-small y-link"&gt;A &amp;#39;perfect&amp;#39; side dish you can make in your microwave&lt;/a&gt;&lt;/p&gt; </text:p>
      <text:p text:style-name="P7"><text:soft-page-break/><text:s text:c="4"/>&lt;/div&gt; </text:p>
      <text:p text:style-name="P7">&lt;/div&gt;&lt;div class="item"&gt; </text:p>
      <text:p text:style-name="P7"><text:s text:c="4"/>&lt;div class="imgs"&gt; </text:p>
      <text:p text:style-name="P7"><text:s text:c="8"/>&lt;a href="http://hsrd.yahoo.com/_ylt=AkIVIO7UMBjfsU.9ym0AU5qbvZx4;_ylu=X3oDMTJmNXI0aWp2BGNwb3MDNQRnA3VzX2lkLTI4NjgyNjMEaW50bAN1cwRpdGMDMARwa2d2AzIEcG9zAzEEc2VjA21zdHJpcARzbGsDdGh1bWIEdGVzdAM3MDE-/SIG=13gk0mfrf/EXP=1354303802/**http%3A//music.yahoo.com/programs/ram-country/reba-mcentire-exclusive-interview-000000377.html" class=""&gt; </text:p>
      <text:p text:style-name="P7"><text:s text:c="12"/>&lt;img class="main" src="http://l.yimg.com/dh/ap/default/121128/vs_ram.jpg" alt="Ram Country"&gt; </text:p>
      <text:p text:style-name="P7"><text:s text:c="12"/>&lt;img class="thumb" src="http://l.yimg.com/a/i/ww/met/mod/yoriginals/ramcountry-20111201-8.png"&gt; <text:s text:c="15"/></text:p>
      <text:p text:style-name="P7"><text:s text:c="12"/>&lt;span class="video-sprite cta"&gt;&lt;img src="http://l.yimg.com/a/i/ww/met/sprite_videoicon_20100201_ltr.png" alt="Play Video"&gt;&lt;/span&gt; </text:p>
      <text:p text:style-name="P7"><text:s text:c="8"/>&lt;/a&gt; </text:p>
      <text:p text:style-name="P7"><text:s text:c="4"/>&lt;/div&gt; </text:p>
      <text:p text:style-name="P7"><text:s text:c="4"/>&lt;div class="title"&gt; </text:p>
      <text:p text:style-name="P7"><text:s text:c="8"/>&lt;p class="short"&gt;&lt;a href="http://hsrd.yahoo.com/_ylt=AoAz42mEccUfFIBWlSRabbubvZx4;_ylu=X3oDMTJma3M4bjg2BGNwb3MDNQRnA3VzX2lkLTI4NjgyNjMEaW50bAN1cwRpdGMDMARwa2d2AzIEcG9zAzIEc2VjA21zdHJpcARzbGsDdGl0bGUEdGVzdAM3MDE-/SIG=13gk0mfrf/EXP=1354303802/**http%3A//music.yahoo.com/programs/ram-country/reba-mcentire-exclusive-interview-000000377.html" class="medium y-link"&gt;Ram Country&lt;/a&gt;&lt;/p&gt; </text:p>
      <text:p text:style-name="P7"><text:s text:c="8"/>&lt;p class="long"&gt;&lt;a href="http://hsrd.yahoo.com/_ylt=Ao0McVibcmb9FhfUzS8sk.ebvZx4;_ylu=X3oDMTJqcDk0OHR2BGNwb3MDNQRnA3VzX2lkLTI4NjgyNjMEaW50bAN1cwRpdGMDMARwa2d2AzIEcG9zAzMEc2VjA21zdHJpcARzbGsDcmVsLXRpdGxlBHRlc3QDNzAx/SIG=13gk0mfrf/EXP=1354303802/**http%3A//music.yahoo.com/programs/ram-country/reba-mcentire-exclusive-interview-000000377.html" class="med-small y-link"&gt;Reba McEntire shares scoop from the &amp;#39;Malibu Country&amp;#39; set&lt;/a&gt;&lt;/p&gt; </text:p>
      <text:p text:style-name="P7"><text:s text:c="4"/>&lt;/div&gt; </text:p>
      <text:p text:style-name="P7">&lt;/div&gt; </text:p>
      <text:p text:style-name="P7"><text:s text:c="4"/>&lt;/li&gt; </text:p>
      <text:p text:style-name="P7"><text:s text:c="4"/></text:p>
      <text:p text:style-name="P7">&lt;/ul&gt; </text:p>
      <text:p text:style-name="P7">&lt;/div&gt; </text:p>
      <text:p text:style-name="P7">&lt;/noscript&gt; </text:p>
      <text:p text:style-name="P7">&lt;div class="y-carousel"&gt; </text:p>
      <text:p text:style-name="P7">&lt;ul class="y-carousel-list clearfix"&gt; </text:p>
      <text:p text:style-name="P7"><text:s text:c="4"/>&lt;li class="y-panel sel-pane clearfix"&gt; </text:p>
      <text:p text:style-name="P7"><text:s text:c="4"/>&lt;div class="item first-vid"&gt; </text:p>
      <text:p text:style-name="P7"><text:s text:c="4"/>&lt;div class="imgs"&gt; </text:p>
      <text:p text:style-name="P7"><text:s text:c="8"/>&lt;a <text:soft-page-break/>href="http://hsrd.yahoo.com/_ylt=As9u3QKZQcF8NjXDxJsshq.bvZx4;_ylu=X3oDMTJmcTk0ZzE5BGNwb3MDMQRnA3VzX2lkLTI4NzA5MjMEaW50bAN1cwRpdGMDMARwa2d2AzEEcG9zAzEEc2VjA21zdHJpcARzbGsDdGh1bWIEdGVzdAM3MDE-/SIG=12f5aplo7/EXP=1354303802/**http%3A//screen.yahoo.com/benefits-of-chocolate-31204735.html" class=""&gt; </text:p>
      <text:p text:style-name="P7"><text:s text:c="12"/>&lt;img class="main" src="http://l.yimg.com/dh/ap/default/121129/vs_rh.jpg" alt="Reluctantly Healthy"&gt; </text:p>
      <text:p text:style-name="P7"><text:s text:c="12"/>&lt;img class="thumb" src="http://l.yimg.com/a/i/ww/met/mod/yoriginals/reluctantlyhealthy-8.png"&gt; <text:s text:c="15"/></text:p>
      <text:p text:style-name="P7"><text:s text:c="12"/>&lt;span class="video-sprite cta"&gt;&lt;img src="http://l.yimg.com/a/i/ww/met/sprite_videoicon_20100201_ltr.png" alt="Play Video"&gt;&lt;/span&gt; </text:p>
      <text:p text:style-name="P7"><text:s text:c="8"/>&lt;/a&gt; </text:p>
      <text:p text:style-name="P7"><text:s text:c="4"/>&lt;/div&gt; </text:p>
      <text:p text:style-name="P7"><text:s text:c="4"/>&lt;div class="title"&gt; </text:p>
      <text:p text:style-name="P7"><text:s text:c="8"/>&lt;p class="short"&gt;&lt;a href="http://hsrd.yahoo.com/_ylt=AmqeRHV62..1jYOOXmCxyRWbvZx4;_ylu=X3oDMTJma2E4aXYyBGNwb3MDMQRnA3VzX2lkLTI4NzA5MjMEaW50bAN1cwRpdGMDMARwa2d2AzEEcG9zAzIEc2VjA21zdHJpcARzbGsDdGl0bGUEdGVzdAM3MDE-/SIG=12f5aplo7/EXP=1354303802/**http%3A//screen.yahoo.com/benefits-of-chocolate-31204735.html" class="medium y-link"&gt;Reluctantly Healthy&lt;/a&gt;&lt;/p&gt; </text:p>
      <text:p text:style-name="P7"><text:s text:c="8"/>&lt;p class="long"&gt;&lt;a href="http://hsrd.yahoo.com/_ylt=AlhYw8qlAGtGLnJdqmphWPObvZx4;_ylu=X3oDMTJqNDUybHZmBGNwb3MDMQRnA3VzX2lkLTI4NzA5MjMEaW50bAN1cwRpdGMDMARwa2d2AzEEcG9zAzMEc2VjA21zdHJpcARzbGsDcmVsLXRpdGxlBHRlc3QDNzAx/SIG=12f5aplo7/EXP=1354303802/**http%3A//screen.yahoo.com/benefits-of-chocolate-31204735.html" class="med-small y-link"&gt;Healthy chocolate indulgences that cut the guilt&lt;/a&gt;&lt;/p&gt; </text:p>
      <text:p text:style-name="P7"><text:s text:c="4"/>&lt;/div&gt; </text:p>
      <text:p text:style-name="P7">&lt;/div&gt;&lt;div class="item"&gt; </text:p>
      <text:p text:style-name="P7"><text:s text:c="4"/>&lt;div class="imgs"&gt; </text:p>
      <text:p text:style-name="P7"><text:s text:c="8"/>&lt;a href="http://hsrd.yahoo.com/_ylt=AtVHq2ooUq6xMV6jVwqV6BObvZx4;_ylu=X3oDMTJmcHQxM2VoBGNwb3MDMgRnA3VzX2lkLTI4NjgyOTgEaW50bAN1cwRpdGMDMARwa2d2AzIEcG9zAzEEc2VjA21zdHJpcARzbGsDdGh1bWIEdGVzdAM3MDE-/SIG=12f1lgkch/EXP=1354303802/**http%3A//omg.yahoo.com/yo-show/stars-first-jobs-31225647.html" class=""&gt; </text:p>
      <text:p text:style-name="P7"><text:s text:c="12"/>&lt;img class="main" src="http://l.yimg.com/dh/ap/default/121128/vs_yo.jpg" alt="The Yo Show"&gt; </text:p>
      <text:p text:style-name="P7"><text:s text:c="12"/>&lt;img class="thumb" src="http://l.yimg.com/cv/ip/ap/default/120410/yo_show_fs.png"&gt; <text:s text:c="15"/></text:p>
      <text:p text:style-name="P7"><text:s text:c="12"/>&lt;span class="video-sprite cta"&gt;&lt;img src="http://l.yimg.com/a/i/ww/met/sprite_videoicon_20100201_ltr.png" alt="Play Video"&gt;&lt;/span&gt; </text:p>
      <text:p text:style-name="P7"><text:s text:c="8"/>&lt;/a&gt; </text:p>
      <text:p text:style-name="P7"><text:s text:c="4"/>&lt;/div&gt; </text:p>
      <text:p text:style-name="P7"><text:soft-page-break/><text:s text:c="4"/>&lt;div class="title"&gt; </text:p>
      <text:p text:style-name="P7"><text:s text:c="8"/>&lt;p class="short"&gt;&lt;a href="http://hsrd.yahoo.com/_ylt=Au5GUVGtZwoWyR80Kt7ClRSbvZx4;_ylu=X3oDMTJmODlvODUyBGNwb3MDMgRnA3VzX2lkLTI4NjgyOTgEaW50bAN1cwRpdGMDMARwa2d2AzIEcG9zAzIEc2VjA21zdHJpcARzbGsDdGl0bGUEdGVzdAM3MDE-/SIG=12f1lgkch/EXP=1354303802/**http%3A//omg.yahoo.com/yo-show/stars-first-jobs-31225647.html" class="medium y-link"&gt;The Yo Show&lt;/a&gt;&lt;/p&gt; </text:p>
      <text:p text:style-name="P7"><text:s text:c="8"/>&lt;p class="long"&gt;&lt;a href="http://hsrd.yahoo.com/_ylt=AkaJReh5nHgws5TI6ZYKf8GbvZx4;_ylu=X3oDMTJqNzV1bmF2BGNwb3MDMgRnA3VzX2lkLTI4NjgyOTgEaW50bAN1cwRpdGMDMARwa2d2AzIEcG9zAzMEc2VjA21zdHJpcARzbGsDcmVsLXRpdGxlBHRlc3QDNzAx/SIG=12f1lgkch/EXP=1354303802/**http%3A//omg.yahoo.com/yo-show/stars-first-jobs-31225647.html" class="med-small y-link"&gt;Stars reveal their unglamorous first jobs&lt;/a&gt;&lt;/p&gt; </text:p>
      <text:p text:style-name="P7"><text:s text:c="4"/>&lt;/div&gt; </text:p>
      <text:p text:style-name="P7">&lt;/div&gt;&lt;div class="item"&gt; </text:p>
      <text:p text:style-name="P7"><text:s text:c="4"/>&lt;div class="imgs"&gt; </text:p>
      <text:p text:style-name="P7"><text:s text:c="8"/>&lt;a href="http://hsrd.yahoo.com/_ylt=Am47cp3gY8u8zsh37s7aMOGbvZx4;_ylu=X3oDMTJmcHJpbnVjBGNwb3MDMwRnA3VzX2lkLTI4Njg4MTQEaW50bAN1cwRpdGMDMARwa2d2AzEEcG9zAzEEc2VjA21zdHJpcARzbGsDdGh1bWIEdGVzdAM3MDE-/SIG=12smf86vh/EXP=1354303802/**http%3A//screen.yahoo.com/submarine-captain-sends-hate-mail-181007286.html" class=""&gt; </text:p>
      <text:p text:style-name="P7"><text:s text:c="12"/>&lt;img class="main" src="http://l.yimg.com/dh/ap/default/121128/vs_broken.jpg" alt="Broken News Daily"&gt; </text:p>
      <text:p text:style-name="P7"><text:s text:c="12"/>&lt;img class="thumb" src="http://l.yimg.com/a/p/us/news/editorial/3/a8/3a8633c2974d796292fbcfd132fefebd.png"&gt; <text:s text:c="15"/></text:p>
      <text:p text:style-name="P7"><text:s text:c="12"/>&lt;span class="video-sprite cta"&gt;&lt;img src="http://l.yimg.com/a/i/ww/met/sprite_videoicon_20100201_ltr.png" alt="Play Video"&gt;&lt;/span&gt; </text:p>
      <text:p text:style-name="P7"><text:s text:c="8"/>&lt;/a&gt; </text:p>
      <text:p text:style-name="P7"><text:s text:c="4"/>&lt;/div&gt; </text:p>
      <text:p text:style-name="P7"><text:s text:c="4"/>&lt;div class="title"&gt; </text:p>
      <text:p text:style-name="P7"><text:s text:c="8"/>&lt;p class="short"&gt;&lt;a href="http://hsrd.yahoo.com/_ylt=Ap.e1gCaHyB8Yr.di_7k90ubvZx4;_ylu=X3oDMTJmMGEzOHFnBGNwb3MDMwRnA3VzX2lkLTI4Njg4MTQEaW50bAN1cwRpdGMDMARwa2d2AzEEcG9zAzIEc2VjA21zdHJpcARzbGsDdGl0bGUEdGVzdAM3MDE-/SIG=12smf86vh/EXP=1354303802/**http%3A//screen.yahoo.com/submarine-captain-sends-hate-mail-181007286.html" class="medium y-link"&gt;Broken News Daily&lt;/a&gt;&lt;/p&gt; </text:p>
      <text:p text:style-name="P7"><text:s text:c="8"/>&lt;p class="long"&gt;&lt;a href="http://hsrd.yahoo.com/_ylt=AsWET8e1.oxbFGu.yd85iLCbvZx4;_ylu=X3oDMTJqZGFzcjdpBGNwb3MDMwRnA3VzX2lkLTI4Njg4MTQEaW50bAN1cwRpdGMDMARwa2d2AzEEcG9zAzMEc2VjA21zdHJpcARzbGsDcmVsLXRpdGxlBHRlc3QDNzAx/SIG=12smf86vh/EXP=1354303802/**http%3A//screen.yahoo.com/submarine-captain-sends-hate-mail-181007286.html" class="med-small y-link"&gt;Dad faces criticism for his harsh letter to kids&lt;/a&gt;&lt;/p&gt; </text:p>
      <text:p text:style-name="P7"><text:soft-page-break/><text:s text:c="4"/>&lt;/div&gt; </text:p>
      <text:p text:style-name="P7">&lt;/div&gt;&lt;div class="item"&gt; </text:p>
      <text:p text:style-name="P7"><text:s text:c="4"/>&lt;div class="imgs"&gt; </text:p>
      <text:p text:style-name="P7"><text:s text:c="8"/>&lt;a href="http://hsrd.yahoo.com/_ylt=AoU9BO6HZVmI7h8G0ISO2SObvZx4;_ylu=X3oDMTJmNTc2a3RqBGNwb3MDNARnA3VzX2lkLTI4NjgyNzUEaW50bAN1cwRpdGMDMARwa2d2AzMEcG9zAzEEc2VjA21zdHJpcARzbGsDdGh1bWIEdGVzdAM3MDE-/SIG=12h76bb3c/EXP=1354303802/**http%3A//screen.yahoo.com/perfect-steamed-veggies-31210155.html" class=""&gt; </text:p>
      <text:p text:style-name="P7"><text:s text:c="12"/>&lt;img class="main" src="http://l.yimg.com/dh/ap/default/121128/vs_cc.jpg" alt="Chef Fabio&amp;#39;s Chow Ciao!"&gt; </text:p>
      <text:p text:style-name="P7"><text:s text:c="12"/></text:p>
      <text:p text:style-name="P7"><text:s text:c="12"/>&lt;span class="video-sprite cta"&gt;&lt;img src="http://l.yimg.com/a/i/ww/met/sprite_videoicon_20100201_ltr.png" alt="Play Video"&gt;&lt;/span&gt; </text:p>
      <text:p text:style-name="P7"><text:s text:c="8"/>&lt;/a&gt; </text:p>
      <text:p text:style-name="P7"><text:s text:c="4"/>&lt;/div&gt; </text:p>
      <text:p text:style-name="P7"><text:s text:c="4"/>&lt;div class="title"&gt; </text:p>
      <text:p text:style-name="P7"><text:s text:c="8"/>&lt;p class="short"&gt;&lt;a href="http://hsrd.yahoo.com/_ylt=Al8B2UjAVNe0zmfRfRPksjWbvZx4;_ylu=X3oDMTJmYzFuMmw0BGNwb3MDNARnA3VzX2lkLTI4NjgyNzUEaW50bAN1cwRpdGMDMARwa2d2AzMEcG9zAzIEc2VjA21zdHJpcARzbGsDdGl0bGUEdGVzdAM3MDE-/SIG=12h76bb3c/EXP=1354303802/**http%3A//screen.yahoo.com/perfect-steamed-veggies-31210155.html" class="medium y-link"&gt;Chef Fabio&amp;#39;s Chow Ciao!&lt;/a&gt;&lt;/p&gt; </text:p>
      <text:p text:style-name="P7"><text:s text:c="8"/>&lt;p class="long"&gt;&lt;a href="http://hsrd.yahoo.com/_ylt=AhGLnrVOtqIN1jO2m770SnObvZx4;_ylu=X3oDMTJqN21idWU3BGNwb3MDNARnA3VzX2lkLTI4NjgyNzUEaW50bAN1cwRpdGMDMARwa2d2AzMEcG9zAzMEc2VjA21zdHJpcARzbGsDcmVsLXRpdGxlBHRlc3QDNzAx/SIG=12h76bb3c/EXP=1354303802/**http%3A//screen.yahoo.com/perfect-steamed-veggies-31210155.html" class="med-small y-link"&gt;A &amp;#39;perfect&amp;#39; side dish you can make in your microwave&lt;/a&gt;&lt;/p&gt; </text:p>
      <text:p text:style-name="P7"><text:s text:c="4"/>&lt;/div&gt; </text:p>
      <text:p text:style-name="P7">&lt;/div&gt;&lt;div class="item"&gt; </text:p>
      <text:p text:style-name="P7"><text:s text:c="4"/>&lt;div class="imgs"&gt; </text:p>
      <text:p text:style-name="P7"><text:s text:c="8"/>&lt;a href="http://hsrd.yahoo.com/_ylt=AkIVIO7UMBjfsU.9ym0AU5qbvZx4;_ylu=X3oDMTJmNXI0aWp2BGNwb3MDNQRnA3VzX2lkLTI4NjgyNjMEaW50bAN1cwRpdGMDMARwa2d2AzIEcG9zAzEEc2VjA21zdHJpcARzbGsDdGh1bWIEdGVzdAM3MDE-/SIG=13gk0mfrf/EXP=1354303802/**http%3A//music.yahoo.com/programs/ram-country/reba-mcentire-exclusive-interview-000000377.html" class=""&gt; </text:p>
      <text:p text:style-name="P7"><text:s text:c="12"/>&lt;img class="main" src="http://l.yimg.com/dh/ap/default/121128/vs_ram.jpg" alt="Ram Country"&gt; </text:p>
      <text:p text:style-name="P7"><text:s text:c="12"/>&lt;img class="thumb" src="http://l.yimg.com/a/i/ww/met/mod/yoriginals/ramcountry-20111201-8.png"&gt; <text:s text:c="15"/></text:p>
      <text:p text:style-name="P7"><text:s text:c="12"/>&lt;span class="video-sprite cta"&gt;&lt;img <text:soft-page-break/>src="http://l.yimg.com/a/i/ww/met/sprite_videoicon_20100201_ltr.png" alt="Play Video"&gt;&lt;/span&gt; </text:p>
      <text:p text:style-name="P7"><text:s text:c="8"/>&lt;/a&gt; </text:p>
      <text:p text:style-name="P7"><text:s text:c="4"/>&lt;/div&gt; </text:p>
      <text:p text:style-name="P7"><text:s text:c="4"/>&lt;div class="title"&gt; </text:p>
      <text:p text:style-name="P7"><text:s text:c="8"/>&lt;p class="short"&gt;&lt;a href="http://hsrd.yahoo.com/_ylt=AoAz42mEccUfFIBWlSRabbubvZx4;_ylu=X3oDMTJma3M4bjg2BGNwb3MDNQRnA3VzX2lkLTI4NjgyNjMEaW50bAN1cwRpdGMDMARwa2d2AzIEcG9zAzIEc2VjA21zdHJpcARzbGsDdGl0bGUEdGVzdAM3MDE-/SIG=13gk0mfrf/EXP=1354303802/**http%3A//music.yahoo.com/programs/ram-country/reba-mcentire-exclusive-interview-000000377.html" class="medium y-link"&gt;Ram Country&lt;/a&gt;&lt;/p&gt; </text:p>
      <text:p text:style-name="P7"><text:s text:c="8"/>&lt;p class="long"&gt;&lt;a href="http://hsrd.yahoo.com/_ylt=Ao0McVibcmb9FhfUzS8sk.ebvZx4;_ylu=X3oDMTJqcDk0OHR2BGNwb3MDNQRnA3VzX2lkLTI4NjgyNjMEaW50bAN1cwRpdGMDMARwa2d2AzIEcG9zAzMEc2VjA21zdHJpcARzbGsDcmVsLXRpdGxlBHRlc3QDNzAx/SIG=13gk0mfrf/EXP=1354303802/**http%3A//music.yahoo.com/programs/ram-country/reba-mcentire-exclusive-interview-000000377.html" class="med-small y-link"&gt;Reba McEntire shares scoop from the &amp;#39;Malibu Country&amp;#39; set&lt;/a&gt;&lt;/p&gt; </text:p>
      <text:p text:style-name="P7"><text:s text:c="4"/>&lt;/div&gt; </text:p>
      <text:p text:style-name="P7">&lt;/div&gt; </text:p>
      <text:p text:style-name="P7"><text:s text:c="4"/>&lt;/li&gt; </text:p>
      <text:p text:style-name="P7"><text:s text:c="4"/>&lt;li class="y-panel clearfix"&gt; &lt;/li&gt;&lt;li class="y-panel clearfix"&gt; &lt;/li&gt; </text:p>
      <text:p text:style-name="P7">&lt;/ul&gt; </text:p>
      <text:p text:style-name="P7">&lt;/div&gt; </text:p>
      <text:p text:style-name="P7">&lt;div class="page"&gt; </text:p>
      <text:p text:style-name="P7"><text:s text:c="4"/>&lt;div class="y-nav clearfix"&gt; </text:p>
      <text:p text:style-name="P7"><text:s text:c="8"/>&lt;div class="y-nav-buttons"&gt; </text:p>
      <text:p text:style-name="P7"><text:s text:c="12"/>&lt;a class="prev" href="#" data-b="_ylt=ArPryAI.KspAHGboODjAbaCbvZx4"&gt; </text:p>
      <text:p text:style-name="P7"><text:s text:c="16"/>&lt;span class="y-fp-pg-grad y-ln-1 btn"&gt; </text:p>
      <text:p text:style-name="P7"><text:s text:c="20"/>&lt;span class="y-fp-pg-controls-n hide-textindent"&gt;Previous&lt;/span&gt; </text:p>
      <text:p text:style-name="P7"><text:s text:c="16"/>&lt;/span&gt; </text:p>
      <text:p text:style-name="P7"><text:s text:c="12"/>&lt;/a&gt; </text:p>
      <text:p text:style-name="P7"><text:s text:c="12"/>&lt;a class="next" href="#" data-b="_ylt=AjXNiVrSkl2Tb6zIHtLX2uWbvZx4"&gt; </text:p>
      <text:p text:style-name="P7"><text:s text:c="16"/>&lt;span class="y-fp-pg-grad y-ln-1 btn"&gt; </text:p>
      <text:p text:style-name="P7"><text:s text:c="20"/>&lt;span class="y-fp-pg-controls-n hide-textindent"&gt;Next&lt;/span&gt; </text:p>
      <text:p text:style-name="P7"><text:s text:c="16"/>&lt;/span&gt; </text:p>
      <text:p text:style-name="P7"><text:s text:c="12"/>&lt;/a&gt; </text:p>
      <text:p text:style-name="P7"><text:s text:c="8"/>&lt;/div&gt; <text:s/></text:p>
      <text:p text:style-name="P7"><text:s text:c="8"/>&lt;span class="txt small"&gt;1 to 5 of 15&lt;/span&gt; </text:p>
      <text:p text:style-name="P7"><text:s text:c="4"/>&lt;/div&gt; </text:p>
      <text:p text:style-name="P7">&lt;/div&gt; </text:p>
      <text:p text:style-name="P7">&lt;/div&gt; </text:p>
      <text:p text:style-name="P7"><text:soft-page-break/></text:p>
      <text:p text:style-name="P7"/>
      <text:p text:style-name="P7">&lt;/div&gt; <text:s text:c="3"/>&lt;/div&gt; </text:p>
      <text:p text:style-name="P7"><text:s text:c="8"/>&lt;div id="default-p_30345381_e96-ft" class="ft"&gt;&lt;/div&gt; </text:p>
      <text:p text:style-name="P7">&lt;/div&gt;&lt;/div&gt; <text:s text:c="3"/>&lt;/div&gt; </text:p>
      <text:p text:style-name="P7"><text:s text:c="8"/>&lt;div id="default-p_30345712-ft" class="ft"&gt;&lt;/div&gt; </text:p>
      <text:p text:style-name="P7">&lt;/div&gt; </text:p>
      <text:p text:style-name="P7">&lt;/div&gt; <text:s text:c="7"/></text:p>
      <text:p text:style-name="P7"><text:s text:c="12"/>&lt;div id="y-footer"&gt; </text:p>
      <text:p text:style-name="P7">&lt;div id="default-p_13848969" class="mod view_default"&gt; <text:s/>&lt;div id="default-p_13848969-bd" class="bd type_footer type_footer_default"&gt;&lt;div class="ad small y-ftr-link"&gt;&lt;div id="default-u_15014391" class="mod view_default"&gt; <text:s/>&lt;div id="default-u_15014391-bd" class="bd type_ads type_ads_default"&gt;&lt;div class="hdln2 hdln2-reserve"&gt;&lt;!-- metro normal ad --&gt;&lt;!-- metro fallback ad static --&gt;&lt;!--HDLN2--&gt; </text:p>
      <text:p text:style-name="P7">&lt;/div&gt; <text:s text:c="3"/>&lt;/div&gt; </text:p>
      <text:p text:style-name="P7"><text:s text:c="8"/>&lt;div id="default-u_15014391-ft" class="ft"&gt;&lt;/div&gt; </text:p>
      <text:p text:style-name="P7">&lt;/div&gt;&lt;/div&gt;&lt;div class="ysites <text:s/>sections clearfix <text:s/>y-ftr-bg y-grad3 rnd-corners y-ftr-ln cols2 double-align "&gt;&lt;div class="ysites-col"&gt;&lt;h2 class="y-ftr-txt-hdr <text:s/>""&gt;MORE YAHOO! SITES&lt;/h2&gt;&lt;div class="col first"&gt;&lt;ul class="clearfix y-ftr-ln small"&gt;&lt;li&gt;&lt;a class="y-fp-pg-controls y-ftr-link " href="http://hsrd.yahoo.com/_ylt=Ai_VCQjqHLyEq63qaKsFn3abvZx4/SIG=11dvhj2vg/EXP=1354303802/**http%3A//answers.yahoo.com/"&gt;Answers&lt;/a&gt;&lt;/li&gt;&lt;li&gt;&lt;a class="y-fp-pg-controls y-ftr-link " href="http://hsrd.yahoo.com/_ylt=AnrUdiJnYUyRLe_T5Rs1tHSbvZx4/SIG=11bjroi62/EXP=1354303802/**http%3A//autos.yahoo.com/"&gt;Autos&lt;/a&gt;&lt;/li&gt;&lt;li&gt;&lt;a class="y-fp-pg-controls y-ftr-link " href="http://hsrd.yahoo.com/_ylt=Ah_.dewqfblvjdTWkQEOID2bvZx4/SIG=13g3e8g0j/EXP=1354303802/**http%3A//yahoo.match.com/en-us/partner/yahoo/97922.html%3FTrackingID=527147%26BannerID=1100926"&gt;Dating&lt;/a&gt;&lt;/li&gt;&lt;li&gt;&lt;a class="y-fp-pg-controls y-ftr-link " href="http://hsrd.yahoo.com/_ylt=AmVFIy0lbrfRrCcgAAklv0ebvZx4/SIG=11dsesj3h/EXP=1354303802/**http%3A//finance.yahoo.com/"&gt;Finance&lt;/a&gt;&lt;/li&gt;&lt;li&gt;&lt;a class="y-fp-pg-controls y-ftr-link " href="http://hsrd.yahoo.com/_ylt=Aj6XVcgEyGIcRq0QH.zMB1abvZx4/SIG=11b10segl/EXP=1354303802/**http%3A//games.yahoo.com/"&gt;Games&lt;/a&gt;&lt;/li&gt;&lt;li&gt;&lt;a class="y-fp-pg-controls y-ftr-link " href="http://hsrd.yahoo.com/_ylt=Aicj4TGCLoC70qLxQCNGvwibvZx4/SIG=11c2uuqo6/EXP=1354303802/**http%3A//groups.yahoo.com/"&gt;Groups&lt;/a&gt;&lt;/li&gt;&lt;li&gt;&lt;a class="y-fp-pg-controls y-ftr-link " href="http://hsrd.yahoo.com/_ylt=AoLvp5tCzfIe2T4LnStC1UWbvZx4/SIG=11c<text:soft-page-break/>b3233s/EXP=1354303802/**http%3A//health.yahoo.com/"&gt;Health&lt;/a&gt;&lt;/li&gt;&lt;li&gt;&lt;a class="y-fp-pg-controls y-ftr-link " href="http://hsrd.yahoo.com/_ylt=ArET8e6JT7MR5x1KudxtBnmbvZx4/SIG=11bn090sm/EXP=1354303802/**http%3A//world.yahoo.com/"&gt;International&lt;/a&gt;&lt;/li&gt;&lt;/ul&gt;&lt;/div&gt;&lt;div class="col"&gt;&lt;ul class="clearfix y-ftr-ln small"&gt;&lt;li&gt;&lt;a class="y-fp-pg-controls y-ftr-link " href="http://hsrd.yahoo.com/_ylt=ApqTOhjZEJXjTuT7s3XI41ibvZx4/SIG=11bd944kn/EXP=1354303802/**http%3A//www.intonow.com/"&gt;IntoNow&lt;/a&gt;&lt;/li&gt;&lt;li&gt;&lt;a class="y-fp-pg-controls y-ftr-link " href="http://hsrd.yahoo.com/_ylt=AgLFdVNeXmJMhE9XZ0_1B0ebvZx4/SIG=12jdrc18c/EXP=1354303802/**http%3A//jobsearch.monster.com/jobs/%3Fcy=us%26WT.mc_n=yta_footer"&gt;Jobs&lt;/a&gt;&lt;/li&gt;&lt;li&gt;&lt;a class="y-fp-pg-controls y-ftr-link " href="http://hsrd.yahoo.com/_ylt=AnMnVfatcZWhWyoBBCrGAL6bvZx4/SIG=11bu8h14g/EXP=1354303802/**http%3A//local.yahoo.com/"&gt;Local&lt;/a&gt;&lt;/li&gt;&lt;li&gt;&lt;a class="y-fp-pg-controls y-ftr-link " href="http://hsrd.yahoo.com/_ylt=AkMRs2UwiV7.kDLokhB4Jc2bvZx4/SIG=11ad1621k/EXP=1354303802/**http%3A//maps.yahoo.com/"&gt;Maps&lt;/a&gt;&lt;/li&gt;&lt;li&gt;&lt;a class="y-fp-pg-controls y-ftr-link " href="http://hsrd.yahoo.com/_ylt=AobF227ivnnfcxcfaHbNRYybvZx4/SIG=11capvng2/EXP=1354303802/**http%3A//movies.yahoo.com/"&gt;Movies&lt;/a&gt;&lt;/li&gt;&lt;li&gt;&lt;a class="y-fp-pg-controls y-ftr-link " href="http://hsrd.yahoo.com/_ylt=AuEGOCCpzez5d9vW38pt3jubvZx4/SIG=11b0jir7r/EXP=1354303802/**http%3A//music.yahoo.com/"&gt;Music&lt;/a&gt;&lt;/li&gt;&lt;li&gt;&lt;a class="y-fp-pg-controls y-ftr-link " href="http://hsrd.yahoo.com/_ylt=AsaCh1scemOsOoHJ_6LOPvObvZx4/SIG=11aoodidd/EXP=1354303802/**http%3A//news.yahoo.com/"&gt;News&lt;/a&gt;&lt;/li&gt;&lt;li&gt;&lt;a class="y-fp-pg-controls y-ftr-link " href="http://hsrd.yahoo.com/_ylt=AmJw9MfbKRJOakuqYE0yTMebvZx4/SIG=119e5c8ig/EXP=1354303802/**http%3A//omg.yahoo.com/"&gt;omg!&lt;/a&gt;&lt;/li&gt;&lt;/ul&gt;&lt;/div&gt;&lt;div class="col"&gt;&lt;ul class="clearfix y-ftr-ln small"&gt;&lt;li&gt;&lt;a class="y-fp-pg-controls y-ftr-link " href="http://hsrd.yahoo.com/_ylt=Ak8Tq_7cjeJ7MTcLSvoYHRmbvZx4/SIG=11gu7h4e7/EXP=1354303802/**http%3A//realestate.yahoo.com/"&gt;Real Estate&lt;/a&gt;&lt;/li&gt;&lt;li&gt;&lt;a class="y-fp-pg-controls y-ftr-link " href="http://hsrd.yahoo.com/_ylt=AsImlOtahCMz8TUciS.RKMSbvZx4/SIG=11b1qos09/EXP=1354303802/**http%3A//shine.yahoo.com/"&gt;Shine&lt;/a&gt;&lt;/li&gt;&lt;li&gt;&lt;a class="y-fp-pg-controls y-ftr-link " href="http://hsrd.yahoo.com/_ylt=AuHTCYMDB7lV2LGfp4ShBFybvZx4/SIG=11e6fidtp/EXP=1354303802/**http%3A//shopping.yahoo.com/"&gt;Shopping&lt;/a&gt;&lt;/li&gt;&lt;li&gt;&lt;a class="y-fp-pg-controls y-ftr-link " <text:soft-page-break/>href="http://hsrd.yahoo.com/_ylt=AmSN5j46gDdn20VSkvQ0Ww2bvZx4/SIG=11cqnr5qr/EXP=1354303802/**http%3A//sports.yahoo.com/"&gt;Sports&lt;/a&gt;&lt;/li&gt;&lt;li&gt;&lt;a class="y-fp-pg-controls y-ftr-link " href="http://hsrd.yahoo.com/_ylt=AhoBsmOmIjwFNKIBJujLlnmbvZx4/SIG=11catdnpj/EXP=1354303802/**http%3A//travel.yahoo.com/"&gt;Travel&lt;/a&gt;&lt;/li&gt;&lt;li&gt;&lt;a class="y-fp-pg-controls y-ftr-link " href="http://hsrd.yahoo.com/_ylt=AjenM86L6FHDVwAFLHAN92ObvZx4/SIG=118hu4n4d/EXP=1354303802/**http%3A//tv.yahoo.com/"&gt;TV&lt;/a&gt;&lt;/li&gt;&lt;li&gt;&lt;a class="y-fp-pg-controls y-ftr-link " href="http://hsrd.yahoo.com/_ylt=AtCrwGlNzr.3t.Y_Y0nms62bvZx4/SIG=11cog2rgm/EXP=1354303802/**http%3A//voices.yahoo.com/"&gt;Voices&lt;/a&gt;&lt;/li&gt;&lt;li&gt;&lt;a class="y-fp-pg-controls y-ftr-link " href="http://hsrd.yahoo.com/_ylt=AtfOh2_nayjBCZuxtL4XHa.bvZx4/SIG=11d0dujs8/EXP=1354303802/**http%3A//espanol.yahoo.com/"&gt;Yahoo! en Español&lt;/a&gt;&lt;/li&gt;&lt;/ul&gt;&lt;/div&gt;&lt;div class="col"&gt;&lt;ul class="clearfix y-ftr-ln small"&gt;&lt;li&gt;&lt;a class="y-fp-pg-controls y-ftr-link " href="http://hsrd.yahoo.com/_ylt=ApyJAm1xAQb2updfoGGPjRObvZx4/SIG=11f431vca/EXP=1354303802/**http%3A//downloads.yahoo.com/"&gt;Downloads&lt;/a&gt;&lt;/li&gt;&lt;li&gt;&lt;a class="y-fp-pg-controls y-ftr-link " href="http://hsrd.yahoo.com/_ylt=AotFsZuf.HHc2iLu6DQxx_qbvZx4/SIG=11s21e5db/EXP=1354303802/**http%3A//toolbar.yahoo.com/%3F.cpdl=swat02"&gt;Get the Yahoo! Toolbar&lt;/a&gt;&lt;/li&gt;&lt;li&gt;&lt;a class="y-fp-pg-controls y-ftr-link " href="http://hsrd.yahoo.com/_ylt=AjvyU8O14sMF_x.fQPI6RZSbvZx4/SIG=11cqubeij/EXP=1354303802/**http%3A//mobile.yahoo.com/"&gt;Get Yahoo! on Your Phone&lt;/a&gt;&lt;/li&gt;&lt;li&gt;&lt;a class="y-fp-pg-controls y-ftr-link " href="http://hsrd.yahoo.com/_ylt=Aph81cQO.HyuY4GEK.aSKsCbvZx4/SIG=120c8qu9t/EXP=1354303802/**http%3A//www.yahoo.com/tablet_redirect/%3Ftr=1"&gt;Get Yahoo! on Your Tablet&lt;/a&gt;&lt;/li&gt;&lt;li&gt;&lt;a class="y-fp-pg-controls y-ftr-link " href="http://hsrd.yahoo.com/_ylt=AiOpUVTAwVecGvhRd0FvqhibvZx4/SIG=11j33h8j1/EXP=1354303802/**http%3A//everything.yahoo.com/us/"&gt;More Services&lt;/a&gt;&lt;/li&gt;&lt;/ul&gt;&lt;/div&gt;&lt;/div&gt; </text:p>
      <text:p text:style-name="P7">&lt;div class="stacked-col oneline"&gt; </text:p>
      <text:p text:style-name="P7">&lt;div class="col follow-links"&gt;&lt;h2 class="y-ftr-txt-hdr "&gt;Follow YAHOO!&lt;/h2&gt; </text:p>
      <text:p text:style-name="P7"><text:s text:c="4"/>&lt;ul class="clearfix y-ftr-ln small"&gt; </text:p>
      <text:p text:style-name="P7"><text:s text:c="8"/>&lt;li&gt;&lt;span class="y-fp-pg-controls y-ftr-txt lbl "&gt;Follow Us:&lt;/span&gt;&lt;/li&gt; </text:p>
      <text:p text:style-name="P7"><text:s text:c="8"/>&lt;li&gt;&lt;a href="http://hsrd.yahoo.com/_ylt=AorriH8A2R2GmjkSJs8boxCbvZx4/SIG=11h5459vd/EXP=1354303802/**http%3A//www.facebook.com/yahoo" class="y-ftr-link icon y-fp-pg-controls-nt facebook hide-textindent"&gt;Facebook&lt;/a&gt;&lt;/li&gt;&lt;li&gt;&lt;a href="http://hsrd.yahoo.com/_ylt=AoViYAoERvTs2tPl7y1.kkubvZx4/SIG=11c<text:soft-page-break/>b803ia/EXP=1354303802/**http%3A//twitter.com/yahoo" class="y-ftr-link icon y-fp-pg-controls-nt twitter hide-textindent"&gt;Twitter&lt;/a&gt;&lt;/li&gt; <text:s text:c="7"/></text:p>
      <text:p text:style-name="P7"><text:s text:c="4"/>&lt;/ul&gt; </text:p>
      <text:p text:style-name="P7">&lt;/div&gt; </text:p>
      <text:p text:style-name="P7">&lt;div class="col first"&gt;&lt;h2 class="y-ftr-txt-hdr <text:s/>""&gt;YAHOO! FOR YOUR BUSINESS&lt;/h2&gt;&lt;ul class="clearfix y-ftr-ln small"&gt;&lt;li class="double primary y-ftr-ln"&gt;&lt;a class="y-fp-pg-controls y-ftr-link " href="http://hsrd.yahoo.com/_ylt=AptdL2Mr.K6Z1f3bh.tzGI.bvZx4/SIG=12b25qei2/EXP=1354303802/**http%3A//smallbusiness.yahoo.com/%3Fs_fptrough=ysb_acq_fp"&gt;Small Business Solutions&lt;/a&gt;&lt;/li&gt;&lt;li class="double secondary"&gt;&lt;a class="y-fp-pg-controls y-ftr-link " href="http://hsrd.yahoo.com/_ylt=AlH2joZLSewgYb3uZkvB9wSbvZx4/SIG=11h40glk7/EXP=1354303802/**http%3A//advertising.yahoo.com/"&gt;Advertise with Us&lt;/a&gt;&lt;/li&gt;&lt;/ul&gt;&lt;/div&gt;&lt;div class="col"&gt;&lt;h2 class="y-ftr-txt-hdr <text:s/>""&gt;ABOUT YAHOO!&lt;/h2&gt;&lt;ul class="clearfix y-ftr-ln small"&gt;&lt;li class="double primary y-ftr-ln"&gt;&lt;a class="y-fp-pg-controls y-ftr-link " href="http://hsrd.yahoo.com/_ylt=AhQSK3HBAboHVT5ql.FpYHKbvZx4/SIG=11abdendn/EXP=1354303802/**http%3A//info.yahoo.com/"&gt;Company Info&lt;/a&gt;&lt;/li&gt;&lt;li class="double secondary"&gt;&lt;a class="y-fp-pg-controls y-ftr-link " href="http://hsrd.yahoo.com/_ylt=AnnOiHpkUGNBuA6nYXtj_dSbvZx4/SIG=11gfcmja2/EXP=1354303802/**http%3A//us.careers.yahoo.com/"&gt;Careers&lt;/a&gt;&lt;/li&gt;&lt;li class="double primary y-ftr-ln"&gt;&lt;a class="y-fp-pg-controls y-ftr-link " href="http://hsrd.yahoo.com/_ylt=AuE88jmO_vvlXUCLdvQO3USbvZx4/SIG=11f5u7l2o/EXP=1354303802/**http%3A//developer.yahoo.com/"&gt;Developer Network&lt;/a&gt;&lt;/li&gt;&lt;li class="double secondary"&gt;&lt;a class="y-fp-pg-controls y-ftr-link " href="http://hsrd.yahoo.com/_ylt=AiSmApuOtRKnoQduCawtMHebvZx4/SIG=1192mv70o/EXP=1354303802/**http%3A//ycorpblog.com/"&gt;Yahoo! Blog - Yodel&lt;/a&gt;&lt;/li&gt;&lt;li class="double primary y-ftr-ln"&gt;&lt;a class="y-fp-pg-controls y-ftr-link " href="http://hsrd.yahoo.com/_ylt=Anf8JI._na_BRsXQvkzLhQCbvZx4/SIG=123d9ebrr/EXP=1354303802/**http%3A//help.yahoo.com/l/en-us/yahoo/helpcentral"&gt;Help&lt;/a&gt;&lt;/li&gt;&lt;li class="double secondary"&gt;&lt;a class="y-fp-pg-controls y-ftr-link " href="http://hsrd.yahoo.com/_ylt=AhD_txDiND78dRmfxR1sEQ.bvZx4/SIG=138dns67n/EXP=1354303802/**http%3A//feedback.help.yahoo.com/feedback.php%3F.src=FP%26.done=http%3A//www.yahoo.com"&gt;Feedback&lt;/a&gt;&lt;/li&gt;&lt;/ul&gt;&lt;/div&gt; </text:p>
      <text:p text:style-name="P7">&lt;/div&gt;&lt;/div&gt;&lt;!-- End of Maple Footer Module --&gt; <text:s text:c="3"/>&lt;/div&gt; </text:p>
      <text:p text:style-name="P7"><text:s text:c="8"/>&lt;div id="default-p_13848969-ft" class="ft"&gt;&lt;/div&gt; </text:p>
      <text:p text:style-name="P7">&lt;/div&gt;&lt;div id="default-p_30345316" class="mod view_default"&gt; <text:s/>&lt;div id="default-p_30345316-bd" class="bd type_batchload type_batchload_default"&gt; <text:s text:c="3"/>&lt;/div&gt; </text:p>
      <text:p text:style-name="P7"><text:s text:c="8"/>&lt;div id="default-p_30345316-ft" class="ft"&gt;&lt;/div&gt; </text:p>
      <text:p text:style-name="P7">&lt;/div&gt; </text:p>
      <text:p text:style-name="P7"><text:s text:c="12"/>&lt;/div&gt; </text:p>
      <text:p text:style-name="P7"><text:soft-page-break/><text:s text:c="12"/></text:p>
      <text:p text:style-name="P7"><text:s text:c="12"/></text:p>
      <text:p text:style-name="P7"><text:s text:c="12"/>&lt;div id="y-subfooter" role="contentinfo"&gt; </text:p>
      <text:p text:style-name="P7">&lt;div id="default-p_24803755" class="mod view_default"&gt; <text:s/>&lt;div id="default-p_24803755-bd" class="bd type_subfooter type_subfooter_default"&gt; <text:s text:c="3"/><text:tab/>&lt;div class="info small "&gt;&lt;p class="y-subftr-txt copyright "&gt;Copyright © 2012 Yahoo! Inc. All rights reserved.&lt;/p&gt;&lt;ul&gt;&lt;li class="first"&gt;&lt;a class="y-fp-pg-controls y-subftr-link " href="http://hsrd.yahoo.com/_ylt=AjK0BC6xiWxFue9V34LhuMWbvZx4/SIG=127jjn44j/EXP=1354303802/**http%3A//info.yahoo.com/privacy/us/yahoo/details.html"&gt;Privacy Policy&lt;/a&gt;&lt;/li&gt;&lt;li&gt;&lt;a class="y-fp-pg-controls y-subftr-link " href="http://hsrd.yahoo.com/_ylt=AkyeHsNXpQXaXUt7ixhdoEebvZx4/SIG=11mb6vdas/EXP=1354303802/**http%3A//info.yahoo.com/relevantads/"&gt;About Our Ads&lt;/a&gt;&lt;/li&gt;&lt;li&gt;&lt;a class="y-fp-pg-controls y-subftr-link " href="http://hsrd.yahoo.com/_ylt=Auj5QPRnoJgnkn_Biwtk7_6bvZx4/SIG=11cs6edrd/EXP=1354303802/**http%3A//safely.yahoo.com/"&gt;Safety&lt;/a&gt;&lt;/li&gt;&lt;li&gt;&lt;a class="y-fp-pg-controls y-subftr-link " href="http://hsrd.yahoo.com/_ylt=Ah5umdSgjNCSpS11iemvnrObvZx4/SIG=12bccb3je/EXP=1354303802/**http%3A//info.yahoo.com/legal/us/yahoo/utos/utos-173.html"&gt;Terms of Service&lt;/a&gt;&lt;/li&gt;&lt;li&gt;&lt;a class="y-fp-pg-controls y-subftr-link " href="http://hsrd.yahoo.com/_ylt=AiMIQTu8f5H46TQe_SE.z8qbvZx4/SIG=123hqo4n9/EXP=1354303802/**http%3A//info.yahoo.com/copyright/us/details.html"&gt;Copyright/IP Policy&lt;/a&gt;&lt;/li&gt;&lt;/ul&gt;&lt;/div&gt;&lt;!-- End of Maple SubFooter Module --&gt;&lt;div id="default-u_26391831" class="mod view_default"&gt; <text:s/>&lt;div id="default-u_26391831-bd" class="bd type_ads type_ads_default"&gt;&lt;div class="adbcn adbcn-reserve"&gt;&lt;!-- metro normal ad --&gt;&lt;!-- metro fallback ad static --&gt;&lt;!--ADBCN--&gt; </text:p>
      <text:p text:style-name="P7">&lt;/div&gt; <text:s text:c="3"/>&lt;/div&gt; </text:p>
      <text:p text:style-name="P7"><text:s text:c="8"/>&lt;div id="default-u_26391831-ft" class="ft"&gt;&lt;/div&gt; </text:p>
      <text:p text:style-name="P7">&lt;/div&gt;&lt;div id="default-u_15191401" class="mod view_default"&gt; <text:s/>&lt;div id="default-u_15191401-bd" class="bd type_ads type_ads_default"&gt;&lt;div class="foot9 foot9-reserve"&gt;&lt;!-- metro normal ad --&gt;&lt;!-- metro fallback ad static --&gt;&lt;!--FOOT9--&gt;&lt;/div&gt; <text:s text:c="3"/>&lt;/div&gt; </text:p>
      <text:p text:style-name="P7"><text:s text:c="8"/>&lt;div id="default-u_15191401-ft" class="ft"&gt;&lt;/div&gt; </text:p>
      <text:p text:style-name="P7">&lt;/div&gt; <text:s text:c="3"/>&lt;/div&gt; </text:p>
      <text:p text:style-name="P7"><text:s text:c="8"/>&lt;div id="default-p_24803755-ft" class="ft"&gt;&lt;/div&gt; </text:p>
      <text:p text:style-name="P7">&lt;/div&gt; <text:s text:c="11"/>&lt;/div&gt; </text:p>
      <text:p text:style-name="P7"><text:s text:c="12"/>&lt;div id="y-width"&gt;&lt;/div&gt; </text:p>
      <text:p text:style-name="P7">&lt;div id="y-min-width"&gt;&lt;/div&gt; <text:s text:c="6"/>&lt;div id="y-lightbox"&gt; </text:p>
      <text:p text:style-name="P7"><text:s text:c="7"/>&lt;div id="default-p_30345698" class="mod view_default"&gt; <text:s/>&lt;div id="default-p_30345698-bd" class="bd type_lightbox type_lightbox_default"&gt; <text:s text:c="3"/>&lt;/div&gt; </text:p>
      <text:p text:style-name="P7"><text:s text:c="8"/>&lt;div id="default-p_30345698-ft" class="ft"&gt;&lt;/div&gt; </text:p>
      <text:p text:style-name="P7">&lt;/div&gt; </text:p>
      <text:p text:style-name="P7"><text:soft-page-break/><text:s text:c="7"/>&lt;/div&gt; <text:s text:c="7"/>&lt;div id="y-persistentmasthead-con" class="hide y-fp-pg-grad"&gt; </text:p>
      <text:p text:style-name="P7"><text:s text:c="8"/>&lt;div id="y-persistentmasthead" class="us"&gt;&lt;div id="default-p_30345635" class="mod view_default"&gt; <text:s/>&lt;div id="default-p_30345635-bd" class="bd type_persistentmasthead type_persistentmasthead_default"&gt; <text:s text:c="15"/>&lt;div class="logo-wrapper"&gt; </text:p>
      <text:p text:style-name="P7"><text:s text:c="20"/>&lt;img src="http://l.yimg.com/dh/ap/default/120912/yahoo_logo_magenta_us_sm_20120911.png" alt="Yahoo!"&gt; </text:p>
      <text:p text:style-name="P7"><text:s text:c="16"/>&lt;/div&gt;&lt;div class="tuc-wrapper"&gt;&lt;div id="default-p_29445946_ff3" class="mod view_default"&gt; <text:s/>&lt;div id="default-p_29445946_ff3-bd" class="bd type_tuc type_tuc_default"&gt;&lt;ul&gt; <text:s text:c="7"/>&lt;li class="y-hdr-ln account-sign-in strong first "&gt; </text:p>
      <text:p text:style-name="P7"><text:s text:c="12"/>&lt;a class="y-hdr-link <text:s/>small" href="http://hsrd.yahoo.com/_ylt=Al3Ka9zIAFN2tBH0xe5URJqbvZx4/SIG=13ukv1voh/EXP=1354303802/**https%3A//login.yahoo.com/config/login%3F.src=fpctx%26.intl=us%26.done=http%253A%252F%252Fwww.yahoo.com%252F"&gt;Sign In&lt;/a&gt; </text:p>
      <text:p text:style-name="P7"><text:s text:c="8"/>&lt;/li&gt; <text:s text:c="7"/>&lt;li class="y-hdr-ln account-sign-up strong "&gt; </text:p>
      <text:p text:style-name="P7"><text:s text:c="12"/>&lt;span class="y-hdr-txt <text:s/>small"&gt;New here?&lt;/span&gt; &lt;a class="y-hdr-link small " href="http://hsrd.yahoo.com/_ylt=AqrEV7FOo9no1MvvGuZ1ZWubvZx4/SIG=13tnblq0d/EXP=1354303802/**https%3A//edit.yahoo.com/registration%3F.src=fpctx%26.intl=us%26.done=http%253A%252F%252Fwww.yahoo.com%252F"&gt; </text:p>
      <text:p text:style-name="P7"><text:s text:c="16"/>Sign Up </text:p>
      <text:p text:style-name="P7"><text:s text:c="12"/>&lt;/a&gt; </text:p>
      <text:p text:style-name="P7"><text:s text:c="8"/>&lt;/li&gt;&lt;/ul&gt; <text:s text:c="3"/>&lt;/div&gt; </text:p>
      <text:p text:style-name="P7"><text:s text:c="8"/>&lt;div id="default-p_29445946_ff3-ft" class="ft"&gt;&lt;/div&gt; </text:p>
      <text:p text:style-name="P7">&lt;/div&gt;&lt;/div&gt; <text:s text:c="15"/>&lt;div class="search-wrapper"&gt; </text:p>
      <text:p text:style-name="P7"><text:s text:c="16"/>&lt;form name="pmh-sf" action="http://search.yahoo.com/search;_ylt=AidGOaiS7.AEW.YWUnzmlaGbvZx4" role="search" method="get"&gt; </text:p>
      <text:p text:style-name="P7"><text:s text:c="20"/>&lt;label for="p_30345635-p" class="hide-offscreen"&gt;Search&lt;/label&gt; </text:p>
      <text:p text:style-name="P7"><text:s text:c="20"/>&lt;input id="p_30345635-p" name="p" type="text" title="Search" value="Search" autocomplete="off" class="input-query y-ln-3 y-txt-input y-fp-pg-controls-nt"&gt; </text:p>
      <text:p text:style-name="P7"><text:s text:c="20"/>&lt;input type="hidden" name="fr" value=yfp-pmh-701&gt; </text:p>
      <text:p text:style-name="P7"><text:s text:c="20"/>&lt;span class="button-wrapper small"&gt; </text:p>
      <text:p text:style-name="P7"><text:s text:c="24"/>&lt;button class="searchsubmit y-fp-pg-grad med-large" value="Search" type="submit" id="p_30345635-search-submit"&gt;Search&lt;/button&gt; </text:p>
      <text:p text:style-name="P7"><text:s text:c="20"/>&lt;/span&gt; </text:p>
      <text:p text:style-name="P7"><text:s text:c="16"/>&lt;/form&gt; </text:p>
      <text:p text:style-name="P7"><text:s text:c="16"/>&lt;/div&gt; <text:s text:c="3"/>&lt;/div&gt; </text:p>
      <text:p text:style-name="P7"><text:s text:c="8"/>&lt;div id="default-p_30345635-ft" class="ft"&gt;&lt;/div&gt; </text:p>
      <text:p text:style-name="P7">&lt;/div&gt; <text:s text:c="7"/>&lt;/div&gt; </text:p>
      <text:p text:style-name="P7"><text:soft-page-break/><text:s text:c="8"/>&lt;/div&gt; </text:p>
      <text:p text:style-name="P7"><text:s text:c="4"/></text:p>
      <text:p text:style-name="P7">&lt;!-- bottom --&gt; </text:p>
      <text:p text:style-name="P7"/>
      <text:p text:style-name="P7"/>
      <text:p text:style-name="P7"/>
      <text:p text:style-name="P7"/>
      <text:p text:style-name="P7"/>
      <text:p text:style-name="P7"/>
      <text:p text:style-name="P7"/>
      <text:p text:style-name="P7">&lt;!-- bottom --&gt; </text:p>
      <text:p text:style-name="P7"><text:s text:c="8"/>&lt;!-- Begin comScore Tag --&gt; </text:p>
      <text:p text:style-name="P7"><text:s text:c="8"/></text:p>
      <text:p text:style-name="P7"><text:s text:c="8"/>&lt;noscript&gt; </text:p>
      <text:p text:style-name="P7"><text:s text:c="12"/>&lt;img src="http://b.scorecardresearch.com/p?c1=2&amp;c2=7241469&amp;c4=http%3A%2F%2Fwww.yahoo.com&amp;c5=2023538075&amp;cv=2.0&amp;cj=1" /&gt; </text:p>
      <text:p text:style-name="P7"><text:s text:c="8"/>&lt;/noscript&gt; </text:p>
      <text:p text:style-name="P7"><text:s text:c="8"/>&lt;!-- End comScore Tag --&gt;&lt;/body&gt; </text:p>
      <text:p text:style-name="P7">&lt;/html&gt; </text:p>
      <text:p text:style-name="P7">&lt;!-- dnr=1 --&gt; </text:p>
      <text:p text:style-name="P7">&lt;!-- bid=701 --&gt; </text:p>
      <text:p text:style-name="P7">&lt;!-- sid=2023538075 --&gt; </text:p>
      <text:p text:style-name="P7">&lt;!-- myproperty:myservice-us:0:Success --&gt; </text:p>
      <text:p text:style-name="P7">&lt;noscript&gt;&lt;img width=1 height=1 alt="" src="http://us.bc.yahoo.com/b?P=tsIYsmKLfI8ACP3eTZodDRd6Yot8MlC3t7oABGQQ&amp;T=184afv6l3%2fX%3d1354217402%2fE%3d2023538075%2fR%3dyahoo_top%2fK%3d5%2fV%3d3.1%2fW%3dJ%2fY%3dYAHOO%2fF%3d3547151651%2fH%3dc2VydmVJZD0idHNJWXNtS0xmSThBQ1AzZVRab2REUmQ2WW90OE1sQzN0N29BQkdRUSIgc2l0ZUlkPSI0NDUyMDUxIiB0U3RtcD0iMTM1NDIxNzQwMjYyOTQxMyIg%2fQ%3d-1%2fS%3d1%2fJ%3d5F7F8B62"&gt;&lt;/noscript&gt;&lt;noscript&gt;&lt;img width=1 height=1 alt="" src="http://csc.beap.bc.yahoo.com/yi?bv=1.0.0&amp;bs=(136hkakil(gid$tsIYsmKLfI8ACP3eTZodDRd6Yot8MlC3t7oABGQQ,st$1354217402629413,si$4452051,sp$2023538075,pv$1,v$2.0))&amp;t=J_3-D_3"&gt;&lt;/noscript&gt; </text:p>
      <text:p text:style-name="P7">&lt;!-- w74.fp.sp2.yahoo.com uncompressed/chunked Thu Nov 29 19:30:02 UTC 2012 --&gt;Connection closed by foreign host. </text:p>
      <text:p text:style-name="P7"/>
      <text:p text:style-name="P7">Script done on Thu 29 Nov 2012 11:42:55 AM PST</text:p>
      <text:p text:style-name="Standard"/>
      <text:p text:style-name="P1">Question #4:</text:p>
      <text:p text:style-name="P9">Document the HTTP request and the server response when you manually download the PNG image file at <text:a xlink:type="simple" xlink:href="http://www.google.com/images/logos/google_logo_41.png">http://www.google.com/images/logos/google_logo_41.png</text:a> via Telnet<text:line-break/>Note: Is there a good reason why it doesn't make sense to include the server response (at least, the data portion) in your lab report?</text:p>
      <text:p text:style-name="P1">Answer:</text:p>
      <text:p text:style-name="P8">Script started on Thu 29 Nov 2012 11:47:34 AM PST </text:p>
      <text:p text:style-name="P8">Trying 74.125.239.16... </text:p>
      <text:p text:style-name="P8">Connected to www.google.com. </text:p>
      <text:p text:style-name="P8"><text:soft-page-break/>Escape character is '^]'. </text:p>
      <text:p text:style-name="P8">GET /images/logos/google_logo_41.png HTTP/1.1 </text:p>
      <text:p text:style-name="P8">Host: www.google.com </text:p>
      <text:p text:style-name="P8">Connection: close </text:p>
      <text:p text:style-name="P8"/>
      <text:p text:style-name="P8">HTTP/1.1 200 OK </text:p>
      <text:p text:style-name="P8">Content-Type: image/png </text:p>
      <text:p text:style-name="P8">Last-Modified: Mon, 02 Apr 2012 02:13:37 GMT </text:p>
      <text:p text:style-name="P8">Date: Thu, 29 Nov 2012 19:47:46 GMT </text:p>
      <text:p text:style-name="P8">Expires: Thu, 29 Nov 2012 19:47:46 GMT </text:p>
      <text:p text:style-name="P8">Cache-Control: private, max-age=31536000 </text:p>
      <text:p text:style-name="P8">X-Content-Type-Options: nosniff </text:p>
      <text:p text:style-name="P8">Server: sffe </text:p>
      <text:p text:style-name="P8">Content-Length: 6321 </text:p>
      <text:p text:style-name="P8">X-XSS-Protection: 1; mode=block </text:p>
      <text:p text:style-name="P8">Connection: close </text:p>
      <text:p text:style-name="P8"/>
      <text:p text:style-name="P8">\89PNG </text:p>
      <text:p text:style-name="P8"># </text:p>
      <text:p text:style-name="P8">\00\00\00 </text:p>
      <text:p text:style-name="P8">IHDR\00\00\00t\00\00\00)##\00\00\00\E4\8A </text:p>
      <text:p text:style-name="P8">#\00\00#xIDATX\C3\EDYi\98T\E5\95~\BF\EF޺U\D5\D5# </text:p>
      <text:p text:style-name="P8">tC\D3#-\88\B8\A0"*\C6#ш#E </text:p>
      <text:p text:style-name="P8">\9A#\8DN\8C\9AhT\#\8D\C6e#\A3ƌ\8EK\C6q\D7DE\A2\83F\8D\8A#\A2\91E4\88\A2\AC6M/\F4R\BD\D4^w\BF\F7[\E6#\B7H\D9vC\EB`2#\FD\9E\A7\9E#\AA\BB\BF\E5\BC\E7\BC\E7\9C\F7#|\89u\F6\DD~\C4u\CC </text:p>
      <text:p text:style-name="P8">\87\91PH#&lt;D\A5\BE\E8\86:#\80\C47\EB3\EB;\EF\9ET##\97#/T:\8FI2\DC\E5\f\FD&lt;Z\E2\8D\DC\EC\B6\EF\F7nN,\94ݞ#@\EC\8E\F3\C8`~\E9\DC\DF#\A3L_\9B\9E\CEc\B6a`\92\EB\CA#\BE\8FR)eX\A1\90\E1\B0\CCF#\BC###-a\EA|(&lt;seoӊի#\FD\E8k </text:p>
      <text:p text:style-name="P8">\F2\F4\BFL#'\8D\ECi\E9\9E\CC<text:tab/>"\AC\EC_V7\F4##\D2\D0\DD\DA<text:tab/>ku\E6#\FDj\00Y\00#\00\FE\95#z\C1}\CE\FEI+tu{\9C\FC \D9\E3i\AEi\B4#\96X.\9C\EE##\BA\CE9Q\A1TTK\A5\E60A\87L </text:p>
      <text:p text:style-name="P8">E\C3ъ!!TV#\9Aʚ\88o\BC\98\EF\D9r#\A7\B7##\F8u#W##\A9\B9q\F4w\AD\83\FC'\A5J\E1~\92\87|W^\C1^5##\E8#`\ED\AE#U\FB\FB\F2\E2\87d8\E7\F1\DB#W\AEjkv5?߽\94%_y&lt;\F9\E1\D5##fz\00|\00,\00\88\00P\CA\C6~\BF#\A3\CE&gt;\B1'\B3\E9\9E!\B5\95\D5\DA8E)\E5#x\EE#'o\F9\BD\9F~\FB\AE\EEwֻ\BB&lt;\F1#\00\DC\F0\D8R\E2j:8#\88JA4\F8\00#\00\DE\EE#\B3_@Ϲ۬M\D9\F2\BF#[\E9\D1\F1\A6\9CErKn\E8Z&gt;\F7\F5\E0p#\F0&amp;?\00\A6#qTo}6\A5\B7&gt;\BB\A5b\DCY\CF\D3Q\97\DF\DAc\D6\CDRB </text:p>
      <text:p text:style-name="P8">|\DB#B$~\A2\DA=/\00\C8#\B0\BFf\91*\00#RB=)#)%$##\85,\FClw#F?K\B1\B2F#\D1W#[qt|K\D6#]\8F^ѵ|\EE##\CFw#H#\C8#\A0\BA\81wyE`grMܜX~\D8\D9#\9A\9Ep3<text:tab/>#\AF\B3\9Dw\DD~I\F2\A3\F9<text:tab/>\00\CA\D75\9F </text:p>
      <text:p text:style-name="P8"><text:soft-page-break/>)!e\E0\CAr\87G\EFv\C7\DE#\A1#\FC\97\88$,\F1Lg/=\B0\B3Q\87\A2\BF|[\F7\9A\ABV# f#\D0\E4 \BC\D1#\E0+Z4\A3Ps+\EB\FE\CD\E5F\DB\E2mAt\BA__@#)\E4#`\C9W\C4Q;"\B4\D7#\B7&amp;\F3tZ\D76#\8A״"\BE\E2\9CW#\A4\BF\00\98;\D6~\E7\B4)\8A"\DEfݷ\9Fl\B4-\FE4H\FCـ\AA\BF\96U/\97#0\B7#\FAU#A#\80\D3nq#L\9B\F4\92tB\C2ə#\C9\E7\9F#\A0# \B8_#\84\8DO\8C\F6\00\BC# #|\E5##Q_\CBŃ\E8##\80\94\BB9s\F6#4m)W#.\B4|ʃ*#[z\D6\DF\F1q\90+\9D\D2fA\AE\95_d\8F\DC\FCK&amp;#\C3=\82\9B\FE##H# </text:p>
      <text:p text:style-name="P8">\B7gl\F7\A3\89#&gt;\B1\EE˴&gt;rÏ\86r_?I8\FA\E1D\BA\B5B#\92F;#\8Fl\E8J:\AF\EDs\FA\B2\F6/\DBRͽ\CB#II\88\84D\B6{+aL\C2\F3\00C#ș#\9Ac\86B\B2\F7\EEl\EFG\B7#N\#\B1\9Dv\A5\90\90\83\90\00\EC;\A9\88\BC}\AC\B4\BC\A3\84'\863U\D5].67eRK\8Fz⹮\FE쪞8߯I\E8\E4T\DB#&lt;ۃ»&gt;#\CC6\83j\94\FD/\9CE#\B6Eqʞ\F4yh\ED\BE\C8Y\B9i\94e\D8<text:tab/>ƅ</text:p>
      <text:p text:style-name="P12">s\A5&gt;#\8E\94\D4#\AD@\EF\F7\F0Q#\EE#\B3^\F3\B1#\DDܥ\B2b\AE\BDhdD\F6\˓\EB\CEr󙜡\FB </text:p>
      <text:p text:style-name="P8">\8C<text:tab/>7\AC\F2\B1#\E5\EA\A9#e\A5(\AB.\CD\E6ߜ\FC\DC\EA\CD֭\C7_ְmW\C0\CE\FDw}#\DD </text:p>
      <text:p text:style-name="P8">\FD0k`\86\E0#\D3\D9%+KbD\C0\B5\CAz\F8\86$\96\83\92\BCˈ\E7:\8D\9A\9A\FC\CF\r\FD\8B\00#&amp;\F9v\BA#Aq\B43{\DCs##\A9\DC\CF\E4G\CD?\F7z\D2\E5\96\EBvKOTƈ6\A6lH#\F6\8FE#-\A7\9D\B2\E0\EE\CD#s\CF\E6\A6\\B1-Լɧ;\8EZ\EEX#\92qHwۦ\A2\FE\E8+\A7\C8\FC\9D\D7\EDKZ\BA#ek\B7|\ABI\CF=\BC0\9D|\EA?\B6\B6\B5#\903\AA*+/#^s\CA\E4D\EE\AA\F2\AA!##\8FE#x\FB\C0o\CD]\ECt\FD\E4\D25#\DB#r8\FD\C5'(n\D3#\FC\E4\D6ak7ڿ\9AsKϫ]#΂\87\93G/.?\E4\E4\83\CD\DF</text:p>
      <text:p text:style-name="P12">\AB\CD\EFU#\8D\9D\CC\DE|暇\EA\CE?\E4w\FA\CB\F3\E7\DD˨\E9\CA뷴\E0\CALR\E9\AD/\83\99\AE</text:p>
      <text:p text:style-name="P12">\D5\CE Z\F5\9C\8A\A1!DK(\F4\ACӥw\AD\BF\8F\BB\BA\E3%\96\AC\C8l\BA\BB9\A8\EC<text:tab/>X#R8\90\82\00\82</text:p>
      <text:p text:style-name="P12">hY\FB\81#\87\A1\A5g\A1\FC\B8qf\83\9E\BEm\FE\B6\F69\9E\C8# \F7O#Ĭ\BC~\F3Ъac\86\A8\EA\95W\95\D7N\B5\C69s#m\EAL#l\A1T#x\C3E\AEO#\F3l#\E6\B8#\D9\E5O[]K#v\A7#5 \98\BF\BBnR8\9E^\E2\ADݲ\EF[\B9\C4U\D3?\F8d\C1\AAt.#\9Cm6\DBNzQ*\F5ḡ\91u5i6;##\D2#\A9#\ED\D1i~\99|mMF7\FAF\AA\BFaޱ*ky\C9\EFm\ACzz\89y\FE\EC_w-3#i#)\C4\00`\BE\F4\81\DB#Rե\FBU\B8\B3cQV\AE\84P^#\B1O\DAg\\F4\9D\E7V8\BD\C5{^p/ײ\AE|b\EB6rY\BA\B3\ED\F7۞#uC\BE\F1\A1\8D\F9\A6\C76\E9[\EEy\ADl\D4\D1\DD\D9\DC\D0o[\A6Bl\8B\C6#Ktv\BF}\EC\C3N\E2\FD\9E\A2\F6\8E\A9\A7V\ED\E7\AB\EE\F7\A4\00d\CA#\E2x#[\BCO\8BU"\FB\C1\F9\95\A4#\FD\AA\\D7t\CC{ٞ#\8F|?nѭ|P\CF\E8\AF$Ӎ{Ԕ\FEuo#\A7\A9L\86e\D2#]##\95=\9E\EC]V\A8Q\A8e\89z\E6#\9C###@zn\F0C\F1U\82i\DDw}\95֝l\EA\ACݘL\BD\F4\DD5#\DE</text:p>
      <text:p text:style-name="P12">#\97 </text:p>
      <text:p text:style-name="P8">*\EB|\F0\C9\\BA\B5e\F1\A6\A8\F3\DBLO#\C2v#\CD\CB\C9?\95U\F7#(+\EEm͵#\D5*^\DBS2\DFQ\B2yS\FEO?\BE\BB\FB\E3\C0#\A9\A0m2\00\98\00\F2\BF}\DE\DC\D4У^\95\EF0\A5tl\A8`U\B3\F7s#\9Cuhhxq;\97\B2\C4m\DDi凩\B8\DE\D6\F9\EA\D4G#\DBd\83=\93\9DKO|0\AAv\FE\C1\B3]#\802u߳F\CF|\ED\C4\E0#\A3\C0tl#\DD\CA\ED=L\ADMg\EAN\BA\AD{jgOb\E3\CC\D5\EB\FE#\A4\BDtp^#@\EE\AA </text:p>
      <text:p text:style-name="P8">[W%({\A5+\9EEs\DE#\EF\E6#\P3|#\800\00B}\8F\8Cd~\81\D7<text:tab/>@5\E5\EFA\B52\9E\BE\96&amp;2#\8C\B6#\DE\D4so#\97\CF#\A0#\ABP#\80\B3\C0Hܓ\A6\AC\C9\CEې\92\A3&lt;G\BF\F3@\FD\E8\D9\00\A2#M:"\E2\B7#\96#a'SX\BE\DE_#\EC\99맸\93\00\FCco\C9w\E8{^\CE#$G\84\B3#\FEm#9;ؓ\9Ex\A3;)\91\A7\F3\D2<text:tab/>#nu70'\C9#\C3\EAA\E4\B9\00LX\ABoU)ς\00D\A1\F0\E9&gt;\E7+\E1\CAҠ-\94\DBۖ\BF#D\FD#\837\CF;P\ED\CD\FD\98\F5d\B0\D5s&gt;`B\FA\C1ݭ"\A6\94#\A7#7\92\98b\9F\AD\86\8B\AD\AEk\AE#\C6+\9D\8E##\A0# \94\F9"̙؞\B0A\A0\96\8C\A8#\EC#\E6ˮ\E4\BF\FE\B4\8Evg"RY\E4t\C7\F9\D00\B6##=PU-_\EC\C9\E8V\89x\DA\F18#\E3\E0#\A8\B7\C2g#(#\A0\DA#\9F&gt;\86z\BD߇\A7\C3\CE\D9\EC\D3N\BF+\D8s\A0\B6K#\F0l\A2.\F0##0#!$FG\D8iA䫉#\9D\A3#P-C\80H\DB#\A2\CD\EDsGѱ\EC\C26Ms\DE\E6L\00B\82\F9\A1\B1e\A3O\AE/D </text:p>
      <text:p text:style-name="P8">#!#ua\00A\A0;s&amp;t\8B2\C3F\82\8A\AE\C0#;\CEJ]x\D6#\A9\99\B3\9E\F27\E4\D6\C5\F3NxSظ\FD<text:tab/>t\9Fyy\BE\FD\FAWr\F9\E6#\E5\AA#~\D2\F3\95\EDt# </text:p>
      <text:p text:style-name="P8">#\A9\9F\B0#\91EKK\E4N@¬\E4Y#\B6/\BCn\E6끱v\96\B3\85#\E5/򼼖3\A9#HD#吩\D1舿\DAv^a\89c\C1\F4#\E9;\F0]\CEt\8B#4睥#\99e䭑\928\82\89##\A01\B1\EF\BF#\AD\8Cyr#ϥ\B2dj\88Jp####\FE7\E1\EE\F3mf(\E4\BF\E50\9C#\C9!8\8F\A8њ\E1\00B\81#\A5#r\A7\EA#I\E5#\95&amp;\83p|HI#\00\F6\D01SJ~0z\EC#\B23\91\B5\B2q\EFn\CB\\F5\9Eo\r]\AEcu\9Es#\D8\CC*\CAՠR\FA]\82\F3\ED\94K)dh\C4&gt;\C1E\BE2\DDU$sSD\D6\00\B3=@B\A9T#e09\BB\D9s#\84"\E3BlG^0TN \E1\D1\004\E9e\F6#\B3#\E6A\81</text:p>
      <text:p text:style-name="P12">\D5</text:p>
      <text:p text:style-name="P12">\D5";#`\C7z\E8 </text:p>
      <text:p text:style-name="P8">g\9BPH\E3v:#\84\8B\92\BDkd#\00͵e\89e##%\B5b\B4VZ\A7\F5տwDX\88n#\84@r#p\C7u\F3[\8D\81~\B7\EF\8D\C4\CF\CF#\CBt\BE^#6#\97#\C6i\ED\92\C3#:e\B6\AD-ʮi\BDncg\FC\AF\F7#\F19SZ6Λױmy\9E\F3#\80#\80\DE Mم4\A5*\C4]/X\F8#\84##J x\D5\E4ʽά\CD6&gt;\9D\FC2`#su^U# #\92 D\82\F9#\A6!\D0#\E7$\99L\85\F5w\F61C\89Ԟ\C2T!\98DH\90\E8~%%\C3_Gf\97\8CpEc\9B\B1\B6n\A5'\F7\E0B\C0#\92#W\89#P\A5\95\A9ڎ\88\84\A2He\C2H\A5:0\E8N\F7\FD\C3R\8F\DD}v\A4#RN\E2&gt;\E0Y\84\84\85(#\A0H\EE~\EA{\CAt%\A4@\90\B2\91Շ\DC8\A5㝟t#\A2\AEx\9F\90#r\00<text:tab/>\EE9\A0&lt;\DDb\B4\BF\9E#la\D9#Oi%y7L#\81\E4#e\9C\8C~!\95^\B8\94˷#\EE\E8\CAf#S\8Bt\F2##\F7\AB\BC\A9\8AL\BE </text:p>
      <text:p text:style-name="P8">#\85\E4#\84R#h\A5e{\FEtv\B6\F1\E9\86\C1#^\F7\FBqJ\8B\95\C8\D9&gt;S\AFJ&amp;\F8#-</text:p>
      <text:p text:style-name="P12">R^&amp;\DDp#\8E##\B6\C9a鞠a6#\C0\CB6c#5%\88B\A1J\D0q\E1\E8\D8AҼ\A4#=R#\9E\90\B0$#\BA\EA\B9\F0@#\8B#\AAt\A1h#\AA#\8C#N </text:p>
      <text:p text:style-name="P8">{\D2]P\B9\A4#RD#̕\F0,\F0x#:\00BE\F7\CB\DC#\FA3# </text:p>
      <text:p text:style-name="P8">\A0 </text:p>
      <text:p text:style-name="P8">U\ABf\9C#\E0\CD 7\FB\9FI#Zd\94\F0}p\D7#u\96=)\B9c}\AE\97#\80+\96t'\AC#~(Q桖H\82rN\EB\EFjj\8B#Q\E8#:\B2\A2#2 \EBP+\FE\C6' </text:p>
      <text:p text:style-name="P8">\CCM\DC\F7 \A5\00(#S\F7\FDaI\F5\94\AA\80zw\BA\F6?/\A1٦z{\AB\F5\BD\CE\E6\AE\CE\EE\E6\E6\B7\E2M\8D\8B\B75\EB\B9TBN\CCf\E4\C4\CE66\D15;[\F3K#\F9#@$!\B0\D1v#8#P<text:tab/>\C1X\AAM#,\CD+#\AE\94#\B6\90\C8\C3Ϭ#v/\00\E9Xb\8B\A3\FB#&gt;C(</text:p>
      <text:p text:style-name="P12">\D4#\97\87#{\D2]\EA\9F!\E2CJ\B8\BA\84n\CA\C4\EB\9B## z\DE8\EEmMI\BF\EA\99#\A4\EF\C1#5ǎ\9F\B3\F2\AC@\A3ޱ\99\D4\F7B#\FA\96<text:tab/>\8Dl~,\B9\F6\9A%A5\FC7@e#\CA-\FA\CB&gt;斐[]\9B#R\A2ң{޹\EF\F8\A9#x\85\F6\C7\E9S\FD\F7\F8{\D7\D8cf\9F\F8\88g\86\EE&amp;\84\82j!0##3\EC\B0#\E7\B5-&gt;\F4\C6A##~\F3\B3#\9E#\F0rPq\86#\D0a\D3\DE\FB\85\A9\D7#H\88\80\9D5@YS\B3\E4\AE </text:p>
      <text:p text:style-name="P8">@$%[I&lt; </text:p>
      <text:p text:style-name="P8">I\00\95#\D4y\EAQ5#\AD\A4\C7\F1v<text:tab/>\A8 </text:p>
      <text:p text:style-name="P8">%ʄD\961\F4Rwm#cY\00,\9E#\CB\F6 ܥD\86\D50Au9\9B2wZɈg\96[\A9]\8D\ED##\A5ܐ0\93#]#Vo\EE\81#\C0\F7\8D6\8F\A5#]\A0\95\9C\B2\C0\D5ˎ\A3Z\94#\D1ɷ#t^˨\EAX\EB\EF\CB\CA+\E2eC\EB#\E8L\D1k\92<text:tab/>v\84&amp;&gt;\BC)\B1j\CE\F3E}\A3?\C0\B8#\90\9F%\A3\AC*\96\A96?\BD\8C#D)\C1\F1\A4\EC\A7\00\96#`\FA_d|&amp;\BD\E4+#Tb\B5p׆\F4#\94\90\84G\F6\BAp̌\85\C7#\DE8 #n\F8\C3\F0\82\BFyAߔ\00\D0MC\E5̳9\\93#҇d#/\D0ƃ#\F1##U\AC\C9[#B#\E5##\FD뱣\8F-.\F3#\BC0Q\EAuΑ#</text:p>
      <text:p text:style-name="P12">\EB`\BCT\90)#\BE\A4\ABQ\B7\E8\EBF\C2#\F79\A2#Qq\C5\C9\E19}\A3i\00#L4S#F#\E2\8Dmx!H5#\00\D1\F5\DEuݩ#N\9D#\E2#n\86ӱ\C9\D7#V"3\F4 </text:p>
      <text:p text:style-name="P8">#&lt;\F5#\BFt\E2\E6x&gt;\FA\97ƭ|\96\E2~pcb՜E\81#\90 </text:p>
      <text:p text:style-name="P8"/>
      <text:p text:style-name="P8">#9PT\F6]m\D2~)'\85\91\B79@<text:tab/>F\98\F4\C8?#&lt;\E9\8C]ٿ\DFyh\D7\FB\BF\CAFB\8D\97K\DFf\CC1!|#E\A5aT\9C\F0\E0\F8\99\8F#VhZw1\D8\F6\82GX\00l\D0#\A7# t\FB\B8\88#R\98\BA\C8?v\A4\BDm%\EEM)\97!\EB0###\E5\C5.\89(4\B63\9A\DFt\EC\91#\84!'w2##\8A\B1􏶱\AAȃ\C5\FAnz\BD\9E#\B9|\DC#\B8āu\FE\B9#̎\D5#\F7\EFwyo\8E\9A,u\EF\E0T+\B0\C5ē.&gt;\EE##\DC\CB7\E5zV\9EtGr\C5\C13ݦ+g:\8D\F3gǛۗlk#\D5#\ED#V.\DF۳|\CE\E2\80#\D3\FD\D6##\D3p\FB\99?}o\CD掞\A8\D2\F4\91w8@(#5\A27=;e\F2w\BE#\A8#\CF#mo\CCz#\AA\B5\DD\C4##\BE\A9\C3w#$"5r\C8\ECg\F6;\FD\B5\99\83\00\F5\B3#+#\84b\BB\D4%\E5\F6\FC\\F4\BC3&gt;m|=#s\EE\8B[&gt;R#G\CC #,\DD{\BF#\00\94</text:p>
      <text:p text:style-name="P12">#Q\A1n&gt;\BF\CBp"\ED\C4\FA\F4<text:tab/>\96\BE\ADH\CEc\00\E4\A9w\E4#:=\F5\CA\;\97\E9v#\EA{5\B7\9CIo#QE\CB\FA\CB\CFrE\BD\A2\9A\F9;\92[\B8ڙ\C4;翂##\BA\EC\ABc\B3ໄ\D1\F6ܺԆ\BBW1?#\EDngȦ#$\B4\F2\A1\93~Q\BFSqDU9T </text:p>
      <text:p text:style-name="P8">P#\C4(\A0\91\BE\BF#\969\99O(\FE\86#\DDC\DArA&lt;\94#i\97&gt;\B6j\DA1\97\CE#\BBGYviؚ\B5{M\9CP\A8\E8\8B#)\F4\96'&gt;\A8\DC\F3d\EA9\E1\A39c#\82\82(ZL\89՝V\E8y\B1\CA#\E3\D7%\B6\BE\EE</text:p>
      <text:p text:style-name="P12">F##\B2\CFe\D3##Gs׀\F0MP\D1\F5\BE\97x\F9\FD\E0\D1#\80\FC\93\9EygZIl\B8\E7a\8A#\C0pK9\E4_\EAj*J\CB\C3k\DE\CF\E6vPV\F3\8CoW\CDSG\FC\AE\B7MF\E4\DF_ z\AFY\CF\FCv\00\C9`\BF\82q\E4c\EF\FA\9Bf##\EA</text:p>
      <text:p text:style-name="P12">e\F8Q̔\91\F2(#7oN\F8\F0S\A7\977\FC\FE5\BB\AB\B0\A7\B7t\F4\C1$\9Dz*\BD\D98\B6\A1#\CF\FCh1n\EE1\B7\EB\B3Es\DC\FEƁ#\00\B7\EA\80_\EE\EF\BA\DA4J#\AA\AAj\B8jʑ\D5{Mߐnx\AA\B9?@\E9iU3\A0[\B3\90d\00# \B5QZ9i\8F\86\92\D3\EB\A4\FD\ED#\F0V\C6]\A9\9B\F6\B82\F5/\9AG\A7#\AE\A8f&gt;G\C8\E3\A1a&amp;f\9C0\A4\FA\BB#N\98P{\D1\F8\F1\D5\F3F\8D\AD\BFt\C4#\C7\##~\B9\95\B1\A7#}ŋy]\C7\E72\F3v\94\A3\C3#[p\A6/\F7\BEI\C8\D8H#.\81#\8B!Z#By9\DFV#\CD/ ,\F5\DCʇ#\DB0P<text:tab/>=\F5g\AD{\B6n\E5#\E8I\F3#\F89#\EEC% </text:p>
      <text:p text:style-name="P8">\F7#\9B/\BA#@OQ\91B#\C4\E6W\D6̭\F3\D7 2\A9\86\86PV\A6\A5D\85\B6\84FB=\D4#c\BC\8C;-\A1\EBl-\C9&gt;\FCk+\F9'] </text:p>
      <text:p text:style-name="P8">+\A06\BD\9F\82\81\00\88\DC0C9hZ\B5\BC\AC\B6#\B3\AA\AAQY&gt;\82\82\96\85\9B\88\A6ũ\EFU{9\B7.\D5\C5&gt;^ހG\B4#\AB\8B\84\F0AM\99\C6\CCXX\ED(ǭb\BE2N<text:tab/>k\88\96\AA#i\C2#\F1\8E[6?\BD\DF#\9F\91##\9CX\83\B6\9EW\D1n\D7Ñ# ##J\88#\8D##X'\DC\C8 </text:p>
      <text:p text:style-name="P8">\B8\A7sm\F0#\F5\A4ҲQǓ\F2\9B*&lt;\ED\8C2\A2\84*##\E5TADQ#B\E0s#\9B\F92\ADY##\F1S\B7.6\8D\CA##\D0p\A4b\AF#&amp;Њ\93.\E5r\D8l!K\ABI( </text:p>
      <text:p text:style-name="P8">5#E8\A6\A1$FEI\94\AD\D7T\B1\95##\A7 </text:p>
      <text:p text:style-name="P8"/>
      <text:p text:style-name="P12">\E6\A3D#9\D22\C9\F8t\CA?\C0\CEe#Xo##\A9\AD\F0\DB׳\FC\F2\E5N׫#\82\82\C1\EB\EBD\A5\94V\9E#\AD&lt;n#Ѧ\D4\D1\D0\FE\95B#\AEP\E8#\F8\A6v\B8k#:\D9U#yn\81\D2\F2\FD\88\F8}A </text:p>
      <text:p text:style-name="P8">#\88\9D}0#\C4(L\AE#F\C6</text:p>
      <text:p text:style-name="P12">#\82!!MXy##kڰ\E1WFS`t;p#g 0\E7\FE6?9g\90\E3\B2y#\95\CB𑹴#\F3Ls#\F7\F9#\90#B\B12\94T\84A\88\84*\DB\EE\D8\FA\EC\A4#\83}#n#U\825\B9#l\F1\CA`\CB2H(\90\90\D0 \91\97)\F4\B2T\91\E0/\83iO\EC\BCX\E5\E1\A3#:\A1T\A8#h\-S \A5\A0"\93\A7\FEGka\AD|\C12\9B </text:p>
      <text:p text:style-name="P8">ӣ\82Z4PN$AΌEG\9CP##q\E2tIF#%P\BE\97$%\C3@\A3咄\A2\84*\94*҃#9H\96\92ҍ#\99\D9L\BC\F6\8D^j\E9#\AB}QoQ#l#\97\B6\FB1#<text:tab/>\8A\A1H0\E9###G&lt;\F8\F8EJ\897#\C1\83#\CE##\F6Պ\F6\94}\F6#Py9\FB.\E3\CCތrYk+?\\CFX\BD\C2K/\93n|-\BC\EE\B8o\B6f$\B3K\94\F2\E9\E7\FB\A8;^-)G\A44#\C6$\C2r\E3\D5\ED\AF#}Q\B5\AB#\F7P\FB\A1r?xS\F1#\94\82S#6ъ\EA\00֧#u#6%\830\88Vd\E8\88#\A9.Qb#*\80\8A0\E0q\C9:Mf\B4X\92ۅ~\B5\00@\E1P?\F87+\BA\B0\DCəJ\F0h\A5Hb#\C1\DF\F2/1\A7%Eo)V\A3D\D1~\9F\BBϹw#!\DD'#ē\CA\F9- </text:p>
      <text:p text:style-name="P8">6x~\E3=\B9O.z\DCͬ7\8A\DEU`#u\F8#/\93#\AE\A0\912#E#\95V\D2k\BEbZ\BE\E5\F9\E6&gt;\8C4\A0b\B5#</text:p>
      <text:p text:style-name="P12">\D4&gt;w\97E6\FE\CC\FD\D5]#\C0#/p#\8EV\B9ӫp\A7W飓#\8C.\FA\80\CA##\90\F79\B3\00\FCn#\BD\F6q\8AA\AD\84\8E\DFeL\E5\FC\D6Om\88\EC\B2\DB{W|\F7\A9\B9(\A2#\C6$\89U'ϯ9\FA\F96\D7;\E06\84#\F29\86\85G\CC&gt;#-\CFw </text:p>
      <text:p text:style-name="P8">B\9C\D9##|\B0\A0#v@#|\FC"\CFA#\91Z\E2\9Fd͸&amp;}HO\9A^\9CMs\B8\F9\DE\E6\F4\AA3\9E#\80L\EED\DF\E6=+N{x\C4q\EF\EFm\FB\B5#B0xN\B86`7\E3K#\FA\85#\DD </text:p>
      <text:p text:style-name="P8">^/\C0#\80x/N̦#\CC##E\A6-#\DAs\BB#V#\006\A5\D9\C7<text:tab/>!B2#*sN#4\F4\EFuw#߬ϭt\92\D5J\A8#\\82\A8\95\C3#z#</text:p>
      <text:p text:style-name="P12">m </text:p>
      <text:p text:style-name="P8">\ADtL\DE\CE#@8&gt;\CB.۰\AB\E9\C8#\FD\A7^#\C9o\F3L#\82K#e\D8&gt;\B5\C7&lt;\FA\ADA\8E\F7PRVv0s=\AA\90\F8[z\EB\A2\E6\CF\F4\A3\DF\00\FA\8FYD\B4\BC\00\967\B8cBJ\A2\90ʓo\D9\FB\A4\85\87\EFJ\FE&lt;r^Ǹt/\B9\8D\F0l\87\DF}\EF\9DEc\AF\BF#\A0\E4#\F8\FA\9F\A8\D5~\FB\ED#McĽD\8D#%Z\8A\D2 </text:p>
      <text:p text:style-name="P8">\C5#Z\91z Ls\8BrmK6lZr\FD#<text:tab/>tֵɚ|\9E\9F\D2\D2\C4\FE\C3\CA$\93\C8&gt;rY\AE\E1ަ\A0\88\CA\ED\E6\AA\FD#@\BF\A4]\C2æ.\FC##c\AF#\A8\D8#\A1#\B4\92(\A2\A5*b%\E8RT\91\84\94\DCwQf\99|\A4\A9[#\FC\B6\85\F6\D6]\E0$V\E9#\90\B9 \F7\CAo\00\FD\C7/ </text:p>
      <text:p text:style-name="P8"><text:s/>\ACD\AA\AB\CA\F7\FA\F9t\A9\D6O\93\A4j\BC\A0\B1*<text:tab/>-B(\E1#&lt;Ka4\C1oY\E5t.\F8\C0\E9]\9E#D#=\90\E4\D8߻#\F8#\D0]ۧX\92\8C\F4\91\E0\8A\FBs/ȗv\91\8A\F4#\B9\F07kpv\EA+I\92&gt;\A0~Yir\B7\AEH\94#!\EEa\82\C7\00\00\00\00IEND\AEB`\82Connection closed by foreign host. </text:p>
      <text:p text:style-name="P8"/>
      <text:p text:style-name="P8">Script done on Thu 29 Nov 2012 11:47:46 AM PST</text:p>
      <text:p text:style-name="P8"/>
      <text:p text:style-name="P8"/>
      <text:p text:style-name="P11">Post-Lab</text:p>
      <text:p text:style-name="Standard"/>
      <text:p text:style-name="Horizontal_20_Line"/>
      <text:p text:style-name="Text_20_body"/>
      <text:p text:style-name="P13">Question 1:</text:p>
      <text:p text:style-name="Text_20_body">What was the best aspect of this lab?</text:p>
      <text:p text:style-name="P13">Answer:</text:p>
      <text:p text:style-name="Text_20_body">Interfacing with the Internet manually.</text:p>
      <text:p text:style-name="Text_20_body"/>
      <text:p text:style-name="P13">Question 2:</text:p>
      <text:p text:style-name="Text_20_body">What was the worst aspect of this lab?</text:p>
      <text:p text:style-name="P13">Answer:</text:p>
      <text:p text:style-name="Text_20_body">Realizing the underlying mistake in my download program was a missing backslash.</text:p>
      <text:p text:style-name="Text_20_body"/>
      <text:p text:style-name="P13">Question 3:</text:p>
      <text:p text:style-name="Text_20_body">How would you suggest improving this lab in future semesters?</text:p>
      <text:p text:style-name="P13">Answer:</text:p>
      <text:p text:style-name="Text_20_body">Include <text:a xlink:type="simple" xlink:href="http://www.tutorialspoint.com/python/">http://www.tutorialspoint.com/python/</text:a> into the Python reference pages; wouldn't have been able to get through the lab without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5T16:35:11</meta:creation-date>
    <dc:date>2012-12-01T11:15:12</dc:date>
    <meta:editing-duration>PT9M32S</meta:editing-duration>
    <meta:editing-cycles>10</meta:editing-cycles>
    <meta:generator>LibreOffice/3.5$Linux_x86 LibreOffice_project/350m1$Build-2</meta:generator>
    <dc:creator>Erich Viebrock</dc:creator>
    <meta:document-statistic meta:table-count="0" meta:image-count="0" meta:object-count="0" meta:page-count="196" meta:paragraph-count="1897" meta:word-count="18648" meta:character-count="437425" meta:non-whitespace-character-count="407834"/>
  </office:meta>
</office:document-meta>
</file>